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P2" style:family="paragraph" style:parent-style-name="Para_20_05">
      <style:paragraph-properties fo:text-align="center" style:justify-single-word="false"/>
    </style:style>
    <style:style style:name="P3" style:family="paragraph" style:parent-style-name="Text_20_body">
      <style:text-properties style:use-window-font-color="true"/>
    </style:style>
    <style:style style:name="P4" style:family="paragraph" style:parent-style-name="Text_20_body">
      <style:text-properties style:use-window-font-color="true" fo:font-weight="bold" style:font-weight-asian="bold" style:font-weight-complex="bold"/>
    </style:style>
    <style:style style:name="P5" style:family="paragraph" style:parent-style-name="Text_20_body">
      <style:paragraph-properties fo:text-align="justify" style:justify-single-word="false"/>
      <style:text-properties style:use-window-font-color="true" fo:font-weight="bold" style:font-weight-asian="bold" style:font-weight-complex="bold"/>
    </style:style>
    <style:style style:name="P6" style:family="paragraph" style:parent-style-name="Text_20_body">
      <style:text-properties style:use-window-font-color="true" fo:font-weight="normal" style:font-weight-asian="normal" style:font-weight-complex="normal"/>
    </style:style>
    <style:style style:name="P7" style:family="paragraph" style:parent-style-name="Text_20_body">
      <style:text-properties style:use-window-font-color="true" fo:font-style="normal" style:font-style-asian="normal" style:font-style-complex="normal"/>
    </style:style>
    <style:style style:name="P8" style:family="paragraph" style:parent-style-name="Text_20_body">
      <style:paragraph-properties fo:text-align="justify" style:justify-single-word="false"/>
      <style:text-properties style:use-window-font-color="true" fo:font-style="normal" style:font-style-asian="normal" style:font-style-complex="normal"/>
    </style:style>
    <style:style style:name="P9" style:family="paragraph" style:parent-style-name="Text_20_body">
      <style:text-properties style:use-window-font-color="true" fo:background-color="#ffffff"/>
    </style:style>
    <style:style style:name="P10" style:family="paragraph" style:parent-style-name="Text_20_body">
      <style:paragraph-properties fo:text-align="justify" style:justify-single-word="false"/>
      <style:text-properties style:use-window-font-color="true" fo:background-color="#ffffff"/>
    </style:style>
    <style:style style:name="P11" style:family="paragraph" style:parent-style-name="Text_20_body">
      <style:paragraph-properties fo:text-align="justify" style:justify-single-word="false"/>
      <style:text-properties style:use-window-font-color="true"/>
    </style:style>
    <style:style style:name="P12" style:family="paragraph" style:parent-style-name="Text_20_body">
      <style:text-properties style:use-window-font-color="true" fo:language="ru" fo:country="RU"/>
    </style:style>
    <style:style style:name="P13" style:family="paragraph" style:parent-style-name="Text_20_body">
      <style:text-properties style:use-window-font-color="true" fo:language="ru" fo:country="RU" style:text-underline-style="none"/>
    </style:style>
    <style:style style:name="P14"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5" style:family="paragraph" style:parent-style-name="Text_20_body">
      <style:text-properties style:use-window-font-color="true" style:text-underline-style="none"/>
    </style:style>
    <style:style style:name="P16" style:family="paragraph" style:parent-style-name="Text_20_body">
      <style:text-properties style:use-window-font-color="true" style:text-underline-style="solid" style:text-underline-width="auto" style:text-underline-color="font-color"/>
    </style:style>
    <style:style style:name="P17" style:family="paragraph" style:parent-style-name="Text_20_body">
      <style:text-properties style:use-window-font-color="true" fo:font-style="italic" fo:font-weight="bold" style:font-style-asian="italic" style:font-weight-asian="bold" style:font-style-complex="italic" style:font-weight-complex="bold"/>
    </style:style>
    <style:style style:name="P18" style:family="paragraph" style:parent-style-name="Text_20_body">
      <style:text-properties style:use-window-font-color="true" fo:language="uk" fo:country="UA" fo:font-style="normal" fo:font-weight="normal" style:font-style-asian="normal" style:font-weight-asian="normal" style:font-style-complex="normal" style:font-weight-complex="normal"/>
    </style:style>
    <style:style style:name="P19" style:family="paragraph" style:parent-style-name="Text_20_body">
      <style:text-properties fo:color="#ff3333"/>
    </style:style>
    <style:style style:name="P20" style:family="paragraph" style:parent-style-name="Text_20_body">
      <style:text-properties fo:color="#ff3333" fo:font-style="normal" style:font-style-asian="normal" style:font-style-complex="normal"/>
    </style:style>
    <style:style style:name="P21" style:family="paragraph" style:parent-style-name="Text_20_body">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22" style:family="paragraph" style:parent-style-name="Text_20_body">
      <style:paragraph-properties fo:text-align="justify" style:justify-single-word="false"/>
      <style:text-properties fo:color="#ff3333" fo:font-style="italic" fo:font-weight="normal" style:font-style-asian="italic" style:font-weight-asian="normal" style:font-style-complex="italic" style:font-weight-complex="normal"/>
    </style:style>
    <style:style style:name="P23" style:family="paragraph" style:parent-style-name="Text_20_body">
      <style:paragraph-properties fo:text-align="justify" style:justify-single-word="false"/>
    </style:style>
    <style:style style:name="P24" style:family="paragraph" style:parent-style-name="Text_20_body">
      <style:text-properties fo:font-size="18pt" style:font-size-asian="18pt" style:font-size-complex="18pt"/>
    </style:style>
    <style:style style:name="P25" style:family="paragraph" style:parent-style-name="Text_20_body">
      <style:text-properties fo:language="ru" fo:country="RU"/>
    </style:style>
    <style:style style:name="P26" style:family="paragraph" style:parent-style-name="Text_20_body">
      <style:text-properties fo:language="ru" fo:country="RU" fo:font-weight="normal" style:font-weight-asian="normal" style:font-weight-complex="normal"/>
    </style:style>
    <style:style style:name="P27" style:family="paragraph" style:parent-style-name="Text_20_body">
      <style:text-properties fo:language="ru" fo:country="RU" fo:font-weight="bold" style:font-weight-asian="bold" style:font-weight-complex="bold"/>
    </style:style>
    <style:style style:name="P28" style:family="paragraph" style:parent-style-name="Text_20_body">
      <style:text-properties fo:language="ru" fo:country="RU" fo:font-style="normal" style:font-style-asian="normal" style:font-style-complex="normal"/>
    </style:style>
    <style:style style:name="P29" style:family="paragraph" style:parent-style-name="Text_20_body">
      <style:text-properties fo:language="ru" fo:country="RU" fo:font-style="normal" fo:font-weight="normal" style:font-style-asian="normal" style:font-weight-asian="normal" style:font-style-complex="normal" style:font-weight-complex="normal"/>
    </style:style>
    <style:style style:name="P30" style:family="paragraph" style:parent-style-name="Text_20_body">
      <style:text-properties fo:language="ru" fo:country="RU" fo:font-style="normal" fo:font-weight="bold" style:font-style-asian="normal" style:font-weight-asian="bold" style:font-style-complex="normal" style:font-weight-complex="bold"/>
    </style:style>
    <style:style style:name="P31" style:family="paragraph" style:parent-style-name="Text_20_body">
      <style:text-properties fo:font-weight="normal" style:font-weight-asian="normal" style:font-weight-complex="normal"/>
    </style:style>
    <style:style style:name="P32" style:family="paragraph" style:parent-style-name="Text_20_body">
      <style:text-properties fo:font-weight="bold" style:font-weight-asian="bold" style:font-weight-complex="bold"/>
    </style:style>
    <style:style style:name="P33"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4" style:family="paragraph" style:parent-style-name="Text_20_body">
      <style:text-properties fo:font-style="normal" fo:font-weight="normal" style:font-style-asian="normal" style:font-weight-asian="normal" style:font-style-complex="normal" style:font-weight-complex="normal"/>
    </style:style>
    <style:style style:name="P35" style:family="paragraph" style:parent-style-name="Text_20_body" style:master-page-name="">
      <style:paragraph-properties style:page-number="auto"/>
      <style:text-properties style:use-window-font-color="true"/>
    </style:style>
    <style:style style:name="P36" style:family="paragraph" style:parent-style-name="Text_20_body" style:master-page-name="">
      <style:paragraph-properties fo:hyphenation-ladder-count="9" style:page-number="auto"/>
      <style:text-properties style:use-window-font-color="true" fo:hyphenate="true" fo:hyphenation-remain-char-count="9" fo:hyphenation-push-char-count="9"/>
    </style:style>
    <style:style style:name="P37" style:family="paragraph" style:parent-style-name="Text_20_body" style:master-page-name="">
      <style:paragraph-properties fo:hyphenation-ladder-count="49" style:page-number="auto"/>
      <style:text-properties style:use-window-font-color="true" fo:hyphenate="true" fo:hyphenation-remain-char-count="9" fo:hyphenation-push-char-count="9"/>
    </style:style>
    <style:style style:name="P38"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39"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40" style:family="paragraph" style:parent-style-name="Text_20_body" style:master-page-name="">
      <style:paragraph-properties fo:hyphenation-ladder-count="3" style:page-number="auto" fo:background-color="transparent" style:shadow="none">
        <style:background-image/>
      </style:paragraph-properties>
      <style:text-properties style:use-window-font-color="true" fo:hyphenate="true" fo:hyphenation-remain-char-count="2" fo:hyphenation-push-char-count="2"/>
    </style:style>
    <style:style style:name="P41" style:family="paragraph" style:parent-style-name="Цитата_20_-_20_автор">
      <style:text-properties style:use-window-font-color="true"/>
    </style:style>
    <style:style style:name="P42" style:family="paragraph" style:parent-style-name="Цитата_20_-_20_автор">
      <style:text-properties fo:language="ru" fo:country="RU"/>
    </style:style>
    <style:style style:name="P43" style:family="paragraph" style:parent-style-name="Эпиграф_20__2b__20_автор">
      <style:text-properties style:use-window-font-color="true"/>
    </style:style>
    <style:style style:name="P44" style:family="paragraph" style:parent-style-name="Subtitle">
      <style:text-properties style:use-window-font-color="true"/>
    </style:style>
    <style:style style:name="P45" style:family="paragraph" style:parent-style-name="Subtitle">
      <style:text-properties style:use-window-font-color="true" style:text-underline-style="none"/>
    </style:style>
    <style:style style:name="P46" style:family="paragraph" style:parent-style-name="Subtitle">
      <style:text-properties fo:color="#ff3333"/>
    </style:style>
    <style:style style:name="P47" style:family="paragraph" style:parent-style-name="Subtitle">
      <style:text-properties fo:color="#ff3333" fo:font-style="normal" style:font-style-asian="normal" style:font-style-complex="normal"/>
    </style:style>
    <style:style style:name="P48" style:family="paragraph" style:parent-style-name="Subtitle">
      <style:paragraph-properties fo:margin-top="0.706cm" fo:margin-bottom="0.706cm"/>
      <style:text-properties style:use-window-font-color="true"/>
    </style:style>
    <style:style style:name="P49" style:family="paragraph" style:parent-style-name="Subtitle">
      <style:paragraph-properties fo:margin-top="0.706cm" fo:margin-bottom="0.706cm"/>
      <style:text-properties style:use-window-font-color="true" fo:font-weight="normal" style:font-weight-asian="normal" style:font-weight-complex="normal"/>
    </style:style>
    <style:style style:name="P50" style:family="paragraph" style:parent-style-name="Subtitle">
      <style:paragraph-properties fo:margin-top="0.706cm" fo:margin-bottom="0.706cm"/>
      <style:text-properties fo:color="#ff3333"/>
    </style:style>
    <style:style style:name="P51" style:family="paragraph" style:parent-style-name="Эпиграф_20_-_20_автор">
      <style:text-properties style:use-window-font-color="true"/>
    </style:style>
    <style:style style:name="P52" style:family="paragraph" style:parent-style-name="Quotations">
      <style:text-properties style:use-window-font-color="true"/>
    </style:style>
    <style:style style:name="P53" style:family="paragraph" style:parent-style-name="Quotations">
      <style:paragraph-properties fo:text-align="justify" style:justify-single-word="false"/>
      <style:text-properties style:use-window-font-color="true"/>
    </style:style>
    <style:style style:name="P54" style:family="paragraph" style:parent-style-name="Quotations">
      <style:paragraph-properties fo:text-align="justify" style:justify-single-word="false"/>
      <style:text-properties style:use-window-font-color="true" fo:background-color="#ffffff"/>
    </style:style>
    <style:style style:name="P55" style:family="paragraph" style:parent-style-name="Quotations">
      <style:paragraph-properties fo:text-align="justify" style:justify-single-word="false"/>
    </style:style>
    <style:style style:name="P56" style:family="paragraph" style:parent-style-name="Quotations">
      <style:paragraph-properties fo:text-align="justify" style:justify-single-word="false"/>
      <style:text-properties fo:color="#ff3333" fo:background-color="#ffffff"/>
    </style:style>
    <style:style style:name="P57" style:family="paragraph" style:parent-style-name="Цитата_20__2b__20_автор">
      <style:text-properties style:use-window-font-color="true"/>
    </style:style>
    <style:style style:name="P58" style:family="paragraph" style:parent-style-name="Цитата_20__2b__20_автор">
      <style:paragraph-properties fo:text-align="justify" style:justify-single-word="false"/>
      <style:text-properties style:use-window-font-color="true"/>
    </style:style>
    <style:style style:name="P59" style:family="paragraph" style:parent-style-name="Цитата_20__2b__20_автор">
      <style:text-properties fo:language="ru" fo:country="RU"/>
    </style:style>
    <style:style style:name="P60" style:family="paragraph" style:parent-style-name="Text_20_body">
      <style:paragraph-properties fo:break-before="page"/>
    </style:style>
    <style:style style:name="P61" style:family="paragraph" style:parent-style-name="Text_20_body">
      <style:paragraph-properties fo:break-before="page"/>
      <style:text-properties fo:font-size="18pt" style:font-size-asian="18pt" style:font-size-complex="18pt"/>
    </style:style>
    <style:style style:name="P62" style:family="paragraph" style:parent-style-name="Text_20_body">
      <style:paragraph-properties fo:text-align="center" style:justify-single-word="false" fo:break-before="page"/>
      <style:text-properties fo:font-size="16pt" fo:font-weight="bold" style:font-size-asian="16pt" style:font-weight-asian="bold" style:font-size-complex="16pt" style:font-weight-complex="bold"/>
    </style:style>
    <style:style style:name="P63" style:family="paragraph" style:parent-style-name="Standard">
      <style:paragraph-properties fo:break-before="page"/>
      <style:text-properties fo:color="#ff3333" fo:font-style="normal" style:font-style-asian="normal" style:font-style-complex="normal"/>
    </style:style>
    <style:style style:name="P64"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65" style:family="paragraph" style:parent-style-name="Text_20_body">
      <style:paragraph-properties fo:margin-left="0cm" fo:margin-right="0cm" fo:text-indent="0cm" style:auto-text-indent="false"/>
      <style:text-properties style:use-window-font-color="true" style:text-underline-style="none"/>
    </style:style>
    <style:style style:name="P66"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67" style:family="paragraph" style:parent-style-name="Caption">
      <style:text-properties fo:font-weight="normal" style:font-weight-asian="normal" style:font-weight-complex="normal"/>
    </style:style>
    <style:style style:name="P68" style:family="paragraph" style:parent-style-name="Standard">
      <style:text-properties style:use-window-font-color="true" style:text-underline-style="none"/>
    </style:style>
    <style:style style:name="P69" style:family="paragraph" style:parent-style-name="Table_20_Contents">
      <style:paragraph-properties fo:text-align="justify" style:justify-single-word="false"/>
      <style:text-properties style:font-name="Verdana1"/>
    </style:style>
    <style:style style:name="P70"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71" style:family="paragraph" style:parent-style-name="Quotations">
      <style:paragraph-properties fo:margin-left="0.998cm" fo:margin-right="0.998cm" fo:text-indent="0cm" style:auto-text-indent="false"/>
      <style:text-properties fo:language="ru" fo:country="RU"/>
    </style:style>
    <style:style style:name="P72"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73"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74"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75" style:family="paragraph" style:parent-style-name="Footnote">
      <style:text-properties fo:font-weight="bold" style:font-weight-asian="bold" style:font-weight-complex="bold"/>
    </style:style>
    <style:style style:name="P76" style:family="paragraph" style:parent-style-name="Heading_20_1" style:master-page-name="Right_20_Page">
      <style:paragraph-properties style:page-number="3"/>
    </style:style>
    <style:style style:name="P77" style:family="paragraph" style:parent-style-name="Heading_20_4">
      <style:paragraph-properties fo:break-before="page"/>
    </style:style>
    <style:style style:name="P78" style:family="paragraph" style:parent-style-name="Heading_20_4">
      <style:text-properties fo:font-weight="bold" style:font-weight-asian="bold" style:font-weight-complex="bold"/>
    </style:style>
    <style:style style:name="P79" style:family="paragraph" style:parent-style-name="Heading_20_2">
      <style:paragraph-properties fo:break-before="page"/>
    </style:style>
    <style:style style:name="P80" style:family="paragraph" style:parent-style-name="Heading_20_3">
      <style:paragraph-properties fo:break-before="page"/>
    </style:style>
    <style:style style:name="P81" style:family="paragraph" style:parent-style-name="Heading_20_3">
      <style:paragraph-properties fo:break-before="page"/>
      <style:text-properties fo:font-weight="bold" style:font-weight-asian="bold" style:font-weight-complex="bold"/>
    </style:style>
    <style:style style:name="P82" style:family="paragraph" style:parent-style-name="Para_20_05" style:master-page-name="MP0">
      <style:paragraph-properties fo:text-align="center" style:justify-single-word="false" style:page-number="auto" fo:break-before="page"/>
    </style:style>
    <style:style style:name="P83" style:family="paragraph" style:parent-style-name="Quotations">
      <style:text-properties style:use-window-font-color="true"/>
    </style:style>
    <style:style style:name="P84" style:family="paragraph" style:parent-style-name="Quotations" style:list-style-name="L3">
      <style:paragraph-properties fo:margin-left="0.998cm" fo:margin-right="0.998cm" fo:text-indent="0cm" style:auto-text-indent="false"/>
      <style:text-properties fo:language="ru" fo:country="RU"/>
    </style:style>
    <style:style style:name="P85" style:family="paragraph" style:parent-style-name="Эпиграф_20__2b__20_автор">
      <style:text-properties style:use-window-font-color="true"/>
    </style:style>
    <style:style style:name="P86" style:family="paragraph" style:parent-style-name="Text_20_body" style:list-style-name="диалог"/>
    <style:style style:name="P87" style:family="paragraph" style:parent-style-name="Text_20_body">
      <style:text-properties style:use-window-font-color="true"/>
    </style:style>
    <style:style style:name="P88" style:family="paragraph" style:parent-style-name="Text_20_body">
      <style:paragraph-properties fo:text-align="justify" style:justify-single-word="false"/>
      <style:text-properties style:use-window-font-color="true"/>
    </style:style>
    <style:style style:name="P89" style:family="paragraph" style:parent-style-name="Text_20_body" style:list-style-name="диалог">
      <style:paragraph-properties fo:text-align="justify" style:justify-single-word="false"/>
      <style:text-properties style:use-window-font-color="true"/>
    </style:style>
    <style:style style:name="P90" style:family="paragraph" style:parent-style-name="Text_20_body" style:list-style-name="список_20_перечисление">
      <style:paragraph-properties fo:text-align="justify" style:justify-single-word="false"/>
      <style:text-properties style:use-window-font-color="true"/>
    </style:style>
    <style:style style:name="P91" style:family="paragraph" style:parent-style-name="Text_20_body" style:list-style-name="L1">
      <style:paragraph-properties fo:text-align="justify" style:justify-single-word="false"/>
      <style:text-properties style:use-window-font-color="true"/>
    </style:style>
    <style:style style:name="P92" style:family="paragraph" style:parent-style-name="Text_20_body" style:list-style-name="List_20_1">
      <style:paragraph-properties fo:text-align="justify" style:justify-single-word="false"/>
      <style:text-properties style:use-window-font-color="true"/>
    </style:style>
    <style:style style:name="P93" style:family="paragraph" style:parent-style-name="Text_20_body" style:list-style-name="список_20_перечисление">
      <style:paragraph-properties fo:text-align="justify" style:justify-single-word="false"/>
      <style:text-properties style:use-window-font-color="true" fo:background-color="#ffffff"/>
    </style:style>
    <style:style style:name="P94" style:family="paragraph" style:parent-style-name="Text_20_body" style:list-style-name="диалог">
      <style:text-properties style:use-window-font-color="true"/>
    </style:style>
    <style:style style:name="P95" style:family="paragraph" style:parent-style-name="Text_20_body" style:list-style-name="List_20_1">
      <style:text-properties style:use-window-font-color="true"/>
    </style:style>
    <style:style style:name="P96" style:family="paragraph" style:parent-style-name="Text_20_body" style:list-style-name="список_20_перечисление">
      <style:text-properties style:use-window-font-color="true"/>
    </style:style>
    <style:style style:name="P97" style:family="paragraph" style:parent-style-name="Text_20_body">
      <style:text-properties style:use-window-font-color="true" style:text-underline-style="none"/>
    </style:style>
    <style:style style:name="P98" style:family="paragraph" style:parent-style-name="Text_20_body" style:list-style-name="диалог">
      <style:text-properties style:use-window-font-color="true" style:text-underline-style="none"/>
    </style:style>
    <style:style style:name="P99" style:family="paragraph" style:parent-style-name="Text_20_body" style:list-style-name="L4">
      <style:text-properties style:use-window-font-color="true" style:text-underline-style="none"/>
    </style:style>
    <style:style style:name="P100" style:family="paragraph" style:parent-style-name="Text_20_body" style:list-style-name="диалог">
      <style:text-properties style:use-window-font-color="true" style:text-underline-style="solid" style:text-underline-width="auto" style:text-underline-color="font-color"/>
    </style:style>
    <style:style style:name="P101" style:family="paragraph" style:parent-style-name="Text_20_body" style:list-style-name="L4">
      <style:text-properties style:use-window-font-color="true"/>
    </style:style>
    <style:style style:name="P102" style:family="paragraph" style:parent-style-name="Text_20_body" style:list-style-name="L5">
      <style:text-properties style:use-window-font-color="true"/>
    </style:style>
    <style:style style:name="P103" style:family="paragraph" style:parent-style-name="Text_20_body">
      <style:text-properties style:use-window-font-color="true" fo:font-weight="normal" style:font-weight-asian="normal" style:font-weight-complex="normal"/>
    </style:style>
    <style:style style:name="P104" style:family="paragraph" style:parent-style-name="Text_20_body" style:list-style-name="диалог">
      <style:text-properties style:use-window-font-color="true" fo:font-weight="normal" style:font-weight-asian="normal" style:font-weight-complex="normal"/>
    </style:style>
    <style:style style:name="P105" style:family="paragraph" style:parent-style-name="Text_20_body">
      <style:paragraph-properties fo:hyphenation-ladder-count="no-limit"/>
      <style:text-properties style:use-window-font-color="true" fo:hyphenate="true" fo:hyphenation-remain-char-count="2" fo:hyphenation-push-char-count="4"/>
    </style:style>
    <style:style style:name="P106" style:family="paragraph" style:parent-style-name="Text_20_body">
      <style:text-properties style:use-window-font-color="true" fo:font-weight="bold" style:font-weight-asian="bold" style:font-weight-complex="bold"/>
    </style:style>
    <style:style style:name="P107" style:family="paragraph" style:parent-style-name="Text_20_body" style:list-style-name="список_20_перечисление"/>
    <style:style style:name="P108" style:family="paragraph" style:parent-style-name="Text_20_body" style:list-style-name="L2">
      <style:paragraph-properties fo:text-align="justify" style:justify-single-word="false"/>
    </style:style>
    <style:style style:name="P109" style:family="paragraph" style:parent-style-name="Text_20_body" style:list-style-name="диалог">
      <style:paragraph-properties fo:text-align="justify" style:justify-single-word="false"/>
    </style:style>
    <style:style style:name="P110" style:family="paragraph" style:parent-style-name="Text_20_body" style:list-style-name="List_20_1"/>
    <style:style style:name="P111" style:family="paragraph" style:parent-style-name="Text_20_body" style:list-style-name="диалог">
      <style:text-properties fo:color="#ff3333"/>
    </style:style>
    <style:style style:name="P112" style:family="paragraph" style:parent-style-name="Text_20_body" style:list-style-name="диалог">
      <style:text-properties fo:color="#ff3333" fo:font-style="normal" style:font-style-asian="normal" style:font-style-complex="normal"/>
    </style:style>
    <style:style style:name="P113" style:family="paragraph" style:parent-style-name="Text_20_body" style:list-style-name="List_20_1">
      <style:paragraph-properties fo:text-align="justify" style:justify-single-word="false"/>
      <style:text-properties fo:color="#ff3333" fo:font-style="normal" fo:font-weight="bold" style:font-style-asian="normal" style:font-weight-asian="bold" style:font-style-complex="normal" style:font-weight-complex="bold"/>
    </style:style>
    <style:style style:name="P114" style:family="paragraph" style:parent-style-name="Text_20_body" style:list-style-name="List_20_1">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115" style:family="paragraph" style:parent-style-name="Text_20_body" style:list-style-name="диалог">
      <style:text-properties fo:color="#ff3333" fo:font-style="italic" fo:font-weight="bold" style:font-style-asian="italic" style:font-weight-asian="bold" style:font-style-complex="italic" style:font-weight-complex="bold"/>
    </style:style>
    <style:style style:name="P116" style:family="paragraph" style:parent-style-name="Text_20_body" style:list-style-name="диалог">
      <style:text-properties fo:language="ru" fo:country="RU" fo:font-style="normal" style:font-style-asian="normal" style:font-style-complex="normal"/>
    </style:style>
    <style:style style:name="P117" style:family="paragraph" style:parent-style-name="Text_20_body" style:list-style-name="List_20_5">
      <style:text-properties fo:language="ru" fo:country="RU" fo:font-style="normal" fo:font-weight="normal" style:font-style-asian="normal" style:font-weight-asian="normal" style:font-style-complex="normal" style:font-weight-complex="normal"/>
    </style:style>
    <style:style style:name="P118" style:family="paragraph" style:parent-style-name="Text_20_body" style:list-style-name="список_20_перечисление">
      <style:text-properties fo:language="ru" fo:country="RU" fo:font-style="normal" fo:font-weight="normal" style:font-style-asian="normal" style:font-weight-asian="normal" style:font-style-complex="normal" style:font-weight-complex="normal"/>
    </style:style>
    <style:style style:name="P119" style:family="paragraph" style:parent-style-name="Text_20_body">
      <style:text-properties fo:language="ru" fo:country="RU" fo:font-weight="normal" style:font-weight-asian="normal" style:font-weight-complex="normal"/>
    </style:style>
    <style:style style:name="P120" style:family="paragraph" style:parent-style-name="Text_20_body" style:list-style-name="List_20_2">
      <style:text-properties fo:language="ru" fo:country="RU" fo:font-weight="normal" style:font-weight-asian="normal" style:font-weight-complex="normal"/>
    </style:style>
    <style:style style:name="P121" style:family="paragraph" style:parent-style-name="Text_20_body" style:list-style-name="список_20_перечисление">
      <style:text-properties fo:language="ru" fo:country="RU" fo:font-weight="normal" style:font-weight-asian="normal" style:font-weight-complex="normal"/>
    </style:style>
    <style:style style:name="P122" style:family="paragraph" style:parent-style-name="Text_20_body" style:list-style-name="List_20_4">
      <style:text-properties fo:language="ru" fo:country="RU" fo:font-weight="normal" style:font-weight-asian="normal" style:font-weight-complex="normal"/>
    </style:style>
    <style:style style:name="P123" style:family="paragraph" style:parent-style-name="Text_20_body" style:list-style-name="диалог">
      <style:text-properties fo:language="ru" fo:country="RU" fo:font-weight="normal" style:font-weight-asian="normal" style:font-weight-complex="normal"/>
    </style:style>
    <style:style style:name="P124" style:family="paragraph" style:parent-style-name="Text_20_body" style:list-style-name="список_20_перечисление">
      <style:text-properties fo:language="ru" fo:country="RU"/>
    </style:style>
    <style:style style:name="P125" style:family="paragraph" style:parent-style-name="Text_20_body">
      <style:text-properties fo:language="ru" fo:country="RU" fo:font-weight="bold" style:font-weight-asian="bold" style:font-weight-complex="bold"/>
    </style:style>
    <style:style style:name="P126" style:family="paragraph" style:parent-style-name="Text_20_body" style:list-style-name="List_20_4">
      <style:text-properties fo:language="ru" fo:country="RU" fo:font-weight="bold" style:font-weight-asian="bold" style:font-weight-complex="bold"/>
    </style:style>
    <style:style style:name="P127" style:family="paragraph" style:parent-style-name="Text_20_body" style:list-style-name="List_20_5">
      <style:text-properties fo:language="ru" fo:country="RU"/>
    </style:style>
    <style:style style:name="P128" style:family="paragraph" style:parent-style-name="Text_20_body" style:list-style-name="List_20_2"/>
    <style:style style:name="P129" style:family="paragraph" style:parent-style-name="Text_20_body">
      <style:text-properties fo:font-weight="bold" style:font-weight-asian="bold" style:font-weight-complex="bold"/>
    </style:style>
    <style:style style:name="P130" style:family="paragraph" style:parent-style-name="Text_20_body" style:list-style-name="List_20_2">
      <style:text-properties fo:font-weight="bold" style:font-weight-asian="bold" style:font-weight-complex="bold"/>
    </style:style>
    <style:style style:name="P131" style:family="paragraph" style:parent-style-name="Text_20_body" style:list-style-name="List_20_1">
      <style:text-properties fo:font-weight="bold" style:font-weight-asian="bold" style:font-weight-complex="bold"/>
    </style:style>
    <style:style style:name="P132" style:family="paragraph" style:parent-style-name="Text_20_body">
      <style:text-properties fo:font-weight="normal" style:font-weight-asian="normal" style:font-weight-complex="normal"/>
    </style:style>
    <style:style style:name="P133" style:family="paragraph" style:parent-style-name="Text_20_body" style:list-style-name="List_20_2">
      <style:text-properties fo:font-weight="normal" style:font-weight-asian="normal" style:font-weight-complex="normal"/>
    </style:style>
    <style:style style:name="P134" style:family="paragraph" style:parent-style-name="Text_20_body" style:list-style-name="List_20_3">
      <style:text-properties fo:font-weight="normal" style:font-weight-asian="normal" style:font-weight-complex="normal"/>
    </style:style>
    <style:style style:name="P135" style:family="paragraph" style:parent-style-name="Text_20_body" style:list-style-name="List_20_1">
      <style:text-properties fo:font-weight="normal" style:font-weight-asian="normal" style:font-weight-complex="normal"/>
    </style:style>
    <style:style style:name="P136" style:family="paragraph" style:parent-style-name="Text_20_body" style:list-style-name="диалог">
      <style:text-properties fo:font-weight="normal" style:font-weight-asian="normal" style:font-weight-complex="normal"/>
    </style:style>
    <style:style style:name="P137" style:family="paragraph" style:parent-style-name="Text_20_body" style:list-style-name="List_20_4"/>
    <style:style style:name="P138" style:family="paragraph" style:parent-style-name="Text_20_body" style:list-style-name="List_20_5"/>
    <style:style style:name="P139" style:family="paragraph" style:parent-style-name="Text_20_body" style:list-style-name="L4"/>
    <style:style style:name="P140" style:family="paragraph" style:parent-style-name="Text_20_body" style:list-style-name="L5"/>
    <style:style style:name="P141"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142" style:family="paragraph" style:parent-style-name="Text_20_body" style:list-style-name="диалог">
      <style:paragraph-properties fo:margin-left="0cm" fo:margin-right="0cm" fo:text-indent="0cm" style:auto-text-indent="false"/>
      <style:text-properties style:use-window-font-color="true"/>
    </style:style>
    <style:style style:name="P143"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44"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text-properties fo:font-weight="normal" style:font-weight-asian="normal" style:font-weight-complex="normal"/>
    </style:style>
    <style:style style:name="P145"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46"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47"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P148" style:family="paragraph" style:parent-style-name="Text_20_body" style:master-page-name="">
      <style:paragraph-properties fo:hyphenation-ladder-count="no-limit" style:page-number="auto"/>
      <style:text-properties style:use-window-font-color="true" fo:hyphenate="true" fo:hyphenation-remain-char-count="2" fo:hyphenation-push-char-count="4"/>
    </style:style>
    <style:style style:name="P149" style:family="paragraph" style:parent-style-name="Text_20_body" style:master-page-name="">
      <style:paragraph-properties fo:hyphenation-ladder-count="no-limit" style:page-number="auto"/>
      <style:text-properties style:use-window-font-color="true" fo:hyphenate="true" fo:hyphenation-remain-char-count="2" fo:hyphenation-push-char-count="2"/>
    </style:style>
    <style:style style:name="P150" style:family="paragraph" style:parent-style-name="Text_20_body" style:master-page-name="">
      <style:paragraph-properties fo:hyphenation-ladder-count="no-limit" style:page-number="auto"/>
      <style:text-properties style:use-window-font-color="true" fo:hyphenate="false" fo:hyphenation-remain-char-count="0" fo:hyphenation-push-char-count="0"/>
    </style:style>
    <style:style style:name="P151"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P152"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text-underline-style="none"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fo:language="ru" fo:country="RU"/>
    </style:style>
    <style:style style:name="T14" style:family="text">
      <style:text-properties fo:language="ru" fo:country="RU" fo:font-style="italic" style:font-style-asian="italic" style:font-style-complex="italic"/>
    </style:style>
    <style:style style:name="T15" style:family="text">
      <style:text-properties fo:language="ru" fo:country="RU" fo:font-style="italic" fo:font-weight="normal" style:font-style-asian="italic" style:font-weight-asian="normal" style:font-style-complex="italic" style:font-weight-complex="normal"/>
    </style:style>
    <style:style style:name="T16" style:family="text">
      <style:text-properties fo:language="ru" fo:country="RU" fo:font-style="normal" fo:font-weight="normal" style:font-style-asian="normal" style:font-weight-asian="normal" style:font-style-complex="normal" style:font-weight-complex="normal"/>
    </style:style>
    <style:style style:name="T17" style:family="text">
      <style:text-properties fo:language="ru" fo:country="RU" fo:font-style="normal" style:font-style-asian="normal" style:font-style-complex="normal"/>
    </style:style>
    <style:style style:name="T18" style:family="text">
      <style:text-properties fo:language="ru" fo:country="RU" fo:font-style="normal" fo:font-weight="bold" style:font-style-asian="normal" style:font-weight-asian="bold" style:font-style-complex="normal" style:font-weight-complex="bold"/>
    </style:style>
    <style:style style:name="T19" style:family="text">
      <style:text-properties fo:language="ru" fo:country="RU" fo:font-weight="normal" style:font-weight-asian="normal" style:font-weight-complex="normal"/>
    </style:style>
    <style:style style:name="T20" style:family="text">
      <style:text-properties style:use-window-font-color="true"/>
    </style:style>
    <style:style style:name="T21" style:family="text">
      <style:text-properties style:use-window-font-color="true" style:font-name="Verdana5" fo:font-size="14pt" style:font-size-asian="14pt" style:font-size-complex="14pt" style:language-complex="ru" style:country-complex="RU"/>
    </style:style>
    <style:style style:name="T22" style:family="text">
      <style:text-properties style:use-window-font-color="true" style:font-name="Verdana5" style:language-complex="ru" style:country-complex="RU"/>
    </style:style>
    <style:style style:name="T23" style:family="text">
      <style:text-properties style:use-window-font-color="true" fo:font-weight="bold" style:font-weight-asian="bold" style:font-weight-complex="bold"/>
    </style:style>
    <style:style style:name="T24" style:family="text">
      <style:text-properties style:use-window-font-color="true" style:language-complex="ru" style:country-complex="RU"/>
    </style:style>
    <style:style style:name="T25" style:family="text">
      <style:text-properties style:use-window-font-color="true" fo:font-style="italic" style:font-style-asian="italic" style:font-style-complex="italic"/>
    </style:style>
    <style:style style:name="T26" style:family="text">
      <style:text-properties style:use-window-font-color="true" fo:font-style="italic" fo:background-color="#ffffff" style:font-style-asian="italic" style:font-style-complex="italic"/>
    </style:style>
    <style:style style:name="T27" style:family="text">
      <style:text-properties style:use-window-font-color="true" fo:font-style="normal" style:font-style-asian="normal" style:font-style-complex="normal"/>
    </style:style>
    <style:style style:name="T28" style:family="text">
      <style:text-properties style:use-window-font-color="true" style:text-line-through-style="none"/>
    </style:style>
    <style:style style:name="T29" style:family="text">
      <style:text-properties style:use-window-font-color="true" style:text-line-through-style="none" style:text-underline-style="none"/>
    </style:style>
    <style:style style:name="T30" style:family="text">
      <style:text-properties style:use-window-font-color="true" fo:font-weight="normal" style:font-weight-asian="normal" style:font-weight-complex="normal"/>
    </style:style>
    <style:style style:name="T31" style:family="text">
      <style:text-properties style:use-window-font-color="true" style:text-underline-style="none"/>
    </style:style>
    <style:style style:name="T32" style:family="text">
      <style:text-properties style:use-window-font-color="true" style:text-underline-style="none" fo:font-weight="bold" style:font-weight-asian="bold" style:font-weight-complex="bold"/>
    </style:style>
    <style:style style:name="T33" style:family="text">
      <style:text-properties style:use-window-font-color="true" fo:background-color="#ffffff"/>
    </style:style>
    <style:style style:name="T34" style:family="text">
      <style:text-properties style:use-window-font-color="true" fo:language="ru" fo:country="RU"/>
    </style:style>
    <style:style style:name="T35" style:family="text">
      <style:text-properties style:use-window-font-color="true" fo:language="ru" fo:country="RU" fo:background-color="#ffffff"/>
    </style:style>
    <style:style style:name="T36" style:family="text">
      <style:text-properties style:use-window-font-color="true" fo:language="ru" fo:country="RU" fo:font-weight="normal" style:font-weight-asian="normal" style:font-weight-complex="normal"/>
    </style:style>
    <style:style style:name="T37" style:family="text">
      <style:text-properties style:use-window-font-color="true" fo:language="ru" fo:country="RU" fo:font-style="italic" style:font-style-asian="italic" style:font-style-complex="italic"/>
    </style:style>
    <style:style style:name="T38" style:family="text">
      <style:text-properties style:use-window-font-color="true" fo:language="en" fo:country="US"/>
    </style:style>
    <style:style style:name="T39" style:family="text">
      <style:text-properties fo:language="en" fo:country="US"/>
    </style:style>
    <style:style style:name="T40" style:family="text">
      <style:text-properties fo:language="en" fo:country="US" fo:font-style="italic" style:font-style-asian="italic" style:font-style-complex="italic"/>
    </style:style>
    <style:style style:name="T41" style:family="text">
      <style:text-properties fo:language="en" fo:country="US" fo:font-style="italic" fo:font-weight="normal" style:font-style-asian="italic" style:font-weight-asian="normal" style:font-style-complex="italic" style:font-weight-complex="normal"/>
    </style:style>
    <style:style style:name="T42" style:family="text">
      <style:text-properties fo:language="en" fo:country="US" fo:font-style="normal" fo:font-weight="normal" style:font-style-asian="normal" style:font-weight-asian="normal" style:font-style-complex="normal" style:font-weight-complex="normal"/>
    </style:style>
    <style:style style:name="T43" style:family="text">
      <style:text-properties fo:language="en" fo:country="US" fo:font-weight="normal" style:font-weight-asian="normal" style:font-weight-complex="normal"/>
    </style:style>
    <style:style style:name="T44" style:family="text">
      <style:text-properties fo:language="en" fo:country="US" fo:font-weight="bold" style:font-weight-asian="bold" style:font-weight-complex="bold"/>
    </style:style>
    <style:style style:name="T45" style:family="text">
      <style:text-properties fo:font-variant="normal" fo:text-transform="none" style:use-window-font-color="true" style:text-line-through-style="none" style:font-name="Verdana6" fo:font-size="11pt" fo:letter-spacing="normal" fo:font-style="italic" style:text-underline-style="none" fo:font-weight="normal" style:text-blinking="false" fo:background-color="#ffffff" style:font-size-asian="11pt" style:font-style-asian="italic" style:font-size-complex="11pt" style:font-style-complex="italic"/>
    </style:style>
    <style:style style:name="T46" style:family="text">
      <style:text-properties fo:font-variant="normal" fo:text-transform="none" style:use-window-font-color="true" style:text-line-through-style="none" style:font-name="arial" fo:font-size="12pt" fo:letter-spacing="normal" fo:font-style="italic" style:text-underline-style="none" fo:font-weight="normal" style:text-blinking="false" fo:background-color="#ffffff" style:font-size-asian="11pt" style:font-style-asian="italic" style:font-size-complex="11pt" style:font-style-complex="italic"/>
    </style:style>
    <style:style style:name="T47" style:family="text">
      <style:text-properties fo:font-variant="normal" fo:text-transform="none" style:use-window-font-color="true" style:font-name="Verdana6" fo:font-size="11pt" fo:letter-spacing="normal" fo:font-style="italic" fo:background-color="#ffffff" style:font-size-asian="11pt" style:font-style-asian="italic" style:font-size-complex="11pt" style:font-style-complex="italic"/>
    </style:style>
    <style:style style:name="T48" style:family="text">
      <style:text-properties fo:color="#ff3333"/>
    </style:style>
    <style:style style:name="T49" style:family="text">
      <style:text-properties fo:color="#ff3333" fo:language="ru" fo:country="RU" fo:font-style="normal" fo:font-weight="normal" style:font-style-asian="normal" style:font-weight-asian="normal" style:font-style-complex="normal" style:font-weight-complex="normal"/>
    </style:style>
    <style:style style:name="T50" style:family="text">
      <style:text-properties fo:color="#ff3333" fo:font-style="normal" style:font-style-asian="normal" style:font-style-complex="normal"/>
    </style:style>
    <style:style style:name="T51" style:family="text">
      <style:text-properties fo:color="#ff3333" fo:font-style="normal" fo:font-weight="normal" style:font-style-asian="normal" style:font-weight-asian="normal" style:font-style-complex="normal" style:font-weight-complex="normal"/>
    </style:style>
    <style:style style:name="T52" style:family="text">
      <style:text-properties fo:color="#ff3333" fo:language="en" fo:country="US" fo:font-style="normal" fo:font-weight="normal" style:font-style-asian="normal" style:font-weight-asian="normal" style:font-style-complex="normal" style:font-weight-complex="normal"/>
    </style:style>
    <style:style style:name="T53" style:family="text">
      <style:text-properties fo:language="uk" fo:country="UA" fo:font-style="normal" style:font-style-asian="normal" style:font-style-complex="normal"/>
    </style:style>
    <style:style style:name="T54" style:family="text">
      <style:text-properties fo:language="uk" fo:country="UA" fo:font-style="normal" fo:font-weight="normal" style:font-style-asian="normal" style:font-weight-asian="normal" style:font-style-complex="normal" style:font-weight-complex="normal"/>
    </style:style>
    <style:style style:name="T55" style:family="text">
      <style:text-properties fo:background-color="#ffffff"/>
    </style:style>
    <style:style style:name="T56" style:family="text">
      <style:text-properties style:font-name="Verdana1" fo:language="ru" fo:country="RU"/>
    </style:style>
    <style:style style:name="T57" style:family="text">
      <style:text-properties fo:background-color="transparent"/>
    </style:style>
    <style:style style:name="T58" style:family="text">
      <style:text-properties fo:color="#000000"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style:style style:name="T59" style:family="text">
      <style:text-properties style:use-window-font-color="true"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style:style style:name="T60" style:family="text">
      <style:text-properties style:use-window-font-color="true"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text:span text:style-name="Default_20_Paragraph_20_Font"><text:span text:style-name="T21">Янина Каминская</text:span></text:span></text:p>
      <text:p text:style-name="P2"><text:span text:style-name="Default_20_Paragraph_20_Font"><text:span text:style-name="T21"/></text:span></text:p>
      <text:p text:style-name="P2"><text:span text:style-name="Default_20_Paragraph_20_Font"><text:span text:style-name="T21"/></text:span></text:p>
      <text:p text:style-name="P2"><text:span text:style-name="Default_20_Paragraph_20_Font"><text:span text:style-name="T21"/></text:span></text:p>
      <text:p text:style-name="P2"><text:span text:style-name="Default_20_Paragraph_20_Font"><text:span text:style-name="T21"/></text:span></text:p>
      <text:p text:style-name="P2"><text:span text:style-name="Default_20_Paragraph_20_Font"><text:span text:style-name="T21"/></text:span></text:p>
      <text:p text:style-name="P2"><text:span text:style-name="Default_20_Paragraph_20_Font"><text:span text:style-name="T21"/></text:span></text:p>
      <text:p text:style-name="P2"><text:span text:style-name="Default_20_Paragraph_20_Font"><text:span text:style-name="T21"/></text:span></text:p>
      <text:p text:style-name="P2"><text:span text:style-name="Default_20_Paragraph_20_Font"><text:span text:style-name="T21"/></text:span></text:p>
      <text:p text:style-name="P2"><text:span text:style-name="Default_20_Paragraph_20_Font"><text:span text:style-name="T21"/></text:span></text:p>
      <text:p text:style-name="P2"><text:span text:style-name="Default_20_Paragraph_20_Font"><text:span text:style-name="T22"><text:s/></text:span></text:span></text:p>
      <text:p text:style-name="Caption">Реквием по любви</text:p>
      <text:p text:style-name="P67">или</text:p>
      <text:p text:style-name="P67">мемуары о манипуляторе</text:p>
      <text:h text:style-name="P76" text:outline-level="1"><text:s/><text:bookmark-start text:name="Vviedieniie"/>П<text:bookmark-end text:name="Vviedieniie"/>ролог </text:h>
      <text:p text:style-name="P43">Опыт – дитя мысли, а мысль – дитя действия. Мы не можем изучать людей по книгам.</text:p>
      <text:p text:style-name="P51">Бенджамин Дизраэли</text:p>
      <text:p text:style-name="Text_20_body">Люди встречаются. Люди влюбляются. Люди расходятся и теряют друг-друга. С каждым было. Это неотъемлемая часть нашей жизни. Но есть ситуации, которые отличаются от большинства. Их особенность в том, что о них сложно говорить.</text:p>
      <text:p text:style-name="P11">Проблемы есть в каждых отношениях. Такова уж наша жизнь. И мои отношения не стали исключением. Вроде бы все, как у всех — ссоры и примирения, хорошие моменты и плохие... Но каждый день с любимым делал меня несчастной и оставлял какой-то необъяснимый осадок.</text:p>
      <text:p text:style-name="P11">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ет тебя несчастной, а ты эту "любовь" терпишь, еще и добавки просишь!</text:p>
      <text:p text:style-name="P11"><text:soft-page-break/>Я пыталась поделиться своими переживаниями с близкими, но все говорили, что ссориться нормально, и каждый раз я оставалась наедине со своей проблемой.</text:p>
      <text:p text:style-name="P11">Что-то не так, но никто не мог мне объяснить, что именно. А потом пришло прозрение. Совершенно неожиданно, как гром среди ясного неба. И появилась эта книга.</text:p>
      <text:p text:style-name="P11">Вы сейчас, наверное, подумали, мол:</text:p>
      <text:list xml:id="list2552332101398368787" text:style-name="диалог">
        <text:list-item>
          <text:p text:style-name="P89">Не любит она мужиков! Злая она! Такая злая, что вот аж целую книгу сочинила! Мужененавистница! Феминистка!</text:p>
        </text:list-item>
      </text:list>
      <text:p text:style-name="P11">О нет! Я люблю мужчин!</text:p>
      <text:p text:style-name="P11">Есть вот, например «мужик хороший» и «мужик плохой». Они обитают в парах с «хорошими бабами» и «плохими»... А есть манипулятор, отдельный вид — зверь-паразит. Как вы понимаете, речь пойдет о них.</text:p>
      <text:p text:style-name="P11">Милые дамы, если вы сейчас читаете эти строки, то вы нуждаетесь в ответах, и надеетесь получить их в этой книге. И, со своей стороны, я буду рада помочь вам, но для начала вам нужно самим ответить на один вопрос:</text:p>
      <text:p text:style-name="P11">Согласны ли вы со следующими утверждениями?</text:p>
      <text:list xml:id="list5654681954604089290" text:style-name="список_20_перечисление">
        <text:list-item>
          <text:p text:style-name="P90">Вы испытываете чувство неопределенности, мутности, непонимания того, что с вами происходит. После разговора с вашим партнером вас переполняют смешанные чувства и остается неприятный осадок;</text:p>
        </text:list-item>
        <text:list-item>
          <text:p text:style-name="P90">Вы не понимаете, что нужно вашему партнеру. Вам кажется, что вы делаете все, но, как правило, этого мало или недостаточно. У вас складывается ощущение, что вас принимают за ваши заслуги;</text:p>
        </text:list-item>
      </text:list>
      <text:list xml:id="list6650332006064488286" text:style-name="L1">
        <text:list-item>
          <text:p text:style-name="P91"><text:soft-page-break/>Вам говорят, что вы совершаете ошибки, вы всегда виноваты, но не понимаете, в чем ваша вина;</text:p>
        </text:list-item>
        <text:list-item>
          <text:p text:style-name="P91">Вам кажется, что вы в одиночку несете всю или большую часть ответственности за совершаемые действия вашей пары;</text:p>
        </text:list-item>
        <text:list-item>
          <text:p text:style-name="P91">До этих отношений вы были другим человеком. Теперь ваш стиль изменился до неузнаваемости, а также ваши рассуждения, увлечения и окружение. Вы забыли, кто вы, какими были и не понимаете, как и в какой момент это произошло;</text:p>
        </text:list-item>
        <text:list-item>
          <text:p text:style-name="P91">Ваши чувства и настроение зависят от вашего партнера. Вы часто готовы промолчать, чтобы угодить ему;</text:p>
        </text:list-item>
        <text:list-item>
          <text:p text:style-name="P91">Ваш распорядок дня, отдых и свободное время зависит от вашего партнера. Вы чувствуете, что зависите от партнера больше, чем он в вас;</text:p>
        </text:list-item>
        <text:list-item>
          <text:p text:style-name="P91">Вам кажется, что ваш партнер не заинтересован вами, а мысли о том, что вас могут бросить приводят вас в ужас.</text:p>
        </text:list-item>
      </text:list>
      <text:p text:style-name="P11">Если вы согласны хотя бы с несколькими из этих утверждений, мне жаль — вы попали в клуб жертв манипулятора.</text:p>
      <text:p text:style-name="P44">* * *</text:p>
      <text:p text:style-name="P11">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text:soft-page-break/>решительных действий. К счастью, он длился всего лишь 3 года, а не 20 лет, когда психика покалечена настолько, что от человека не остается ничего, кроме тени.</text:p>
      <text:p text:style-name="P11">Это время было очень болезненным и насыщенным. Забыть то, что происходило — все равно, что не усвоить урок и осознанно потерять бдительность, снова подвергнуть себя и свою психику опасности.</text:p>
      <text:p text:style-name="P11">Поэтому я решила извлечь из этого горького опыта пользу. Это сложно сделать, когда ты молод, но седина в волосах создает впечатление бывалого. Это сложно — вспоминать долгие бессонные ночи в тревожных мыслях, но все-равно оставаться без ответа на вопрос — «Что происходит?»</text:p>
      <text:p text:style-name="P11">Мне никто не мог ответить, хоть я стучалась во все двери и просила помощи. Меня не понимали, так как я даже не могла объяснить свои эмоции, не могла сформулировать саму проблему! Я могу только догадываться, в каком вы сейчас отчаянном состоянии, но — я вас понимаю.</text:p>
      <text:p text:style-name="P11">Уверена, что у вас, как и у меня, много близких людей, которые хотели бы вам помочь, но по незнанию причин вашего беспокойства и из-за вашей неспособности сформулировать свои мысли по этому поводу, они часто говорят вам:</text:p>
      <text:list xml:id="list39389633" text:continue-list="list2552332101398368787" text:style-name="диалог">
        <text:list-item>
          <text:p text:style-name="P89">Ты переживаешь напрасно!</text:p>
        </text:list-item>
      </text:list>
      <text:p text:style-name="P11">Или:</text:p>
      <text:list xml:id="list39387991" text:continue-numbering="true" text:style-name="диалог">
        <text:list-item>
          <text:p text:style-name="P89">Тебе нужно просто успокоиться!</text:p>
        </text:list-item>
      </text:list>
      <text:p text:style-name="P11">А если ваши отношения уже закончились, то вы, скорее всего, в отчаянии, но слышите:</text:p>
      <text:list xml:id="list39372250" text:continue-numbering="true" text:style-name="диалог">
        <text:list-item>
          <text:p text:style-name="P89"><text:soft-page-break/>Тебе нужно просто отпустить и забыть.</text:p>
        </text:list-item>
      </text:list>
      <text:p text:style-name="P11">Вы отпустите, когда дочитаете. Не гарантирую, что забудете, но отпустите. По крайней мере, я искренне на это надеюсь. Для себя я сделала выбор — не забуду. Не могу такое забыть, ведь это будет означать, что урок не усвоен, что все было зря.</text:p>
      <text:p text:style-name="P11">Я приняла все это, как акт самосовершенствования — я стала сильнее, умнее, бдительнее. Теперь все, что я могу сделать — поделиться этим опытом с теми, кто до сих пор не понимает, что с ним происходит. К тому же, я пришла к выводу, что, описав все «на бумаге», можно смело облегчить свою голову от воспоминаний. Не забыть, а облегчить.</text:p>
      <text:p text:style-name="P23"><text:span text:style-name="T20">Это — болючая история любви. Для меня одни воспоминания — это уже испытание на прочность. Но, к счастью, я нашла в себе силы и разложила все по полочкам. Нашла ответы и вот оно — понимание! За долгие 3 года метаний и поисков ответов все пазлы наконец сложились в одну целую картину. Это стало наградой для меня ведь так и происходит, когда сталкиваешься с </text:span><text:span text:style-name="_30__20_Text"><text:span text:style-name="T20">психопатом</text:span></text:span><text:span text:style-name="T20">.</text:span></text:p>
      <text:p text:style-name="P44">* * *</text:p>
      <text:p text:style-name="P11">Расстройство личности — это вид психического расстройства в клинической психологии и психиатрии. Личностным расстройством характеризуют отклоненное от принятых обществом норм поведение человека. Такое поведение несет в себе тяжелое нарушение черт характера, <text:soft-page-break/>которое сопровождается личностной и социальной дезинтеграцией<text:note text:id="ftn1" text:note-class="footnote"><text:note-citation text:label="*">*</text:note-citation><text:note-body><text:p text:style-name="Footnote"><text:span text:style-name="T8">Десоциализа́ция</text:span> или <text:span text:style-name="T8">социальная дезинтеграция</text:span> (<text:span text:style-name="T1">от лат. </text:span><text:span text:style-name="T40">de —</text:span><text:span text:style-name="T14"> отсутствие, от фр. </text:span><text:span text:style-name="T40">socialistion —</text:span><text:span text:style-name="T14">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11">В<text:span text:style-name="T55"> данный момент ученые только начинают находить ответы на вопросы, которыми задаются уже не один десяток лет. В связи с этими обширными достижениями были классифицированы типы расстройств личности (их много) и более подробно объяснены поведенческие аспекты.</text:span></text:p>
      <text:p text:style-name="P9">Сразу хочу сказать (и акцентирую на этом ваше внимание!), что психическое <text:span text:style-name="T1">заболевание</text:span> и психическое <text:span text:style-name="T1">расстройство</text:span> — это два понятия, которые отличаются между собой серьезными характеристиками. Болезнь — это <text:span text:style-name="T1">процесс</text:span> возникновения, течения и исхода, в то время как личностное расстройство — это <text:span text:style-name="T1">особенность</text:span> самой структуры личности. Не стоит их путать!</text:p>
      <text:p text:style-name="P10">Псих — это очень буйный, психически неуравновешенный и эмоционально нестабильный человек с ярко выраженной дезориентацией. Находиться рядом с таким сложно. Его поведение порой неадекватное. В спокойном состоянии он создает впечатление невоспитанного или диковатого человека. Другими словами, психа видно издалека.</text:p>
      <text:p text:style-name="P10">Психопат, это несколько другое понятие. Это человек, который начисто лишен стыда и совести. Вся соль заключается в том, что вычислить психопата довольно непросто, иногда даже очень сложно. Он здорово маскируется в обществе, надевая личину вполне нормальной и даже обаятельной личности.</text:p>
      <text:p text:style-name="P10"><text:soft-page-break/>По сути, разница в поведении психа и психопата лежит в понятии <office:annotation office:name="__Annotation__11825_1188893767"><dc:creator>Яна </dc:creator><dc:date>2018-02-21T14:32:26.28</dc:date><text:p text:style-name="P151"><text:span text:style-name="T58">эмпатия</text:span></text:p><text:p text:style-name="P151"><text:span text:style-name="T58">эмпатии</text:span></text:p><text:p text:style-name="P151"><text:span text:style-name="T58">«эмпатия»</text:span></text:p></office:annotation>«Э<text:span text:style-name="T57">мпатия»</text:span><office:annotation-end office:name="__Annotation__11825_1188893767"/>. </text:p>
      <text:p text:style-name="P23"><text:span text:style-name="T33">Эмпатия (</text:span><text:span text:style-name="T26">от </text:span><text:a xlink:type="simple" xlink:href="https://ru.wikipedia.org/wiki/Греческий_язык" text:style-name="Internet_20_link" text:visited-style-name="Visited_20_Internet_20_Link"><text:span text:style-name="T45">греч.</text:span></text:a><text:span text:style-name="T46"> </text:span><text:span text:style-name="T45">empatheia</text:span><text:span text:style-name="T47"> </text:span><text:span text:style-name="T26">— страсть, сопереживание, чувство</text:span><text:span text:style-name="T33">) – </text:span><text:span text:style-name="T35">это способность осознанно </text:span><text:span text:style-name="T35">переживать эмоциональное состояние другого человека. Э</text:span><text:span text:style-name="T33">то, так сказать, социальный механизм, который помогает сопереживать.</text:span></text:p>
      <text:p text:style-name="P10">Существует несколько видов эмпатии:</text:p>
      <text:list xml:id="list39374579" text:continue-list="list5654681954604089290" text:style-name="список_20_перечисление">
        <text:list-item>
          <text:p text:style-name="P93">эмоциональная эмпатия— основана на механизмах проекции и подражания реакциям другого человека;</text:p>
        </text:list-item>
        <text:list-item>
          <text:p text:style-name="P93">когнитивная эмпатия — сравнение, аналогия;</text:p>
        </text:list-item>
        <text:list-item>
          <text:p text:style-name="P93">предикативная эмпатия — способность предсказывать реакции другого человека.</text:p>
        </text:list-item>
      </text:list>
      <text:p text:style-name="P10">Прародитель понятия <office:annotation office:name="__Annotation__11826_1188893767"><dc:creator>Яна </dc:creator><dc:date>2018-02-21T14:33:04.29</dc:date><text:p text:style-name="P151"><text:span text:style-name="T58">«психоанализ»</text:span></text:p><text:p text:style-name="P151"><text:span text:style-name="T58">психоанализ</text:span></text:p></office:annotation>«Психоанализ»<office:annotation-end office:name="__Annotation__11826_1188893767"/> Зигмунд Фрейд в 1905 году одним из первых дал определение термину «эмпатия»:</text:p>
      <text:p text:style-name="P10"/>
      <text:p text:style-name="P54">«Мы учитываем психическое состояние пациента, ставим себя в это состояние и стараемся понять его, сравнивая со своим собственным.»</text:p>
      <text:p text:style-name="P56"/>
      <text:p text:style-name="P10">С точки зрения психологии способность к эмпатии считается нормой.</text:p>
      <text:p text:style-name="P10">Так вот псих, в силу своей эмоциональности, способен ощутить как легкий эмоциональный отклик, так и всецело погрузиться в мир чувств другого. То есть в той или иной степени поставить себя на его место. А вот психопат — это <text:soft-page-break/>существо хладнокровное. Как вы понимаете, с ним дела обстоят с точностью наоборот.</text:p>
      <text:p text:style-name="P10">Для того, чтобы в полной мере понять различие между психом и психопатом, я приведу пару чисто гипотетических примеров:</text:p>
      <text:p text:style-name="P10">Псих: Я совершил этот поступок потому, что Дарт Вейдер так сказал мне!</text:p>
      <text:p text:style-name="P10">Психопат: Я совершил этот поступок потому, что мне нужны были деньги! Что мне было еще делать?!</text:p>
      <text:p text:style-name="P10">И, как вы понимаете, под «этим поступком» можно иметь в виду как психологическое давление, грабеж и мошенничество, так и убийство младенцев и поедание людей. Обращать внимание нужно на то, чем человек себя оправдывает — винит себя или других людей и обстоятельства.</text:p>
      <text:p text:style-name="P10">Тема психолог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важен и ценен — отношения и семья.</text:p>
      <text:p text:style-name="P44">* * *</text:p>
      <text:p text:style-name="P11">В данной книге, как и в материалах, в которых вы, возможно, будете искать для себя ответы, вы будете сталкиваться с такими понятиями, как: абьюзер<text:note text:id="ftn2" text:note-class="footnote"><text:note-citation text:label="*">*</text:note-citation><text:note-body><text:p text:style-name="Footnote"><text:span text:style-name="T8">Абьюз</text:span> <text:span text:style-name="T1">(от англ. </text:span><text:span text:style-name="T40">abuse – </text:span><text:span text:style-name="T14">злоупотреблять, оскорблять</text:span><text:span text:style-name="T1">)</text:span> — термин, обозначающий насилие над близким человеком (обычно психологическое). <text:span text:style-name="T8">Абьюзер</text:span> — это человек, который склонен к абьюзу.</text:p></text:note-body></text:note>, психопат, социопат, человек с расстройством психики, (первезный) нарцисс, деструктивная личность и, конечно — манипулятор. <text:soft-page-break/>Все эти понятия достаточно токсичны, неизлечимы и следуют шаблонному циклу: <text:span text:style-name="T7">«идеализация — обесценивание — утилизация».</text:span></text:p>
      <text:p text:style-name="P23"><text:span text:style-name="T30">Итак, расстройство</text:span><text:span text:style-name="_31__20_Text"><text:span text:style-name="T30"> личности</text:span></text:span><text:span text:style-name="T30"> </text:span><text:span text:style-name="T20">— это не до конца сформированная психика человека. Это патология нервной системы, по разным причинам возникшая </text:span><text:span text:style-name="T20">при не</text:span><text:span text:style-name="T20">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11">Расстройство личности стабильно (не исчезает со временем), тотально (проявляется в любой жизненной ситуации) и приводит к социальной дезадаптации. Говоря о расстройствах, где манипуляции имеют место быть, можно выделить несколько критериев поведения:</text:p>
      <text:list xml:id="list39380598" text:continue-numbering="true" text:style-name="список_20_перечисление">
        <text:list-item>
          <text:p text:style-name="P90">Равнодушие. Пассивное отношение к чувствам других. Отсутствие сострадания. Неумение и неспособность оказывать поддержку.</text:p>
        </text:list-item>
        <text:list-item>
          <text:p text:style-name="P90">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90">Отсутствие чувства вины и сожаления. Неспособность анализировать полученный опыт. Отрицание наказания. Отсутствие стыда.</text:p>
        </text:list-item>
        <text:list-item>
          <text:p text:style-name="P90">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90"><text:soft-page-break/>Самоутверждение и жажда подкрепления собственной самооценки за счет унижения окружающих. Деструктивизация отношений. Стиль общения, основанный на беспрекословном подчинении и стремящийся утвердить собственный авторитет.</text:p>
        </text:list-item>
        <text:list-item>
          <text:p text:style-name="P90">Неспособность выдерживать критику. Завышение собственных способностей и значимости. Самолюбие. Нарциссизм.</text:p>
        </text:list-item>
        <text:list-item>
          <text:p text:style-name="P90">Лень. Безынициативность. Однообразность. Отсутствие стремления из-за страха собственной неудачи.</text:p>
        </text:list-item>
        <text:list-item>
          <text:p text:style-name="P90">Дезорганизация. Неумение вести и контролировать дела. Делегирование обязанностей. Нарушенная дисциплина и отсутствие самоорганизованности.</text:p>
        </text:list-item>
      </text:list>
      <text:list xml:id="list5841369593363574081" text:style-name="L2">
        <text:list-header>
          <text:p text:style-name="P108"><text:span text:style-name="Default_20_Paragraph_20_Font"><text:span text:style-name="T24"/></text:span></text:p>
        </text:list-header>
      </text:list>
      <text:p text:style-name="P58">«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8">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58">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text:soft-page-break/>нарушая при этом общественные нормы и правила без малейшего чувства вины или сожаления.</text:p>
      <text:p text:style-name="P58">…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41">Американский психиатр-криминолог Харви Клекли, «Маска нормальности»</text:p>
      <text:p text:style-name="Subtitle"><text:span text:style-name="Default_20_Paragraph_20_Font"><text:span text:style-name="T24">* * *</text:span></text:span></text:p>
      <text:p text:style-name="P11">Сразу скажу, что я не психолог и не психиатр. Я не врач и это не диагноз. Это лично мое мнение основанное на огромном количестве совпадений в поведении психопатов с поведением главного персонажа всей этой истории.</text:p>
      <text:p text:style-name="P11">Один компетентный в этом вопросе человек, который знаком с главным персонажем, разъяснил мне его поведение понятием <office:annotation office:name="__Annotation__11827_1188893767"><dc:creator>Яна </dc:creator><dc:date>2018-02-21T14:33:58.29</dc:date><text:p><text:span text:style-name="T58">«расстройство личности»</text:span></text:p><text:p><text:span text:style-name="T58">расстройство личности</text:span></text:p></office:annotation>«Расстройство личности»<office:annotation-end office:name="__Annotation__11827_1188893767"/>,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P11"><text:soft-page-break/>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даже — шаблонна. К сожалению, я долго не понимала, что происходит, и у меня не было возможности вовремя выбраться из лап манипулятивных действий. Оказалось, достаточно лишь малого толчка и пелена спала. Непонимание отступило, как туман под солнцем, и все прояснилось.</text:p>
      <text:p text:style-name="P11">Это моя история.</text:p>
      <text:p text:style-name="P11">Я буду <text:span text:style-name="T13">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это все заново, но уже с улыбкой потому, что это закончилось. Я попытаюсь все заново прочувствовать, чтобы передать, как было.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P44">* * *</text:p>
      <text:p text:style-name="P11">Для начала я попробую описать себя.</text:p>
      <text:p text:style-name="P11">Я всегда была сложным ребенком. Самая младшая из четырех детей в семье, я была, скажем так, последней надеждой отца на сына. Но, какое разочарование — родилась еще одна девочка, с которой отец не захотел общаться после разрыва с мамой. Мои отчаянные попытки наладить с ним отношения ни к чему не привели.</text:p>
      <text:p text:style-name="P11"><text:soft-page-break/>Потом он умер. Я его никогда не знала, но постоянно слышала от родственников, что очень на него похожа. Такая же упрямая и убежденная, что часто путали с капризностью, категоричная и эмоциональная, ранимая и восприимчивая.</text:p>
      <text:p text:style-name="P11">Меня с детства задевала несправедливость. Не в смысле, что я считала, что мне кто-то должен, а в целом — когда обижают младших, несправедливая оценка в школе или предвзятое отношение, некомпетентность начальника или коллеги, замечание мамы с аргументом: «Потому, что я так сказала!» Мне всегда были нужны ответы: «Почему? Что заставляет человека <text:span text:style-name="T1">так</text:span> поступать?»</text:p>
      <text:p text:style-name="P11">Потом я поняла, что все люди хотят быть счастливыми, но, в большинстве своем, делятся на два типа. Одни добиваются счастья сами и делают счастливыми всех, кто их окружает. Другие — за счет окружающих, делая их несчастными и нанося ущерб, будь то психологический, физический или материальный. Обычно вокруг них несчастные лица людей, за счет которых они самоутверждаются, пользуясь их доверием и добротой.</text:p>
      <text:p text:style-name="P11">Я таких называю паразитами. Они ищут слабости других и приживаются, высасывая жизнь в любом ее проявлении. Кто-то по чуть-чуть, а кто-то всю и сразу. И переключаются на новую жертву, когда предыдущая становится бесполезной.</text:p>
      <text:p text:style-name="P11">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office:annotation office:name="__Annotation__11860_1188893767"><dc:creator>Яна </dc:creator><dc:date>2018-02-21T14:43:35.29</dc:date><text:p text:style-name="P151"><text:span text:style-name="T60">Запятая?</text:span></text:p></office:annotation>неопытности были<office:annotation-end office:name="__Annotation__11860_1188893767"/> допу<text:soft-page-break/>щены ошибки в суждениях. И мне жаль. Если бы можно было вернуть время назад, то, как минимум, два таких своих решения я бы поменяла.</text:p>
      <text:p text:style-name="P11">Не скажу, что я была оторвой, но мы хулиганили, как и все дети. По-доброму так. Зачастую с мальчишками и всегда это были какие-то активные занятия: кто больше раз переплывет речку, казаки—разбойники и т. д.</text:p>
      <text:p text:style-name="P11">Очень часто дралась. Всегда защищаясь или защищая. При этом я выбирала себе равных соперников, и слабаков среди них не было.</text:p>
      <text:p text:style-name="P11">В целом я прямой и открытый человек. Главный мой недостаток, я считаю, в том, что у меня всё на лице написано. Да, неумение контролировать эмоции — это моя, пожалуй, самая важная проблема.</text:p>
      <text:p text:style-name="P11">Но мои эмоции это всегда следствие, а не причина. А причины это, как правило, всё та же несправедливость в любом ее проявлении. От кассира в супермаркете, не предупредившего людей в длинной очереди, что касса закрывается, до коллеги, который предает и подставляет, дабы извлечь свою выгоду.</text:p>
      <text:p text:style-name="P11">Я переживаю все остро,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11">Очень привязываюсь к людям, потом переживаю их «нехватку» или предательство.</text:p>
      <text:p text:style-name="P11"><text:soft-page-break/>Ненавидела одиночество (до недавнего времени) и панически его боялась. Поэтому всегда были гости, вылазки, поездки, большие коллективы и подвижный образ жизни.</text:p>
      <text:p text:style-name="P11">Верю в людей. Раньше это еще было доверие людям, но я и это переросла...</text:p>
      <text:p text:style-name="P11">Я не боюсь задавать вопросы, хоть иногда и не хочется выглядеть глупой.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11">У меня есть четкое представление какой должна быть настоящая женщина и каким должен быть настоящий мужчина, каким должен быть друг, и, к сожалению, я узнала, каким может быть враг.</text:p>
      <text:p text:style-name="P11">А еще я убеждена, что человек всегда должен оставаться человеком!</text:p>
      <text:p text:style-name="P11">Раньше я была очень веселой, уверенной в себе, практически бесстрашной и волевой. Теперь наверстываю...</text:p>
      <text:p text:style-name="P11">Коротко, но далеко не все.</text:p>
      <text:p text:style-name="P44">* * *</text:p>
      <text:p text:style-name="P11">А теперь давайте разберем «портрет» жертвы.</text:p>
      <text:p text:style-name="P11">Целью абьюзера обычно становится жизнерадостный, естественный по своей <office:annotation office:name="__Annotation__11894_1188893767"><dc:creator>Яна </dc:creator><dc:date>2018-02-21T14:52:21.29</dc:date><text:p text:style-name="P151"><text:span text:style-name="T60">Запятая?</text:span></text:p></office:annotation>природе человек<office:annotation-end office:name="__Annotation__11894_1188893767"/>, который в силу <text:soft-page-break/>своей наивности и представить не может, что является идеальной добычей.</text:p>
      <text:p text:style-name="P11">Абьюзер понимает, что жертва искренне радуется по мелочам, ее легко обрадовать.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11">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text:p>
      <text:p text:style-name="P11">После первых действий манипулятора в качестве «обработки», жертва влюбляется в него. Именно <text:span text:style-name="T1">это</text:span> является рычагом эксплуатирования. Жертва будет стараться сохранить отношения и терпеть то, чего не заслуживает.</text:p>
      <text:p text:style-name="P44">* * *</text:p>
      <text:p text:style-name="P11">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11">Приведу пример психопатии из истории, дабы у скептиков было меньше комментариев вроде:</text:p>
      <text:list xml:id="list39377276" text:continue-list="list39372250" text:style-name="диалог">
        <text:list-item>
          <text:p text:style-name="P89">Еще одна сопливая история сопливой девочки, которая сама все испортила и сама во всем виновата. Кто ей лекарь?!</text:p>
        </text:list-item>
      </text:list>
      <text:p text:style-name="P11"><text:soft-page-break/>Вот отрывок из книги о лагерях смерти А. Чернявской «Психология господства и подчинения: Хрестоматия»:</text:p>
      <text:p text:style-name="P11"/>
      <text:p text:style-name="P53">«...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text:p>
      <text:p text:style-name="P53">Обычный, не психологический анализ не может удовлетворительно объяснить такое послушание...»</text:p>
      <text:p text:style-name="P55"><text:span text:style-name="Default_20_Paragraph_20_Font"><text:span text:style-name="T24"/></text:span></text:p>
      <text:p text:style-name="P23"><text:span text:style-name="T20">Все, что нужно было нацистам — чтобы их заключенные были относительно здоровы и трудоспособны. Их избивали или калечили, дабы выработать страх наказания в случае неповиновения. При этом, моральное давление, запугивание и психологическое насилие было </text:span><text:span text:style-name="T25">специально разра</text:span><text:span text:style-name="T25">ботанным </text:span><text:span text:style-name="_30__20_Text"><text:span text:style-name="T25">методом</text:span></text:span><text:span text:style-name="T20">, с целью уничтожить человеческое достоинство и получить абсолютное повиновение путем «воспитания» рабской силы.</text:span></text:p>
      <text:p text:style-name="P11">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11">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11">Я веду к тому, что Адольф Эйхман — прекрасный пример психопатии личности. Сохраняя контроль над своим пове<text:soft-page-break/>дением, упорядоченно и расчетливо, Эйхман исполнял свой долг перед государством — отвечал за <text:span text:style-name="T1">«окончательное решение еврейского вопроса»</text:span>.</text:p>
      <text:p text:style-name="P11">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11"/>
      <text:p text:style-name="P58">«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41">Х. Арендт, «Банальность зла: Эйхман в Иерусалиме»</text:p>
      <text:p text:style-name="P41"/>
      <text:p text:style-name="P11">Да, чудовищем Эйхман не был. Мы называем монстрами 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1">К слову, сидя в суде и слушая обвинительный приговор за преступления против человечества, Эйхман улыбался.</text:p>
      <text:p text:style-name="P11">И нет, я не говорю, что меня хотели убить, или лишить меня воли. Скорее всего, действия моего парн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11"><text:soft-page-break/>Я до сих пор считаю и надеюсь, что осознанно он не желал мне зла. Желать кому-то зла и заботиться о собственном благополучии за счет других — это, согласитесь, разные вещи.</text:p>
      <text:p text:style-name="P44">* * *</text:p>
      <text:p text:style-name="P11">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text:p>
      <text:p text:style-name="P11">Ими был проведен «Эксперимент пошаговых действий», который доказал, что если человек согласится сделать что-то незначительное и несложное, то вероятность того, что он выполнит что-то более важное, с расширенными условиями и требованиями — увеличивается, чем если сразу попросить его выполнить важную и сложную работу.</text:p>
      <text:p text:style-name="P11">Позже эта техника получила название «Нога в дверях» и до сих пор используется в бизнесе.</text:p>
      <text:p text:style-name="P11">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11">Представьте себе разницу между вещью, которую вы не знаете почему купили, и она будет валяться до тех пор, пока вы ее кому-нибудь не подарите, и, например, ранней сединой, потраченными деньгами и временем на специалистов, которые помогают выйти из глубокой депрессии и со<text:soft-page-break/>стояния полного распада личности. Контрастирует, не так ли?</text:p>
      <text:p text:style-name="P11">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11">Попробую привести пример.</text:p>
      <text:p text:style-name="P23"><text:span text:style-name="T20">Вы пришли в супермаркет за колбасой. Вас встречает милая девушка и приглашает вас проде</text:span><text:span text:style-name="T20">густировать сыр торговой марки. Вы подходите к дегустационному стенду и, пока вы наслаждаетесь изысканным вкусом, милая особа рассказывает вам, где выросли коровы и на каких пейзажных лугах они паслись. Вы отметили, что сыр действительно вкусный, и уже было направились к колбасному ряду, как она предлагает вам </text:span><text:span text:style-name="_30__20_Text"><text:span text:style-name="T20">купить</text:span></text:span><text:span text:style-name="T20"> кусочек этого сыра...</text:span></text:p>
      <text:p text:style-name="P11">Она очень приветлива, сама по себе приятная, она потратила на вас свое время и угостила вас сыром. Вам неудобно ей отказать, к тому же — это просто сыр, и вы его покупаете.</text:p>
      <text:p text:style-name="P11">Объяснение этому лежит в теории когнитивной психологии. Когниция (<text:span text:style-name="T1">от лат.</text:span> <text:span text:style-name="T1">cognitio</text:span> — познание, <text:span text:style-name="T1">cogitatio</text:span> — мышление) — это процесс, с помощью которого наше сознание <text:span text:style-name="T1">получает, обрабатывает и хранит</text:span> всю поступающую нам информацию, и трансформирует все эти данные в наше поведение.</text:p>
      <text:p text:style-name="P11">Существует два типа когнитивной структуры, каждый из которых описывает состояние человека:</text:p>
      <text:list xml:id="list39394807" text:continue-list="list39380598" text:style-name="список_20_перечисление">
        <text:list-item>
          <text:p text:style-name="P90">когнитивный консонанс — согласованность знаний и поведения;</text:p>
        </text:list-item>
        <text:list-item>
          <text:p text:style-name="P90"><text:soft-page-break/>когнитивный диссонанс — противоречивость знаний и поведения.</text:p>
        </text:list-item>
      </text:list>
      <text:p text:style-name="P11">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11">Но бывают обстоятельства, при которых гармония нарушается, что порождает массу неприятных ощущений — противоречий, которые, в свою очередь, мотивируют нас действовать на устранение этих противоречий. То есть, другими словами, вам легче купить сыр, чем разбираться с собственными угрызениями совести.</text:p>
      <text:p text:style-name="P11">Итак, подошло время заканчивать это затянувшееся вступление и переходить к делу. Поехали.</text:p>
      <text:p text:style-name="P11">Говным гавно жили были...</text:p>
      <text:p text:style-name="P62"/>
      <text:p text:style-name="P33"/>
      <text:p text:style-name="P33"/>
      <text:p text:style-name="P33"/>
      <text:p text:style-name="P33"/>
      <text:h text:style-name="Heading_20_1" text:outline-level="1">Часть 1.<text:line-break/>Как это было...</text:h>
      <text:p text:style-name="P64"/>
      <text:h text:style-name="P79" text:outline-level="2"><text:s/><text:bookmark-start text:name="Glava_1__Eto_ieshchie_nie_koniets"/>Глава 1. <text:line-break/>Это еще не конец</text:h>
      <text:p text:style-name="P11"><text:bookmark-end text:name="Glava_1__Eto_ieshchie_nie_koniets"/>Возвращаюсь на много-много лет назад. Туда, где я — девчонка-пацанка, смелая, с армией друзей, сижу на подоконнике, свесив ноги с четвертого этажа общежития. Во время, где я живая, простая, жила сегодняшним днем и ни о чем не парилась...</text:p>
      <text:p text:style-name="P11">К слову, на тот момент я уже пережила первую любовь. Такую прекрасную и будоражащую, со слезами и бессонными ночами, когда все песни по радио, кажется — о тебе! Чувство, которое я испытывала впервые было поистине прекрасным! Так ярко его запоминаешь, на всю жизнь...</text:p>
      <text:p text:style-name="P11">Я повзрослела. Поняла, как оно бывает. Поняла, что к чему и как это работает. Чтобы однажды почувствовать это еще раз и быть полностью уверенной, что это она — любовь, только уже не такая милая и трепещущая, а настоящее, крепкое, сильное, выдержанное чувство.</text:p>
      <text:p text:style-name="P11">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ась эмоция. Первый взгляд. Мысли. Время. Место. Обстоятельства. Погода. Настроение...</text:p>
      <text:p text:style-name="P11"><text:soft-page-break/>Определенно этот день, как в фильмах, стал роковой завязкой в сюжете. Но тогда я, естественно, об этом не догадывалась, хотя эмоция была — «Это еще не конец». Именно это эхом прошлось по моей голове, когда я впервые сказала «пока» новому знакомому.</text:p>
      <text:p text:style-name="P11">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text:p>
      <text:p text:style-name="P11">Я помню эту эмоцию. Она и сейчас необъяснима. Это ни с чем не сравнимо. Это было впервые и единожды. Но я подозреваю, как можно это назвать. Не побоюсь предположить — это была любовь с первого взгляда.</text:p>
      <text:p text:style-name="P11">Именно взгляда! Я уже не помню, перекинулись ли мы парой фраз, или разговаривали. В голове остались только представления, о которых я бы не хотела говорить «в слух», так как потом было слишком много иллюзий, и, боюсь, это была первая.</text:p>
      <text:p text:style-name="Subtitle">* * *</text:p>
      <text:p text:style-name="P11">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11">Сейчас я пытаюсь вспомнить, о чем мне тогда «сказал» этот взгляд. Что в нем такого был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11"><text:soft-page-break/>Он улыбается или корчит «рожи», позирует или снимок спонтанный — везде один взгляд, и я не могу сказать, о чем он говорит. Видимо, именно это и привлекло меня в нем — неизвестность. Мне, наверное, стало интересно, что же там кроется за таким загадочным взглядом, и, подсознательно, я хотела получить ответ на свой вопрос.</text:p>
      <text:p text:style-name="P11">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ьи»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 Вот так.</text:p>
      <text:p text:style-name="P11">Имея нескольких общих друзей, встреч с момента знакомства за следующие несколько лет было мало. Совсем мало. Скорее даже может одна или две. А может и одна.</text:p>
      <text:p text:style-name="P11">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11">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11"><text:soft-page-break/>Оно здесь, со мной, внутри меня, никуда не уходит и дарит спокойствие. Это было волшебно.</text:p>
      <text:p text:style-name="P11">Так я влюбилась.</text:p>
      <text:h text:style-name="P79" text:outline-level="2"><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11">Прошло несколько лет. Я взрослела. Сопротивлялась этому, но взрослела. Впитывала все, чем поливала жизнь и люди.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11">К этому возрасту все становятся личностями, и я была одной из них — личность. Тяжелая. Убежденная своими правилами, кодексами, понятием справедливости, стремлением помочь, искренностью и простотой. Честность, граничащая с тактичностью и девиз — «Хочешь — делай!».</text:p>
      <text:p text:style-name="P11">Так я и жила. Веселилась никому не в ущерб. И была счастлива.</text:p>
      <text:list xml:id="list39377244" text:continue-list="list39377276" text:style-name="диалог">
        <text:list-item>
          <text:p text:style-name="P89">У меня депресс!!!! Помоги! — пишу однажды мартовским днем другу, тому самому — общему.</text:p>
        </text:list-item>
        <text:list-item>
          <text:p text:style-name="P89">Да. Я тут. Излагай. Жалуйся.</text:p>
        </text:list-item>
        <text:list-item>
          <text:p text:style-name="P89"><text:soft-page-break/>Не жалей — подбодри, ты умеешь.</text:p>
        </text:list-item>
        <text:list-item>
          <text:p text:style-name="P89">Хорошо сделаю. Только в каком, собственно, воп­росе?</text:p>
        </text:list-item>
        <text:list-item>
          <text:p text:style-name="P89">Весна. Я выходная. Сижу дома. Одна и ничего не делаю...</text:p>
        </text:list-item>
        <text:list-item>
          <text:p text:style-name="P89">А не хочешь N. вызвонить? Он парень шабутной и весёлый...</text:p>
        </text:list-item>
        <text:list-item>
          <text:p text:style-name="P89">Хочу...</text:p>
        </text:list-item>
        <text:list-item>
          <text:p text:style-name="P89">Ну я его-таки набрал и дозвонился. Он с удовольствием с тобой затусить рад бы. Набери его. Договоритесь...</text:p>
        </text:list-item>
      </text:list>
      <text:p text:style-name="P11">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когда я звала. А звала я его, когда мне нужно было «промыть мозги».</text:p>
      <text:p text:style-name="P11">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39397474" text:continue-numbering="true" text:style-name="диалог">
        <text:list-item>
          <text:p text:style-name="P89">Будешь много думать — сойдешь с ума...</text:p>
        </text:list-item>
      </text:list>
      <text:p text:style-name="P11">Но я постоянно думала. И сходила с ума. Блин, как она была права!</text:p>
      <text:p text:style-name="P11">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text:soft-page-break/>наоборот — просто принять. Но нет. В моем случае это почему-то не работало.</text:p>
      <text:p text:style-name="P11">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11">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и уезжал. Как лекарство от душевных неурядиц. Таблетка. Так я и стала его называть за глаза. А потом, незаметно для себя — подсела.</text:p>
      <text:p text:style-name="P11">Когда он приезжал, то оказывал поддержку. Это редкость, когда кто-то говорит слова, которые способны утешить. Наверное, именно в это качество я влюбилась — в способность поддерживать и раскладывать все по полочкам в моей голове.</text:p>
      <text:p text:style-name="P11">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11">В результате его стратегии начала вырабатываться зависимость от этой поддержки. Я все сильнее привязывалась к нему и все острее переживала нехватку общения с ним. Было очень приятно знать, что он всегда рад выслушать и помочь.</text:p>
      <text:p text:style-name="P11">Он вел себя довольно просто, что дарило ощущение комфорта. Он был идеальным. Ни к его поведению, ни к его <text:soft-page-break/>разговорам нельзя было придраться. Его логика и рациональность сводили меня, как творческую взбалмошную личность — с ума.</text:p>
      <text:p text:style-name="P11">Тогда я и не подозревала, что его целью было заманить меня в свои сети. Он продуктивно поработал над этим за все время нашей дружбы, и его труд был благодарно оплачен.</text:p>
      <text:p text:style-name="P11">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44">* * *</text:p>
      <text:p text:style-name="P11">Давайте попробуем разобраться, как завязываются отношения с абьюзером. Как вы понимаете, манипуляции мужчиной над женщиной и наоборот отличаются. Давайте коротко рассмотрим оба варианта, так как они между собой похожи.</text:p>
      <text:p text:style-name="P11">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11">Женщина-манипулятор держит образ загадки, мужчина придерживается образа слегка брутального отшельника. Это привлекает жертв — такая себе иллюзия необычности. Это не просто скованность, когда человек, попадает, например, в новую компанию, где ведет себя слегка зажато, стесняется — нет.</text:p>
      <text:p text:style-name="P11"><text:soft-page-break/>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11">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11">Если же он попал в незнакомое ему окружение, например в ваше, то тут используется весьма приятный, на первый взгляд, тандем: скромность — ум. Он внимателен к остальным и охотно поддерживает диалог, соблюдая все правила приличия. Так он входит в доверие к окружению жертвы.</text:p>
      <text:p text:style-name="P11">Уже после первых таких посиделок, вы услышите от своих друзей, что он классный парень/она очень милая девушка. И, поверьте мне, вы тоже так будете думать. Мнение друзей будет очередным подтверждением того, что вы не ошиблись в своих наблюдениях. Так абьюзер цепляет.</text:p>
      <text:p text:style-name="P11">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text:soft-page-break/>а не оттолкнуть. Вы обязательно заметите эту надменность, только чуть позже.</text:p>
      <text:p text:style-name="P11">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11">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этом «стоит на месте» и ждет, пока вы сделаете шаг на встречу, и — всегда соглашается на ваше предложение провести время вместе и приятно пообщаться.</text:p>
      <text:p text:style-name="P11">Это происходит довольно незаметно, но вы должны понимать, что он уже проверяет вас на выдержку, смотрит насколько охотно вы заглатываете наживку.</text:p>
      <text:p text:style-name="P11">Почему так происходит? Это страх отказа, не более. Любые действия, подразумевающие опасность или риск (что касается эмоционального состояния), как правило не применяются. Прежде чем начать действовать, манипулятор должен знать наверняка, что его эго ни коем образом не пострадает.</text:p>
      <text:p text:style-name="P11">В этом вопросе мужчинам-жертвам сложнее, так как по всем правилам ухаживаний, мужчина должен проявлять инициативу. К счастью, женщин-манипуляторов по стати<text:soft-page-break/>стике гораздо меньше, чем мужчин, но тяжесть психологических травм, нанесенных жертве, одинакова.</text:p>
      <text:p text:style-name="P11">Тут стоит обратить внимание на то, что когда вы, например, звоните своему идолу, он может быть занят, но не перезвонит, когда освободится, даже если обещал. И вы звоните снова. Если такие ситуации повторяются неоднократно — вас проверяют насколько вы настойчивы, насколько быстро вы готовы бежать за ним.</text:p>
      <text:p text:style-name="P11">Не удивляйтесь, если на первых порах ваш идол захочет с вами расстаться со словами наподобие: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таки прогнулись и будете стараться сохранить эти отношения, позабыв о чувстве собственного достоинства.</text:p>
      <text:p text:style-name="P11">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Жертва вспоминает и поражается, насколько легко они сошлись с агрессором, какой он приятный собеседник и как они похожи.</text:p>
      <text:p text:style-name="P11">Начало общения с деструктивным индивидом всегда дарит ощущение комфорта. Ни о каком «осадке» или непонятности не может быть и речи. Вас поглощают эти встречи, и вы ждете только одного — продолжения общения.</text:p>
      <text:p text:style-name="P11">В это время деструктив внимательно изучает вас. Он понимает, что вы открыты и доверчивы, заботливы, нуждае<text:soft-page-break/>тесь в общении с ним, что вы разговорчивы, ведь именно ваша разговорчивость и открывает вас ему, как книгу...</text:p>
      <text:p text:style-name="P11">Если вы дочитали до этих строк, то вы, стало быть, понимаете, о чем я. Не знаю на какой вы сейчас стадии отношений, но эту стадию вы уже прошли и вспоминаете ее с улыбкой на лице. Именно воспоминания о начальном этапе держат вас возле него до сих пор.</text:p>
      <text:p text:style-name="P11">Но если ваши отношения уже закончились или на завершающей стадии, то вы, скорее всего, никак не можете понять, как такой близкий по духу вам человек может причинять вам столько боли.</text:p>
      <text:p text:style-name="P44">* * *</text:p>
      <text:p text:style-name="P11">Мне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 примерно это я ответила своей подруге на ее предложение:</text:p>
      <text:list xml:id="list39396510" text:continue-numbering="true" text:style-name="диалог">
        <text:list-item>
          <text:p text:style-name="P89">А почему бы тебе с ним не попробовать? Хороший парень...</text:p>
        </text:list-item>
      </text:list>
      <text:p text:style-name="P11">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text:p>
      <text:list xml:id="list39382328" text:continue-numbering="true" text:style-name="диалог">
        <text:list-item>
          <text:p text:style-name="P89">Любви не существует — повторяла я, — есть отношения, которые всегда заканчиваются.</text:p>
        </text:list-item>
      </text:list>
      <text:p text:style-name="P11"><text:soft-page-break/>Люди расходятся. Теряются и забываются в осадке. А я боялась. Боялась его потерять. Человека. Друга. Я верила, что дружба, такая ненавязчивая, как у нас была — вечна. Очень долго верила.</text:p>
      <text:p text:style-name="P11">К тому же, у него была девушка. Он мне часто рассказывал о ней, как они познакомились, какая она. Он восхищался ею, и я про себя отмечала, что ей очень повезло!</text:p>
      <text:p text:style-name="P11">Но постепенно разговоры о ней прекратились, потом он начал намекать, что отношения с ней пошли под откос: все плохо, его постоянно «пилят», ему надоели ее психи, «ей только и нужны, что обнимашки» и «она слишком ми-ми-мишная»...</text:p>
      <text:p text:style-name="P11">Я думала: «Как так? Такой парень — просто сказка! За что же его пилить-то?!»</text:p>
      <text:p text:style-name="P11">И вот лето. Близится мой день рождения. Я решила его пригласить. С его девушкой, конечно же.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text:p>
      <text:p text:style-name="P11">Эта была грандиозная вечеринка в доме с бассейном. Мы веселились и отрывались. Они пришли под вечер. Я отметила, что она очень красивая и ухоженная. Также заметила между ними какое-то напряжение. Стало быть накануне<text:span text:style-name="T4"> они в очередной раз</text:span> поругались.</text:p>
      <text:p text:style-name="P11">Я только сейчас понимаю, что она чувствовала. Я расскажу об этом позже, уже со своей стороны. По всей видимости, это был этап, когда он ее «добивал».</text:p>
      <text:p text:style-name="P11"><text:soft-page-break/>В тот вечер она держалась молодцом — была общительная, сразу же влилась нашу уже поддатую компанию, была естественной и вела себя просто...</text:p>
      <text:p text:style-name="P11">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23"><text:span text:style-name="_30__20_Text"><text:span text:style-name="T27">Это еще один пунктик, на который нужно обратить особое внимание — е</text:span></text:span><text:span text:style-name="T27">сли манипулятор проявляет к вам внимание, но при этом находится в паре, будьте уверены и даже не сомневайтесь — с вами будет тоже самое.</text:span><text:span text:style-name="_30__20_Text"><text:span text:style-name="T27"> Я еще вернусь к этой теме. Обязательно запомните этот момент.</text:span></text:span></text:p>
      <text:p text:style-name="P11">Я почти уверена, что он приводил ей меня в пример, рассказывал обо мне в наилучших красках, с таким воодушевлением, что даже не ревнивый человек почувствует что-то неладное. Он уже тогда внедрил меня в их отношения с ней, а я об этом даже не догадывалась.</text:p>
      <text:p text:style-name="P11">Через месяц-два где-то, мы снова встретились. Я спросила, как там его девушка. С трагической интонацией в голосе, смотря в даль и выдыхая сигаретный дым, он ответил, что «ее больше нет»...</text:p>
      <text:p text:style-name="P11">Я была шокирована,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text:p>
      <text:p text:style-name="P11">Это уже была осень. Я не просто так уточняю временные промежутки. Это важно. Итак, они расстались.</text:p>
      <text:p text:style-name="P44"><text:soft-page-break/>* * *</text:p>
      <text:p text:style-name="P11">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Всегда эти встречи были облегчением. Пока однажды на очередное приглашение он не ответил:</text:p>
      <text:list xml:id="list39399418" text:continue-numbering="true" text:style-name="диалог">
        <text:list-item>
          <text:p text:style-name="P89">Если я приеду, то буду приставать...</text:p>
        </text:list-item>
        <text:list-item>
          <text:p text:style-name="P89">Приезжай. — ответила я.</text:p>
        </text:list-item>
      </text:list>
      <text:p text:style-name="P11">Довольно романтично, на первый взгляд, не так ли? Но вот что мы имеем. Он слишком долго протаптывал почву, чтобы понять — я его не отвергну. Он очень много мне дал, чтоб я его отвергла. Он знал, что мне, как девушке, будет приятно такое внимание.</text:p>
      <text:p text:style-name="P11">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она говорит.</text:p>
      <text:p text:style-name="P23"><text:span text:style-name="T20">Он не высказывает заинтересованности, как, например: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20">Если</text:span></text:span><text:span text:style-name="T20"> я приеду — </text:span><text:span text:style-name="_30__20_Text"><text:span text:style-name="T20">то</text:span></text:span><text:span text:style-name="T20"> буду приставать», прекрасно понимая, что мне и в голову не придет </text:span><text:span text:style-name="T20">ему ответить что-то вроде: «А, да? Ну тогда не приезжай!»</text:span></text:p>
      <text:p text:style-name="P23"><text:span text:style-name="T20">Либо так — либо так. А теперь смотрим чего он этим добился — </text:span><text:span text:style-name="_30__20_Text"><text:span text:style-name="T20">я приняла решение</text:span></text:span><text:span text:style-name="T20">. Меня не спрашивали и не ста</text:span><text:soft-page-break/><text:span text:style-name="T20">вили перед выбором — меня поставили перед фактом. Я бы сказала, что тот день положил начало его игре, но, на самом деле, его игра началась задолго до этого дня.</text:span></text:p>
      <text:p text:style-name="P11">Я знала, что ничего не будет. А есл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11">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11">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11">— Хорошо, что между нами ничего не было...</text:p>
      <text:p text:style-name="P23"><text:span text:style-name="T27">Оказалось, что он сошелся со своей девушкой. Да, е</text:span><text:span text:style-name="_30__20_Text"><text:span text:style-name="T27">го отношения на тот момент еще были</text:span></text:span><text:span text:style-name="T27">. Бесповоротно заканчивались, но еще были. И он уехал. На полгода.</text:span></text:p>
      <text:h text:style-name="P79" text:outline-level="2"><text:s/><text:bookmark-start text:name="Glava_3__Ostaniesh_sia_"/>Глава 3. <text:line-break/>Останешься?<text:bookmark-end text:name="Glava_3__Ostaniesh_sia_"/></text:h>
      <text:p text:style-name="P11">Поздним весенним вечером зазвенел телефон. Новое сообщение:</text:p>
      <text:list xml:id="list39376049" text:continue-numbering="true" text:style-name="диалог">
        <text:list-item>
          <text:p text:style-name="P89">Брожу по ночному городу. Думаю о тебе, вспоминаю...</text:p>
        </text:list-item>
        <text:list-item>
          <text:p text:style-name="P89">Привет. — отвечаю я — Как жизнь?</text:p>
        </text:list-item>
        <text:list-item>
          <text:p text:style-name="P89">Мы на маёвку собираемся. Приезжай.</text:p>
        </text:list-item>
        <text:list-item>
          <text:p text:style-name="P89">Время? Место?</text:p>
        </text:list-item>
      </text:list>
      <text:p text:style-name="P11">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Тяжелый, только что политый подвесной вазон с белоснежной красавицей, купленной по пути... Потом он будет вспоминать:</text:p>
      <text:list xml:id="list39393158" text:continue-numbering="true" text:style-name="диалог">
        <text:list-item>
          <text:p text:style-name="P89">Я увидел ее с цветком и сказал себе: «Все, чувак, ты попал. Сопротивляться больше нет смысла!..»</text:p>
        </text:list-item>
      </text:list>
      <text:p text:style-name="P11">Как романтично!</text:p>
      <text:p text:style-name="P11">Вспоминая тот день, я в замешательстве. Это была странная компания странных людей. К вечеру пошел мел<text:soft-page-break/>кий дождь. Было неуютно и уютно одновременно. Потому, что он.</text:p>
      <text:p text:style-name="P11">Мне надо вспомнить, но память уже вы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text:p>
      <text:p text:style-name="P11">Я выпила очень мало. Помню, как сейчас — это была банка слабоалкогольного напитка. <office:annotation office:name="__Annotation__12797_37434062"><dc:creator>Яна </dc:creator><dc:date>2018-02-22T16:00:06.31</dc:date><text:p text:style-name="P151"><text:span text:style-name="T60">запятая</text:span></text:p></office:annotation>После ночной смены уже поздним вечером я была в состоянии сонной расслабленности.<office:annotation-end office:name="__Annotation__12797_37434062"/> Зашел разговор о такси. Нашлись попутчики — странные люди оказались моими соседями и машину уже вызывали на два адреса. Мы встретились взглядами...</text:p>
      <text:p text:style-name="P11">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не хочет, чтоб я уезжала.</text:p>
      <text:p text:style-name="P11">Тяжело сейчас говорить о том трепетном счастье, которое зарождалось во мне. Потому, что именно тот момент стал точкой невозврата, которая растянулась в линию в три года. Момент, когда он вышел на перекур, позвав меня на балкон и, закурив сигарету, спросил:</text:p>
      <text:list xml:id="list39392334" text:continue-numbering="true" text:style-name="диалог">
        <text:list-item>
          <text:p text:style-name="P89">Останешься?</text:p>
        </text:list-item>
        <text:list-item>
          <text:p text:style-name="P89">Останусь. — ответила я.</text:p>
        </text:list-item>
      </text:list>
      <text:p text:style-name="P11">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23"><text:soft-page-break/><text:span text:style-name="T20">Он спросил меня, останусь ли я... Он просто поинтересовался. Своим «останусь» — я </text:span><text:span text:style-name="_30__20_Text"><text:span text:style-name="T20">опять приняла </text:span></text:span><text:span text:style-name="_30__20_Text"><text:span text:style-name="T27">решение. О</text:span></text:span><text:span text:style-name="T27">н</text:span><text:span text:style-name="T20"> снова, по сути, ничего не предпринял.</text:span></text:p>
      <text:p text:style-name="P11">Я сама пришла к нему в руки. Он не завоевывал меня и не добивался. Это был вопрос, в котором он ни проявил настойчивости, ни выявил желания, чтоб я действительно осталась. Ему даже не пришлось напрягаться — завоевывать, делать жесты, дарить подарки.</text:p>
      <text:p text:style-name="P11">Скажи я тогда, что очень устала, мне кажется, он бы принял и этот ответ и, закрыв за нами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11">Они любят, чтоб само в ручки шло. И оно придет потому, что мудак всегда держится рядом. Этот метод «всегда рядом» — вырабатывает привычку, прощупывает почву намеками, но никогда не прямыми вопросами. Он никогда не предлагает прямо и открыто — он интересуется. Он создает иллюзию как раз в тот момент, когда точно знает, что это сработает!</text:p>
      <text:p text:style-name="P23"><text:span text:style-name="T20">Это завуалированное странное внимание воспринимается жертвой, как «да». Жертва начинает </text:span><text:span text:style-name="T20">строить отношения, еще не понимая, что делает это </text:span><text:span text:style-name="_30__20_Text"><text:span text:style-name="T20">одна</text:span></text:span><text:span text:style-name="T20"> и </text:span><text:span text:style-name="_30__20_Text"><text:span text:style-name="T20">для него</text:span></text:span><text:span text:style-name="T20">.</text:span></text:p>
      <text:p text:style-name="P23"><text:span text:style-name="T20">Постепенно эта живость и жизнерадостность надоедает манипулятору, и он начинает тушить этот огонь. Потом растопчет пепел и пойдет искать новый </text:span><text:span text:style-name="T25">подходящий</text:span><text:span text:style-name="T20"> экземпляр.</text:span></text:p>
      <text:p text:style-name="P11"><text:soft-page-break/>Меня никто не звал — я сама. То, что он мне задал вопрос именно в такой формулировке свидетельствует о том, что он просто «умыл руки».</text:p>
      <text:p text:style-name="P11">Я приняла решение. 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P11">И да, оргазма не было.</text:p>
      <text:h text:style-name="P79" text:outline-level="2"><text:s/><text:bookmark-start text:name="Glava_4__Zachiem_platit__bol_shie_"/>Глава 4. <text:line-break/>Зачем платить больше?<text:bookmark-end text:name="Glava_4__Zachiem_platit__bol_shie_"/></text:h>
      <text:p text:style-name="P11">Он жил в пригороде. Снимал однушку за больше, чем половину своей мизерной ставки. Фрилансил<text:note text:id="ftn3" text:note-class="footnote"><text:note-citation text:label="*">*</text:note-citation><text:note-body><text:p text:style-name="Footnote"><text:span text:style-name="T8">Фрилансер</text:span> (от англ. <text:span text:style-name="T39">freelance - </text:span><text:span text:style-name="T13">внештатно</text:span>)— временно нанятый внештатный сотрудник фирмы, выполняющий свою работу удаленно (дистанционно).</text:p></text:note-body></text:note> вечерами. Я жила в городе, работала по ночам и снимала комнату в трёшке. Я ездила к нему на такси после работы. В мои выходные приезжал он ко мне с ночевкой, ведь так удобнее добираться на работу.</text:p>
      <text:p text:style-name="P11">Казалось, мы были счастливы. Хотя нет. Буду говорить за себя — я была счастлива! Для меня все было волшебно. Но могу сказать, что, скорее всего, это было, как в романе «Про любоff/on<text:note text:id="ftn4" text:note-class="footnote"><text:note-citation text:label="**">**</text:note-citation><text:note-body><text:p text:style-name="Footnote"><text:span text:style-name="T8">«Про люб</text:span><text:span text:style-name="T44">off/on</text:span><text:span text:style-name="T8">»</text:span>, О. Робски, описывающая мир глазами влюбленной женщины и глазами циничного мужчины.</text:p></text:note-body></text:note>».</text:p>
      <text:p text:style-name="P23"><text:span text:style-name="T20">Мне его не хватало. Я хотела его больше. Сейчас я не уверена, что он вообще об этом думал. Странно — мне всегда было все равно, что он приходил ко мне с пустыми руками или просто приносил с собой то, что </text:span><text:span text:style-name="_30__20_Text"><text:span text:style-name="T20">себе</text:span></text:span><text:span text:style-name="_30__20_Text"><text:span text:style-name="T27"> же</text:span></text:span><text:span text:style-name="T20"> купил по пути ко мне, но всегда угощался. Мама как-то спросила меня:</text:span></text:p>
      <text:list xml:id="list39388562" text:continue-numbering="true" text:style-name="диалог">
        <text:list-item>
          <text:p text:style-name="P89">А что он приносит? Конфеты, вино?...</text:p>
        </text:list-item>
        <text:list-item>
          <text:p text:style-name="P89">Ничего, — ответила я.</text:p>
        </text:list-item>
        <text:list-item>
          <text:p text:style-name="P89"><text:soft-page-break/>Как? Что, приходит с пустыми руками?!</text:p>
        </text:list-item>
        <text:list-item>
          <text:p text:style-name="P89">Мам, ну мы же взрослые люди, все всё понимают. К чему эта показуха?!...</text:p>
        </text:list-item>
      </text:list>
      <text:p text:style-name="P11">Первое, что я сделала — навела у него порядки. Было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office:annotation office:name="__Annotation__12875_37434062"><dc:creator>Яна </dc:creator><dc:date>2018-02-22T16:27:51.32</dc:date><text:p text:style-name="P151"><text:span text:style-name="T60">Что тут скажешь? Холостяк!</text:span></text:p></office:annotation>Что тут скажешь — холостяк.<office:annotation-end office:name="__Annotation__12875_37434062"/></text:p>
      <text:p text:style-name="P11">На не застекленном балконе была криво натянутая веревка, на которой сушились его постиранные вещи. Сушились, я полагаю, долго, ибо развешаны они были кучей одна на одной, смятые, и напоминали половые тряпки у уборщиц в подсобках.</text:p>
      <text:p text:style-name="P11">В комнате, если было видно (по разводам), что пытались прибраться, то по углам уже «жили демоны» — там же не видно, если не заглядывать! Кухня была засрана от А до Я. Кухонные поверхности, пол, подоконник — все засаленное, и холодильник, с уже грибами вместо продуктов...</text:p>
      <text:p text:style-name="P11">К слову, трахались мы первый раз на серо-бежевой махровой простыне, некогда розовой. Даже не могу себе представить сколько времени она была не стиранная. По всей видимости долго <office:annotation office:name="__Annotation__12917_37434062"><dc:creator>Яна </dc:creator><dc:date>2018-02-22T16:32:06.32</dc:date><text:p><text:span text:style-name="T60"><text:s/></text:span><text:span text:style-name="T60">,потому что</text:span></text:p></office:annotation>потому, что<office:annotation-end office:name="__Annotation__12917_37434062"/> простынь-то была единственная.</text:p>
      <text:p text:style-name="P11">Укрывались пледиком, тем самым — с пикника. Подушка, по ее виду, была наглым образом украдена у бомжей — без наволочки и вся в пятнах. Но ведь с милым рай и в шалаше!..</text:p>
      <text:p text:style-name="P11"><text:soft-page-break/>Помню, когда я постирала это плед, то выслушала от милого претензии, ведь у этого невзрачного пледика, как потом оказалось, была целая история: на нем перетрахались все и со всеми... К слову, рассказывал он мне эти интересные факты из своей жизни с шуточной интонацией. Мне и в голову не могло придти, что это правда. А это оказалась правда...</text:p>
      <text:p text:style-name="P11">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text:span text:style-name="T39">Domestos'</text:span><text:span text:style-name="T13">а</text:span><text:span text:style-name="T39">.</text:span></text:p>
      <text:p text:style-name="P11">Единственное, что в его доме было чистым, так это компьютерный стол, за которым он фрилансил и шпилил<text:note text:id="ftn5" text:note-class="footnote"><text:note-citation text:label="*">*</text:note-citation><text:note-body><text:p text:style-name="Footnote"><text:span text:style-name="T8">Шпилить</text:span> <text:span text:style-name="T1">(от нем. </text:span><text:span text:style-name="T40">s</text:span><text:span text:style-name="T1">pielen или комп. жарг.)</text:span><text:span text:style-name="T4">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11">В общем, вся эта картина –<text:span text:style-name="T39"> </text:span>показатель того, что человек засранец и редкостный неряха. Он жил один, а одному, порой, много не надо, и его все устраивало. Но ведь теперь он не один. Мы пара. Все изменится...</text:p>
      <text:p text:style-name="P44"><text:soft-page-break/>* * *</text:p>
      <text:p text:style-name="P11">Первое время все было хорошо. Обнимая меня он часто говорил:</text:p>
      <text:list xml:id="list39392425" text:continue-numbering="true" text:style-name="диалог">
        <text:list-item>
          <text:p text:style-name="P89">Блин, Каминская, я не могу поверить, что это ты!</text:p>
        </text:list-item>
      </text:list>
      <text:p text:style-name="P11">Мы дорвались друг к другу, мы не могли друг другом насладиться! Это было похоже на сказку, но мне было мало. Мы же не малолетки какие, чтоб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 малые.</text:p>
      <text:p text:style-name="P11">Простая математика — если посчитать, сколько он платит за свое жилье и я за свое, получится неплохая квартирка возле метро. Но думала об этом, к сожалению, только я. Не могу сказать, что он упирался, но внятное «да» я услышала только после вот этих моих аргументов, и мы нашли квартиру.</text:p>
      <text:p text:style-name="P11">Я продолжала <text:span text:style-name="T1">принимать решения</text:span> и строила отношения, не подозревая, какая будет «благодарность».</text:p>
      <text:p text:style-name="P11">Как и все манипуляторы —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11">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качества, <text:soft-page-break/>за которые, по его словам — он меня полюбил. Теперь они вызывали у него отвращение и стыд.</text:p>
      <text:p text:style-name="P11">К слову, уже тогда можно было сообразить, что он совершенно безынициативен. При том что он экономист по образованию, он совершенно не считал деньги! Кто-то из вас может предположить, что он просто не хотел съезжаться. Нет. Хотел. Просто не хотел прилагать усилия.</text:p>
      <text:p text:style-name="P11">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text:span text:style-name="T1">принимать все новые решения</text:span>, и, как следствие — ответственность за эти решения ложились на мои плечи.</text:p>
      <text:h text:style-name="P79" text:outline-level="2"><text:s/><text:bookmark-start text:name="Glava_5__Introviert"/>Глава 5. <text:line-break/>Интроверт<text:bookmark-end text:name="Glava_5__Introviert"/></text:h>
      <text:p text:style-name="P43">Но одна лишь склонность к интроверсии не сделает из вас мыслителя.</text:p>
      <text:p text:style-name="P51">Автор неизвестен</text:p>
      <text:p text:style-name="P11">Нашим отношениям примерно месяца два, и мы столкнулись с притирками. У нас были разные графики, и виделись мы реже, чем того хотелось бы. В один прекрасный момент я соскучилась и захотела вот-так-вот просидеть в обнимку наедине в «ничегонеделании», как, например, пару недель назад, когда, обнимая меня, все еще не мог в это поверить.</text:p>
      <text:p text:style-name="P11">Да, я заскучала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39399859" text:continue-numbering="true" text:style-name="диалог">
        <text:list-item>
          <text:p text:style-name="P89">Мы же живем вместе, что тебе еще надо?!</text:p>
        </text:list-item>
      </text:list>
      <text:p text:style-name="P11">Он очень поглощен идеей о собственной свободе. Называя себя «интровертом», он лишь пытался оправдать свою <text:soft-page-break/>черствость, которую раньше хоть как-то скрывал, <text:span text:style-name="T1">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11">Он ищет объяснение, почему, например, его иногда бесят окружающие люди, и находит их в дешевых статьях о <text:span text:style-name="T1">полюсах личности</text:span>. Он узнает себя в описании понятия «интроверт», и этот ответ его удовлетворяет.</text:p>
      <text:p text:style-name="P11">Он хочет побыть один потому, что он — Ннтроверт. Очень удобно! При этом, почему-то, это утверждение не мешает ему комфортно проводить время в больших компаниях, легко заводить новые знакомства, активно участвовать в оживленных беседах<office:annotation office:name="__Annotation__13044_37434062"><dc:creator>Яна </dc:creator><dc:date>2018-02-22T16:56:31.32</dc:date><text:p text:style-name="P151"><text:span text:style-name="T60">запятая</text:span></text:p></office:annotation>, и, при этом<office:annotation-end office:name="__Annotation__13044_37434062"/> веселиться без ущерба своей «отшельнической» натуре.</text:p>
      <text:p text:style-name="P11">На свой вопрос «почему?» он искал ответы не в той области.</text:p>
      <text:p text:style-name="P11">Интроверт! Он очень часто повторял это слово, и всегда — когда был мне нужен. При этом, он не сторонился больших компаний, вопреки характеристике этого понятия, к которому он себя привязывал.</text:p>
      <text:p text:style-name="P11">Он не был замкнутым в общении. Он повторял, что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P11">Зато, если ему что-нибудь от меня нужно — мы будем говорить до трех ночи, и ему наплевать, что я зеваю 20 раз в минуту и мне рано вставать на работу! Для него <text:span text:style-name="T1">это</text:span> важно. Я не могла просто встать и уйти, как он обычно делал. <text:soft-page-break/>Обидеть его, означало сделать себе же хуже, но об этом позже.</text:p>
      <text:p text:style-name="P11">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когда у него было хорошее настроение. В общем, сказка закончилась. Я его хотела постоянно. Но стоило мне подойти к нему, я слышала:</text:p>
      <text:list xml:id="list39379670" text:continue-numbering="true" text:style-name="диалог">
        <text:list-item>
          <text:p text:style-name="P89">Ты же знаешь — я интроверт. Давай потом.</text:p>
        </text:list-item>
      </text:list>
      <text:p text:style-name="P44">* * *</text:p>
      <text:p text:style-name="P11">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в обществе.</text:p>
      <text:p text:style-name="P11">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ятие и поведение, заставляя взаимодействовать с этими факторами.</text:p>
      <text:p text:style-name="P11">Другими словами, вокруг нас очень много всего происходит, и мы можем реагировать, изменять или игнорировать происходящее, что и является нашим взаимодействием с окружающим миром.</text:p>
      <text:p text:style-name="P11">Все это говорит о том, что никто не может быть исключительным интровертом, или экстравертом — это неточное <text:soft-page-break/>преувеличение. Скорее социопатом или социофилом. Или, как минимум, <text:span text:style-name="T1">склонностью</text:span> к интроверсии или экстраверсии.</text:p>
      <text:p text:style-name="P11">К черту полумеры, ведь так? Мы либо любим, либо нет. Либо верим, либо нет. Знаем или не знаем. Тут только черное или белое, но тем не менее в мире очень много красок. Вот так все запутано. Но вернемся к сути.</text:p>
      <text:p text:style-name="P11">Не интроверт и не экстраверт. Ни вы, ни я, ни кто бы то ни было. Это просто банальные отговорки с единственной целью — оправдать свое поведение в данный конкретный момент времени.</text:p>
      <text:p text:style-name="P11">Вот и тут такая же ситуация. Еще неделю назад он не мог мной налюбоваться, а сегодня предпочтет мне компьютерную игру.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P44">* * *</text:p>
      <text:p text:style-name="P11">Не прошло и пару месяцев нашего сожительства, как однажды, придя домой с ночной смены, я увидела на его мониторе его включенного компьютера фотографию во весь экран. Он спал, и, по всей видимости, забыл ее закрыть.</text:p>
      <text:p text:style-name="P11">На фото крупным планом был изображен минет. Все что было видно — это спрятанное от камеры мужское достоинство в устах девушки и ее русый локон, который скрывал часть ее лица.</text:p>
      <text:p text:style-name="P11"><text:soft-page-break/>Я не знаю, была ли это картинка из интернета или фото «постельной» сцены с одной из его бывших, но суть была ясна — он развлекался сам с собой, как прыщавый подросток, когда у него есть «любимая» девушка.</text:p>
      <text:p text:style-name="P23"><text:span text:style-name="T20">На мой вопрос: «Как это понимать?», он ответил, что это ничего не значит, и, как и всегда, замял эту тему. Я</text:span><text:span text:style-name="_30__20_Text"><text:span text:style-name="T27"> даже не поняла, как он так просто ушел от объяснений</text:span></text:span><text:span text:style-name="T27">!</text:span></text:p>
      <text:p text:style-name="P8">Интересно, это можно считать изменой?</text:p>
      <text:p text:style-name="P11">Если не учитывать причины этого поступка, что это было? Банальная невнимательность или попытка вогнать меня в комплексы? Вопрос остался без ответа. Но смысл один — деструктив во всей своей красе!</text:p>
      <text:p text:style-name="P11">К слову, впоследствии я еще пару раз ловила его за этим увлекательным делом...</text:p>
      <text:p text:style-name="P23"><text:span text:style-name="T20">Так или иначе, его отношение и поведение тогда говорило мне о том, что </text:span><text:span text:style-name="_30__20_Text"><text:span text:style-name="T20">со мной что-то не так.</text:span></text:span><text:span text:style-name="T20"> Это теперь я знаю, что свои комплексы и заниженную самооценку он пытался спроецировать на мне. Деструктивные личности обычно так и поступают — заставляют других мучиться от собственных недостатков, мастерски «навешивая» их на несчастных жертв.</text:span></text:p>
      <text:p text:style-name="P11">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text:p>
      <text:p text:style-name="P23"><text:span text:style-name="T20">Замешательство! Еще вчера все было хорошо, но уже сегодня что-то не так. Что не так? Что-то во мне? Ну да, раз </text:span><text:span text:style-name="_30__20_Text"><text:span text:style-name="T27">он</text:span></text:span><text:span text:style-name="T20"> отстранился. А что во мне не так? Я не подхожу ему в постели? Может я что-то сказала глупое, или обидела </text:span><text:soft-page-break/><text:span text:style-name="T20">чем? А может ему понравилась другая девочка? Или он понял, что не готов к серьезным отношениям?..</text:span></text:p>
      <text:p text:style-name="P23"><text:span text:style-name="T20">И я задавала и задавала себе вопросы, даже не представляя, где искать на них ответы. Нашла — я недостаточно хороша для него</text:span><text:span text:style-name="_30__20_Text"><text:span text:style-name="T20">, надо стараться стать лучше!</text:span></text:span></text:p>
      <text:p text:style-name="P11">Знаете, это как дрессировка.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В воскресенье я все еще его хочу! У меня ведь мужик под боком, а я недолюбленная! Похожу к нему, целую, и слышу:</text:p>
      <text:list xml:id="list39371040" text:continue-numbering="true" text:style-name="диалог">
        <text:list-item>
          <text:p text:style-name="P89">У меня создается впечатление, будто тебе кроме секса и обнимашек больше ничего не нужно!</text:p>
        </text:list-item>
      </text:list>
      <text:p text:style-name="P11">Но потом, в самый неожиданный для меня момент, особенно когда я чем-то занята, он вдруг изъявляет желание побыть вместе! Получив кучу комплиментов от милого после близости, я снова сталкивалась с его равнодушием в <text:span text:style-name="T1">этом </text:span><text:span text:style-name="T4">плане.</text:span></text:p>
      <text:p text:style-name="P23"><text:span text:style-name="T20">Конечно меня это обижало. Конечно, я обижалась, но — </text:span><text:span text:style-name="T25">старалась</text:span><text:span text:style-name="T20"> быть еще лучше, чтоб не расстроить, чтоб не разочаровать! Я уже старалась реже подходить, но чем реже я проявляла свои желания, тем крепче он привыкал к тому, что</text:span><text:span text:style-name="T27"> </text:span><text:span text:style-name="_30__20_Text"><text:span text:style-name="T27">мне ничего не нужно — я</text:span></text:span><text:span text:style-name="T20"> же молчу!</text:span></text:p>
      <text:p text:style-name="P11">Стоило мне обратить на себя его внимание, как тут же он вешал на меня ярлык вечно недовольной нимфоманки, явно преувеличивая мое желание побыть с ним наедине.</text:p>
      <text:p text:style-name="P23"><text:soft-page-break/><text:span text:style-name="T20">Получается, что кто-то </text:span><text:span text:style-name="_30__20_Text"><text:span text:style-name="T20">одна</text:span></text:span><text:span text:style-name="T20"> из нас хочет близости, стремясь к нормальным отношениям, прояв</text:span><text:span text:style-name="T20">ляет инициативу, ничего не получает, остается </text:span><text:span text:style-name="T20">каждый раз отвергнутая, и еще получает сверху поток упреков за то, что надоедает.</text:span></text:p>
      <text:p text:style-name="P11">Казалось бы, такое поведение в отношениях встречается сплошь и рядом. Практически в каждой семье и с ее стороны, и с его, может начаться подобного рода игнор. <text:span text:style-name="T13">Существует множество факторов, в связи с которыми п</text:span>оловая жизнь не вызывает уже былого трепета, как, например, в <text:span text:style-name="T1">конфетно-цветочный</text:span> период...</text:p>
      <text:p text:style-name="P11">Может случиться так, что охваченной стрессами после рождения ребенка или рабочими форс-мажорами женщине, как говорится, не до интима.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text:p>
      <text:p text:style-name="P11">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11">Но у мужчин в этом плане все обстоит немного по-другому — чем сильнее проблемы, тем сильнее потребность снять напряжение, отвлечься. Сильная половина человечества снимает напряжение сексом. Именно в этот момент мужчина чувствует себя Мужчиной в прямом смысле этого слова.</text:p>
      <text:p text:style-name="P11"><text:soft-page-break/>Защитник, воин и — самец! Удовлетворяя свою женщину, мужчина чувствует свою силу, свое мужское начало, что удовлетворяет и его самого.</text:p>
      <text:p text:style-name="P11">Итак мы поняли, что существует множество различных обстоятельств, которые влияют на интимную жизнь партнеров: время, проблемы, появление детей и т. д. Но заметьте — не в <text:span text:style-name="T1">конфетно-цветочный</text:span> период, когда люди еще даже не изучили друг друга, не приелись к друг другу, и нет никаких обстоятельств, которые бы смогли сделать секс непривлекательным для одного из них.</text:p>
      <text:p text:style-name="P11">Да, именно в этот период я оказалась виноватой, наказанной, даже не получив то, чего хотела — близости. Как это унизительно просить близости в отношениях! Такой неприятный осадок всегда оставался...</text:p>
      <text:p text:style-name="P11">Так мы и жили. Я хотела его, потому, что любила и мне его было слишком мало. А он хотел побыть один, потому что:</text:p>
      <text:list xml:id="list39383520" text:continue-numbering="true" text:style-name="диалог">
        <text:list-item>
          <text:p text:style-name="P89">Мы же живем вместе, что тебе еще надо?!</text:p>
        </text:list-item>
      </text:list>
      <text:p text:style-name="P11">Или:</text:p>
      <text:list xml:id="list39377590" text:continue-numbering="true" text:style-name="диалог">
        <text:list-item>
          <text:p text:style-name="P89">Ты же знаешь - я интроверт.</text:p>
        </text:list-item>
      </text:list>
      <text:p text:style-name="P11">И правда, мы ведь вместе, казалось бы... Но в этом и ирония. Отталкивая меня, он все сильнее меня притягивал к себе теми редкими моментами, в которых проявлял ко мне внимание. Дрессировка: «Вот тебе кусочек. Больше пока нет. Будет — дам еще. Сиди и жди. Я дам тебе знать.»</text:p>
      <text:p text:style-name="P11">Он «стирал» все прекрасные ощущения, что были в начале. Но я-то знаю, что я ничего такого не сделала! Он просто что-то не так понял, наверное... Надо его как-то по<text:soft-page-break/>радовать... И все! И я в сетях, под названием «Я не понимаю, что происходит»! А непонимание, как мы знаем, порождает постоянные сомнения и поиски ответов. Напряжение.</text:p>
      <text:p text:style-name="P44">* * *</text:p>
      <text:p text:style-name="P11">У меня в руках был меч, но сражалась я с ветром<office:annotation office:name="__Annotation__13257_37434062"><dc:creator>Яна </dc:creator><dc:date>2018-02-22T17:22:39.33</dc:date><text:p text:style-name="P151"><text:span text:style-name="T60">запятая</text:span></text:p></office:annotation>, в то время, как<office:annotation-end office:name="__Annotation__13257_37434062"/> мне устраивали засады на пути к отступлению. Я уже тогда была на крючке. Я и не думала бежать! Я осталась строить отношения с человеком, который меня поддерживает, который меня любит... просто он сейчас... немного занят.</text:p>
      <text:p text:style-name="P11">И да, я остыла. Я прекратила вешаться ему на шею<office:annotation office:name="__Annotation__13302_37434062"><dc:creator>Яна </dc:creator><dc:date>2018-02-22T17:23:34.33</dc:date><text:p text:style-name="P151"><text:span text:style-name="T60">запятая</text:span></text:p></office:annotation>, потому что<office:annotation-end office:name="__Annotation__13302_37434062"/> знала — при каждой попытке заняться любовью я буду отвергнута и осыпана обвинениями и упреками в том, что надоедаю. И я перестала пытаться.</text:p>
      <text:p text:style-name="P11">Я ждала, когда он сам захочет, но, даже в том случае, не могла в полной мере насладиться этой близостью — негативные ассоциации. Это было моим знакомством с когнитивным диссонансом. Я хотела с ним близости потому, что любила, и <text:span text:style-name="T1">не</text:span> хотела, ведь он меня постоянно отвергал, совершенно не понимая, как к этому всему относиться!</text:p>
      <text:p text:style-name="P11">В последние пару месяцев отношений секса просил уже он, и я ловила себя на мысли, что теперь уже я ссылаюсь на «головную боль» или действительно устала, что раньше не мешало мне кувыркаться с ним в постели, а, наоборот, было «лекарством».</text:p>
      <text:p text:style-name="P11"><text:soft-page-break/>Мысли о близости с ним ассоциировались у меня с негативом. Он перестал меня возбуждать. Каждый раз, когда дело к <text:span text:style-name="T1">тому</text:span> шло, я просто находила себе другое занятие, объясняя это тем, что сначала нужно сделать все дела, а потом уже развлекаться.</text:p>
      <text:p text:style-name="P44">* * *</text:p>
      <text:p text:style-name="P11">Уже тогда я увидела пару недостатков. К его неряшливости прибавилась безответственность и резкость. Я аккуратно намекала, но это воспринималось, как замечание. Оказалось, замечаний мы тоже не любим и реагируем на них — обидой.</text:p>
      <text:p text:style-name="P11">А ведь я все еще не понимала, что происходит!</text:p>
      <text:p text:style-name="P23"><text:span text:style-name="T20">Интроверт, так интроверт. Так забейся ты в чулан и сиди размышляй о жизни! Но нет! Друзья - </text:span><text:span text:style-name="T20">да! Кому-то помочь? Да! Помочь мне — занят! Шпилить — да, потрахаться — занят!..</text:span></text:p>
      <text:p text:style-name="P23"><text:span text:style-name="T20">Я погрузилась в долгие раздумья на тему</text:span><text:span text:style-name="T27"> «Ч</text:span><text:span text:style-name="_30__20_Text"><text:span text:style-name="T27">то со мной не так?»</text:span></text:span><text:span text:style-name="T27">.</text:span><text:span text:style-name="T20"> Что-то выпало из моего внимания и я не понимала, что именно.</text:span></text:p>
      <text:p text:style-name="P11">Он привязывал меня к себе еще крепче, но, при этом, держался на расстоянии. Конечно, он объяснял это тем, что я нарушаю его личное пространство! Это всегда очень раздражало меня. Я уже тогда не видела тандема, дуэта, как раньше...</text:p>
      <text:p text:style-name="P11">Мы стали критически мало времени проводить вместе. Он начал сторониться меня и всегда находил объяснение — <text:soft-page-break/>я интроверт. Как будто это слово — магическое заклинание, которое волшебным образом освобождает его от моего общества. Благо, что не дело дошло до «волшебной палочки» по голове.</text:p>
      <text:p text:style-name="P11">И это не тот случай, когда он мне давал, а мне было мало, как вы могли подумать. Нет. Он не давал ничего, и наказывал тогда, когда я просила хоть что-то.</text:p>
      <text:p text:style-name="P11">Появились первые признаки недосказанности и, так сказать, мутности. Расшифровывая его поведение сейчас, я понимаю, что уже тогда он начал мне врать, часто заставлял меня его ждать, и этим ожиданием вырабатывал все новые и новые позывы зависимости от его общества.</text:p>
      <text:p text:style-name="P11">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11">Это было странно, но уже тогда я начала замечать, что в его жизни я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 Типа я есть и норм.</text:p>
      <text:p text:style-name="P11">Компьютерная игра, как бы банально это не звучало, была для него любимым времяпровождением. В самый неожиданный момент он мог «подвинуть» запланированный вечер со мной из-за его неутолимого желания сыграть «боёчек».</text:p>
      <text:p text:style-name="P44"><text:soft-page-break/>* * *</text:p>
      <text:p text:style-name="P11">Хочу заметить, что многие люди любят увлечься чем-то и побыть наедине с собой. И я не исключени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text:p>
      <text:p text:style-name="P23"><text:span text:style-name="T20">Это нормально, но! Когда это занятие отбирает </text:span><text:span text:style-name="_30__20_Text"><text:span text:style-name="T20">все</text:span></text:span><text:span text:style-name="T20"> свободное время, отношения перестают быть здоровыми и начинают приносить боль.</text:span></text:p>
      <text:p text:style-name="P23"><text:span text:style-name="T20">Когда один из партнеров </text:span><text:span text:style-name="_30__20_Text"><text:span text:style-name="T20">слишком часто</text:span></text:span><text:span text:style-name="T20"> предпочитает заняться чем-то своим, нежели общим делом или совместить отдых и досуг, это свидетельствует о намеренной отчужденности и безразличии. Это, несомненно, вызовет ряд негативных эмоций со стороны второго партнера и станет толчком для начала этапа выяснений отношений.</text:span></text:p>
      <text:p text:style-name="P11">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Я просила его не идти так быстро, но он игнорировал мои просьбы, заставляя меня его догонять.</text:p>
      <text:p text:style-name="P11">Я даже пыталась экспериментировать и шла очень быстро, чтобы идти с ним наравне. Но если я ускоряла шаг, то и он ускорялся и всегда был впереди, а мне приходилось почти бежать за ним, как хвостик.</text:p>
      <text:p text:style-name="P11">Психология говорит, что манера широко шагать свойственна экстравертам.</text:p>
      <text:p text:style-name="P11"><text:soft-page-break/>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снова отвлекла его от размышлений или любимой музыки. Гулять с ним было мягко говоря — скучно.</text:p>
      <text:p text:style-name="P11">К слову, я приспособилась и к этому — читала или тоже слушала музыку, но ирония заключалась в том, что стоит его телефону разрядиться, ему становилось скучно. И? Что он делал? Отвлекал меня от чтения или музыки, и заводил внезапно появившуюся интересную тему!</text:p>
      <text:p text:style-name="P11">Он стал все чаще уходить от прямых ответов. Его аргументы стали слабыми. Он уклонялся от решения любых проблем. Стал чаще обижаться или открытым текстом заявлял, что я нарушаю его покой, когда я его просила что-то сделать.</text:p>
      <text:p text:style-name="P23"><text:span text:style-name="T20">Мои просьбы стали восприниматься в «штыки». Уже тогда он мог пообещать мне что-то сделать, но</text:span><text:span text:style-name="T27"> </text:span><text:span text:style-name="_30__20_Text"><text:span text:style-name="T27">не сдерживал свое слово в самый последний момент</text:span></text:span><text:span text:style-name="T27">.</text:span><text:span text:style-name="T20"> Это порождало во мне ощущение, что меня обманули и вызывало чувство обиды, хоть он и красноречиво описывал причины.</text:span></text:p>
      <text:p text:style-name="P23"><text:span text:style-name="T20">Я жду его дома, потому что он заставляет меня его ждать своими обещаниями, но к назначенному времени оказывается, что появилось «срочное дело», как раз в тот момент, когда его обещание должно быть выполнено! Это не единичный слу</text:span><text:span text:style-name="T20">чай. Так было практически каждый раз, когда у</text:span><text:span text:style-name="T27"> </text:span><text:span text:style-name="_30__20_Text"><text:span text:style-name="T27">нас</text:span></text:span><text:span text:style-name="T27"> </text:span><text:span text:style-name="T20">были договоренности.</text:span></text:p>
      <text:p text:style-name="P11"><text:soft-page-break/>О изменениях в планах он всегда говорил с сожалением, <text:span text:style-name="T4">показывая</text:span>, что и сам расстроен, получал мое понимание и занимался своими делами. «Всегда» — единственное слово, которое описывает частоту таких таких случаев.</text:p>
      <text:p text:style-name="P11">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11">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44">* * *</text:p>
      <text:p text:style-name="P11">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1">выбирать</text:span> свою эмоцию по отношению к чему либо.</text:p>
      <text:p text:style-name="P11">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любого другого характера, будь то хобби или музыкальные вкусы.</text:p>
      <text:p text:style-name="P23"><text:span text:style-name="T20">Мы выбираем жанры, характер развлечений и </text:span><text:span text:style-name="_30__20_Text"><text:span text:style-name="T20">людей</text:span></text:span><text:span text:style-name="T20">, сущность которых нам, так или иначе, близка и подходит по ряду качеств. Руководствуясь своим отношением к этим </text:span><text:soft-page-break/><text:span text:style-name="T20">качествам, мы, соответственно, выбираем людей, суждения которых похожи на наши.</text:span></text:p>
      <text:p text:style-name="P11">Мы выбираем сами, как нам реагировать, и эта реакция основывается как раз на ряде убеждений и принципов, которые формируют наши характеры.</text:p>
      <text:p text:style-name="P11">Мы выбираем людей по схожести их мировоззрения со собственным внутренним миром, потому что хотим, чтоб нас понимали, и держимся рядом с ними, благодаря совпадениям наших черт. Похожего <office:annotation office:name="__Annotation__13727_37434062"><dc:creator>Яна </dc:creator><dc:date>2018-02-22T18:26:39.34</dc:date><text:p text:style-name="P151"><text:span text:style-name="T60">запятая</text:span></text:p></office:annotation>человека, ведь <office:annotation-end office:name="__Annotation__13727_37434062"/>легче понять!</text:p>
      <text:p text:style-name="P23"><text:span text:style-name="T20">И вот тут стоит напомнить об эмпатии. Ведь, говоря простыми словами, эмпатия — это, своего рода, </text:span><text:span text:style-name="_30__20_Text"><text:span text:style-name="T20">способность поставить себя на место другого.</text:span></text:span><text:span text:style-name="T20"> Схожесть, в данном случае, облегчает этот процесс для обеих сторон, и вероятность найти объяснение поступкам и действиям увеличивается.</text:span></text:p>
      <text:p text:style-name="P11">В этих отношениях сначала было также. Я выбрала человека, который продемонстрировал мне невероятную схожесть между нами. Ключевое слово — продемонстрировал.</text:p>
      <text:p text:style-name="P11">Я считала, что мы нашли друг друга в этом огромном мире. Но потом все начало меняться, и, вместо понимания, я столкнулась с эгоистичностью с его стороны, что исключало возможность понять и объяснить его действия уже с моей стороны. </text:p>
      <text:p text:style-name="P11">Меня призывали понять, что обстоятельства изменились, и я ставила себя на его место. При этом во мне вызывали чувство вины, если я протестовала, что отбирало у меня возможность выбирать как к этому относиться.</text:p>
      <text:p text:style-name="P11"><text:soft-page-break/>Я прогибалась от его обвинений и хоронила свои эмоции недовольства в себе. Чувство вины оказалось слишком сильным оружием и всегда способствовало моему выбору в пользу обвинителя.</text:p>
      <text:p text:style-name="P11">Стоит ли говорить о том, что мои попытки воззвать к пониманию оборачивались для меня крайне неприятными последствиями? В тот самый момент, когда я о чем-то хотела его попросить, он говорил, что ему нужен «надежный тыл», явно заставляя меня признать, что я таковым не являюсь. А должна бы...</text:p>
      <text:p text:style-name="P11">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11">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 ведь мы же пара. Ведь близкие люди всегда должны относиться с пониманием друг к другу...</text:p>
      <text:p text:style-name="P11">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11">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так опа... и замотал. И сказал: «Пустяки. Там ничего нет. Не выдумывай.»</text:p>
      <text:p text:style-name="P11"><text:soft-page-break/>А она под тем бинтиком ноет, печет.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эту боль и срываешь этот бинт.</text:p>
      <text:p text:style-name="P11">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P11">Любой нормальный человек в отношениях понимает им ценность, пытается их сохранить, поэтому первые признаки манипулирования и воспринимаются, как недоразумение. «Скоро все наладится, ему просто нужно отдохнуть... Ведь было же все в порядке!» Ну и конечно — поиск своей вины. Он отвлекает от выяснений отношений на какое-то время.</text:p>
      <text:p text:style-name="P11">Потом возникало желание поговорить, обсудить это недоразумение. Так как мы уже знаем, что мудаки — существа обидчивые, тратилось еще какое-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P11">В ходе разговора я получала свое «заслуженное»:</text:p>
      <text:list xml:id="list39376170" text:continue-numbering="true" text:style-name="диалог">
        <text:list-item>
          <text:p text:style-name="P89">Что ты выдумываешь?</text:p>
        </text:list-item>
      </text:list>
      <text:p text:style-name="P11">Или:</text:p>
      <text:list xml:id="list39392357" text:continue-numbering="true" text:style-name="диалог">
        <text:list-item>
          <text:p text:style-name="P89"><text:soft-page-break/>Ты поражаешь меня своей иррациональностью!</text:p>
        </text:list-item>
      </text:list>
      <text:p text:style-name="P11">И шла в угол зализывать свои ранки и думать, как сделать так, чтоб теперь за эту иррациональность простили.</text:p>
      <text:p text:style-name="P11">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text:p>
      <text:p text:style-name="P11">Его аргументы и объяснения порой были даже абсурдными! Но и это было своего рода тактикой. Весь этот абсурд сбивал меня с толку, а приправа из мгновенных обвинений и упреков в непонимании лишь закрепляла его позицию «жертвы», с которой якобы не считаются. Мои чувства во внимание не принимались.</text:p>
      <text:p text:style-name="P11">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не в лучшую сторону. Не для нас. Нет. Для меня.</text:p>
      <text:p text:style-name="P11">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P44"><text:soft-page-break/>* * *</text:p>
      <text:p text:style-name="P11">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11">Проведем параллель.</text:p>
      <text:p text:style-name="P5">Немногословность.</text:p>
      <text:p text:style-name="P11">Сложно описать его манеру ведения диалога. Точнее — монолога. Именно такими были обычно наши, так называемые, разговоры. Сказать, что что он немногословен, все равно, что утверждать, что у собаки пять лап.</text:p>
      <text:p text:style-name="P5">Пунктуальность.</text:p>
      <text:p text:style-name="P11">Я знаю историю, как ему доверили ж/д билеты, а он проспал на поезд, не поехал сам и подвел еще нескольких человек. Подобных ситуаций было больше, чем несколько. Он совершенно безответственен не только, когда речь касается чужих интересов, а и его собственных. «Проспать свое счастье» — это про него.</text:p>
      <text:p text:style-name="P5">Педантичность.</text:p>
      <text:p text:style-name="P11">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text:soft-page-break/>жизнью. Так же педантам характерна забота о своем здоровье, среди них практически не встречаются случаи алкоголизма и наркомании. </text:p>
      <text:p text:style-name="P11">Противоположность, тут уж ничего не скажешь. Ведь все качества, описывающие эту черту характера, моему парню совершенно не свойственны. Для него не существует <office:annotation office:name="__Annotation__14355_37434062"><dc:creator>Яна </dc:creator><dc:date>2018-02-23T10:04:17.34</dc:date><text:p text:style-name="P151"><text:span text:style-name="T60">запятая</text:span></text:p></office:annotation>правил кроме<office:annotation-end office:name="__Annotation__14355_37434062"/> тех, которые он сам устанавливает и меняет, когда ему это выгодно.</text:p>
      <text:p text:style-name="P11">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отчет своим действиям и часто все делал «на автомате».</text:p>
      <text:p text:style-name="P11">К тому же педантизм подразумевает склонность к планированию. Так что, нет — педантизм ему не свойственен.</text:p>
      <text:p text:style-name="P5">Независимость в суждениях.</text:p>
      <text:p text:style-name="P11">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11">Было даже немного обидно наблюдать, как он выдает мои идеи за свои в моем же присутствии. Еще какое-то время он их критиковал за ту самую иррациональность, а сейчас, благодаря им, собирает аплодисменты за находчивость и креативность.</text:p>
      <text:p text:style-name="P5">Сила воли.</text:p>
      <text:p text:style-name="P11"><text:soft-page-break/>Если я правильно понимаю, то здесь речь идет о самодисциплине и способности преодолевать препятствия на пути к достижению своих целей.</text:p>
      <text:p text:style-name="P11">Цель: стать качком.</text:p>
      <text:p text:style-name="P11">Действия: покупка абонемента и дорогой брендовой спортивной сумки (стоимостью, как годовой абонемент).</text:p>
      <text:p text:style-name="P11">Достижение: спортивная сумка превратилась в дорожную, абонемент использовался лишь в течении месяца.</text:p>
      <text:p text:style-name="P11">Цель: стать водителем байка.</text:p>
      <text:p text:style-name="P11">Действия: ходил на курсы по вождению.</text:p>
      <text:p text:style-name="P11">Достижение: курсы не закончил.</text:p>
      <text:p text:style-name="P11">Этот список можно продолжить, но зачем, когда итак все ясно?</text:p>
      <text:p text:style-name="P5">Самоанализ.</text:p>
      <text:p text:style-name="P11">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 инструментом.</text:p>
      <text:p text:style-name="P11">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Самоанализ априори подразумевает результат и не может стоять в одном ряду с безответственностью и ленью. Ну или может, только безрезультатно...</text:p>
      <text:p text:style-name="P44"><text:soft-page-break/>* * *</text:p>
      <text:p text:style-name="P11">Рассматривая характеристику его характера, стоит отметить и такие положительные качества, как трудолюбие, целеустремленность и амбициозность. Но проблема в том, что при достижении своих <office:annotation office:name="__Annotation__14609_37434062"><dc:creator>Яна </dc:creator><dc:date>2018-02-23T10:16:30.34</dc:date><text:p text:style-name="P151"><text:span text:style-name="T60">запятая</text:span></text:p></office:annotation>целей, люди<office:annotation-end office:name="__Annotation__14609_37434062"/> для него — лишь инструменты для поставки ресурсов, не более. Использовав одних, он избавлялся от них, и переключался на поиски новых ресурсов.</text:p>
      <text:p text:style-name="P11">Он уходит оттуда, где его не ценят. Он не способен смириться с непризнанностью. Любое малейшее замечание может демотивировать его, не смотря на то, что оно обоснованное и не несет в себе цели обидеть или унизить. Цель, которую он себе поставил, как правило, не была достигнута. В его интерпретации виноваты другие — помешали. Зачастую, мешают тот, кто не оценил или занизил его способности.</text:p>
      <text:p text:style-name="P11">Итак, размышляя об этом уже сейчас, могу предположить, что именно тогда моя любовь к нему стала иллюзией. Я вспоминала каким было его отношение ко мне и любила эти воспоминания.</text:p>
      <text:p text:style-name="P11">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11">Только сейчас оглядываясь <office:annotation office:name="__Annotation__14662_37434062"><dc:creator>Яна </dc:creator><dc:date>2018-02-23T10:27:27.34</dc:date><text:p text:style-name="P151"><text:span text:style-name="T60">запятая</text:span></text:p></office:annotation>назад я<office:annotation-end office:name="__Annotation__14662_37434062"/> понимаю, что моя влюбленность уже тогда превратилась в зависимость. Толь<text:soft-page-break/>ко сейчас я задаю себе вопрос: «Я влюбилась в его отношение ко мне или в красивую демонстрацию?»</text:p>
      <text:p text:style-name="P11">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11"/>
      <text:p text:style-name="P53">«Большинство людей не видят ловушки, в которой находятся.»</text:p>
      <text:p text:style-name="P41">Роберт Кийосаки</text:p>
      <text:p text:style-name="P41"/>
      <text:p text:style-name="P11">Мои попытки договориться ни к чему не приводили. Поворачивалось все так, как не просто выгодно ему, а не выгодно мне. Этот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list xml:id="list39396013" text:continue-numbering="true" text:style-name="диалог">
        <text:list-item>
          <text:p text:style-name="P89">Не мешай мне жить, женщина! — якобы в шутку, часто говорил он.</text:p>
        </text:list-item>
      </text:list>
      <text:p text:style-name="P11">Как мы знаем, в каждой шутке есть доля шутки, а остальное — правда.</text:p>
      <text:p text:style-name="P44">* * *</text:p>
      <text:p text:style-name="P3">При моих попытках провести с ним время, 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P11"><text:soft-page-break/>И вот однажды нас пригласили в гости. Это была прекрасная возможность развеяться и поговорить с живыми людьми! Конечно я согласилась, но он сказал, что никуда не пойдет — нет настроения.</text:p>
      <text:p text:style-name="P11">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11">Он часто фрилансил, но еще чаще — <text:s/>шпилил. Когда я предлагала провести время вместе, он всякий раз напоминал мне, что интроверт, и продолжал заниматься своими делами.</text:p>
      <text:list xml:id="list39374042" text:continue-numbering="true" text:style-name="диалог">
        <text:list-item>
          <text:p text:style-name="P89">Погуляй без меня. — говорил он.</text:p>
        </text:list-item>
      </text:list>
      <text:p text:style-name="P11">И вот когда я так и сделала — не стала настаивать и пошла гулять «без него»,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затраты. Вот даже сейчас я оправдываюсь...</text:p>
      <text:p text:style-name="P44">* * *</text:p>
      <text:p text:style-name="P11">Эта тактика очень проста. Сначала он выработал у меня зависимость от его поддержки, ведь 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text:soft-page-break/>«личное <office:annotation office:name="__Annotation__14825_37434062"><dc:creator>Яна </dc:creator><dc:date>2018-02-23T10:32:58.35</dc:date><text:p text:style-name="P151"><text:span text:style-name="T60">запятая</text:span></text:p></office:annotation>пространство» будет<office:annotation-end office:name="__Annotation__14825_37434062"/> караться упреками и обвинениями.</text:p>
      <text:p text:style-name="P11">Он подкармливал меня надеждой и обещаниями, введя в еще большую зависимость — <text:span text:style-name="T1">в состояние ожидания</text:span>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11">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ей напишу об этом в следующей главе). Ему было ни к чему давать мне возможность обзавестись новым.</text:p>
      <text:p text:style-name="P11">Надев маску жертвы и упрекая, он вызвал во мне чувство вины за то, что я «бросила его одного», а так в отношениях не поступают! Либо вместе, либо никак.</text:p>
      <text:p text:style-name="P11">И что мы видим? Снова противоречие: «Почему ты не можешь провести время без меня!?» / «Как ты могла оставить меня одного!?»</text:p>
      <text:p text:style-name="P11">Но, на самом, деле ему нужно было:</text:p>
      <text:list xml:id="list39380089" text:continue-list="list39394807" text:style-name="список_20_перечисление">
        <text:list-item>
          <text:p text:style-name="P90">оградить меня от какого-либо общения, дабы лишить меня любой попытки получить поддержку со стороны;</text:p>
        </text:list-item>
        <text:list-item>
          <text:p text:style-name="P90">держать меня под давлением, потому что так легче «руководить», а мои попытки расслабиться и отвлечься противоречили его плану держать меня в постоянном психологическом напряжении;</text:p>
        </text:list-item>
        <text:list-item>
          <text:p text:style-name="P90">исключить любую возможную «попытку бегства» от этого безумия, в которое он меня погружал с каждым <text:soft-page-break/>днем все глубже и глубже, что закрепляло его позиции хозяина и увеличивало его власть надо мной.</text:p>
        </text:list-item>
      </text:list>
      <text:p text:style-name="P44">* * *</text:p>
      <text:p text:style-name="P11">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 Было бы видно, если бы я не была так слепа.</text:p>
      <text:p text:style-name="P11">И вы наверное тоже так подумали — просто не сошлись характерами. Потребности не совпали... И как бы да... но — в таком случае пары расходятся, а он держал меня возле себя и всегда возвращал всякий раз, когда мне надоедали эти «качели» и я от него уходила.</text:p>
      <text:p text:style-name="P11">Вы также можете предположить, что он меня не любил, и будете правы — он лишен этой способности. Ее хорошо компенсирует другая — <text:span text:style-name="T1">изображение</text:span> великого чувства. И поверьте мне, изображал он так, что я бы и сейчас, наверное, поверила.</text:p>
      <text:p text:style-name="P11">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зад он высказывал мне крайне обидные замечания и упреки.</text:p>
      <text:p text:style-name="P11">Однажды после ссоры я в очередной раз попыталась уйти и поставить точку в таком незаслуженном отношении ко мне. Он догнал меня и, сидя на ледяном асфальте и обнимая мои колени, он рыдал, описывая как сильно меня <text:soft-page-break/>любит!.. Картина была внушительная...<text:span text:style-name="T48"> </text:span>Так что нет. Я склонна полагать, что ему это было нужно.</text:p>
      <text:p text:style-name="P11">Он утверждался за счет таких вот действий, за счет меня и моей любви. А мне в свою очередь уходить с каждым разом было все сложнее и сложнее.</text:p>
      <text:p text:style-name="P11">Да, речь идет о расстройстве личности, а это, к сожалению, часто встречающееся явление. Практически все отношения, связанные с жестокой манипуляцией, психологическим садизмом, деспотизмом, пассивной агрессией и абьюзом — ведут к теме о личностных расстройствах.</text:p>
      <text:p text:style-name="P11">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в наших отношениях, прекрасно понимая, что <text:span text:style-name="T1">это ненормально</text:span>, он устраивал демонстрацию своей большой любви ко мне (сбрасывал до заводских настроек), и я его прощала.</text:p>
      <text:p text:style-name="P11">Постепенно его власть надо мной эволюционировала. Его техники влияния совершенствовались. Там, где, казалось бы, я должна включить мозги и начать заботиться о себе и вспомнить, что такое любовь к себе, мне подсовывали все новую и новую «правду», внушая неуверенность и обесценивая мою значимость.</text:p>
      <text:p text:style-name="P11">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а реакция неадекватной. Делала я недостаточно, тревожила его слишком часто и так далее...</text:p>
      <text:p text:style-name="P11"><text:soft-page-break/>Такие прекрасные здоровые отношения!</text:p>
      <text:h text:style-name="P79" text:outline-level="2"><text:s/><text:bookmark-start text:name="Glava_6__Straziki"/>Глава 6. <text:line-break/>Стразики<text:bookmark-end text:name="Glava_6__Straziki"/></text:h>
      <text:p text:style-name="P11">Первое, что во мне начали менять — маникюр — не понравилась расцветка и длин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накраситься, как он говорил: «Фу», глядя мне в лицо и скривив физиономию так, будто на моем лице не косметика, а дерьмо.</text:p>
      <text:p text:style-name="P11">Меня начали менять. Менять под себя.</text:p>
      <text:p text:style-name="P11">Не нравится? А никто не спрашивает! Вещь на то и вещь, чтоб ею пользовались и настраивали под себя. А ведь он любит копаться в настройках.</text:p>
      <text:p text:style-name="P11">Все, что у него есть — настроено под него. Он меняет хоткеи<text:note text:id="ftn6" text:note-class="footnote"><text:note-citation text:label="*">*</text:note-citation><text:note-body><text:p text:style-name="Footnote"><text:span text:style-name="T8">Хоткей</text:span> <text:span text:style-name="T1">(от англ. hot key)</text:span><text:span text:style-name="T4"> </text:span><text:span text:style-name="T1">— горячая клавиша</text:span><text:span text:style-name="T4">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office:annotation office:name="__Annotation__11874_1175146742"><dc:creator>Яна </dc:creator><dc:date>2018-02-23T11:37:57.35</dc:date><text:p text:style-name="P151"><text:span text:style-name="T60">запятые</text:span></text:p></office:annotation>, словом,<office:annotation-end office:name="__Annotation__11874_1175146742"/> делает все, чтобы было удобней пользоваться. Как вы понимаете, я говорю не только о девайсах<text:note text:id="ftn7" text:note-class="footnote"><text:note-citation text:label="**">**</text:note-citation><text:note-body><text:p text:style-name="Footnote"><text:span text:style-name="T8">Девайс</text:span> <text:span text:style-name="T1">(от англ. «device»)</text:span> — это устройство, приспособление, то или иное техническое средство, которые используется в различных областях науки и повседневной жизни.</text:p></text:note-body></text:note>.</text:p>
      <text:p text:style-name="P11"><text:soft-page-break/>Его, вроде бы, безобидные замечания были ни чем иным, как успешной попыткой понизить мою самооценку. «Красная кнопка». Он нажимал ее, когда знал, что я к нему прислушаюсь. Ведь раньше, когда наши отношения были еще дружескими, он высказывал свою точку зрения, и она была логичной и конструктивной. Но теперь все изменилось.</text:p>
      <text:p text:style-name="P11">Его мнения плавно перерастали в замечания. Очень плавно и незаметно. Я даже не заметила разницы! Его действия были, как дети — не успеешь оглянуться, а они уже взрослые.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11">«Эта обувь сюда не подходит...» или «Зачем ты одела туфли, мы же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11">Как я уже сказала, он действовал постепенно. Если раньше я была зависима от его поддержки, потом от его общества, то теперь я стала зависима от его мнения. Прежде чем что-то сделать или сказать, я уже думала, как он на это отреагирует, что скажет... Ну и конечно — я ждала его одобрения. Я боялась упреков, совершенно позабыв о значимости собственного мнения.</text:p>
      <text:p text:style-name="P11"><text:soft-page-break/>Да, я ждала одобрения, пока он проецировал на мне свою точку зрения. Еще одна манипуляция — заставить прислушаться к нему или получить очередную колкость. Конечно, я выбрала — прислушиваться! Кто же любит замечания?! А он, в свою очередь, видел, что это работает и продолжал продвигать через меня свои идеи.</text:p>
      <text:p text:style-name="P11">Таким образом он обеспечил себе мою зависимость от его мнения, и, как следствие — подготовил почву для новых манипуляций.</text:p>
      <text:p text:style-name="P11">Как обычно бывает в любых отношениях — вот говорит тебе человек, что ты что-то делаешь не так, а ты отвечаешь — «спасибо»! Ты знаешь, что он желает тебе только добра, хочет сделать как лучше. Ты доверяешь ему <office:annotation office:name="__Annotation__12050_1175146742"><dc:creator>Яна </dc:creator><dc:date>2018-02-23T12:00:13.35</dc:date><text:p text:style-name="P151"><text:span text:style-name="T60">, потому что</text:span></text:p></office:annotation>потому, что<office:annotation-end office:name="__Annotation__12050_1175146742"/> это близкий тебе человек, который любит тебя...</text:p>
      <text:p text:style-name="P11">Я так тоже думала. Но все равно не могла понять, что же такого в моих действиях, внешности не так, и почему на меня сыпятся постоянные замечания?</text:p>
      <text:p text:style-name="P11">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text:s/>людей, «которые сочли себя его близкими».</text:p>
      <text:p text:style-name="P11">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44"><text:soft-page-break/>* * *</text:p>
      <text:p text:style-name="P11">Знаете, это при новом знакомстве, когда отношения только завязываются, оба пытаются скрыть свои недостатки, казаться хорошими, делать то, что нравится другому... А когда знаешь человека уже много лет — выделываться тут не перед кем. Глаза видели, что выбирали. И ты и тебя знают, как «облупленного».</text:p>
      <text:p text:style-name="P11">Вот и я <text:span text:style-name="T1">была</text:span> такой же, как всегда, <text:span text:style-name="T1">носила</text:span> то же что и всегда, но постепенно большая часть моих вещей и привычек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39377823" text:continue-list="list39374042" text:style-name="диалог">
        <text:list-item>
          <text:p text:style-name="P89">О боже! Что это?!</text:p>
        </text:list-item>
      </text:list>
      <text:p text:style-name="P11">Что моментально влекло за собой чувство неуверенности. Естественно, я уже сама хотела, как можно быстрее переодеться, но это уже не меняло ощущения неуверенности. Переодевшись, я уже сама шла и «показывалась» ему. Ожидая одобрения, я получала что-то вроде:</text:p>
      <text:list xml:id="list39385820" text:continue-numbering="true" text:style-name="диалог">
        <text:list-item>
          <text:p text:style-name="P89">Уже лучше.</text:p>
        </text:list-item>
        <text:list-item>
          <text:p text:style-name="P89">Ну это уже куда не шло!..</text:p>
        </text:list-item>
      </text:list>
      <text:p text:style-name="P11">Или:</text:p>
      <text:list xml:id="list39392006" text:continue-numbering="true" text:style-name="диалог">
        <text:list-item>
          <text:p text:style-name="P89">Нормально.</text:p>
        </text:list-item>
      </text:list>
      <text:p text:style-name="P11">Соответственно, я чувствовала себя неуютно на протяжении всего вечера и не могла в полной мере расслабиться.</text:p>
      <text:p text:style-name="P11"><text:soft-page-break/>Помните, я выше писала про «Эксперимент пошаговых действий»? Вот он во всей своей красе и неоспоримости! И продолжение следует.</text:p>
      <text:p text:style-name="P11">Итак, говоря об отношениях с манипулятором, по прошествии романтической эйфории, с которой всё начиналось, наступает вторая фаза — фаза «улучшения». Манипулятор использует этот прием для устранения у жертвы собственной манеры поведения и стиля. Он стирает границы между ним и жертвой. Как правило, в этот момент объект манипуляций <text:span text:style-name="T1">уже</text:span> находится в психологической зависимости.</text:p>
      <text:p text:style-name="P44">* * *</text:p>
      <text:p text:style-name="P11">Одновременно с попытками изменить манеру моего поведения, мой стиль и ход мыслей, в ход пошел круг друзей. Моих друзей.</text:p>
      <text:p text:style-name="P11">Постепенно он стал намекать, что мои друзья неинтересные и с ними не о чем поговорить. Начали проскакивать вопросы типа:</text:p>
      <text:list xml:id="list39394587" text:continue-numbering="true" text:style-name="диалог">
        <text:list-item>
          <text:p text:style-name="P89">Почему ты с ними общаешься?</text:p>
        </text:list-item>
      </text:list>
      <text:p text:style-name="P11">Как почему? Простые ребята, хорошие, порядочные, веселые, интересные... Мы много пережили, с кем-то вместе работали и сдружились, с кем-то уже так давно знакомы, что и не вспомним, где и как познакомились...</text:p>
      <text:p text:style-name="P11">Планируя выходные, оказывалось, что на сегодня мы идем в гости к его друзьям, а завтра его друзья придут к нам, так что «с твоими друзьями встретимся в другой раз»...</text:p>
      <text:p text:style-name="P23"><text:soft-page-break/><text:span text:style-name="T20">Следующим этапом, как вы поняли, является </text:span><text:span text:style-name="_30__20_Text"><text:span text:style-name="T27">изоляция жертвы от ее привычного окружения</text:span></text:span><text:span text:style-name="T27">.</text:span><text:span text:style-name="T20"> 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span></text:p>
      <text:p text:style-name="P11">Отчетливо помню первую ссору. Накануне моего дня рождения. Да, не успел и месяц пройти, как мы съехались, как у нас возникли разногласия. И это были не бытовые притирки. Это была «ломка».</text:p>
      <text:p text:style-name="P11">Организовывая свой день рождения, день, который всегда был, есть и будет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list xml:id="list39398040" text:continue-numbering="true" text:style-name="диалог">
        <text:list-item>
          <text:p text:style-name="P89">Либо тех, либо тех!</text:p>
        </text:list-item>
        <text:list-item>
          <text:p text:style-name="P89">Но я хочу видеть всех в этот день! Это мой день. Это мои друзья...</text:p>
        </text:list-item>
        <text:list-item>
          <text:p text:style-name="P89">Это плохая идея. Как ты себе это представляешь твоих и моих друзей вместе? Тебе надо выбрать!</text:p>
        </text:list-item>
      </text:list>
      <text:p text:style-name="P11">Хочу отметить, что речь не шла о том, чтобы пригласить моих друзей.</text:p>
      <text:p text:style-name="P11"/>
      <text:p text:style-name="P58">«Заполните собой все щели вокруг того, кто является целью вашей охоты. Станьте вездесущим. В изоля<text:soft-page-break/>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58">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41">В. Адамчик, «Манипулятор. Секреты успешной манипуляции человеком»</text:p>
      <text:p text:style-name="P41"/>
      <text:p text:style-name="P11">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их в заблуждение путем обмана.</text:p>
      <text:p text:style-name="P11">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44"><text:soft-page-break/>* * *</text:p>
      <text:p text:style-name="P11">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 нет общих тем. Прямо говоря, два разных контингента соединить в одну компанию будет неудачным вариантом, и, если я это сделаю, то это повлечет за собой массу дискомфорта...</text:p>
      <text:p text:style-name="P23"><text:span text:style-name="_30__20_Text"><text:span text:style-name="T20">Если</text:span></text:span><text:span text:style-name="T20"> я приглашу всех, </text:span><text:span text:style-name="_30__20_Text"><text:span text:style-name="T20">то</text:span></text:span><text:span text:style-name="T20"> будет дискомфорт. Это хороший пример ситуации «тройного клапана»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11">То есть, расшифровывая его фразу, можно увидеть что он, якобы, заботится о комфорте, при этом осуждает мой подход к делу, но подтекстом является запрет.</text:p>
      <text:p text:style-name="P11">«Я хочу, чтобы всем было хорошо».</text:p>
      <text:p text:style-name="P11">«Ты хочешь сделать всем плохо».</text:p>
      <text:p text:style-name="P11">«Не приглашай своих друзей».</text:p>
      <text:p text:style-name="P11">Эта тактика свидетельствует о том, что партнер не испытывает положительных чувств, но при этом на словах выражает их, в данном случае в качестве ложной заботы. Жертва получает такое послание и инстинктивно тянется к человеку, которого любит, ведь он старается, как лучше. Но она не понимает, что любви среди всех этих подтекстов нет.</text:p>
      <text:p text:style-name="P11"><text:soft-page-break/>Подтекстом также может являться мимика, жесты, поза или интонация.</text:p>
      <text:p text:style-name="P11">Уступая,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44">* * *</text:p>
      <text:p text:style-name="P11">Итак, как мы поняли, мой деструктивный парень запустил свои лапы в мой мир, и так аккуратненько и постепенненько начал его уничтожать, выстраивая вокруг меня стены собственного вакуума из своего такого же (по большей части), как и он, деструктивного окружения.</text:p>
      <text:p text:style-name="P11">Вернемся к дню рождения. Конечно, нужно отметить, что я расстроилась. Я решила выйти подышать свежим воздухом и подумать над этим всем где-то за полчаса до полуночи.</text:p>
      <text:p text:style-name="P11">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11">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Я тогда шла домой не потому, что хотела, ведь он меня обидел, отбирая право распоряжаться приглашенными в <text:soft-page-break/>единственный в году мой личный праздник, а потому, что он наверняка хотел меня поздравить.</text:p>
      <text:p text:style-name="P11">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11">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 Он нажал «зеленую кнопку».</text:p>
      <text:p text:style-name="P11">Я разревелась. Будучи уже на взводе от негативных мыслей, получить такую дозу счастья было слишком резким перепадом. Как из парной в снег. Естественно, я обо всем забыла! Визжа от радости и смеясь, я обкатала пару кругов вокруг дома. Я почувствовала себя счастливым ребенком, и не стала вспоминать уже перебитый осадок от прежнего конфликта.</text:p>
      <text:p text:style-name="P11">Хочу отметить, что я сдалась только после его подарка, который «замылил» мне глаза на его попытки «отмены» меня, всего, что мне нравится и всех, кто мне дорог. Он дал мне понять, что внимателен и запомнил, чего я хочу. И я купилась.</text:p>
      <text:p text:style-name="P11">Харриет Брейкер идентифицировала этот способ манипулирования, как «положительное подкрепление». К нему относится:</text:p>
      <text:list xml:id="list39376037" text:continue-list="list39380089" text:style-name="список_20_перечисление">
        <text:list-item>
          <text:p text:style-name="P90"><text:soft-page-break/>похвала, поверхностное очарование, поверхностное сочувствие, чрезмерные извинения;</text:p>
        </text:list-item>
        <text:list-item>
          <text:p text:style-name="P90">деньги, одобрение, подарки;</text:p>
        </text:list-item>
        <text:list-item>
          <text:p text:style-name="P90">внимание, выражения лица, такое как притворный смех или улыбка;</text:p>
        </text:list-item>
        <text:list-item>
          <text:p text:style-name="P90">общественное признание.</text:p>
        </text:list-item>
      </text:list>
      <text:p text:style-name="P11">В целом, это плюшки, которые способны вызвать лишь позитивные эмоции. Но, в отличии от людей с нормальным поведением, манипуляторы играют такими положительными действиями на чувствах других людей, вводят их в заблуждение с целью собственной выгоды.</text:p>
      <text:p text:style-name="P11">Несомненно, этот способ является самым быстрым для достижения желаемого результата.</text:p>
      <text:p text:style-name="P44">* * *</text:p>
      <text:p text:style-name="P11">День рождения я провела в одиночестве на берегу озера за городом с бутылкой пива и пачкой каких-то снеков. Он работал, а друзей я так и не позвала, дабы не развивать конфликт. Это же важно для него. Я-то переживу...</text:p>
      <text:p text:style-name="P11">Но что он сделал потом? Он организовал поход на картинг, якобы в честь моего дня рождения. Он пригласил <text:span text:style-name="T1">своих</text:span> друзей. Моих в списке приглашенных, конечно же, не было.</text:p>
      <text:p text:style-name="P11">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text:soft-page-break/>покататься на машинках, а тут еще и, типа, повод есть... Хотя нет. Было еще кое что.</text:p>
      <text:p text:style-name="P11">На бланке статистики участников,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рождения. Он был 10-м в списке. Вот такая привилегия от друзей любимого — подачка имениннице...</text:p>
      <text:p text:style-name="P11">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text:p>
      <text:p text:style-name="P11">Стабильно, раз в месяц, моя некогда сильная личность лезла наружу. Как будто вырывалось изнутри все, с чем я несогласна и получался грандиозный скандал.</text:p>
      <text:h text:style-name="P79" text:outline-level="2"><text:s/><text:bookmark-start text:name="Glava_7__Z____Zabota"/>Глава 7. <text:line-break/>З — Забота<text:bookmark-end text:name="Glava_7__Z____Zabota"/></text:h>
      <text:p text:style-name="P43">В пустой душе и в сердце эгоиста</text:p>
      <text:p text:style-name="P43">Не может быть божественной любви.</text:p>
      <text:p text:style-name="P51">Автор неизвестен</text:p>
      <text:p text:style-name="P11">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11">Я весила 45 кг при росте 168,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list xml:id="list39394787" text:continue-list="list39398040" text:style-name="диалог">
        <text:list-item>
          <text:p text:style-name="P89">Что-то ты бледненькая, тебе плохо? — спросила она.</text:p>
        </text:list-item>
        <text:list-item>
          <text:p text:style-name="P89">Да, — ответила я, — иначе бы меня здесь не было.</text:p>
        </text:list-item>
      </text:list>
      <text:p text:style-name="P11">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text:soft-page-break/>ние по неизвестным мне причинам. Она отвела меня в лабораторию и взяла кровь с пальца. Наши больницы не могут похвастаться оперативностью, т. к. я все еще ждала приема, когда пришли результаты.</text:p>
      <text:p text:style-name="P11">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P11">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11">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11">Мне назначили лечение, прописали железосодержащую диету и сказали воздержаться от любых нагрузок на протяжении полугода. Меня отправили домой.</text:p>
      <text:p text:style-name="P11">Это был кошмар! Мой образ жизни из подвижного и насыщенного в раз превратился в сидение дома и «ничегонеделание». Потому, что нельзя. Через три месяца я уже выла по волчьи от скуки и однообразия.</text:p>
      <text:p text:style-name="P11"><text:soft-page-break/>Помню, как впервые за все время решилась выйти в магазин одна. Маркет был через дорогу, да и не сказать, что я возвращалась с тяжестями, но в лифт я заходила уже на ощупь.</text:p>
      <text:p text:style-name="P11">В общем дело было дрянь. Я сидела дома, готовила, убирала и не приносила никакой материальной пользы, что безумно меня напрягало. Чтоб не сидеть без дела, я брала на дом девочек на маникюр.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11">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Я привыкла к большим коллективам и подвижности, а тут даже в магазин боюсь одна выйти...</text:p>
      <text:p text:style-name="P11">Сначала мы обсудили материальный вопрос, и пришли к обоюдному решению повременить с поиском работы. Состояние моего здоровья было нестабильным, хоть я и чувствовала себя гораздо лучше.</text:p>
      <text:p text:style-name="P11">Но не все было так гладко. В последствии помню несколько раз, когда мой благоверный намекал на то, что пора бы и работу поискать... Он не заставлял меня, и не упрекал, но подтекст был именно таким.</text:p>
      <text:p text:style-name="P11">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text:soft-page-break/>типа: «Как ты себя чувствуешь? Лучше? А ты вакансии не смотрела?» — делали свое дело!</text:p>
      <text:p text:style-name="P11">Этим он напоминал мне, что я не приношу дохода, хотя и знал — будь моя воля, я бы не сидела дома. Тем не менее, под действием таких невзрачных намеков, я побывала на нескольких собеседованиях.</text:p>
      <text:p text:style-name="P11">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11">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 Я старалась выйти из своего положения, избавиться от чувства тревоги за свое будущее и от разочарования в себе.</text:p>
      <text:p text:style-name="P11">Я стала очень раздражительной. Его безобидные, на первый взгляд, замечания ранили меня, но тогда я еще не осознавала этого. Я расценивала эти завуалированные упреки, как заслуженные и «грызла» себя за свою физическую слабость, а не его за его акценты.</text:p>
      <text:p text:style-name="P11">Конечно, он пытался вызвать во мне чувство неуверенности. Ведь тут не поспоришь — сижу дома и не работаю. Но почему он это делал? Он же знал меня слишком хорошо, чтобы понимать, что я не нахлебница, что даже потенциально я не являюсь домохозяйкой.</text:p>
      <text:p text:style-name="P11">Потому, что он знал мне цену. Он хотел подчинить меня. Еще какую-то неделю назад я зарабатывала больше, чем <text:soft-page-break/>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он проведет это время с пользой.</text:p>
      <text:p text:style-name="P11">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этой рутины.</text:p>
      <text:p text:style-name="P11">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text:p>
      <text:p text:style-name="P48">* * *</text:p>
      <text:p text:style-name="P11">Когда я вышла на работу, круг моих обязанностей значительно расширился. Если раньше у меня было время заниматься бытом, то теперь я ничего не успевала. <text:span text:style-name="T1">Обязанности</text:span> были те же, и к ним прибавился еще и нормированный офисный график.</text:p>
      <text:p text:style-name="P11">Разделения по быту не было, ведь он уже привык, что эти обязательства лежат на мне. Пару раз я просила его о помощи и пыталась слегка распределить обязанности. Что-то вроде:</text:p>
      <text:list xml:id="list39382821" text:continue-numbering="true" text:style-name="диалог">
        <text:list-item>
          <text:p text:style-name="P89">Мне так было бы приятно, если бы ты сегодня встретил меня с работы с ужином...</text:p>
        </text:list-item>
      </text:list>
      <text:p text:style-name="P11"><text:soft-page-break/>Он был, скажем так, согласен. Точнее, не противоречил и даже грозился приготовить, но прямых действий от него не было. Не могу вспомнить точно, сколько раз за время наших отношений он мыл посуду или готовил кушать, но могу сказать, что такие его «подвиги» на пальцах... как бы не одной руки... можно пересчитать. За три-то года!</text:p>
      <text:p text:style-name="P11">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11">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не за компанию, а с целью сэкономить.</text:p>
      <text:p text:style-name="P48">* * *</text:p>
      <text:p text:style-name="P11">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11">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11">Я на ходу сняла свои прекрасные туфли, и мое платье стало вот прям совсем волочиться по полу. Я оступилась, наступила на подол длиннющего платья, попыталась удер<text:soft-page-break/>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11">Накладывая гипс, врач не заметил смещение, и через месяц пришлось делать операцию. 4 болта, 18 швов, 2 месяца на костылях, 3 месяца с тростью... Много цифр, но в целом — ничего особенного.</text:p>
      <text:p text:style-name="P11">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11">Сразу после операции меня привезли домой. Когда начал отходить наркоз, мне было очень больно, и обезболивающие не справлялись, но я даже не могу себе представить, что было бы без них!</text:p>
      <text:list xml:id="list39398113" text:continue-numbering="true" text:style-name="диалог">
        <text:list-item>
          <text:p text:style-name="P89">Хорошо, что в то время он работал тоже удаленно и был всегда дома, — думала я!</text:p>
        </text:list-item>
      </text:list>
      <text:p text:style-name="P11">И вот лежу я в постели и страдаю. А мой парень, внимание — просто прекращает со мной разговаривать!</text:p>
      <text:p text:style-name="P11">Он не был злым, или обиженным. Он не был растерян или сильно занят. Он. Просто. Перестал. Со мной. Разговаривать.</text:p>
      <text:p text:style-name="P11">Я совершенно не знала, что мне делать! Я пыталась увидеть свою значимость для него. Как мне было выяснить, чего я стою, когда я в раз превратилась в сплошное сомнение в себе?</text:p>
      <text:p text:style-name="P11"><text:soft-page-break/>Я испытывала страх, что это безразличие ко мне — свидетельство того, что он принял решение <text:s/>расстаться. Я была беспомощнее некуда. Физически и психологически.</text:p>
      <text:p text:style-name="P11">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просто так переживает за меня, и не может найти нужных слов, чтобы как-то подбодрить...</text:p>
      <text:p text:style-name="P11">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11">Он игнорировал меня со всей присущей ему демонстративностью. Меня грызла обида и угрызение совести. Я балласт, и любимый не хочет со мной возиться. Даже дойти до туалета первое время было ничего себе каким испытанием! Хорошо, что моя сестра жила в соседнем доме и приходила меня купать<office:annotation office:name="__Annotation__12962_1175146742"><dc:creator>Яна </dc:creator><dc:date>2018-02-23T14:20:46.36</dc:date><text:p text:style-name="P151"><text:span text:style-name="T60">запятая</text:span></text:p></office:annotation> потому, что <office:annotation-end office:name="__Annotation__12962_1175146742"/>самой это сделать было практически нереально.</text:p>
      <text:p text:style-name="P11">Но он совершенно не испытывал ни малейшего сострадания.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text:p>
      <text:p text:style-name="P23"><text:span text:style-name="T20">Не знаю как, но думаю, что в своей голове он как-то оправдывал свои действия. Могу предположить, что он посчитал правильным так себя вести, ведь я провинилась — поломалась, и была наказана за этот неприемлемый про</text:span><text:soft-page-break/><text:span text:style-name="T20">ступок. Может он ду</text:span><text:span text:style-name="T20">мал, что я симулирую металлическую пластину в кости, чтоб </text:span>поднапрячь<text:span text:style-name="T20"> его?..</text:span></text:p>
      <text:p text:style-name="P11">Психологи утверждают, что социопаты и люди с некоторыми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а на действия, которые в свою очередь делают несчастными их близких людей.</text:p>
      <text:p text:style-name="P11">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сама хотела это сделать.</text:p>
      <text:p text:style-name="P11">Он знал. Конечно он знал, на то он и манипулятор, что я буду верна ему. Что я<text:span text:style-name="T48"> </text:span>буду оправдывать его отношение ко мне собственными ошибками, погружаясь в бесконечные их поиски. Иначе я была бы ему не нужна. Я изматывала себя до сумасшествия, пытаясь найти, где же я ошиблась.</text:p>
      <text:p text:style-name="P11">Не могу до сих пор в полной мере понять, что <text:span text:style-name="T4">это</text:span> было! Не могу поверить в такое равнодушие к близкому человеку. Что это? Защитная реакция на трудности или это равнодушие ко мне из-за травмы была подтекстом чего-то большего?</text:p>
      <text:p text:style-name="P11">Факт остается фактом. Он в прямом смысле слова переступал через меня на протяжении двух недель, и ни о какой заботе там речи не было! А я и не требовала. Я и без того напрягала его своим присутствием. Просить помощи было вообще неприемлемо, тем более, что мне явно дали понять — не дождешься.</text:p>
      <text:p text:style-name="P11"><text:soft-page-break/>Постепенно моя неуверенность в себе переросла в самогнобление — со мной одни проблемы и он просто устал возиться с моими травмами. Спустя еже неделю я извела себя до того, что я ущербная, инвалид, на кой черт я ему такая сдалась, от меня никакой <text:span text:style-name="T1">пользы</text:span>, только проблемы.</text:p>
      <text:p text:style-name="P11">Этап идеализации, когда меня превозносили и расхваливали, навесил на меня ярлык — я сильная, красивая, умная и трудолюбивая. За эти качества меня, типа, полюбили. И вот уже на этапе обесценивания, когда стало заметно, что я не сверх-человек, что я могу заболеть или поломаться, я уже стала ненужной.</text:p>
      <text:p text:style-name="P11">Моя личная проблема в том, что я пыталась соответствовать тому ярлыку «супер-бабы», и стало быть ценником, который к этому ярлыку прилагался. По всей видимости подсознательно я чувствовала, что полюбили меня за мои заслуги, а не за то, что я такая, какая есть.</text:p>
      <text:p text:style-name="P11">Я здоровая — меня любят. Я болею — меня не любят. Я красивая и ухоженная — меня любят. Я корчусь в послеоперационных муках — меня не любят. Продолжать? Я хорошо зарабатываю — меня любят. Я не работаю — меня не любят. Я молчу — меня любят. Я прошу мне помочь — меня не любят...</text:p>
      <text:p text:style-name="P11">Я забыла, что я не сверх-человек. И гнобила себя за то, что им не являюсь.</text:p>
      <text:p text:style-name="P11">В целом я уверена — именно это и было его целью. Моя неуверенность закрепляла его власть надо мной. Моя травма лишь закрепляла его позиции <office:annotation office:name="__Annotation__13216_1175146742"><dc:creator>Яна </dc:creator><dc:date>2018-02-23T15:44:05.36</dc:date><text:p text:style-name="P151"><text:span text:style-name="T60">Запятая</text:span></text:p><text:p text:style-name="P151"><text:span text:style-name="T60"/></text:p></office:annotation>потому, что<office:annotation-end office:name="__Annotation__13216_1175146742"/> он знал — он будет безнаказанным, пока я ищу проблему в себе.</text:p>
      <text:p text:style-name="P11"><text:soft-page-break/>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text:p>
      <text:p text:style-name="P23"><text:span text:style-name="T20">Потом он начал делать вид, что меня просто не существует. 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20">только себе</text:span></text:span><text:span text:style-name="T20"> и доедал последнее, что было в холодильнике.</text:span></text:p>
      <text:p text:style-name="P11">Чувство ущербности, которое переполняло меня, настолько обострилось, что я просто начала себя ненавидеть. Сейчас я была беспомощнее некуда.</text:p>
      <text:p text:style-name="P11">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11">На деле же это пустая бесстрастная оболочка, не знающая, что такое настоящее живое чувство или эмоция. Ведь равнодушие и страсть два совершенно несовместимых понятия.</text:p>
      <text:p text:style-name="P11">На самом деле, уже сейчас, когда я поняла, скольким он обделен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text:p>
      <text:p text:style-name="P11"><text:soft-page-break/>Неудивительно, что всей моей огромной любви ему было мало — он просто не знал, не знает и не узнает никогда, что я чувствовала к нему и каково это, ведь для него <text:span text:style-name="T1">это</text:span> лишь инструмент для обеспечения собственного эмоционального и бытового комфорта, не более.</text:p>
      <text:p text:style-name="P11">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48">* * *</text:p>
      <text:p text:style-name="P11">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 Я до сих пор не знаю, за что цеплялась. Но теперь знаю, <text:span text:style-name="T1">почему</text:span><text:span text:style-name="T4">.</text:span></text:p>
      <text:p text:style-name="P11">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меня не было. В то время еще нет. Это потом уже я поседею, похудею до 44 кг. и буду похожа на тень.</text:p>
      <text:p text:style-name="P11">Тогда это были еще лишь слезы, а женские слезы не принято вос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11"><text:soft-page-break/>Я плакала по ночам и изводила себя. <office:annotation office:name="__Annotation__13282_1175146742"><dc:creator>Яна </dc:creator><dc:date>2018-02-23T15:58:37.37</dc:date><text:p text:style-name="P151"><text:span text:style-name="T60">запятая</text:span></text:p></office:annotation>Ну конечно<office:annotation-end office:name="__Annotation__13282_1175146742"/>,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11"/>
      <text:p text:style-name="P58">«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41">Личко А.Е., «Синдром неустойчивого поведения»</text:p>
      <text:p text:style-name="P41"/>
      <text:p text:style-name="P11">Итак, я с рюкзачком каждый вечер ковыляла до магазина, брала себе каких-то сосисок, потому что голодная, пива, чтоб уснуть, и сигарет.</text:p>
      <text:p text:style-name="P11">Такая форма психологического насилия называется неглект. Абьюзеры используют пошатнувшееся состояние здоровья жертвы и намеренно его усугубляют. Ну как «намеренно»... Просто это у них в голове так устроено. Сомневаюсь, что он такой сидел и подумал:</text:p>
      <text:list xml:id="list39388640" text:continue-numbering="true" text:style-name="диалог">
        <text:list-item>
          <text:p text:style-name="P89">Хм... Как бы так сделать, чтоб ей стало еще хуже?..</text:p>
        </text:list-item>
      </text:list>
      <text:p text:style-name="P11">Если бы так было, то тогда, по всем правилам, он был бы за это ответственен, правильно? А так <text:span text:style-name="T1">я сама</text:span><text:span text:style-name="T4"> делала себе хуже — сама ходила за едой. Тот факт, что он обо мне не позаботился во внимание, как вы понимаете, не принима</text:span><text:soft-page-break/><text:span text:style-name="T4">ется. Он же ничего не сделал — ни хорошего, ни плохого! Ни-че-го!</text:span></text:p>
      <text:p text:style-name="P11">Он спокойно смотрел, как я одеваюсь и ковыляю в магазин, изображая полное безразличие. Хотя нет — безразличие ему изображать не приходится.</text:p>
      <text:p text:style-name="P11">Мне нельзя было опускать ногу.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11">За это время в доме развелся невообразимый срач. Вы мыли когда нибудь полы на одной ноге на костылях? Я мыла. Мыла посуду, закинув ногу на табуретку и ощущая, как она пульсирует. Но ему было не до этого. Бой по сети гораздо важнее какой-то бытовухи. Не мужское это дело — тряпками размахивать.</text:p>
      <text:p text:style-name="P11">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39400514" text:continue-numbering="true" text:style-name="диалог">
        <text:list-item>
          <text:p text:style-name="P89">Я еду! — сказала она и приехала.</text:p>
        </text:list-item>
      </text:list>
      <text:p text:style-name="P11">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11">Что касается меня, то я уже все пережила и отпустила, но когда речь идет о моих близких, меня пропитывает праведный гнев, ведь это чмо даже не поднялось со стула, <text:soft-page-break/>когда моя девочка на коленках мыла пол у него под ногами!</text:p>
      <text:p text:style-name="P11">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48">* * *</text:p>
      <text:p text:style-name="P11">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 когда вернется. Это был пик моей боли.</text:p>
      <text:p text:style-name="P11">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11">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11">Это сложно описать, но ощущение было очень болезненным. Помимо того, что я совершенно не понимала, что происходит, я ощущала страх, абсолютное одиночество, <text:soft-page-break/>горе и обездоленность. Моя самооценка была растоптана, и выражалось это в том, что я отчаянно пыталась его оправдать, пытаясь найти <text:span text:style-name="T1">любое</text:span> объяснение его действиям!</text:p>
      <text:p text:style-name="P11">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11">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ая кукла, которую жалко выкинуть.</text:p>
      <text:p text:style-name="P11">Я раздавлена, <office:annotation office:name="__Annotation__13756_1175146742"><dc:creator>Яна </dc:creator><dc:date>2018-02-23T17:07:37.37</dc:date><text:p text:style-name="P151"><text:span text:style-name="T60">запятая</text:span></text:p></office:annotation>унижена и<office:annotation-end office:name="__Annotation__13756_1175146742"/> нет пути назад. Это <office:annotation office:name="__Annotation__13817_1175146742"><dc:creator>Яна </dc:creator><dc:date>2018-02-23T17:07:48.37</dc:date><text:p text:style-name="P151"><text:span text:style-name="T60">запятая</text:span></text:p></office:annotation>пропасть и<office:annotation-end office:name="__Annotation__13817_1175146742"/> я на дне. Но, как оказалось, до дна было еще очень далеко. Я была уверена, что хуже уже некуда, но я ошибалась.</text:p>
      <text:p text:style-name="P11">В полном отчаянии я, дура, загуглила все передозировки лекарств из аптечки и нашла подходящее.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11">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и, на самом деле, сейчас я в шоке от тех мыслей.</text:p>
      <text:p text:style-name="P11">Я решила выйти, купить сигарет и пива и потом, если не передумаю, то просто сделаю это и дело с концом. Это были страшные мучения — жить вот так, когда любимый <text:soft-page-break/>человек в момент моей беспомощности совершенно спокойно делает вид, будто меня не существует.</text:p>
      <text:p text:style-name="P11">Так я и сделала — доковыляла до ближайшего ларька и, возвращаясь домой, поняла, что не передумала.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11">Было холодно, но я так и не заставила себя вернуться домой потому, что там таблетки. И если я войду в квартиру, то уже не выйду. Мне было очень страшно. И я, в отчаянии, позвонила сестре.</text:p>
      <text:p text:style-name="P11">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икто не знал.</text:p>
      <text:p text:style-name="P11">До этого я никому ничего не рассказывала, и единственное, что я почувствовала — это облегчение. Я напилась и расслабилась, выговорилась и выплакалась. Я выключила телефон и до утра сладенько уснула. Конечно, сестра была в шоке, ведь с виду наши отношения казались чуть ли не идеальными, а тут такое...</text:p>
      <text:p text:style-name="P11">На утро он, естественно, поманил меня... Не извинениями, нет. Он просил меня вернуться потому, что не представляет жизни без меня и я ему нужна. Вы не поверите, но он даже не догадался, где я! Единственное место, куда я могла доковылять — соседний дом, где живет сестра, но ему это и в голову не пришло!</text:p>
      <text:list xml:id="list39382332" text:continue-numbering="true" text:style-name="диалог">
        <text:list-item>
          <text:p text:style-name="P89">Где ты? Вернись! Почему ты ушла? Что случилось???</text:p>
        </text:list-item>
      </text:list>
      <text:p text:style-name="P11"><text:soft-page-break/>Заботливый хозяин кинул очередную кость, и я вернулась. Дура.</text:p>
      <text:p text:style-name="P11">Единственное, что я сделала — поставила ультиматум. Условием моего возвращения было его признание мне в любви. Да — мы жили уже как полтора года вместе, но до этого времени он ни разу не <text:span text:style-name="T1">сказал</text:span>, что любит меня.</text:p>
      <text:list xml:id="list39399263" text:continue-numbering="true" text:style-name="диалог">
        <text:list-item>
          <text:p text:style-name="P89">Если любишь, то скажи мне это, а если нет, то я ухожу. Я не хочу, чтоб со мной просто проводили время! — вот что я ему сказала, когда он встретил меня на пороге с ремнем в руках и с улыбкой на лице.</text:p>
        </text:list-item>
      </text:list>
      <text:p text:style-name="P11">Я была даже горда собой, что решилась на такую дерзость! Ему понадобилось три попытки, чтобы внятно произнести эти заветные три слова в слух. Больно вспоминать. Правда — больно.</text:p>
      <text:p text:style-name="P23"><text:span text:style-name="T20">Тогда я подумала, что признание для него — серьезный шаг, а не легкомысленное решение, но </text:span><text:span text:style-name="T20">теперь я понимаю — он просто не способен испытывать подобные чувства. Любовь, страсть, сострадание, поддержка... Пожалуй это был единственный его честный поступок, только я вынудила его соврать.</text:span></text:p>
      <text:p text:style-name="P11">К тому же признание возлагало на него ничего себе какие обязательства!.. Кстати, на практике ничего не поменялось, кроме того, что список отсутствующих качеств его личности все пополнялся.</text:p>
      <text:p text:style-name="P44"><text:soft-page-break/>* * *</text:p>
      <text:p text:style-name="P11">Я не могла уйти. Он всегда поворачивал все так, что мало того, что я терпела, я еще и «добавки» просила. Он мог сказать: «Одень шапку, на улице мороз», но открыть на ночь окно в спальне, не смотря на то, что я легла спать с мокрой головой. Я просила закрыть, а он обижался. И я молчала.</text:p>
      <text:p text:style-name="P11">Я старалась быть умнее, мудрее, старалась сохранить отношения и не провоцировать конфликты — молчать. Я избегала постоянных выяснений отношений. Я надеялась, что это поможет строить отношения и сделает нас счастливее.</text:p>
      <text:p text:style-name="P23"><text:span text:style-name="T20">Это была моя ошибка, пожалуй самая горькая для меня, ведь в то время, как я </text:span><text:span text:style-name="T27">и</text:span><text:span text:style-name="_30__20_Text"><text:span text:style-name="T27">скала в себе причины</text:span></text:span><text:span text:style-name="T27"> наших разногласий, </text:span><text:span text:style-name="_30__20_Text"><text:span text:style-name="T27">он продолжал паразитировать</text:span></text:span><text:span text:style-name="T27"> на</text:span><text:span text:style-name="T20"> моей к нему привязанности. Я строила отношения, в то время, как он ими просто пользовался.</text:span></text:p>
      <text:h text:style-name="P79" text:outline-level="2"><text:s/><text:bookmark-start text:name="Glava_8__Sama__kotik"/>Глава 8. <text:line-break/>Сама, котик<text:bookmark-end text:name="Glava_8__Sama__kotik"/></text:h>
      <text:p text:style-name="P11">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 А он, в свою очередь, ясно давал понять, что для него это важно. И я подчинялась.</text:p>
      <text:p text:style-name="P11">Уже тогда я <text:span text:style-name="T1">неосознанно понимала</text:span> (если вообще можно так выразиться), что даже в случае попытки отказаться, меня ждет молчание, обиды, разочарование. Помню, как отрицала все это.</text:p>
      <text:p text:style-name="P11">Игнорирование или пассивная агрессия в психологической трактовке означает психологическую <text:span text:style-name="T1">защиту</text:span> от неприятной информации или от источника этой информации. Такое поведение выражается в демонстрации необоснованного недовольства. Я была источником неприятной информации. Я раздражала его одним своим присутствием.</text:p>
      <text:p text:style-name="P11">Он не бросал меня, не рвал со мной отношения. Он просил меня не бросать его. Он гнобил меня своим поведением, добившись моей веры в то, что «такого больше не по<text:soft-page-break/>вторится». Это психологическое насилие, которое лишает жертву возможности донести абьюзеру свои переживания.</text:p>
      <text:p text:style-name="P11">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11">«Я желаю тебе добра»,</text:p>
      <text:p text:style-name="P11">«Для тебя так будет лучше».</text:p>
      <text:p text:style-name="P11">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 сделать это так, чтоб самому остаться «чистеньким». Мое поведение, мысли, чувства — все было результатом его игры.</text:p>
      <text:p text:style-name="P44">* * *</text:p>
      <text:p text:style-name="P11">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его обсуждать полночи, но уже на утро по телефону, разговаривая с другом он скажет:</text:p>
      <text:list xml:id="list39400818" text:continue-numbering="true" text:style-name="диалог">
        <text:list-item>
          <text:p text:style-name="P89">Я вчера ходил в кино.</text:p>
        </text:list-item>
      </text:list>
      <text:p text:style-name="P11">Мы едем в за город отдыхать, он скажет:</text:p>
      <text:list xml:id="list39371448" text:continue-numbering="true" text:style-name="диалог">
        <text:list-item>
          <text:p text:style-name="P89">Я еду...</text:p>
        </text:list-item>
      </text:list>
      <text:p text:style-name="P23"><text:soft-page-break/><text:span text:style-name="T20">Он скажет, что в гостях был — он, хотя мы были <text:s/>вместе. Меня в этих обсуждениях на тему «Как прошли мои выходные» не было, разговаривай он </text:span><text:span text:style-name="T20">с мамой, боссом или друзьями. Был </text:span><text:span text:style-name="_30__20_Text"><text:span text:style-name="T20">он</text:span></text:span><text:span text:style-name="T20"> и он красноречиво об этом расскажет, не упоминая обо мне.</text:span></text:p>
      <text:p text:style-name="P11">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23"><text:span text:style-name="T20">Это ег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20">нас</text:span></text:span><text:span text:style-name="T20">, где я стояла на втором месте, а не в одной иерархии с ним. Я — халявное дополнение.</text:span></text:p>
      <text:p text:style-name="P23"><text:span text:style-name="T20">Еще раз повторю это противное </text:span><text:span text:style-name="T27">«</text:span><text:span text:style-name="_30__20_Text"><text:span text:style-name="T27">я до сих пор не понимаю</text:span></text:span><text:span text:style-name="T27">»</text:span><text:span text:style-name="T20">,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text:span><text:span text:style-name="T20">и за мытьем посуды его никто никогда не видел... Он был в «шоколаде»!</text:span></text:p>
      <text:p text:style-name="P11">Я замечала эти перепады, но не могла их объяснить потому, что со своей колокольни я причин такого поведения не видела. Он мог похвалить меня за то, что я, например, быстро сменила профессию и нашла хорошо оплачиваемую работу, а через пять минут из-за мелочи мог пошутить:</text:p>
      <text:list xml:id="list39382439" text:continue-numbering="true" text:style-name="диалог">
        <text:list-item>
          <text:p text:style-name="P89"><text:soft-page-break/>Что, ручки из жопы? — при друзьях, да с такой радостью на лице, будто его ребенок сделал первые шаги. Это просто надо видеть.</text:p>
        </text:list-item>
      </text:list>
      <text:p text:style-name="P11">Он мог смешать с грязью, например, из-за того, что я обула каблуки, и высмеять меня за это, намекая на то, что только девушки легкого поведения так выглядят.</text:p>
      <text:p text:style-name="P11">И через минуту обнять меня и сказать:</text:p>
      <text:list xml:id="list39395592" text:continue-numbering="true" text:style-name="диалог">
        <text:list-item>
          <text:p text:style-name="P89">Котик, ты у меня такая охуенная!</text:p>
        </text:list-item>
      </text:list>
      <text:p text:style-name="P11">Поцелуй после «пощечины» и «пощечина» по щеке, которую только что поцеловал. Психологи говорят, что именно такое поведение и держит жертв возле их обидчиков.</text:p>
      <text:p text:style-name="P48">* * *</text:p>
      <text:p text:style-name="P11">Он очень редко что-то предлагал сам. Например, если он «предлагал» встретиться с друзьями, то, скорее всего, нас пригласили, а он лишь дублирует мне это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11">Вечер на крыше с саксофонистом и шампанским. Это когда ты сидишь и ждешь, пока музыкант остановится, потому что классику ты не слушаешь, а потом вас просят уйти потому, что время вышло...</text:p>
      <text:p text:style-name="P11">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text:soft-page-break/>мним, что было в день рождения, который я отмечала впервые, будучи с ним в отношениях. Его не было. Он забрал у меня этот день.</text:p>
      <text:p text:style-name="P11">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11">Да, я хочу семью, но у меня нет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11">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11">И я была уверена — он все спланировал и, под видом второго такого же романтического ужина, на этот раз — сделает мне предложение. Не может же он подарить два одинаковых подарка?! Может...</text:p>
      <text:p text:style-name="P11">Был даже такой смешной момент — я зацепилась бляшкой на одежде за плед, которым укрывалась. Он присел и попытался мне помочь распутаться. В этот момент на крышу выходит организатор, чтобы сообщить нам, что время вышло. Он видит эту картину и спрашивает:</text:p>
      <text:list xml:id="list39396618" text:continue-numbering="true" text:style-name="диалог">
        <text:list-item>
          <text:p text:style-name="P89">Ого, ты что, предложение делаешь?!</text:p>
        </text:list-item>
      </text:list>
      <text:p text:style-name="P11"><text:soft-page-break/>Милый засмеялся и ответил:</text:p>
      <text:list xml:id="list39374473" text:continue-numbering="true" text:style-name="диалог">
        <text:list-item>
          <text:p text:style-name="P109"><text:span text:style-name="_30__20_Text"><text:span text:style-name="T20">Конечно</text:span></text:span><text:span text:style-name="T20"> нет! Мы тут запутались...</text:span></text:p>
        </text:list-item>
      </text:list>
      <text:p text:style-name="P11">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48">* * *</text:p>
      <text:p text:style-name="P11">Часто его просьбы были провокацией и сопровождались:</text:p>
      <text:list xml:id="list39371175" text:continue-numbering="true" text:style-name="диалог">
        <text:list-item>
          <text:p text:style-name="P89">Слабо? Ты сможешь!</text:p>
        </text:list-item>
      </text:list>
      <text:p text:style-name="P23"><text:span text:style-name="T20">Откажись я, это означало бы, что я открыто призн</text:span><text:span text:style-name="_30__20_Text"><text:span text:style-name="T20">а</text:span></text:span><text:span text:style-name="T20">юсь, что не смогу, хотя смогла бы, но просто не хочу. Ну и конечно — разочарование на его лице.</text:span></text:p>
      <text:p text:style-name="P11">К тому времени, как он прокачал на мне все уже известные приемы, этот было одним из худших его наказаний. Он мог даже ничего не говорить, но его <text:span text:style-name="T1">Лицо</text:span> было слишком красноречивым, чтобы согласиться с тем, что я себе накручиваю.</text:p>
      <text:p text:style-name="P11">И вот оно чувство вины, хоть я и не могла понять, в чем провинилась. Но ведь мы же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11"><text:soft-page-break/>У каждого человека свое понятие хорошего и плохого, правильного и неправильного. В целом, родители учат одному и тому же. Однако, когда личность уже сформирована и ее поздно перевоспитывать, любая попытка «переделать» очень болезненна.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11">Кстати, родители, хотите покалечить ребенку психику — говорите ему почаще: «Я думал, ты справишься»...</text:p>
      <text:p text:style-name="P11">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деконструктивной критике, то это сбивает с толку. Особенно, если это делает человек, которого ты считаешь близким.<text:span text:style-name="T9"> </text:span></text:p>
      <text:p text:style-name="P11">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11">Ирония заключается в том, что часто для тебя приемлемы оба варианта. И то «правильное», что тебе навязывают, в лучшем случае тоже — правильное. Но твое — тебе ближе. Ты так привык.</text:p>
      <text:p text:style-name="P11">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text:soft-page-break/>яичницы с хрустящим беконом.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23"><text:span text:style-name="T20">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20">ты,</text:span></text:span><text:span text:style-name="T20"> на самом деле, хочешь.</text:span></text:p>
      <text:p text:style-name="P11">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11">Будьте готовы заплатить за такую «доброту» собой. Именно себя вы лишитесь, возможно, раз и навсегда, если не начнете действовать.</text:p>
      <text:p text:style-name="P11">Маленький нюанс, на который прежде всего стоит обратить внимание, состоит в том, что по 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48">* * *</text:p>
      <text:p text:style-name="P11">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39397606" text:continue-numbering="true" text:style-name="диалог">
        <text:list-item>
          <text:p text:style-name="P89"><text:soft-page-break/>Давай сама, котик. Я не хочу/занят/мне ничего нужно/там дождь/голова болит/меня всё устраивает...</text:p>
        </text:list-item>
      </text:list>
      <text:p text:style-name="P11">Или его коронное:</text:p>
      <text:list xml:id="list39371537" text:continue-numbering="true" text:style-name="диалог">
        <text:list-item>
          <text:p text:style-name="P89">Давай, но без меня...</text:p>
        </text:list-item>
      </text:list>
      <text:p text:style-name="P11">Не говоря уже о разных бытовых штуках, и плевать, мужская это работа по дому или женская. Это всегда «сама».</text:p>
      <text:p text:style-name="P11">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Сама!</text:p>
      <text:list xml:id="list39391182" text:continue-numbering="true" text:style-name="диалог">
        <text:list-item>
          <text:p text:style-name="P89">Ты что, сама не доедешь? Я тебе такси вызову...</text:p>
        </text:list-item>
      </text:list>
      <text:p text:style-name="P11">Он был не на работе. Он вызвал мне машину и остался дома играть по сети с друзьями!</text:p>
      <text:p text:style-name="P11">А как дойти до такси?!</text:p>
      <text:p text:style-name="P11">Как выйти из такси?</text:p>
      <text:p text:style-name="P11">Дойти до входа в больницу?!</text:p>
      <text:p text:style-name="P11">Дойти до регистратуры?!</text:p>
      <text:p text:style-name="P11">Найти кабинет врача?!</text:p>
      <text:p text:style-name="P11">Дойти до рентген-кабинета?!</text:p>
      <text:p text:style-name="P11">Обратно к врачу?!</text:p>
      <text:p text:style-name="P11">До такси?!</text:p>
      <text:p text:style-name="P11">До квартиры?!</text:p>
      <text:p text:style-name="P11">Учитывая ступеньки, двери?!..</text:p>
      <text:p text:style-name="P11">Это же нога, а не рука! Но зачем об этом думать?!</text:p>
      <text:list xml:id="list39384844" text:continue-numbering="true" text:style-name="диалог">
        <text:list-item>
          <text:p text:style-name="P89"><text:soft-page-break/>Ты же у меня баба сильная, справишься сама...</text:p>
        </text:list-item>
      </text:list>
      <text:p text:style-name="P11">«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11">Вспоминая историю из предыдущей главы, у меня даже и в мыслях не было брать больничный! Я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11">Но я не об этом. Я веду к тому, что каждый раз, когда что-то шло не так, на мне лежала вся ответственность, и как следствие — вина. Как, например, и с этим шкафом.</text:p>
      <text:list xml:id="list39402341" text:continue-numbering="true" text:style-name="диалог">
        <text:list-item>
          <text:p text:style-name="P89">Зачем ты вообще туда полезла!? Ты этим занималась, значит и виновата ты. Я же ничего не сделал!</text:p>
        </text:list-item>
      </text:list>
      <text:p text:style-name="P11">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23"><text:span text:style-name="T20">Этот прием манипулирования называется </text:span><text:span text:style-name="_30__20_Text"><text:span text:style-name="T20">виктимблейминг</text:span></text:span><text:span text:style-name="T20">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20">это </text:span></text:span><text:span text:style-name="_30__20_Text"><text:span text:style-name="T27">было</text:span></text:span><text:span text:style-name="_30__20_Text"><text:span text:style-name="T20"> моим решением</text:span></text:span><text:span text:style-name="_30__20_Text"><text:span text:style-name="T27">. Э</text:span></text:span><text:span text:style-name="T20">то давало ему право освободить себя от ответственности за меня и заботы обо мне, ведь я получила, как он считал, по заслугам.</text:span></text:p>
      <text:p text:style-name="P11"><text:soft-page-break/>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list xml:id="list39393503" text:continue-numbering="true" text:style-name="диалог">
        <text:list-item>
          <text:p text:style-name="P89">Ой, а я смотрел эту квартиру летом. Она мне так не понравилась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11">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бы заслужено. Я и правда потратила много сил и времени, чтоб облагородить квартиру.</text:p>
      <text:p text:style-name="P11">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11">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P11">Свои неудачи он списывал со своего счета, перекладывая на неблагоприятные обстоятельства или на «плохих» людей. Его вины никогда и ни при каких условиях не было.</text:p>
      <text:p text:style-name="P11">Потом с новым другом я долго смеялась, рассказывая, как тот уродливый шкаф рухнул мне на ногу!</text:p>
      <text:p text:style-name="P48"><text:soft-page-break/>* * *</text:p>
      <text:p text:style-name="P11">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11">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39384787" text:continue-numbering="true" text:style-name="диалог">
        <text:list-item>
          <text:p text:style-name="P89">Автобусом?! Лучше бы ты мне не говорила!..</text:p>
        </text:list-item>
      </text:list>
      <text:p text:style-name="P11">Я потратила 4 часа на поиски. Я дошла до восьмой страницы <text:span text:style-name="T39">Google'а</text:span>. Я сделала несколько десятков звонков — а он остался недоволен!</text:p>
      <text:p text:style-name="P23"><text:span text:style-name="T20">Из-за высокого роста, его ноги никуда не помещаются. Я не предусмотрела. Я виновата. Теперь он будет мучиться </text:span><text:span text:style-name="_30__20_Text"><text:span text:style-name="T20">из-за меня</text:span></text:span><text:span text:style-name="T20"> несколько часов. Мне нет прощения. На меня возложили ответственность за его муки и вину за его страдания, совершенно упустив из вида заслуги и старания.</text:span></text:p>
      <text:p text:style-name="P11">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text:p>
      <text:p text:style-name="P11">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11"><text:soft-page-break/>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Нежно подходил так обнимал или целовал в шейку/губки/лобик, и говорил:</text:p>
      <text:list xml:id="list39376896" text:continue-numbering="true" text:style-name="диалог">
        <text:list-item>
          <text:p text:style-name="P89">Спасибо, котик, все было очень вкусно/круто/весело. Ты у меня супер!..</text:p>
        </text:list-item>
      </text:list>
      <text:p text:style-name="P11">В такие редкие моменты я светилась от счастья и все умилялись и твердили, какая мы замечательная пара!</text:p>
      <text:p text:style-name="P11"/>
      <text:p text:style-name="P58">«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41">Ирина Мельниченко, «Мудаки и игра на публику»</text:p>
      <text:p text:style-name="P41"/>
      <text:p text:style-name="P44">* * *</text:p>
      <text:p text:style-name="P11">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11"><text:soft-page-break/>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сама не могла понять, на что.</text:p>
      <text:list xml:id="list39381194" text:continue-numbering="true" text:style-name="диалог">
        <text:list-item>
          <text:p text:style-name="P89">Почему каждый раз после вечеринок мы с тобой опять ссоримся?! — злился он.</text:p>
        </text:list-item>
      </text:list>
      <text:p text:style-name="P11">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и в присутствии третьих лиц.</text:p>
      <text:p text:style-name="P11">Он играл на публику и с виду казался заботливым, любящим, внимательным. Я была счастлива. По возвращению домой заботу и внимание отбирали, как конфету у ребенка, и я сходила с ума. Дома для него меня не было. Было только:</text:p>
      <text:list xml:id="list39381291" text:continue-numbering="true" text:style-name="диалог">
        <text:list-item>
          <text:p text:style-name="P89">Сама, котик...</text:p>
        </text:list-item>
        <text:list-item>
          <text:p text:style-name="P89">Я интроверт и хочу побыть наедине с собой...</text:p>
        </text:list-item>
      </text:list>
      <text:p text:style-name="P11">Да и в целом, он делал всегда то, что хочет он. Исключением была только необходимость ходить на работу, но и там он не задерживался подолгу. Дома было: «я занят/шпилю/нет настроения/давай потом/давай сама, ты же у меня баба сильная»...</text:p>
      <text:p text:style-name="P11">Знаете, это не просто нытье капризной бабы, которой только и нужны, что обнимашки. Нет! Просто у меня их не было! Никогда, когда бы я захотела! Если я на чем-то настаивала, то он отвечал уже не просто короткими фразами <text:soft-page-break/>с полным безразличием, а мог ответить грубо или начинал по-настоящему злиться, и я отступала.</text:p>
      <text:p text:style-name="P11">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под себя, и психовал, когда я моя «система» давала сбой или когда настройки слетали.</text:p>
      <text:p text:style-name="P11">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или обида и молчание (пассивная агрессия).</text:p>
      <text:p text:style-name="P11">Представьте себе отношения, в которых девушке нужна помощь суженного, и он помогает. Потом она просит его внимания, и он ее обнимает и целует. Потом она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11">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39395515" text:continue-numbering="true" text:style-name="диалог">
        <text:list-item>
          <text:p text:style-name="P89">Да сколько можно меня эксплуатировать!?</text:p>
        </text:list-item>
      </text:list>
      <text:p text:style-name="P11">Ему было категорично неинтересно разбираться в моих потребностях. Для него, в принципе, не существует иных потребностей, нежели его собственные. Он игнорировал <text:soft-page-break/>мои желания и пресекал их, навешивая ярлыки «вечно во всем недовольной стервы».</text:p>
      <text:p text:style-name="P11">Было бесполезно что 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79" text:outline-level="2"><text:s/><text:bookmark-start text:name="Glava_9__My_tak_obshchaiemsia"/>Глава 9. <text:line-break/>Мы так общаемся<text:bookmark-end text:name="Glava_9__My_tak_obshchaiemsia"/></text:h>
      <text:p text:style-name="P43">Скажи мне, кто твой друг и я скажу кто ты.</text:p>
      <text:p text:style-name="P51">Еврипид</text:p>
      <text:p text:style-name="P11">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позитив. Но, попадая в то общество, я видела только соперничество и зависть. И неоправданный пафос.</text:p>
      <text:p text:style-name="P11">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11"/>
      <text:p text:style-name="P58">«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58"><text:soft-page-break/>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41">Я.А. Волкова, «Деструктивное общение: к определению понятия»</text:p>
      <text:p text:style-name="Цитата_20_-_20_автор"><text:span text:style-name="_31__20_Text"><text:span text:style-name="T20"/></text:span></text:p>
      <text:p text:style-name="P23"><text:span text:style-name="T20">Его </text:span><text:span text:style-name="_30__20_Text"><text:span text:style-name="T20">лучший друг</text:span></text:span><text:span text:style-name="T20"> — тот Странный человек с маёвки, мог в ходе обсуждения сказать ему: «Заткнись» и начать говорить. А мой-таки затыкался... Он мог прийти к нам в гости и пройти, не разуваясь. Это выглядело это нормой в их общении. Когда я впервые услышала, как они общаются, мне было, мягко говоря, неуютно. Находиться в такой компании не доставляло удовольствия.</text:span></text:p>
      <text:p text:style-name="P11">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11">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яс<text:soft-page-break/>ните. Но стоило мне высказать свое мнение, на него накидывались, как волки на дичь.</text:p>
      <text:p text:style-name="P11">Перебивая друг друга и меня, они заваливали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заставить принять чью-то из них точку зрения.</text:p>
      <text:p text:style-name="P11">Хочу обратить внимание на то, что под видом, якобы, безобидных вопросов, в деструктивном общении проявляется скрытая агрессия.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11">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11">Нападение плюс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11">Мне было не комфортно. Я люблю рассуждать, получать новую информацию, анализировать, а не заниматься фаллометрией. Такой подавляющий или императивный диалог выстраивает взаимодействие, основанное на унижении и высмеивании точки зрения собеседника.</text:p>
      <text:p text:style-name="P11"/>
      <text:p text:style-name="P58">«Анализ практического материала показал, что деструктивное общение может быть названо инициатив<text:soft-page-break/>ным, т.к. оно предполагает наличие возможности выбора партнера по общению (со стороны агрессора — примеч. авт.).</text:p>
      <text:p text:style-name="P58">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41">Я. А. Волкова, «Деструктивное общение в когнитивно-дискурсивнов аспекте»</text:p>
      <text:p text:style-name="Цитата_20_-_20_автор"><text:span text:style-name="Default_20_Paragraph_20_Font"><text:span text:style-name="T24"><text:s/></text:span></text:span></text:p>
      <text:p text:style-name="P11">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11">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1">Стоит ли привести пример такого «дружеского» общения? Пожалуй, да!</text:p>
      <text:p text:style-name="P11">Одного из них бросила девушка. Ну, собственно, обычная житейская ситуация. Друг был в печали — они несколько лет были вместе, а тут такое! Он очень пережи<text:soft-page-break/>вал. И пока он переживал, его друзья со всей присущей им иронией, пытались его «утешить»:</text:p>
      <text:list xml:id="list39394599" text:continue-numbering="true" text:style-name="диалог">
        <text:list-item>
          <text:p text:style-name="P89">Тю! Ты серьезно?! Посмотри на себя! Это был вопрос времени! Она слишком хороша для тебя! Хватит нюни распускать!..</text:p>
        </text:list-item>
      </text:list>
      <text:p text:style-name="P48">* * *</text:p>
      <text:p text:style-name="P11">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 понятие «правильного» оно не вписывается. Зато они были в полной гармонии друг с другом и их факты взаимного принижения не волновали. Они держались друг друга.</text:p>
      <text:p text:style-name="P11">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11">Однажды мы компанией праздновали Новый год. Сидим ночью, все уже порядком выпившие, и тут его Странный друг говорит:</text:p>
      <text:list xml:id="list39393027" text:continue-numbering="true" text:style-name="диалог">
        <text:list-item>
          <text:p text:style-name="P109"><text:span text:style-name="T20">Если на земле не останется ни одной </text:span><text:span text:style-name="_30__20_Text"><text:span text:style-name="T20">бабы</text:span></text:span><text:span text:style-name="T20">, </text:span><text:span text:style-name="T25">иметь</text:span><text:span text:style-name="T20"> первым мы будем тебя.</text:span></text:p>
        </text:list-item>
      </text:list>
      <text:p text:style-name="P11">И адресовано это было ни кому иному, а моему парню. Сказать, что я обомлела — это ничего не сказать. Но еще <text:soft-page-break/>больше меня удивила реакция милого — он промолчал. Он аж заулыбался, будто бы ему сделали комплимент!</text:p>
      <text:p text:style-name="P11">Я выждала пару минут обсуждений, в надежде, что он хоть как-то отреагирует и попытается поставить своих друзей на место, но он слушал и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39391942" text:continue-numbering="true" text:style-name="диалог">
        <text:list-item>
          <text:p text:style-name="P109"><text:span text:style-name="T20">Ну он же у нас самый красивый, вот его и пустим первым по кругу...</text:span><text:span text:style-name="Default_20_Paragraph_20_Font"><text:span text:style-name="T24"> </text:span></text:span></text:p>
        </text:list-item>
      </text:list>
      <text:p text:style-name="P11">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11"/>
      <text:p text:style-name="P58">«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58">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41">Я. А. Волкова, «Деструктивное общение в когнитивно-дискурсивном аспекте»</text:p>
      <text:p text:style-name="P41"/>
      <text:p text:style-name="P11"><text:soft-page-break/>Позже, как и всегда, когда заходили подобного рода разговоры, а они заходили довольно часто, я аккуратно ему намекала, что это неправильно. И:</text:p>
      <text:list xml:id="list39386985" text:continue-numbering="true" text:style-name="диалог">
        <text:list-item>
          <text:p text:style-name="P89">Неужели тебе нравятся такое общение!?</text:p>
        </text:list-item>
      </text:list>
      <text:p text:style-name="P23">Ответ всегда был один:</text:p>
      <text:list xml:id="list39388650" text:continue-numbering="true" text:style-name="диалог">
        <text:list-item>
          <text:p text:style-name="P89">Ты слишком остро реагируешь. Мы так общаемся...</text:p>
        </text:list-item>
      </text:list>
      <text:p text:style-name="P11">В конечном итоге — да, пустыми оказались они все. Люди, которые теперь друг друга ненавидят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11">Не скажу, что я не приложила к этому руку. Приложила. Мои вопросы после каждой вечеринки были, своего рода «капанием на мозги». Я всегда акцентировала внимание на самом негативном аспекте вечера, и это, по всей видимости, откладывалось у него в голове.</text:p>
      <text:p text:style-name="P11">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11">Но совсем недавно до меня-таки дошло. Их дружба была взаимным скрытым требованием друг от друга уважения. <text:soft-page-break/>Но было очевидно — уважения никто из них не заслуживает.</text:p>
      <text:p text:style-name="P11">Когда их общение достигло апогея этих требований, конечно, никто не поступа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 понимала и поддерживала. И даже была рада.</text:p>
      <text:p text:style-name="P11">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office:annotation office:name="__Annotation__15205_1175146742"><dc:creator>Яна </dc:creator><dc:date>2018-02-23T20:21:57.39</dc:date><text:p text:style-name="P151"><text:span text:style-name="T60">запятая</text:span></text:p></office:annotation>нашел кому<office:annotation-end office:name="__Annotation__15205_1175146742"/> пожаловаться.</text:p>
      <text:p text:style-name="P48">* * *</text:p>
      <text:p text:style-name="P11">Вернемся к делу. Основных тем у них было несколько:</text:p>
      <text:list xml:id="list39389343" text:continue-list="list39376037" text:style-name="список_20_перечисление">
        <text:list-item>
          <text:p text:style-name="P90">женские жопы;</text:p>
        </text:list-item>
        <text:list-item>
          <text:p text:style-name="P90">как изменить девушке/жене и сделать так, чтоб об этом никто не узнал;</text:p>
        </text:list-item>
        <text:list-item>
          <text:p text:style-name="P90">печальная история о том, как одна их общая подруга «дала» им всем, кроме одного, чем жестоко задела самолюбие оного;</text:p>
        </text:list-item>
        <text:list-item>
          <text:p text:style-name="P90">размер мужского достоинства;</text:p>
        </text:list-item>
        <text:list-item>
          <text:p text:style-name="P90"><text:soft-page-break/>HOTS<text:note text:id="ftn8" text:note-class="footnote"><text:note-citation text:label="*">*</text:note-citation><text:note-body><text:p text:style-name="Footnote"><text:span text:style-name="T39">HOTS (Heroes of the Storm) – </text:span><text:span text:style-name="T13">компьютерная игра, разработанная </text:span><text:span text:style-name="T39">Blizzard Entertainment.</text:span></text:p></text:note-body></text:note>;</text:p>
        </text:list-item>
        <text:list-item>
          <text:p text:style-name="P90">ну и, конечно — обсуждения отсутствующих за их спиной не в лучшей форме.</text:p>
        </text:list-item>
      </text:list>
      <text:p text:style-name="P11">Не могу не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11"/>
      <text:p text:style-name="P58">«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41">Я. А. Волкова, «Деструктивное общение в когнитивно-дискурсивнов аспекте»</text:p>
      <text:p text:style-name="Цитата_20_-_20_автор"><text:span text:style-name="Default_20_Paragraph_20_Font"><text:span text:style-name="T24"/></text:span></text:p>
      <text:p text:style-name="P11">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11">Как бы странно это не звучало — все они оказывали влияние на него. Было странно наблюдать, как он ненави<text:soft-page-break/>дит их всех, но при этом, слушает их советы и при любом удобном случае цитирует их.</text:p>
      <text:p text:style-name="P11">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11">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11">—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11">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11">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Портит другу репутацию своим похабным отношением к работе и внешним видом?.. Вот так благодарность!</text:p>
      <text:p text:style-name="P11">Конечно, такие отношения не могут существовать вечно. Но, так как для моего суженного друзья являются лишь <text:soft-page-break/>средствами по достижению собственных целей — инструментами, то он может выбирать, какие инструменты ему могут еще пригодиться, а какие уже нет.</text:p>
      <text:p text:style-name="P11">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11">Когда они между собой начали ссориться, потекло, как говорится, дерьмо по трубам. Он говорил, что не будет общаться с одним другом, пока тот общается с другим другом, хотя за день до этого сказал, что не собирается никого тянуть на свою сторону и ставить глупые ультиматумы.</text:p>
      <text:p text:style-name="P11">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ты что, <office:annotation office:name="__Annotation__15334_1175146742"><dc:creator>Яна </dc:creator><dc:date>2018-02-23T20:29:42.39</dc:date><text:p text:style-name="P151"><text:span text:style-name="T60">запятая</text:span></text:p></office:annotation>забыл сколько<office:annotation-end office:name="__Annotation__15334_1175146742"/> для тебя сделал!»</text:p>
      <text:p text:style-name="P48">* * *</text:p>
      <text:p text:style-name="P23"><text:span text:style-name="T20">Так вот, все это о </text:span><text:span text:style-name="_30__20_Text"><text:span text:style-name="T20">его</text:span></text:span><text:span text:style-name="T20"> окружении, именно о </text:span><text:span text:style-name="_30__20_Text"><text:span text:style-name="T20">его</text:span></text:span><text:span text:style-name="T20"> друзьях. Но есть еще другое окружение — </text:span><text:span text:style-name="T25">наше</text:span><text:span text:style-name="T20">. Это те ребята, которых мы повстречали уже будучи в паре. То есть, </text:span><text:span text:style-name="T25">наши общие</text:span><text:span text:style-name="T20"> друзья. Их он обрабатывал по-другому — немного аккуратней. Если </text:span><text:span text:style-name="_30__20_Text"><text:span text:style-name="T20">своим</text:span></text:span><text:span text:style-name="T20"> друзьям он говорил про меня:</text:span></text:p>
      <text:list xml:id="list39390090" text:continue-list="list39388650" text:style-name="диалог">
        <text:list-item>
          <text:p text:style-name="P89">Она неадекватная...</text:p>
        </text:list-item>
      </text:list>
      <text:p text:style-name="P23"><text:span text:style-name="T20">И дальше по тексту, то </text:span><text:span text:style-name="_30__20_Text"><text:span text:style-name="T20">нашим</text:span></text:span><text:span text:style-name="T20"> друзьям говорилось все в другой форме:</text:span></text:p>
      <text:list xml:id="list39401632" text:continue-numbering="true" text:style-name="диалог">
        <text:list-item>
          <text:p text:style-name="P89">Я ее люблю, <text:span text:style-name="T1">но</text:span>...</text:p>
        </text:list-item>
      </text:list>
      <text:p text:style-name="P11"><text:soft-page-break/>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он от этого страдает, но все равно любит.</text:p>
      <text:p text:style-name="P11">Друзья понимающе кивают и поддерживают его в то время, как я сижу дома и совершенно не подозреваю о том, что обо мне говорят подобные вещи, грамотно настраивая людей на неправильное восприятие меня.</text:p>
      <text:p text:style-name="P23"><text:span text:style-name="T20">Банальная фраза «мы поругались» может создать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20">опять</text:span></text:span><text:span text:style-name="T20"> что-то делает не так», то есть — постоянно что-то делает не так.</text:span></text:p>
      <text:p text:style-name="P11">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а именно — равнодушным и эгоистичным зверем, в театральном костюме несчастной овечки.</text:p>
      <text:p text:style-name="P11">Самое важное в этом всем — это работает! <office:annotation office:name="__Annotation__17350_1175146742"><dc:creator>Яна </dc:creator><dc:date>2018-02-26T10:12:09.40</dc:date><text:p text:style-name="P151"><text:span text:style-name="T60">запятая</text:span></text:p></office:annotation>Вспомните, я<office:annotation-end office:name="__Annotation__17350_1175146742"/> уверена, что у каждого есть знакомый, слова которого влияют на ваше мнение о другом человеке. После его слов у вас даже не возникало желание как-то разузнать, а правда ли это, найти подтверждение его словам. И вот вы уже смотрите косо на человека, который вам ничего плохого, собственно, и не сделал...</text:p>
      <text:p text:style-name="P11"><text:soft-page-break/>Обо всем этом узнала позже, когда апофеоз отношений был достигнут. Именно поэтому я хотела бы обратить ваше внимание на этот аспект взаимодействия, влияния и деления окружения.</text:p>
      <text:p text:style-name="P11">«Мои друзья — наши друзья». Где его друзья, по большей части, такие же деструктивные, как и он. Они априори были с ним согласны, потому, что верили его жалобам. А наши друзья — те люди, уважение и понимание которых нужно заслужить.</text:p>
      <text:p text:style-name="P11">Человек, которого уважать сложно, но ему очень хочется быть уважаемым — будет стремиться скрыть свои пороки под маской «хорошего парня». Он вызывал жалость к себе и получал сострадание. Жаль, что не путем самосовершенствования, а враньем и сокрытием своего истинного «я» и настоящих намерений.</text:p>
      <text:p text:style-name="P11">Улыбаюсь... Ведь, скорее всего, он и сам не подозревает об этом. Он действуя подсознательно, уверен в том, что такое поведение нормально. У него нет другой правды...</text:p>
      <text:p text:style-name="P48">* * *</text:p>
      <text:p text:style-name="P11">Не могу не вставить пару слов о его семье... Точнее — 4 слова:</text:p>
      <text:list xml:id="list4823200946799996374" text:style-name="List_20_1">
        <text:list-item>
          <text:p text:style-name="P92">Все</text:p>
        </text:list-item>
        <text:list-item>
          <text:p text:style-name="P92">Друг</text:p>
        </text:list-item>
        <text:list-item>
          <text:p text:style-name="P92">Друга</text:p>
        </text:list-item>
        <text:list-item>
          <text:p text:style-name="P92">Ненавидят</text:p>
        </text:list-item>
      </text:list>
      <text:p text:style-name="P11"><text:soft-page-break/>Мое знакомство с ними прошло довольно-таки успешно. Я очень переживала, ведь это свадьба его старшего брата — там будут все. Я достала свой праздничный прикид, подкрасилась, сделала прическу и сказала довольно-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11">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11">К слову, в отличии от родителей невесты, которые пришли нарядные, ведь это свадьба детей, родители жениха пришли в свитерах, и у меня сложилось впечатление, что они пришли просто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11">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11">Вся ситуация с его родными поменялась прямо пропорционально при последующем общении.</text:p>
      <text:p text:style-name="P11"><text:soft-page-break/>Как я уже сказала, все они ненавидят друг друга, постоянно между собой ругаются, втягивая в свои конфликты младшего сына. Его всё это расстраивало и он, в какой-то момент, просто прекратил с ними общение — не звонил родителям, осуждая их за их категоричность.</text:p>
      <text:p text:style-name="P11">Как-то он уехал в родной город по делам и остановился у бабушки, коротая живет в соседнем с родителями подъезде. Его родители, в свою очередь, об этом не знали, ведь он всячески пытался избежать общения с ними.</text:p>
      <text:p text:style-name="P11">Как раз в это время, мне впервые позвонила его мама и сказала, что опять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11">После разговора с ней, я тут же набрала его и попросила перезвонить маме. Я сказала, что только что мне пришлось соврать ей самым наглым образом, чем втянула себя в их конфликты. Я попросила его хотя бы попытаться наладить отношения с родителями.</text:p>
      <text:p text:style-name="P11">Он заверил меня, что мне это не <office:annotation office:name="__Annotation__17623_1175146742"><dc:creator>Яна </dc:creator><dc:date>2018-02-26T10:20:23.40</dc:date><text:p text:style-name="P151"><text:span text:style-name="T60">запятая</text:span></text:p></office:annotation>навредит и<office:annotation-end office:name="__Annotation__17623_1175146742"/> что я правильно сделала — не сказала маме, где он. Но мое вранье оказалось совершенно бесполезным и все-таки обернулось против меня, ведь буквально в этот же день, папа зашел проведать бабушку и увидел в прихожей обувь сына.</text:p>
      <text:p text:style-name="P11">На меня потоками полились упреки и обвинения — я соврала, чем лишилась доверия этой семьи. Мне было <text:soft-page-break/>очень стыдно, но я утешала себя тем, что все сделала правильно, ведь я соврала на благо парню, как он и хотел. Хотя если бы я знала, кто мне звонит, то, наверное, просто не стала бы брать трубку. Номера его мамы не было в моей записной книжке.</text:p>
      <text:p text:style-name="P11">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11">Я, на примере своей мамы, прекрасно знала, что старшее поколение отнесется к этому смелому виду, мягко говоря, непонимающе, поэтому решила распустить свои длинные волосы, которые как раз все скрывали.</text:p>
      <text:p text:style-name="P11">Я уже была готова к выходу, когда мой благоверный мне сказал, что мне очень идет косичка, и попросил меня заплестись.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39373584" text:continue-list="list39401632" text:style-name="диалог">
        <text:list-item>
          <text:p text:style-name="P89">Да перестань! Они же простые ребята — даже внимание не обратят...</text:p>
        </text:list-item>
      </text:list>
      <text:p text:style-name="P11">Ну ок. И я заплела косу.</text:p>
      <text:p text:style-name="P11">Потом он мне расскажет, за что и как сильно меня ненавидят его родители, ведь я имела <text:span text:style-name="T1">столько наглости</text:span> прийти в «таком виде» на их семейный праздник! Таким образом, помимо моего окружения, он отгородил меня и от своего, <text:soft-page-break/>демонстративно защищая меня от гнева своих родителей в моем же присутствии.</text:p>
      <text:p text:style-name="P11">Слишком сильно, в хорошем смысле, я впечатлила всех на свадьбе его брата, что противоречит всей его тактике обесценивания меня. Ему, откровенно говоря, было, во-первых: просто интересна реакция его родных на мой стиль, а во-вторых: не выгодно их уважение ко мне.</text:p>
      <text:p text:style-name="P11">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бы вашему партнеру о любых негативных факторах, относящихся к нему. Но мой суженый не понимал.</text:p>
      <text:p text:style-name="P11">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11">Они отговаривали его жениться на мне, опираясь на старомодные суждения о том, как должна выглядеть девушка. А они меня за девушку вообще не считают.</text:p>
      <text:p text:style-name="P11">Как думаете, откуда я все это знаю? Все было понятно, когда от отвечал по телефону на реплики родителей по ту сторону сотового. Он повторял сказанную фразу и продолжал спорить. Например:</text:p>
      <text:list xml:id="list39376157" text:continue-numbering="true" text:style-name="диалог">
        <text:list-item>
          <text:p text:style-name="P94">Мам, я сделал свой выбор, и не собираюсь менять это решение. Она нормальная! Ну что ты начинаешь?!</text:p>
        </text:list-item>
      </text:list>
      <text:p text:style-name="P3"><text:soft-page-break/>И обязательно при мне. Я даже боюсь представить, что там были за разговоры, когда я не слышала!</text:p>
      <text:p text:style-name="P3">Конечно, и у этих действий была своя цель. Цель номер один: изобразить для меня свою заботу, ведь он знал, что мне понравится как он заступается за меня. Меня это радовало, мне было очень приятно. Мой герой!</text:p>
      <text:p text:style-name="P3">Цель номер два: продемонстрировать мне же их неприязнь ко мне, чтоб я понимала насколько сильно они меня не любят.</text:p>
      <text:p text:style-name="P3">Было обидно, конечно. Но знаете, я сразу сказала, что для меня все это и выеденного яйца не стоит —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79" text:outline-level="2"><text:s/><text:bookmark-start text:name="Glava_10__Eto_nie_ia"/>Глава 10. <text:line-break/>Это не я<text:bookmark-end text:name="Glava_10__Eto_nie_ia"/></text:h>
      <text:p text:style-name="P43">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43">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20"><text:s/></text:span></text:span><text:span text:style-name="T20">Хайек Ф.</text:span></text:p>
      <text:p text:style-name="P3">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просто кинуть вещь на место, потому что всегда в бегах. Но это не тот случай.</text:p>
      <text:p text:style-name="P3">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text:soft-page-break/>размазня. Это такой трюк, знаете — сделать похабно какую-то работу, чтоб больше не просили. Первые признаки инфантильности.</text:p>
      <text:p text:style-name="P3">Т. к. в этот период я болела анемией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3">Второй этап — это тот период, когда я уже стала работать, как и он — нормированный будничный график. Но, <office:annotation office:name="__Annotation__18324_1175146742"><dc:creator>Яна </dc:creator><dc:date>2018-02-26T10:39:28.41</dc:date><text:p text:style-name="P151"><text:span text:style-name="T60">запятая</text:span></text:p></office:annotation>при этом он<office:annotation-end office:name="__Annotation__18324_1175146742"/> сидел и <office:annotation office:name="__Annotation__18397_1175146742"><dc:creator>Яна </dc:creator><dc:date>2018-02-26T10:39:35.41</dc:date><text:p text:style-name="P151"><text:span text:style-name="T60">запятая</text:span></text:p></office:annotation>шпилил, придя<office:annotation-end office:name="__Annotation__18397_1175146742"/> с работы<office:annotation office:name="__Annotation__18398_1175146742"><dc:creator>Яна </dc:creator><dc:date>2018-02-26T10:39:54.41</dc:date><text:p text:style-name="P151"><text:span text:style-name="T60">запятая</text:span></text:p></office:annotation>, в то время как<office:annotation-end office:name="__Annotation__18398_1175146742"/> я, уставшая после рабочего дня, стояла у плиты. Это было нормой.</text:p>
      <text:p text:style-name="P3">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В один из которых, под видом помощи мне, пока я вытирала пыль, мыла посуду и полы он — сломал штатив.</text:p>
      <text:p text:style-name="P3">Это было смешно, но очень раздражало — смотреть, как он отлынивает от реальной помощи, занимаясь каким-то второстепенным и совершенно бесполезным делом, не понятно для чего и не понятно, почему именно сейчас.</text:p>
      <text:p text:style-name="P3">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дви<text:soft-page-break/>гать мебель, *разбирать шкафы* и чинить бачки,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а потом мог просто сказать:</text:p>
      <text:list xml:id="list39389070" text:continue-numbering="true" text:style-name="диалог">
        <text:list-item>
          <text:p text:style-name="P94">Это не я.</text:p>
        </text:list-item>
      </text:list>
      <text:p text:style-name="P3">Мои просьбы по быту сводились, хотя бы к поддержанию чистоты, но и это его «хорошо, котик» было только на словах. Он всегда реагировал так, будто у меня нет никаких оснований озвучивать подобного рода просьбы. Он совершенно не отдавал себе отчет в том, что наводил беспорядок.</text:p>
      <text:p text:style-name="P3">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3">Казалось бы, простая бытовуха. Но это был кошмар. Стоило мне только убрать в квартире, как через пару часов опять беспорядок. Разбросанная по всей квартире посуда и вещи, пепел на подоконнике, его состриженная щетина в ванной... И все бы ничего, если бы он хоть как-то помогал по дому.</text:p>
      <text:p text:style-name="Text_20_body"><text:span text:style-name="T20">Он никогда не готовил еду, хотя и постоянно грозился, мол, «а вообще я вкусно готовлю...». Он никогда не помогал с уборкой, хотя и обещал помочь, но вдруг </text:span><text:span text:style-name="T38">*</text:span><text:span text:style-name="T20">разболелся зуб</text:span><text:span text:style-name="T38">*</text:span><text:span text:style-name="T20">. Он мог </text:span><text:span text:style-name="_30__20_Text"><text:span text:style-name="T20">говорить</text:span></text:span><text:span text:style-name="T20"> сколько угодно, но когда приходило время </text:span><text:span text:style-name="_30__20_Text"><text:span text:style-name="T20">делать</text:span></text:span><text:span text:style-name="T20">, ему всегда что-то «мешало». Но чаще всего было:</text:span></text:p>
      <text:list xml:id="list39387240" text:continue-numbering="true" text:style-name="диалог">
        <text:list-item>
          <text:p text:style-name="P94"><text:soft-page-break/>Обещал? Я этого не помню, а если я не помню, значит этого не было.</text:p>
        </text:list-item>
      </text:list>
      <text:p text:style-name="P3">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его помощь, или мы что-то запланировали, и <text:span text:style-name="T13">мне приходилось его ждать</text:span>.</text:p>
      <text:p text:style-name="P3">Я не помню ни дня, чтоб он пришел домой вовремя, как и обещал. Всегда находились отговорки или он просто мог потерять счет времени.</text:p>
      <text:p text:style-name="P3">Когда дело касалось его работы, я просила его:</text:p>
      <text:p text:style-name="P3">— Не обещай, пока не будешь уверен.</text:p>
      <text:p text:style-name="P3">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уже понять, что его обещания ничего не стоят, и что я всегда буду на втором месте по важности.</text:p>
      <text:p text:style-name="P3">Каждый раз это было что-то «поважнее» данного мне обещания, и он не мог. При этом он никогда не просил прощения за несдержанное слово.</text:p>
      <text:p text:style-name="P3">Я только сейчас понимаю — представьте, каково жить людям, которые не ощущают ответственности и привязанности? Он провоцировал наши конфликты, а боялась, что любая ссора с ним может стать последней. Меня выворачивало на изнанку от всех навязанных мне ощущений.</text:p>
      <text:p text:style-name="P3">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text:soft-page-break/>шенно ничего не чувствовал, кроме собственной ущербности, от которой всячески желал избавиться за счет меня.</text:p>
      <text:p text:style-name="P3">Стоит мне ошибиться — это станет поводом для бесконечных разборок, где меня смешают с грязью и растопчут обвинениями. Но его вина всегда лежала на ком-то другом. Стоит мне проявить к нему внимание, которого он так всегда желал — внимания, признания, как он упрекал меня в надоедливости.</text:p>
      <text:p text:style-name="P3">Он никогда не виноват, а если вдруг его вина становится очевидной — это мелочь, которая не стоит внимания. Ему все сходило с рук.</text:p>
      <text:p text:style-name="P48">* * *</text:p>
      <text:p text:style-name="P3">Как-то я поехала в другой город. На похороны. Это был долгий путь и в целом очень тяжелая поездка. Меня не было две недели.</text:p>
      <text:p text:style-name="P3">В конце где-то недели первой, он позвонил по видео связи и на мой вопрос: «Как ты?» — показал полный срач на кухне! Это была огромная гора грязной посуды, какая-то недоеденная еда в тарелках, кругом мусор... Все не на своих местах. Словом, не квартира, а притон.</text:p>
      <text:p text:style-name="P3">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39395214" text:continue-numbering="true" text:style-name="диалог">
        <text:list-item>
          <text:p text:style-name="P94">Когда ты уже вернешься? — хныкал он, подкрепляя интонацию жалобным взглядом.</text:p>
        </text:list-item>
      </text:list>
      <text:p text:style-name="P3"><text:soft-page-break/>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3">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ему на нашей кухне!</text:p>
      <text:p text:style-name="P48">* * *</text:p>
      <text:p text:style-name="P3">Может кто-то помнит видео-прикол про то, как человек в общей душевой моет голову? Он пытается смыть шампунь с волос, а его товарищ тихонько пристроился сзади и чуть-чуть подливал ему по шампунь на голову. Шампунь пенился и пенился, и у человека в какой-то момент началась истерика от того, что он никак не мог его смыть.</text:p>
      <text:p text:style-name="P3">Я помню, как он начал нервно так кричать, и делать движение, похожее на «биться головой о стену». Все продолжалось несколько минут, пока все просто не начали ржать, пока он не понял, что это просто шутка его друзей.</text:p>
      <text:p text:style-name="P3">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в кровати, на <text:soft-page-break/>подоконниках, на балконе, на холодильнике, и даже в холодильнике) я собирала все, чтобы помыть.</text:p>
      <text:p text:style-name="P3">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3">Как вы понимаете, биться головой о стену было бесполезно. И, как вы понимаете, шуткой это тоже не <text:s/>было.</text:p>
      <text:p text:style-name="P3">Помимо нежелания наводить порядки, игнорировались даже просьбы его поддерживать. Он клал что угодно — куда угодно, только не на место. Он постоянно ходил в заляпанной пятнами от еды одежде, пачкал, мусорил, разливал, и каждый раз я слышала:</text:p>
      <text:list xml:id="list39401066" text:continue-numbering="true" text:style-name="диалог">
        <text:list-item>
          <text:p text:style-name="P94">Это не я...</text:p>
        </text:list-item>
      </text:list>
      <text:p text:style-name="P3">Этот человек, если плюнет и попадет на себя — не вытрется. Мне приходилось просить его поменять нижнее белье в котором он ходит несколько дней, на что мне могли ответить:</text:p>
      <text:list xml:id="list39395482" text:continue-numbering="true" text:style-name="диалог">
        <text:list-item>
          <text:p text:style-name="P94">Мне не обязательно стирать трусы каждый день!</text:p>
        </text:list-item>
      </text:list>
      <text:p text:style-name="Text_20_body"><text:span text:style-name="T20">Мне приходилось просить его чистить уши, потому, что </text:span><text:span text:style-name="_30__20_Text"><text:span text:style-name="T20">мне было стыдно</text:span></text:span><text:span text:style-name="T20"> даже представить, что это кто-то заметит. Я даже незаметно для него (чтоб не ранить его самолюбие) чистила его наушники, потому что он мог придти в гости, кинуть их куда-то и </text:span><text:span text:style-name="T25">это</text:span><text:span text:style-name="T20"> могли увидеть...</text:span></text:p>
      <text:p text:style-name="P3"><text:soft-page-break/>Я сидела со спиртом и ватной палочкой, подавляя рвотные позывы, и делала все, что могла, чтобы его вид был более или менее опрятным.</text:p>
      <text:p text:style-name="P3">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К слову, до меня ее не было.</text:p>
      <text:p text:style-name="P3">Я, пожалуй, промолчу, сколько раз в месяц он ходил в душ и каков запах прокисшего пота на человеческом теле. На его коже, не склонной к высыпаниям, появлялись гнойники от того, что он редко принимал душ. Душ — был условием нашей интимной близости, что вызывало в нем массу недовольств.</text:p>
      <text:p text:style-name="P3">Он спал, ходил на природу, ходил по дому и на работу в одной и той же одежде, за месяц занашивая до дыр новые вещи, и на предложение:</text:p>
      <text:list xml:id="list39383730" text:continue-numbering="true" text:style-name="диалог">
        <text:list-item>
          <text:p text:style-name="P94">Пойдем купим тебе что-нибудь новое.</text:p>
        </text:list-item>
      </text:list>
      <text:p text:style-name="P3">Он отвечал:</text:p>
      <text:list xml:id="list39400353" text:continue-numbering="true" text:style-name="диалог">
        <text:list-item>
          <text:p text:style-name="P94">У меня все есть, мне ничего не надо.</text:p>
        </text:list-item>
      </text:list>
      <text:p text:style-name="P3">И ходил мятый и грязный, как бомж, а я просто не могла за этим уследить.</text:p>
      <text:p text:style-name="P3">Я уходила раньше его, и приходила раньше. Я встречала его в ужасе от того, в каком виде он пошел на работу. Неудивительно, что на работе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oft-page-break/><text:span text:style-name="T20">Это было еще одно чувство вины. Но в отличии от всех остальных, навязанных мне, это был стыд. </text:span><text:span text:style-name="_30__20_Text"><text:span text:style-name="T20">Мне было стыдно</text:span></text:span><text:span text:style-name="T20"> от того, что я не </text:span><text:span text:style-name="T20"><office:annotation office:name="__Annotation__13005_1216695877"><dc:creator>Яна </dc:creator><dc:date>2018-02-26T11:17:50.12</dc:date><text:p text:style-name="P152"><text:span text:style-name="T59">запятая</text:span></text:p></office:annotation></text:span><text:span text:style-name="T20">справляюсь как</text:span><office:annotation-end office:name="__Annotation__13005_1216695877"/><text:span text:style-name="T20"> его девушка, и мой мужчина не выглаженный и не накрахмаленный, как я бы этого хотела.</text:span></text:p>
      <text:p text:style-name="P3">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text:span text:style-name="T1">моей проблемой</text:span> — его все устраивало. Он стыда за свой внешний вид не испытывал.</text:p>
      <text:p text:style-name="P44">* * *</text:p>
      <text:p text:style-name="Text_20_body"><text:span text:style-name="T20">А вы знали, что </text:span><text:span text:style-name="_30__20_Text"><text:span text:style-name="T20">неряшливость является одним из симптомов психического отклонения</text:span></text:span><text:span text:style-name="T20">?</text:span></text:p>
      <text:p text:style-name="Text_20_body"><text:span text:style-name="T20">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span></text:p>
      <text:p text:style-name="P3">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39374757" text:continue-numbering="true" text:style-name="диалог">
        <text:list-item>
          <text:p text:style-name="P94">Котик, поставь, пожалуйста кружку в раковину, можешь не мыть...</text:p>
        </text:list-item>
      </text:list>
      <text:p text:style-name="P3"><text:soft-page-break/>Даже такая формулировка могла быть причиной 3-х дневного его молчания потому, что я его обидела, сделав такое дерзкое замечание. Он никак не объяснял это, не аргументировал. Он просто прекращал со мной разговаривать.</text:p>
      <text:p text:style-name="P3">Вот так все просто. Этот способ манипуляцией чувством вины. Он строил из себя «жертву» после малейшего замечания, озвучивая это простой фразой:</text:p>
      <text:list xml:id="list39391714" text:continue-numbering="true" text:style-name="диалог">
        <text:list-item>
          <text:p text:style-name="P94">Я не буду тебе ничего доказывать.</text:p>
        </text:list-item>
      </text:list>
      <text:p text:style-name="P3">Я не достойна его объяснений и ответов. Он не считал нужным объясниться или выслушать. Изгнание — вот чего, по его мнению, я заслуживала. Он накосячит — меня наказывает — я прошу прощение... Я не помню ни единого раза, чтоб он попросил прощение. Ни одного. Всегда:</text:p>
      <text:list xml:id="list39399488" text:continue-numbering="true" text:style-name="диалог">
        <text:list-item>
          <text:p text:style-name="P94">Это не я...</text:p>
        </text:list-item>
        <text:list-item>
          <text:p text:style-name="P94">Если я этого не помню, значит этого не было.</text:p>
        </text:list-item>
        <text:list-item>
          <text:p text:style-name="P94">Я имею право хранить молчание.</text:p>
        </text:list-item>
        <text:list-item>
          <text:p text:style-name="P94">Я ничего не обещал.</text:p>
        </text:list-item>
      </text:list>
      <text:p text:style-name="P48">* * *</text:p>
      <text:p text:style-name="P3">Как-то мы праздновали Новый год в компании его странных друзей. Я уже описывала этот день —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3"><text:soft-page-break/>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3">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3">Разбудить его так и не удалось, но на утро он, как и ожидалось, ничего не помнил. У него и в мыслях не было — попросить прощение за испорченный праздник.</text:p>
      <text:list xml:id="list39382553" text:continue-numbering="true" text:style-name="диалог">
        <text:list-item>
          <text:p text:style-name="P94">Я ничего не помню. А, если я ничего не помню — значит этого не было. — улыбаясь, повторял он.</text:p>
        </text:list-item>
      </text:list>
      <text:p text:style-name="P3">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48">* * *</text:p>
      <text:p text:style-name="Text_20_body"><text:span text:style-name="T20">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20">триггера</text:span></text:span><text:span text:style-name="T20">.</text:span></text:p>
      <text:p text:style-name="P3">Однажды со мной кое что приключилось — на меня напали. Мне было 17 лет и, с тех пор, года три я боялась находиться наедине с мужчиной. Даже друзей я не могла <text:soft-page-break/>подпустить к себе ближе, чем расстояние вытянутой руки. Я уже очень давно отошла от этого инцидента, но факт остается фактом — есть наличие психологической травмы.</text:p>
      <text:p text:style-name="P3">Конечно он знал об этом, но очень часто подкрадывался незаметно и пугал меня! Он смеялся над тем, как я подпрыгиваю и ору, как меня начинает трусить. Для него это была смешная картина.</text:p>
      <text:p text:style-name="P3">Он знал, что я год после того инцидента ходила с ножом, чтоб отрезать тому мудаку его достоинство в случае, если встречу его. Но он смеялся, потому, что, по его словам, я выгляжу забавной, когда мне страшно... Тогда я думала, что он не понимает, насколько для меня это болезненно.</text:p>
      <text:p text:style-name="P3">Я очень злилась и просила... я требовала, чтоб он так не делал! Я объясняла, почему так делать не надо, но он продолжал издеваться надо мной со всей свойственной ему патологической инфантильностью, не понимая, что для меня это очень сильный стресс. Или он понимал?</text:p>
      <text:p text:style-name="P3">Я не могу ответить на этот вопрос. Делал он это специально или нет — он это делал, хотя мог бы и не делать, ведь я его неоднократно об этом просила.</text:p>
      <text:p text:style-name="P3">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чего для него не значат. Это было лишь его желанием поднять свое настроение за счет моего страха, осознано или нет — это не имеет значение. Но это было.</text:p>
      <text:p text:style-name="P3">Почему я включила эту историю конкретно в это главу? Потому что несколько раз из-за таких выходок я здорово <text:soft-page-break/>злилась и кричала на него. Но и это не было поводом для него, чтобы осознать важность моих просьб так не делать.</text:p>
      <text:p text:style-name="P3">Он упрекал меня в том, что я кричу на него просто так, ведь <text:span text:style-name="T1">он не виноват</text:span> в том, что когда-то кто-то пытался меня изнасиловать! Он обижался на мою злость, ведь <text:span text:style-name="T1">не он же напугал меня</text:span> тогда! Он просто пошутил, а у меня просто нет чувство юмора...</text:p>
      <text:p text:style-name="P48">* * *</text:p>
      <text:p text:style-name="P3">Вот еще одна история —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думает, и тебе стоит думать так же...</text:p>
      <text:p text:style-name="P3">Я ответила, что мы с ней совершенно разные — она гораздо старше, ее жизнь кардинально отличается от моей. Как я могу рассуждать как она, не имея ее семейного опыта и высокого положения?!</text:p>
      <text:p text:style-name="P3">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3">Я была в шоке от такого спонтанного сообщения. Как говорится: «Ничто не предвещало беды...» Но согласилась! Я сказала, что и сама не вижу смысла друг друга мучить. Спокойно так, без криков и истерик.</text:p>
      <text:p text:style-name="P3"><text:soft-page-break/>Это был очередной абсурдный конфликт, настолько абсурдный, что я поддержала его желание разойтись — так больше не может продолжаться, пора думать о будущем, а его нет у этих отношений.</text:p>
      <text:p text:style-name="P3">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3">Да — здравый смысл в голове был и сказал мне — пора! Эти полные непонимания <office:annotation office:name="__Annotation__14410_1216695877"><dc:creator>Яна </dc:creator><dc:date>2018-02-26T11:35:45.38</dc:date><text:p text:style-name="P152"><text:span text:style-name="T59">запятая</text:span></text:p></office:annotation>конфликты ни<office:annotation-end office:name="__Annotation__14410_1216695877"/> к чему не приведут. Эти вечные ссоры на пустом месте, где я не права, должны рано или поздно закончиться! Я была к этому готова.</text:p>
      <text:p text:style-name="P3">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3"/>
      <text:p text:style-name="P52">«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52">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52">Да, это все описывается простой фразой — «я люблю тебя». Любящий человек способен делать глупо<text:soft-page-break/>сти. Если ты поймешь, что история заканчивается здесь — да будет так.</text:p>
      <text:p text:style-name="P52">В судьбу я не верю, я верю только в свои силы. Если ты считаешь, что сил больше нет — я не вправе тебе ничего навязывать.»</text:p>
      <text:p text:style-name="P52"/>
      <text:p text:style-name="P3">«Невооруженным» взглядом очень сложно увидеть подвох в этом, казалось бы, безобидном и милом письме. Вот и я тогда купилась и простила. «Отрезвев» и прочитав его уже сейчас, многое прояснилось.</text:p>
      <text:p text:style-name="P3">Давайте я попробую раскрыть вам скрытый смысл этих фраз.</text:p>
      <text:p text:style-name="P4">«У нас все прекрасно»</text:p>
      <text:p text:style-name="P3">Это ложь, ведь мы приняли решение разорвать отношения. Мы постоянно ссоримся. У нас все плохо настолько, что мы решили расстаться. Грубо говоря, эта фраза похожа на:</text:p>
      <text:list xml:id="list39375140" text:continue-numbering="true" text:style-name="диалог">
        <text:list-item>
          <text:p text:style-name="P94">У тебя нос чешется... Да нет же! Чешется!</text:p>
        </text:list-item>
      </text:list>
      <text:p text:style-name="P3"><text:span text:style-name="T10">Цель</text:span>: С самого начала сбить с толку ложным утверждением, которое совершенно противоречит сложившейся ситуации. Внушение, что все хорошо.</text:p>
      <text:p text:style-name="P4">«У нас отлично получается»</text:p>
      <text:p text:style-name="P6">Что получается? Жить? Строить семью? Делать друг-друга счастливыми? Заботиться друг о друге? Точно нет.</text:p>
      <text:p text:style-name="P6">У нас здорово получается нервировать друг-друга и грандиозно ссорится, собственно из-за чего и появилось желание все это, наконец, закончить.</text:p>
      <text:p text:style-name="P3"><text:soft-page-break/><text:span text:style-name="T10">Цель</text:span>: внушить утверждение, что ошибок не было. Все идет по плану, как и должно быть, пусть даже это и не всем нравится.</text:p>
      <text:p text:style-name="P4">«Нас любят. В нас верят»</text:p>
      <text:p text:style-name="Text_20_body"><text:span text:style-name="T20">На первый взгляд ничего странного. Мы кому-то нравимся — это же хорошо. Но, на самом деле, это — </text:span><text:span text:style-name="_30__20_Text"><text:span text:style-name="T20">триангуляция</text:span></text:span><text:span text:style-name="T20"> — метод, в котором манипуляторы оперируют чужими, а порой даже выдуманными мнениями, приводя их, как аргументы, с которыми не поспоришь.</text:span></text:p>
      <text:p text:style-name="P3">Эта фраза тоже сбивает с толку тем, что нас действительно считают замечательной парой. Но, на самом деле, это видимость того, что мы замечательные. У нас много проблем о которых не знает никто, которые еще тогда не выносились на всеобщий суд.</text:p>
      <text:p text:style-name="P3">Но его устраивало не то, что мы хорошая пара, ведь это не так, а то, что мы <text:span text:style-name="T1">создаем видимость</text:span> хорошей пары.</text:p>
      <text:p text:style-name="P3">В этом утверждении он объединил нас в одно целое. Ты и я — мы пара, и нас — любят. То есть — и я хороший, и ты.</text:p>
      <text:p text:style-name="P3"><text:span text:style-name="T10">Цель</text:span>: утвердиться в позиции — я такой же хороший, как и ты, что отрицает — я плохой, я тебя обидел.</text:p>
      <text:p text:style-name="P4">«Верю в тебя. Ты большая умница и нужно быть слепым, чтоб не заметить это»</text:p>
      <text:p text:style-name="P3">Ох! Это «удар под дых»! Мы же все любим, когда нас хвалят, когда наши большие и маленькие заслуги замечают, не так ли? А манипуляторы этим пользуются, воспринимая наивность, как слабость, но делают это как раз тогда, <text:soft-page-break/>когда все плохо, когда у них заканчиваются инструменты воздействия.</text:p>
      <text:p text:style-name="P3">Он никогда не хвалил меня просто так — всегда тогда, когда ему что-то было нужно.</text:p>
      <text:p text:style-name="Text_20_body"><text:span text:style-name="T20">Этот метод называется </text:span><text:span text:style-name="_30__20_Text"><text:span text:style-name="T20">манипуляцией тщеславием (положительное подкрепление)</text:span></text:span><text:span text:style-name="T20">.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3"><text:span text:style-name="T10">Цель</text:span>: ввести в заблуждение похвалой, что ослабляет жертву в ее позиции сопротивления.</text:p>
      <text:p text:style-name="P4">«Никто не говорил, что будет легко»</text:p>
      <text:p text:style-name="P3">И снова триангуляция, но уже более обобщающая: «Тебе никто не обещал, что все будет гладко. Будет сложно. Смирись с этим. Терпи.»</text:p>
      <text:p text:style-name="P3"><text:span text:style-name="T10">Цель</text:span>: внушить жертве, что сложности, которыми он ее изматывает — нормальны, оперируя тем, что, якобы, все так живут.</text:p>
      <text:p text:style-name="P4">«Я не согласен рушить все из-за какой-то фигни. Это несправедливо»</text:p>
      <text:p text:style-name="P3">Еще пару часов назад он сказал мне собирать вещи, а теперь он <text:span text:style-name="T1">уже несогласен</text:span> с этим...</text:p>
      <text:p text:style-name="Text_20_body"><text:span text:style-name="T20">Это не просьба не рушить и не раскаяние в своих ошибках. Это констатация факта несогласия, которая не несет в себе попыток все исправить.</text:span></text:p>
      <text:p text:style-name="Text_20_body"><text:soft-page-break/><text:span text:style-name="T20">В добавок ко всему, это </text:span><text:span text:style-name="_30__20_Text"><text:span text:style-name="T20">манипуляция чувством вины</text:span></text:span><text:span text:style-name="T20"> — он надевает маску «жертвы», обвиняя меня в несправедливости уже моих действий. Он-то от своих уже отрекся...</text:span></text:p>
      <text:p text:style-name="P3"><text:span text:style-name="T10">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4">«Я не верну назад всех гадостей, которые тебе пришлось услышать»</text:p>
      <text:p text:style-name="P3">Не вернет, потому что не хочет. Потому, что не считает нужным. Он не чувствует свою вину за сказанное и демонстрирует это, иначе бы он сказал: «Жаль, что я не могу вернуть...».</text:p>
      <text:p text:style-name="P3">Но при этом он как бы сожалеет и жалеет жертву за услышанное: «Тебе пришлось».</text:p>
      <text:p text:style-name="P3"><text:span text:style-name="T10">Цель</text:span>: сбить с толку жалостью к жертве, не сожалея о сказанном.</text:p>
      <text:p text:style-name="P4">«Все мои попытки отстраниться, уйти, сбежать это страх и бессилие»</text:p>
      <text:p text:style-name="Text_20_body"><text:span text:style-name="_30__20_Text"><text:span text:style-name="T20">Манипуляция жалостью</text:span></text:span><text:span text:style-name="T20"> — посмотри, как мне страшно!</text:span></text:p>
      <text:p text:style-name="P3"><text:span text:style-name="T10">Цель</text:span>: вызвать жалость, сострадание и понимание, что притупляет желание жертвы дать отпор и стоять на своем.</text:p>
      <text:p text:style-name="P4">«Да, это все описывается простой фразой — "я люблю тебя"»</text:p>
      <text:p text:style-name="P3">Контрольный выстрел в голову — признание в любви. Якобы — ведь это не обращение, если вы заметили.</text:p>
      <text:p text:style-name="P3"><text:soft-page-break/><text:span text:style-name="T4">Фраза </text:span>«я тебя люблю» взята в кавычки, как цитата неизвестного автора и, на самом деле, она ничего не «описывает».</text:p>
      <text:p text:style-name="P3">Это не признание жертве. Иначе бы это звучало так, например: «Я просто тебя люблю и не могу себя взять в руки...» Или как-то так... Но и в этом случае это было бы не признание, а оправдание.</text:p>
      <text:p text:style-name="P3">Любовью нельзя не оправдывать низкие поступки!</text:p>
      <text:p text:style-name="P3"><text:span text:style-name="T10">Цель</text:span>: ввести в заблуждение завуалированным признанием, дабы ослабить попытки жертвы к сопротивлению.</text:p>
      <text:p text:style-name="P4">«Любящий человек способен делать глупости»</text:p>
      <text:p text:style-name="P3">Не он — любящий. Речь идет о каком-то незнакомом человеке, стало быть об авторе той самой <text:span text:style-name="T4">фразы</text:span>. Тот любящий человек влюблен и делает глупости. Эта реплика также может трактоваться как триангуляция.</text:p>
      <text:p text:style-name="P3"><text:span text:style-name="T10">Цель</text:span>: попытка оправдаться за счет общепринятого мнения.</text:p>
      <text:p text:style-name="P4">«Если ты поймешь, что история заканчивается здесь — да будет так»</text:p>
      <text:p text:style-name="P15">Он понял, что нашу историю пора заканчивать, я поддержала, но он передумал и теперь готов смириться с моим решением. «Да будет так» <text:s/>— звучит именно как смирение по отношению к моим жестоким действиям.</text:p>
      <text:p text:style-name="P3"><text:span text:style-name="T10">Цель</text:span><text:span text:style-name="T11">:</text:span> заставить жертву нести ответственность, демонстрируя свое смирение.</text:p>
      <text:p text:style-name="P4">«В судьбу я не верю, я верю только в свои силы»</text:p>
      <text:p text:style-name="P3"><text:soft-page-break/>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все исправить. И даже не демонстрацией приложения усилий.</text:p>
      <text:p text:style-name="P3"><text:span text:style-name="T10">Цель</text:span>: сбить с толку завуалированным обманчивым утверждением — я прилагаю все усилия, не прилагая эти усилия.</text:p>
      <text:p text:style-name="P4">«Если ты считаешь, что сил больше нет — я не вправе тебе ничего навязывать»</text:p>
      <text:p text:style-name="P3">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3"><text:span text:style-name="T10">Цель</text:span>: либо заставить жертву признать, что она слаба, либо заставить доказать, что это не так.</text:p>
      <text:p text:style-name="P3">Итак, что у нас получается:</text:p>
      <text:p text:style-name="P3"/>
      <text:p text:style-name="P52">«У нас все прекрасно, и я знаю, что ты хочешь в это верить, даже если учесть то, что еще пару часов назад я не хотел тебя ни видеть, ни слышать — у нас все хорошо.</text:p>
      <text:p text:style-name="P52">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52"><text:soft-page-break/>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52">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52">Никто не говорил, что будет легко. Все говорят, что будет сложно и ты должна с этим смириться. Этого не избежать — так все сказали, а они знают лучше.</text:p>
      <text:p text:style-name="P52">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отлично получается. Я в правильном направлении, но ты уходишь, несправедливо лишая меня возможности насладиться победой.</text:p>
      <text:p text:style-name="P52">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52">Я растерян и не знаю, что мне делать. Мне страшно и я обессилен. Ты не можешь быть такой бесчувственной и бросить меня, когда ты мне так нужна!</text:p>
      <text:p text:style-name="P52">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52"><text:soft-page-break/>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52">Я не верю в судьбу и в стечение обстоятельств, но я слишком ленив, чтобы что-то предпринимать: просить прощение или просить тебя передумать. Я верю, что смогу переубедить тебя обманом...</text:p>
      <text:p text:style-name="P52">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52"/>
      <text:p text:style-name="P3">Впечатляет, не правда ли? Я не зря включила это письмо именно в эту главу. Ведь все, что там описано можно сказать этими тремя словами: «это не я».</text:p>
      <text:h text:style-name="P79" text:outline-level="2"><text:s/><text:bookmark-start text:name="Glava_11__Trio"/>Глава 11. <text:line-break/>Трио<text:bookmark-end text:name="Glava_11__Trio"/></text:h>
      <text:p text:style-name="P3">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39377903" text:continue-numbering="true" text:style-name="диалог">
        <text:list-item>
          <text:p text:style-name="P94">Лучшая измена та, о которой никто ничего не знает!</text:p>
        </text:list-item>
      </text:list>
      <text:p text:style-name="P3">И обсуждали они это при мне и при своих девушках и женах. Я человек не ревнивый, так что я отшучивалась, мол:</text:p>
      <text:list xml:id="list39371457" text:continue-numbering="true" text:style-name="диалог">
        <text:list-item>
          <text:p text:style-name="P94">Спасибо, что сказали... Буду знать!</text:p>
        </text:list-item>
      </text:list>
      <text:p text:style-name="P3">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39374840" text:continue-numbering="true" text:style-name="диалог">
        <text:list-item>
          <text:p text:style-name="P94">И, будь уверен, я это сделаю...</text:p>
        </text:list-item>
      </text:list>
      <text:p text:style-name="P3">Я думаю, что именно это его останавливало — моя готовность поступить так же. Как-то он спросил у меня, что я сделаю, если узнаю, что он мне изменил.</text:p>
      <text:list xml:id="list39394750" text:continue-numbering="true" text:style-name="диалог">
        <text:list-item>
          <text:p text:style-name="P94"><text:soft-page-break/>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и сама изменю, а потом подробности расскажу, как, где и с кем...</text:p>
        </text:list-item>
      </text:list>
      <text:p text:style-name="P3">И я действительно не знала. Теперь знаю, но тогда — нет...</text:p>
      <text:p text:style-name="P3">Бывало, идем по улице, а он такой:</text:p>
      <text:list xml:id="list39380185" text:continue-numbering="true" text:style-name="диалог">
        <text:list-item>
          <text:p text:style-name="P94">Смотри, какая жопа!</text:p>
        </text:list-item>
      </text:list>
      <text:p text:style-name="P3">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3"/>
      <text:p text:style-name="P57">«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57">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41"><text:soft-page-break/>Шейнов В. П., «Скрытое управление человеком»</text:p>
      <text:p text:style-name="Цитата_20_-_20_автор"><text:span text:style-name="Default_20_Paragraph_20_Font"><text:span text:style-name="T24"><text:s/></text:span></text:span></text:p>
      <text:p text:style-name="P3">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3">— Смотри какая спинка... И куртка у него классная, надо и тебе такую купить...</text:p>
      <text:p text:style-name="P3">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3">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я не обделена.</text:p>
      <text:p text:style-name="P49">* * *</text:p>
      <text:p text:style-name="P3">Постепенно его намеки и акцентирование внимания на удовлетворении его больного либидо переросли в новую тему — «трио».</text:p>
      <text:p text:style-name="P3">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3"><text:soft-page-break/>Конечно, я говорила в шутку, но старалась, чтобы это прозвучало как можно убедительнее. Так смешно вспоминать его удивленное <text:span text:style-name="T1">Лицо</text:span>:</text:p>
      <text:list xml:id="list39390264" text:continue-numbering="true" text:style-name="диалог">
        <text:list-item>
          <text:p text:style-name="P94">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3">Не, ну вы поняли? А я значит представляю! Насчет третьей девочки он говорил, что даже прикасаться к ней не будет. Я, — говорил, — просто на вас посижу посмотрю...</text:p>
      <text:p text:style-name="P3">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3">добиться </text:span>самоутверждения.</text:p>
      <text:p text:style-name="P3">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ты не справляешься.</text:p>
      <text:p text:style-name="P3">Ага, а теперь вспоминаем то прекрасное фото, пока я на работе...</text:p>
      <text:p text:style-name="P3">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мою реакцию.</text:p>
      <text:p text:style-name="P3">Что тут сказать? Любила — безумно. Боготворила — да. Дорожила — да. Ну не ревнивая я!</text:p>
      <text:p text:style-name="P3"><text:soft-page-break/>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3">Он надеялся, что я настолько сильно его люблю, что не брошу его из-за «такой мелочи», как измена или за фантазии о сексе с третьей девочкой. Он знал, что останется безнаказанным, но он ошибался.</text:p>
      <text:p text:style-name="P3">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3">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20">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27">пользуются,</text:span></text:span><text:span text:style-name="_30__20_Text"><text:span text:style-name="T20"> но при этом не бросают</text:span></text:span><text:span text:style-name="T20">. И факт измены ее идеализированного мучителя уходит на второй план, лишь бы он оставался рядом и не рвал отношения с жертвой.</text:span></text:p>
      <text:p text:style-name="P3">На этой стадии жертва много раз слышала:</text:p>
      <text:list xml:id="list39401019" text:continue-numbering="true" text:style-name="диалог">
        <text:list-item>
          <text:p text:style-name="P94"><text:soft-page-break/>Да кому ты нужна, кроме меня?! — и понимала, что и правда, ведь в ней столько недостатков! Она ведь постоянно в чем-то виновата...</text:p>
        </text:list-item>
        <text:list-item>
          <text:p text:style-name="P94">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94">Маша/Петя вообще не понимает, почему я с тобой до сих пор не развелся! — и правда, почему? Ведь я все делаю неправильно: недостаточно хорошо зарабатываю, невкусно готовлю, безвкусно одеваюсь, говорю глупые вещи и вечно чем-то недовольна...</text:p>
        </text:list-item>
      </text:list>
      <text:p text:style-name="P3">Список можно продолжать.</text:p>
      <text:p text:style-name="P3">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3">На этой стадии отношений с манипулятором жертва видит в зеркале нечто потрепанное с отсутствующим взглядом, с запущенной внешностью и с сутулой осанкой, и снаружи и внутри напоминающую выжатый лимон.</text:p>
      <text:p text:style-name="Text_20_body"><text:span text:style-name="T20">В процессе </text:span><text:span text:style-name="_30__20_Text"><text:span text:style-name="T20">отмены</text:span></text:span><text:span text:style-name="T20">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привлекательной и манипулятор знает, что она уже никуда не денется.</text:span></text:p>
      <text:p text:style-name="P3"><text:soft-page-break/>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эксплуатации, унижения и гнобления. Именно этими факторами и руководствуются манипуляторы, проделывая все свои трюки с живым человеком.</text:p>
      <text:p text:style-name="P3">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 нужная, и готова сделать все, лишь бы ее не бросили.</text:p>
      <text:p text:style-name="P44">* * *</text:p>
      <text:p text:style-name="P3">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смирилась как с «сексом», так и с его отсутствием. Я иногда получала удовольствие, конечно же, но делала вид, что вообще в раю!</text:p>
      <text:p text:style-name="P3">Мужики, не закидывайте камнями! Я больше не буду! Я просто пыталась поднять его в край заниженную самооценку.</text:p>
      <text:p text:style-name="P3">Кстати,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3">Тут надо чувствовать, что нужно другому, совмещать со своими желаниями... В общем делать так, чтоб обоим было хорошо. Но когда, скажем, «парадом» руководил он, все <text:soft-page-break/>было достаточно — туда-сюда — предсказуемо. И заканчивалось тем, что он сразу же садился за комп. Животное...</text:p>
      <text:p text:style-name="P3">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3">А когда у меня уже не было сил, я передавала эстафету ему, и все заканчивалось. Не скоро, но это был всегда один ритм — туда-сюда, ничего интересного. Обычно даже слишком долго. Даже дольше, чем хотелось бы...</text:p>
      <text:p text:style-name="P3">Не знаю, кто ему сказал, что чем дольше, тем лучше, но я бы на его месте делала упор на технику.</text:p>
      <text:p text:style-name="P3">Я знала, что ему хорошо — и мне было хорошо. В эмоциональном плане. На уровне чувств. Искренне... Короче, сейчас, отрезвев немного, я понятия не имею, что он хотел делать с двумя девочками в постели, если не мог даже с одной справиться... Ну да ладно. Это уже, слава высшим силам, не моя компетенция.</text:p>
      <text:p text:style-name="P3">Итак, постепенно, все чаще и чаще он начал говорить, что:</text:p>
      <text:list xml:id="list39376190" text:continue-numbering="true" text:style-name="диалог">
        <text:list-item>
          <text:p text:style-name="P94">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3">Это, к слову, цитата из записанного мною на диктофон нашего разговора. Но об этом позже. И это... — на земле больше семи миллиардов человек. Ну да ладно.</text:p>
      <text:p text:style-name="P3"><text:soft-page-break/>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79" text:outline-level="2"><text:s/><text:bookmark-start text:name="Glava_12__Nie_noi"/>Глава 12. <text:line-break/>Не ной<text:bookmark-end text:name="Glava_12__Nie_noi"/></text:h>
      <text:p text:style-name="P3">Если со всеми остальными недостатками я могла смириться, то с одним я мириться не хотела. По быту — да. Я задавала себе вопросы:</text:p>
      <text:list xml:id="list39381180" text:continue-numbering="true" text:style-name="диалог">
        <text:list-item>
          <text:p text:style-name="P94">Я могу с этим жить? — Да.</text:p>
        </text:list-item>
        <text:list-item>
          <text:p text:style-name="P94">Мне сложно убрать эту кружку с холодильника? — Нет! И пусть это пять раз за день — корона не слезет! Подумаешь, какая-то кружка... Стоит ли из-за этого ругаться?!</text:p>
        </text:list-item>
      </text:list>
      <text:p text:style-name="P3">Но с одним я мириться не захотела, так и не смогла — с его пофигизмом на мои личные проблемы. Будь то разногласия с родителями или коллегами.</text:p>
      <text:p text:style-name="P3">Вот, например, подставил меня коллега, с которым мы дружили, и я не могла понять — почему? Что я ему такого сделала? 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работу нашла сразу же.</text:p>
      <text:p text:style-name="P3">Я так расстроилась, рассуждала — что же человека толкает на предательство, да еще и такое подлое?.. На что он мне говорил:</text:p>
      <text:list xml:id="list39372198" text:continue-numbering="true" text:style-name="диалог">
        <text:list-item>
          <text:p text:style-name="P94"><text:soft-page-break/>Не ной.</text:p>
        </text:list-item>
        <text:list-item>
          <text:p text:style-name="P94">Мне неинтересно это слушать.</text:p>
        </text:list-item>
        <text:list-item>
          <text:p text:style-name="P94">Это ты виновата, это ты допустила.</text:p>
        </text:list-item>
        <text:list-item>
          <text:p text:style-name="P94">Разберись с этим сама...</text:p>
        </text:list-item>
      </text:list>
      <text:p text:style-name="P3">Мои попытки получить его поддержку воспринимались, как моя враждебность и конфликтность по отношению к нему. И поверьте, меня это не просто сбивало с толку! Он-то тут при чем? Дело же не в нем! Чего он так реагирует?!</text:p>
      <text:p text:style-name="P3">Я могла придти домой в плохом настроении, и получала его упрек в моей претензии к нему, которой не было! Он часто говорил, что я на нем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list xml:id="list39382520" text:continue-numbering="true" text:style-name="диалог">
        <text:list-item>
          <text:p text:style-name="P94">А я тут при чем?!</text:p>
        </text:list-item>
      </text:list>
      <text:p text:style-name="P3">Или:</text:p>
      <text:list xml:id="list39381054" text:continue-numbering="true" text:style-name="диалог">
        <text:list-item>
          <text:p text:style-name="P94">Почему я должен это выслушивать?!</text:p>
        </text:list-item>
      </text:list>
      <text:p text:style-name="P3">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яжелые моменты. Но мы, к сожалению, говорим о деструктивных отношениях.</text:p>
      <text:p text:style-name="P3">Он всячески пытался уйти от подобного рода разговоров, обвиняя меня в давлении, хотя просить принять свою точку зрения и просить выслушать — это, согласитесь, разные вещи...</text:p>
      <text:p text:style-name="P3"><text:soft-page-break/>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Я навсегда потеряла возможность с ним познакомиться и узнать какой он.</text:p>
      <text:p text:style-name="P3">Эта моя горечь, и проявлялась она тогда, когда я, например, смотрела фильм.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list xml:id="list39374440" text:continue-numbering="true" text:style-name="диалог">
        <text:list-item>
          <text:p text:style-name="P94">Я сейчас выключу, если ты не успокоишься! Хватит нюни распускать! Это же просто фильм!</text:p>
        </text:list-item>
      </text:list>
      <text:p text:style-name="P3">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как я разозлила его своим нытьем.</text:p>
      <text:p text:style-name="P3">Зато о его проблемах я знала все от и до.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3">В итоге он тоже ушел с той работы, как и я. И речь шла о его непосредственной начальнице, как и о моем непосредственном начальнике. Он был зол, и я была зла. Он приходил домой нервный, как и я. Но, если его проблему <text:soft-page-break/>мы обсуждали и «обсасывали» часами, то я, заводя речь о своих траблах, слышала:</text:p>
      <text:list xml:id="list39375079" text:continue-numbering="true" text:style-name="диалог">
        <text:list-item>
          <text:p text:style-name="P94">Хватит ныть! Соберись, тряпка!</text:p>
        </text:list-item>
      </text:list>
      <text:p text:style-name="P3">Он не хотел слушать о моих проблемах и называл это нежелание — «дипломатией». Свою «спину» он называл дипломатической реакцией на мое иррациональное поведение.</text:p>
      <text:p text:style-name="P48">* * *</text:p>
      <text:p text:style-name="P3">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 Ох, и всегда это полное уныния <text:span text:style-name="T1">Лицо</text:span>!</text:p>
      <text:p text:style-name="P3">Я человек очень, даже слишком искренний. Я не умею играть или «делать вид» — у меня все на лице написано. Так вот, бывало когда он видел, что со мной что-то не так, что я расстроена, или зла, или у меня что-то болит, он сразу проецировал это состояние на себе, что вызывало у меня чувство жалости и толкало меня на поддержку. Ему же плохо! Надо помочь!</text:p>
      <text:p text:style-name="P3">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text:soft-page-break/>талась поддержать, я же вижу, как ему больно и знаю по себе, что в такие моменты нужна поддержка.</text:p>
      <text:p text:style-name="P3">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состоя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3">Он просто не способен оказывать поддержку. Он понимал, что социум имеет несколько негласных правил, которые зовутся — нормами поведения. Если не будут выполнены такие нормы, как сопереживать, радоваться, стыдиться, то социум решит, что с тобой что-то не так.</text:p>
      <text:p text:style-name="P3">Другими словами, он понимал, что меня нужно утешить, но просто не знал — как. Поэтому он находил пути отступления от этого «ритуала утешения», чаще всего обвинениями меня в сверхчувствительности и иррациональности.</text:p>
      <text:p text:style-name="P3">Я ему рассказывала, что, в принципе-то, ничего делать и не надо, — подойти и обнять, всего-то делов.</text:p>
      <text:list xml:id="list39374505" text:continue-numbering="true" text:style-name="диалог">
        <text:list-item>
          <text:p text:style-name="P86"><text:span text:style-name="T20">Объятия, — говорила я, — это как стена, которая ограждает меня от всех проблем и дарит чувство защищенности, что особенно помогает в </text:span><text:span text:style-name="T20">минуты, когда тяжело. Просто обними и все... Я не жду советов и не прошу тебя что-то решить за меня...</text:span></text:p>
        </text:list-item>
      </text:list>
      <text:p text:style-name="P3"><text:soft-page-break/>И знаете, сколько раз он меня обнял за три года? Один — в последнюю ссору, и еще раз на приеме психологи. Было еще несколько раз на публику, но я эту показуху считать не <text:s/>буду. Все остальное время я была «виновата». Обнимать меня было не за что.</text:p>
      <text:p text:style-name="P3">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3">Он не позволяет вам проявлять чувства и блокирует их при малейшей попытке обсудить их или как-то проявить.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3">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 и одиночества.</text:p>
      <text:p text:style-name="P3">Что, было?</text:p>
      <text:p text:style-name="P49">* * *</text:p>
      <text:p text:style-name="P3">Однажды мы о чем-то пытались поговорить, но у него «вдруг» разболелась голова. Был вечер, мы только что поужинали и тут он начинает метаться в поисках обезболивающей таблетки.</text:p>
      <text:p text:style-name="Text_20_body"><text:soft-page-break/><text:span text:style-name="T20">Он берет стакан, набирает воды, запивает таблетку и просто </text:span><text:span text:style-name="_30__20_Text"><text:span text:style-name="T20">бросает</text:span></text:span><text:span text:style-name="T20"> стакан в раковину, в которой лежит еще не помытая посуда! Этот жест повествовал, стало быть, о невыносимой головной боли. На мой вопрос: «Зачем ты кинул стакан в раковину?» он ответил, что не понимал, что делает из-за очень сильной головной боли.</text:span></text:p>
      <text:p text:style-name="P3">А сейчас вспоминаем мои походы с рюкзачком на костылях за сосисками, и, заодно, — шкаф и: «Ты что, сама не доедешь?»</text:p>
      <text:p text:style-name="P3">Ну конечно! Это же головная боль! Что может быть хуже?!</text:p>
      <text:p text:style-name="P44">* * *</text:p>
      <text:p text:style-name="P3">О его проблемах в семье я знала все в подробностях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3">Причем часто в этих повествования стороны его поддержки менялись. Даже не знаю, с чем это могло быть связано.</text:p>
      <text:p text:style-name="P3">Он сходил с ума после каждого двухчасового телефонного разговора с родственниками. Он даже бился головой о стену! Мы разговаривали об этом ночи на пролет. Мы искали выходы и решения, чтобы это все прекратить или ослабить... Но стоит мне сказать, что я устала, завтра на работу рано вставать и мне пора спать, я слышала:</text:p>
      <text:list xml:id="list39393560" text:continue-numbering="true" text:style-name="диалог">
        <text:list-item>
          <text:p text:style-name="P94"><text:soft-page-break/>Тебе что совсем наплевать на мои проблемы?! ВОТ ТАК ВСЕГДА! Иди спи. Главное, чтоб тебе было хорошо...</text:p>
        </text:list-item>
      </text:list>
      <text:p text:style-name="P3">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list xml:id="list39400538" text:continue-numbering="true" text:style-name="диалог">
        <text:list-item>
          <text:p text:style-name="P94">Хватит ныть! Соберись, тряпка!</text:p>
        </text:list-item>
      </text:list>
      <text:p text:style-name="Text_20_body"><text:span text:style-name="T20">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20">ему это неинтересно</text:span></text:span><text:span text:style-name="T20">, говорил, что </text:span><text:span text:style-name="_30__20_Text"><text:span text:style-name="T20">я выношу ему мозг</text:span></text:span><text:span text:style-name="T20">. Он поучительно наваливал, что мне нужно меняться и быть сильной, и всегда показывал спину, обвиняя меня в нытье.</text:span></text:p>
      <text:p text:style-name="P3">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Но ему можно! Главное — не ныть.</text:p>
      <text:p text:style-name="P3">Даже сейчас мне говорят друзья, когда уже весь это ад закончился:</text:p>
      <text:list xml:id="list39379415" text:continue-numbering="true" text:style-name="диалог">
        <text:list-item>
          <text:p text:style-name="P94">Ты же девочка, ты должна быть слабой... (в понимании женственности).</text:p>
        </text:list-item>
      </text:list>
      <text:p text:style-name="P3">У меня один ответ:</text:p>
      <text:list xml:id="list39374534" text:continue-numbering="true" text:style-name="диалог">
        <text:list-item>
          <text:p text:style-name="P94">Я не могу себе этого позволить!</text:p>
        </text:list-item>
      </text:list>
      <text:p text:style-name="P3">Нет ну правда, как я могу расслабиться? Кто обо мне позаботиться? Кто мне скажет: сиди и ни о чем не пережи<text:soft-page-break/>вай, я все сделаю, тебе ведь плохо — я все решу? Все будет хорошо!</text:p>
      <text:p text:style-name="P3">Если бы я расслабилась в этих отношениях, то, боюсь, от меня вообще ничего не осталось.</text:p>
      <text:p text:style-name="P3">Я личность не 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3">Я не зря повторяю это слово. Что бы у вас не случилось. Уволили с работы? — Сама виновата — допустила такое! Украли какую-то дорогу вещь или ограбили — нет смысла искать виновных (или эту вещь), просто забудь, это всего лишь вещь. Война на родине? — Какое тебе дело? Пусть воюют! Смерть близкого? Он скажет, что плакать нет смысла, это ни к чему...</text:p>
      <text:p text:style-name="P3">Согласитесь, чт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совсем одинока в своем горе. По сути, мне даже носовой платок подать было не кому.</text:p>
      <text:p text:style-name="P3">Мне нравится решать проблемы. Я отчасти люблю проблемы. Я воспринимаю их, как возможности самосовершенствоваться. Это делает нас живыми, что ли...</text:p>
      <text:p text:style-name="P3">Но есть такое понятие, как эмоциональное потрясение. Не поверю, что есть хоть один нормальный человек, который не был в таком состоянии. И это отнюдь не значит, что он слабый. Да, он дал слабину, а близкие люди обычно поддерживают и — придают сил.</text:p>
      <text:p text:style-name="P3"><text:soft-page-break/>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3">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которым нужно все больше и больше человеческих ресурсов... Да что уж там, сама виновата. Стало быть дело во мне, раз мне все на голову садятся. Слишком я доверчивая...</text:p>
      <text:p text:style-name="P3">Так что пора бы взять себя в руки и перестать ныть!..</text:p>
      <text:h text:style-name="P79" text:outline-level="2"><text:s/><text:bookmark-start text:name="Glava_13__Nieadiekvatnaia"/>Глава 13. <text:line-break/>Неадекватная<text:bookmark-end text:name="Glava_13__Nieadiekvatnaia"/></text:h>
      <text:p text:style-name="P43">Если вдруг вы стали для кого-то плохим, значит много хорошего было сделано для этого человека!</text:p>
      <text:p text:style-name="P51">Фаина Раневская</text:p>
      <text:p text:style-name="P39">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3">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3">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oft-page-break/><text:span text:style-name="T27">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27">Мы сравниваем наши чувства с чувствами других людей, чтобы понимать и иметь «подтверждение» нашей нормальности, ориентируясь на реакции других.</text:span></text:span></text:p>
      <text:p text:style-name="P7">Он проделал очень много работы за всю свою жизнь. И вот одна из них.</text:p>
      <text:p text:style-name="P3">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3">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39390772" text:continue-numbering="true" text:style-name="диалог">
        <text:list-item>
          <text:p text:style-name="P94">Я никогда не говорил это!</text:p>
        </text:list-item>
      </text:list>
      <text:p text:style-name="P3">И вот вы начинаете сомневаться в том, что слышали.</text:p>
      <text:list xml:id="list39373292" text:continue-numbering="true" text:style-name="диалог">
        <text:list-item>
          <text:p text:style-name="P94">Тебе кажется, что ты переживаешь! Ничего ты не переживаешь!</text:p>
        </text:list-item>
      </text:list>
      <text:p text:style-name="P3">И вы сомневаетесь, что ваши переживания реальны.</text:p>
      <text:list xml:id="list39371451" text:continue-numbering="true" text:style-name="диалог">
        <text:list-item>
          <text:p text:style-name="P94">С тобой что-то в последнее время происходит... Нет нет, это не усталость. Может нервный срыв?</text:p>
        </text:list-item>
      </text:list>
      <text:p text:style-name="P3">И вы сомневаетесь в том, что с вами все в порядке.</text:p>
      <text:list xml:id="list39372443" text:continue-numbering="true" text:style-name="диалог">
        <text:list-item>
          <text:p text:style-name="P94">Это была не твоя идея, а моя...</text:p>
        </text:list-item>
      </text:list>
      <text:p text:style-name="P3">И вы сомневаетесь в своей памяти.</text:p>
      <text:p text:style-name="P3">Даже такое распространенное выражение, как «делать из мухи слона», является прекрасным примером внушения <text:soft-page-break/>того, что переживания не обоснованы, что чувства бессмысленны, серьезность переживаний не оправдано-преувеличена. Эта, на первый взгляд, безобидная фраза является отменой чувств того человека, которому она произносится.</text:p>
      <text:p text:style-name="P3">Вспомните и скажите, что вам не становится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office:annotation office:name="__Annotation__17212_1216695877"><dc:creator>Яна </dc:creator><dc:date>2018-02-26T13:51:09.58</dc:date><text:p text:style-name="P152"><text:span text:style-name="T59">запятая</text:span></text:p></office:annotation>произойти, и<office:annotation-end office:name="__Annotation__17212_1216695877"/> к которым каждый из нас относится по-разному.</text:p>
      <text:p text:style-name="P3">У нас разное восприятие и разная роль в тех или иных обстоятельствах. Нормальный человек попытается вас понять, но абьюзер выскажет вслух сомнение в вас и вы начинаете сомневаться в себе. Повторив это вам несколько раз, происходит внушение, и вот вы уже убеждены, что он прав. Это, своего рода, кодирование.</text:p>
      <text:list xml:id="list39377288" text:continue-numbering="true" text:style-name="диалог">
        <text:list-item>
          <text:p text:style-name="P94">Ну не говорил, так не говорил...</text:p>
        </text:list-item>
      </text:list>
      <text:p text:style-name="P44">* * *</text:p>
      <text:p text:style-name="Text_20_body"><text:span text:style-name="T20">Знаете, я не просто так пишу об этом. Это описание моей жизни на протяжении нескольких лет. </text:span><text:span text:style-name="_30__20_Text"><text:span text:style-name="T20">Психоз порождает психоз.</text:span></text:span><text:span text:style-name="T20"> Патологическое стремление моего парня к доминантному покровительству вводило меня в состояние ненормальности.</text:span></text:p>
      <text:p text:style-name="Text_20_body"><text:span text:style-name="T20">Например, он ясно давал понять, что он имеет право на свободу действий. Он четко расписывал по слогам каждый </text:span><text:soft-page-break/><text:span text:style-name="T20">раз, что для него важен его собственный комфорт. И это здорово, Да? Мы </text:span><text:span text:style-name="_30__20_Text"><text:span text:style-name="T20">все</text:span></text:span><text:span text:style-name="T20"> имеем право на свободу действий. Согласны? Ключевое слово — «все»!</text:span></text:p>
      <text:p text:style-name="Text_20_body"><text:span text:style-name="T20">Он так не считал. </text:span><text:span text:style-name="_30__20_Text"><text:span text:style-name="T20">Он</text:span></text:span><text:span text:style-name="T20">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3">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3">Он будет биться головой о стену после тяжелого телефонного разговора, но упрекнет меня в оплакивании моего отца.</text:p>
      <text:p text:style-name="P3">Он прав, и будет утверждать, что я, на самом деле, с ним согласна, просто не хочу это признавать.</text:p>
      <text:list xml:id="list39373001" text:continue-numbering="true" text:style-name="диалог">
        <text:list-item>
          <text:p text:style-name="P94">Ты преувеличиваешь — не болит у тебя ничего!</text:p>
        </text:list-item>
      </text:list>
      <text:p text:style-name="P3">И я в замешательстве.</text:p>
      <text:p text:style-name="P3">Патологическая коммуникация также проявляется в демонстрации агрессора постоянных сомнений в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 достаточно, достижения сомнительные, с памятью не все в порядке...</text:p>
      <text:p text:style-name="P3">Такие атрибуты общения, как внушение и попытки переубедить жертву в правильности реальности могут и влияют на восприятие жертвы самой себя. Под воздействием тако<text:soft-page-break/>го внушения начинается болезненный процесс перестройки сознания.</text:p>
      <text:p text:style-name="P3">Этот полный непонимания процесс стартует с сопротивления и отторжения чужих мыслей:</text:p>
      <text:list xml:id="list39401436" text:continue-numbering="true" text:style-name="диалог">
        <text:list-item>
          <text:p text:style-name="P94">Как же так? Я же слышала!</text:p>
        </text:list-item>
      </text:list>
      <text:p text:style-name="P3">И заканчивается принятием навязанных фактов и обвинением себя в невнимательности, в неправильном восприятии, в плохой памяти, в преувеличении. В ненормальности.</text:p>
      <text:list xml:id="list39376208" text:continue-numbering="true" text:style-name="диалог">
        <text:list-item>
          <text:p text:style-name="P94">Ну говорил, так говорил... Я снова все напутала.</text:p>
          <text:p text:style-name="P142"/>
        </text:list-item>
      </text:list>
      <text:p text:style-name="P57">«Для того чтобы сидеть в клетке, не всегда нужны прутья.»</text:p>
      <text:p text:style-name="P41">Рональд Дэвид Лэйнг, «Политика семьи»</text:p>
      <text:p text:style-name="P41"/>
      <text:p text:style-name="P3">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3">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ности — был длительной стратегией по развитию моей неадекватности с очевидным результатом.</text:p>
      <text:p text:style-name="P3">К концу этих отношений я сомневалась в услышанном, в увиденном, в своих ощущениях, в своем физическом состо<text:soft-page-break/>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3">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3">Я доказывала и доказывала:</text:p>
      <text:list xml:id="list39393630" text:continue-numbering="true" text:style-name="диалог">
        <text:list-item>
          <text:p text:style-name="P94">Но ведь было же!</text:p>
        </text:list-item>
      </text:list>
      <text:p text:style-name="P3">Но мне повторяли и повторяли:</text:p>
      <text:list xml:id="list39396004" text:continue-numbering="true" text:style-name="диалог">
        <text:list-item>
          <text:p text:style-name="P94">Да что ты опять придумываешь?! Тебе что, драмы не хватает?</text:p>
        </text:list-item>
      </text:list>
      <text:p text:style-name="P3">Мне было трудно понять... Да что там, мне было сложно представить, что меня специально вводят в эти заблуждения, сбивают с толку...</text:p>
      <text:p text:style-name="P3">Самым, на мой взгляд, убедительным было не то, <text:span text:style-name="T1">что</text:span> он говорил, а то, <text:span text:style-name="T1">как</text:span> он это говорил. Уверенная подача и его <text:span text:style-name="T1">Лицо</text:span>, на котором читалось: «Это ты сейчас серьезно говоришь?!» — как разряды током.</text:p>
      <text:p text:style-name="P3">В случае моей непреклонности, он обычно использовал контрманевр. Ты уверена? — На тебе разряд! — Ах ты настаиваешь?</text:p>
      <text:list xml:id="list39372404" text:continue-numbering="true" text:style-name="диалог">
        <text:list-item>
          <text:p text:style-name="P94">Ты так говоришь, потому, что ты меня не любишь и тебе на меня наплевать!</text:p>
        </text:list-item>
      </text:list>
      <text:p text:style-name="P3"><text:soft-page-break/>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list xml:id="list39394382" text:continue-numbering="true" text:style-name="диалог">
        <text:list-item>
          <text:p text:style-name="P94">Ты неадекватная, я не собираюсь продолжать с тобой разговор!</text:p>
        </text:list-item>
      </text:list>
      <text:p text:style-name="P3">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Абсурд всегда подавался, как благие намерения. Жаль, что я тогда не понимала — все его благие намерения направлены на его собственное благополучие.</text:p>
      <text:p text:style-name="P3">Я пыталась разговаривать. Пыталась добиться от него понимания —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3">Я перепробовала все, но ничего не сработало. Он стоял на своем так убедительно, что в какой-то момент я прогибалась и верила <text:span text:style-name="T1">ему</text:span>, а не собственным глазам/ушам/ощущениям.</text:p>
      <text:p text:style-name="P3">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39392856" text:continue-numbering="true" text:style-name="диалог">
        <text:list-item>
          <text:p text:style-name="P94">С тобой невозможно разговаривать. Поговорим, когда ты успокоишься!</text:p>
        </text:list-item>
      </text:list>
      <text:p text:style-name="P3"><text:soft-page-break/>Любая попытка поговорить начиналась с того, что стоило мне открыть рот, как мои аргументы тут же опровергались. Он перебивал, не давал высказаться, высмеивал и так до бесконечности.</text:p>
      <text:p text:style-name="P3">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3">В процессе такого прессинга, он мог вспомнить о какой-то прошлой ситуации, например:</text:p>
      <text:list xml:id="list39401258" text:continue-numbering="true" text:style-name="диалог">
        <text:list-item>
          <text:p text:style-name="P94">Ты уже так вела себя на прошлой неделе.</text:p>
        </text:list-item>
      </text:list>
      <text:p text:style-name="P3">Я пыталась оправдаться, и говорила, что в той ситуации были те же причины:</text:p>
      <text:list xml:id="list39379663" text:continue-numbering="true" text:style-name="диалог">
        <text:list-item>
          <text:p text:style-name="P94">Потому что тогда, как и сегодня, ты меня перебивал и не давал мне сказать...</text:p>
        </text:list-item>
      </text:list>
      <text:p text:style-name="P3">И тут же получала в ответ «подзатыльник», например:</text:p>
      <text:list xml:id="list39371971" text:continue-numbering="true" text:style-name="диалог">
        <text:list-item>
          <text:p text:style-name="P94">Почему ты постоянно возвращаешься к старым конфликтам!?</text:p>
        </text:list-item>
      </text:list>
      <text:p text:style-name="P3">Что вводило меня в еще большее заблуждение, ведь он же сам вспомнил о той прошлой ситуации!</text:p>
      <text:p text:style-name="P3">Ну и конечно:</text:p>
      <text:list xml:id="list39387826" text:continue-numbering="true" text:style-name="диалог">
        <text:list-item>
          <text:p text:style-name="P94">Поговорим, когда ты успокоишься!</text:p>
        </text:list-item>
      </text:list>
      <text:p text:style-name="P3">И уходил. Сначала в другую комнату, потом к друзьям с ночевкой, потом он и вовсе стал отключать телефон, пользуясь поддержкой своего окружения, а те, в свою очередь, делали выводы со слов моего деструктивного парня — она бешеная! Как ты с ней живешь?!</text:p>
      <text:p text:style-name="P3"><text:soft-page-break/>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3">Невербальному? О да! Он знал, что я никогда не «нападаю» первая. Он никогда не говорил мне вслух что-то вроде «заткнись» или «закрой свой рот». В открытую он никогда не оскорблял меня, так как понимал, что это — открытая агрессия. Скажи он мне что-то подобное, я бы реагировала по-другому — начала бы защищаться. Такое отношение я бы не потерпела.</text:p>
      <text:p text:style-name="P3">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1">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44">* * *</text:p>
      <text:p text:style-name="P3">Но на что стоило обратить тогда свое внимание?</text:p>
      <text:p text:style-name="P3">Он не оспаривал мои доводы. Он их опровергал. Оспаривать — значит приводить свои, другие аргументы, которые имеют отношение к делу и являются жизнеспособными в этом споре. Но, получается, спора, как такового, не было.</text:p>
      <text:p text:style-name="P3">Отвергался факт наличия проблемы, отвергались мои доводы и аргументы в подтверждение необходимости ре<text:soft-page-break/>шить эту проблему, опровергалась адекватность моих переживаний по поводу этой проблемы... Затем его уход и обида, и мое полное недоумение.</text:p>
      <text:p text:style-name="P3">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3">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 замен, кроме беспрерывного потока упреков.</text:p>
      <text:p text:style-name="P3">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3">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пустом месте». Затем он оставлял меня наедине со своими переживаниями, показывая спину.</text:p>
      <text:p text:style-name="P3">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text:soft-page-break/>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3">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3">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3">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3">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3">Я стала дерганная и нервная в то время, как он одевал маску незаслуженно-обиженного праведника и шел к друзьям лечить свое пострадавшее эго.</text:p>
      <text:p text:style-name="P3">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39396917" text:continue-numbering="true" text:style-name="диалог">
        <text:list-item>
          <text:p text:style-name="P94"><text:soft-page-break/>Да все считают, что ты неадекватная!</text:p>
        </text:list-item>
      </text:list>
      <text:p text:style-name="P3">Или:</text:p>
      <text:list xml:id="list39373226" text:continue-numbering="true" text:style-name="диалог">
        <text:list-item>
          <text:p text:style-name="P94">Все знают, что ты истеричка!</text:p>
        </text:list-item>
      </text:list>
      <text:p text:style-name="P3">Вопрос — а как они узнали? Ну, конечно, он пошел и рассказал! Пожаловался на свою нелегкую участь! А ведь друзьям с виду все вроде так... На публике он отлично себя ведет, заботлив и внимателен, делает комплименты и галантно ухаживает...</text:p>
      <text:p text:style-name="P48">* * *</text:p>
      <text:p text:style-name="Text_20_body"><text:span text:style-name="T20">Вот реальный тому пример. В последнюю нашу поездку в другой город мы всю дорогу ругались, обсуждая </text:span><text:span text:style-name="_30__20_Text"><text:span text:style-name="T20">замявшийся накануне конфликт</text:span></text:span><text:span text:style-name="T20"> из-за брачного контракта, о котором я расскажу чуть позже. Мы тогда знатно поругались, но помирились. Он уговорил меня ехать, хотя я не хотела, но поехала, потому что он оооочень попросил.</text:span></text:p>
      <text:p text:style-name="P3">Вид у него был расстроенный, он настаив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3">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3"><text:soft-page-break/>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у и что, что на ходу!</text:p>
      <text:p text:style-name="P3">Я бы вернулась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1">выглядеть</text:span> сумасшедшей.</text:p>
      <text:p text:style-name="P3">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3">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39388033" text:continue-numbering="true" text:style-name="диалог">
        <text:list-item>
          <text:p text:style-name="P94">Как ты не понимаешь?!</text:p>
        </text:list-item>
      </text:list>
      <text:p text:style-name="P3">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3">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 Ему было откровенно неприятно мое присутствие, и он рассказывал мне об этом всю дорогу. Как можно быть таким жестоким?!...</text:p>
      <text:p text:style-name="P3"><text:soft-page-break/>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3">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3">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3">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3">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Условием его печальных повествований о моих издевательствах над ним было мое отсутствие.</text:p>
      <text:p text:style-name="P3">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text:soft-page-break/>моей неадекватности и недовольства ими моего ненормального поведения.</text:p>
      <text:p text:style-name="P3"/>
      <text:p text:style-name="P57">«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57">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Цитата_20_-_20_автор"><text:span text:style-name="T20">Ирина Мельниченко, «Мудаки и игра на публику»</text:span><text:span text:style-name="Default_20_Paragraph_20_Font"><text:span text:style-name="T24"> </text:span></text:span></text:p>
      <text:p text:style-name="P44">* * *</text:p>
      <text:p text:style-name="P3">Я полностью потеряла контроль над собой, своими эмоциями, своим восприятием <text:span text:style-name="T1">всего</text:span>. Я совершенно запуталась в своих чувствах, но правильнее будет сказать — меня совершенно запутали.</text:p>
      <text:p text:style-name="P3">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3">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3"><text:soft-page-break/>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я открывала рот и говорила.</text:p>
      <text:p text:style-name="P3">Говорила, что мне это все не нравится, ни поведение, ни отношение,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е неуравновешенное состояние неделю/месяц/год назад.</text:p>
      <text:p text:style-name="P3">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 по его уже привычно-однообразному мнению.</text:p>
      <text:p text:style-name="P3">Как правило, расхождение во мнениях для манипулятора — еще один повод обвинить свою жертву в иррациональности и тупости. Ведь только его мнение самое правильное. Попытки заставить его хотя бы выслушать меня оборачивались провалом. И наказанием.</text:p>
      <text:p text:style-name="P3">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 другому. Но я, доведенная до бешенства, с пеной изо рта что-то доказывала.</text:p>
      <text:p text:style-name="P48"><text:soft-page-break/>* * *</text:p>
      <text:p text:style-name="P3">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3">Наши общие друзья пригласили нас в гости.</text:p>
      <text:p text:style-name="P3">В этот день было несколько нюансов — ему нужно было съездить по делам на пару часов, и утром заболел мой кот.</text:p>
      <text:p text:style-name="P3">Я отнесла кота в ветклинику, ему сделали укол. Нужно было подождать, пока лекарство подействует. 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3">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3">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list xml:id="list39403208" text:continue-numbering="true" text:style-name="диалог">
        <text:list-item>
          <text:p text:style-name="P94">Я на полчасика. — сказал он мне примерно в 3 часа дня в ответ на мое удивление. А домой пришел в полночь.</text:p>
        </text:list-item>
      </text:list>
      <text:p text:style-name="P3">Потом я узнаю, почему он не взял меня с собой. Но об этом чуть позже.</text:p>
      <text:p text:style-name="P3">Его полчаса затянулось и где-то спустя шесть часов я его набрала. Он сказал что уже собирается выходить, но <text:soft-page-break/>уже ближе к полуночи я была порядком зла и пошла проветриться и подышать свежим воздухом.</text:p>
      <text:p text:style-name="P3">И вот брожу я по району — звонит:</text:p>
      <text:list xml:id="list39391811" text:continue-numbering="true" text:style-name="диалог">
        <text:list-item>
          <text:p text:style-name="P94">Я уже дома. А ты где? — по голосу было понятно, что он улыбается.</text:p>
        </text:list-item>
        <text:list-item>
          <text:p text:style-name="P94">Я гуляю.</text:p>
        </text:list-item>
      </text:list>
      <text:p text:style-name="P3">Бросает трубку. Прям просто кладет трубку!</text:p>
      <text:p text:style-name="P3">Я погуляла еще примерно полчаса и пошла домой. Сидел он с видом, будто бы я ему в борщ нагадила, естественно, не говоря ни слова. На утро — молчание. То есть, как всегда — он обиделся на обиду.</text:p>
      <text:p text:style-name="P3">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3">Как-то он с друзьями пошел в бар выпить пива, что было редкостью. Я помню, что он позвонил, сказать, что вечер хороший, пиво вкусное, сидят болтают. Сам позвонил. Я попросила дать трубку бармену и сказала:</text:p>
      <text:list xml:id="list39389408" text:continue-numbering="true" text:style-name="диалог">
        <text:list-item>
          <text:p text:style-name="P94">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20">Но речь о том, что сейчас мы </text:span><text:span text:style-name="_30__20_Text"><text:span text:style-name="T20">договорились</text:span></text:span><text:span text:style-name="T20">! Он этот факт проигнорировал. Мало того, что он перечеркнул все мои планы на этот долгожданный выходной, заставив меня его ждать еще полчасика, и еще полчасика..., так еще и посто</text:span><text:soft-page-break/><text:span text:style-name="T20">янными отсрочками не позволял мне самой запланировать что-то без него.</text:span></text:p>
      <text:p text:style-name="P3">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text:p>
      <text:p text:style-name="P3">Но — я знаю что он сейчас придет, поэтому сижу и жду его. 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39390993" text:continue-numbering="true" text:style-name="диалог">
        <text:list-item>
          <text:p text:style-name="P94">Помнишь, утром коту вкололи лекарство?</text:p>
        </text:list-item>
        <text:list-item>
          <text:p text:style-name="P94">Помню.</text:p>
        </text:list-item>
        <text:list-item>
          <text:p text:style-name="P94">Помнишь, как ты собирался по делам, и мы <text:span text:style-name="T1">договорились, что ты меня наберешь</text:span> и узнаешь, как обстоят дела и, если все хорошо, то я поеду с тобой?</text:p>
        </text:list-item>
        <text:list-item>
          <text:p text:style-name="P94">Помню. Мы договорились, что <text:span text:style-name="T1">ты останешься дома</text:span> с котом, потому, что не можешь его оставить больного одного дома.</text:p>
        </text:list-item>
        <text:list-item>
          <text:p text:style-name="P94">Да, но с небольшой поправкой — пока не буду уверена в том, что лекарство подействовало, и ему легче.</text:p>
        </text:list-item>
        <text:list-item>
          <text:p text:style-name="P94">Я тебя неправильно понял...</text:p>
        </text:list-item>
        <text:list-item>
          <text:p text:style-name="P94">А что конкретно ты не так понял? Тебе нужно было просто набрать меня, когда освободишься и узнать, пойду я с тобой или нет?</text:p>
        </text:list-item>
        <text:list-item>
          <text:p text:style-name="P94">Я подумал, что если коту плохо, то ты никуда не пойдешь.</text:p>
        </text:list-item>
        <text:list-item>
          <text:p text:style-name="P94"><text:soft-page-break/>Но мы договорились, что если ему станет лучше, то я пойду. Было?</text:p>
        </text:list-item>
        <text:list-item>
          <text:p text:style-name="P94">Было.</text:p>
        </text:list-item>
        <text:list-item>
          <text:p text:style-name="P94">Так почему ты не позвонил?</text:p>
        </text:list-item>
        <text:list-item>
          <text:p text:style-name="P94">Я тебя не так понял...</text:p>
          <text:p text:style-name="P94"/>
        </text:list-item>
      </text:list>
      <text:p text:style-name="P57">«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57">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41">С. А. Зелинский, «Психотехнологии гипнотического манипулирования сознанием»</text:p>
      <text:p text:style-name="P41"/>
      <text:p text:style-name="P3">И эта техника прекрасно прослеживается здесь:</text:p>
      <text:list xml:id="list39372503" text:continue-numbering="true" text:style-name="диалог">
        <text:list-item>
          <text:p text:style-name="P86"><text:span text:style-name="T27">Помнишь, </text:span><text:span text:style-name="T25">мы договорились, что ты меня наберешь</text:span><text:span text:style-name="T27"> и узнаешь, как обстоят дела и, </text:span><text:span text:style-name="_30__20_Text"><text:span text:style-name="T27">если все хорошо, то я поеду</text:span></text:span><text:span text:style-name="T27"> с тобой? — говорю я.</text:span></text:p>
        </text:list-item>
        <text:list-item>
          <text:p text:style-name="P86"><text:span text:style-name="T20">Помню. </text:span><text:span text:style-name="T25">Мы договорились, что ты </text:span><text:span text:style-name="_30__20_Text"><text:span text:style-name="T20">останешься дома</text:span></text:span><text:span text:style-name="T20"> с котом, потому, что не можешь его оставить больного одного дома. — отвечают мне.</text:span></text:p>
        </text:list-item>
      </text:list>
      <text:p text:style-name="P3">В тот день я была не просто не в себе — я была в гневе. И речь даже не столько о том, что он оставил меня дома, и <text:soft-page-break/>даже не в друзьях дело. Нет. Он проигнорировал меня, совершенно отрицая этот факт.</text:p>
      <text:p text:style-name="P3">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3">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ебе сварил, а ты будешь сидеть дома и искать свою вину, а потом я прощу тебя, когда ты придешь просить прощение, за то, что попыталась меня нагнуть».</text:p>
      <text:p text:style-name="P3">И после каждого его ответа, он так смотрел на меня с недоумением, мол: «Ты уже все? На взводе? Нет? Ну я подожду...» И новый разряд абсурда. При этом никаких внятных аргументов и объяснений с его стороны, пока я практически рисую цепочку событий, где очевидно — он не прав.</text:p>
      <text:p text:style-name="P3">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text:p>
      <text:p text:style-name="P3"><text:soft-page-break/>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3">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3">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3">Я его попробовала, но пить не захотела потому, что ком в горле стоял. И просто, вот так стоя перед ним, вылила его и бросила на пол одноразовый стаканчик, со словами: «делиться надо!»</text:p>
      <text:p text:style-name="P3">Он стоял и смотрел на все это, и на его лице была улыбка — сработало! Я была в гневе! Лепетала без остановки, что так не поступают, что это все бред и уже откровенное хамство, а не простое неуважение.</text:p>
      <text:p text:style-name="P3">Догадаетесь, что он сделал? Нет? О, пожалуйста,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3">Он снимал и повторял:</text:p>
      <text:list xml:id="list39380774" text:continue-numbering="true" text:style-name="диалог">
        <text:list-item>
          <text:p text:style-name="P94">О, какая молодец! И после этого ты будешь говорить, что ты нормальная? Давай-давай, продолжай!</text:p>
        </text:list-item>
      </text:list>
      <text:p text:style-name="P3"><text:soft-page-break/>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3">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3">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о причинах такого моего поведения.</text:p>
      <text:p text:style-name="P3">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ли? Как я уже говорила, на публике он собирал аплодисменты, ведь был идеальным парнем, заботливым и внимательным.</text:p>
      <text:p text:style-name="P3">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3">Вы снова спросите меня, почему я не ушла, ведь видела это отношение. Я вам отвечу — уходила и не раз. И всякий раз он меня возвращал, говорил громкие слова, делал по<text:soft-page-break/>ступки, но, даже сейчас, отрезвев, я понимаю, что все эти его действия были непрекращающимися попытками сбить меня с толку. Я верила, потому что хотела верить, что все наладится, и он это знал. А проблемой для меня стало то, что уходить было все тяжелее.</text:p>
      <text:p text:style-name="P3">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мнимым непониманием. Позже я узнала ответ на вопрос, почему же он поехал в гости без меня. Кто ищет ответы, тот их находит.</text:p>
      <text:p text:style-name="P3">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79" text:outline-level="2"><text:s/><text:bookmark-start text:name="Glava_14__Vozhak"/>Глава 14. <text:line-break/>Вожак<text:bookmark-end text:name="Glava_14__Vozhak"/></text:h>
      <text:p text:style-name="P43">Для неверных нет любви,</text:p>
      <text:p text:style-name="P43">для порочных нет радости.</text:p>
      <text:p text:style-name="P51">Мария Корелли, «Скорбь Сатаны»</text:p>
      <text:p text:style-name="P3">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3">К слову, Странный друг был боссом и мой парень был ему нужен.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3">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39385925" text:continue-numbering="true" text:style-name="диалог">
        <text:list-item>
          <text:p text:style-name="P94"><text:soft-page-break/>Так легче переносить такой напряженный график, — говорил он мне.</text:p>
        </text:list-item>
      </text:list>
      <text:p text:style-name="P3">Дома его постоянно не было, и я снова за ним заскучала.</text:p>
      <text:list xml:id="list39402493" text:continue-numbering="true" text:style-name="диалог">
        <text:list-item>
          <text:p text:style-name="P94">Выдели хоть выходные для меня! — просила я.</text:p>
        </text:list-item>
        <text:list-item>
          <text:p text:style-name="P94">Хотя бы день!</text:p>
        </text:list-item>
        <text:list-item>
          <text:p text:style-name="P94">Хотя бы вечер!..</text:p>
        </text:list-item>
      </text:list>
      <text:p text:style-name="P3">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3">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что «надо поработать, чтоб потом отдыхать».</text:p>
      <text:p text:style-name="P3">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3">Вместо моего парня домой возвращалось его тело. Всегда в состоянии опьянения, всегда злое и уставшее.</text:p>
      <text:p text:style-name="P3">— Тебе нужно отдохнуть! — твердила я уже через неделю такого графика.</text:p>
      <text:p text:style-name="P3">Но мне ясно давали понять, что у меня нет права голоса. Я должна была сидеть и молчать. И, как всегда — ждать. <text:soft-page-break/>Несомненно он попал под влияние своего Странного друга. Тот умел убеждать, как и мой благоверный меня — давя на слабые места.</text:p>
      <text:p text:style-name="P3">Потом я узнаю, что тот уговаривал моего парня меня бросить. Он капал ему на мозги, и я знаю, какая у него была цель — избавиться от помехи, которая отвлекает ценного раба от работы.</text:p>
      <text:p text:style-name="P3">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3">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3">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3">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3">Так как я всех там знала, то была, скажем так, в числе приглашенных. Каково же было мое удивление, узнать, что мне лучше посидеть дома, когда мы уже подходили к так называемому офису!</text:p>
      <text:p text:style-name="P3"><text:soft-page-break/>Меня вернули домой, аргументируя это тем, что из-за моей взаимной ненависти к его СЕО-другу вечер может получиться напряженным. Я могу поспорить, что это было решением «босса».</text:p>
      <text:p text:style-name="P3">Только представьте, мой парень мне звонит и говорит, мол, выходи, встречаемся там-то. Мы встречаемся, а он мне говорит, мол, знаешь, тебе лучше пойти домой... Как думаете, он это нечаянно сделал? Вопрос риторический.</text:p>
      <text:list xml:id="list39398920" text:continue-numbering="true" text:style-name="диалог">
        <text:list-item>
          <text:p text:style-name="P94">Я съем кусочек пиццы и домой. — сказал он мне в 9 вечера.</text:p>
        </text:list-item>
      </text:list>
      <text:p text:style-name="P3">А домой вернулся под утро.</text:p>
      <text:p text:style-name="P3">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3">Во всех случаях, где была третья сторона — он выбирал третью сторону, отодвигая меня на второй план и мне это в край надоело!</text:p>
      <text:p text:style-name="P3">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3">Подождать чего? Он столько пил и курил, круглыми сутками был у компа, что у него в постели <text:span text:style-name="T1">уже</text:span> ничего не получалось! Чего ждать? Пока он не сопьется и не загнется от недосыпа? Мне нужен здоровый мужик, а эта их деятельность не стоила таких усилий!</text:p>
      <text:p text:style-name="P48"><text:soft-page-break/>* * *</text:p>
      <text:p text:style-name="P3">На работу я поехала от сестры. Здесь нужно обратить внимание на последовательность событий, которые будут происходить дальше. Это важно.</text:p>
      <text:p text:style-name="P3"><text:span text:style-name="T1">Он позвонил</text:span>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3"><text:span text:style-name="T1">Мы договорились</text:span>,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3">Он взял листок бумаги и спросил меня, сколько у меня пунктов. Я ответила — семь. Он что-то написал, и отложил в сторону. Еще один ловкий ход.</text:p>
      <text:p text:style-name="P3">Открыв мою писанину, он мгновенно разозлился:</text:p>
      <text:list xml:id="list39385341" text:continue-numbering="true" text:style-name="диалог">
        <text:list-item>
          <text:p text:style-name="P94">Все не так! Я ожидал совсем другого! Ты все неправильно сделала!</text:p>
        </text:list-item>
        <text:list-item>
          <text:p text:style-name="P94">А что конкретно тебя не устраивает — манера письма?</text:p>
        </text:list-item>
        <text:list-item>
          <text:p text:style-name="P94">Здесь просто — все не так!!!</text:p>
        </text:list-item>
      </text:list>
      <text:p text:style-name="Text_20_body"><text:span text:style-name="T20">Да. Вместо того, чтобы обратить внимание на то, </text:span><text:span text:style-name="_30__20_Text"><text:span text:style-name="T20">что</text:span></text:span><text:span text:style-name="T20"> написано — он же сам предложил, он обра</text:span><text:span text:style-name="T20">тил внимание на то, </text:span><text:span text:style-name="_30__20_Text"><text:span text:style-name="T20">как</text:span></text:span><text:span text:style-name="T20"> написано. Он в очередной раз соскользнул с темы, не вникнув в суть. И, вместо того, чтоб думать, как вести </text:span><text:soft-page-break/><text:span text:style-name="T20">дальнейший диалог, я сидела, смотрела на его недовольное лицо и пыталась понять, а как же надо было написать?</text:span></text:p>
      <text:p text:style-name="P3">Потом он преподнес мне свой список. Точно не помню формулировку, но смысл был такой:</text:p>
      <text:list xml:id="list39402449" text:continue-list="list4823200946799996374" text:style-name="List_20_1">
        <text:list-item text:start-value="1">
          <text:p text:style-name="P95">У меня</text:p>
        </text:list-item>
        <text:list-item>
          <text:p text:style-name="P95">Идеальная</text:p>
        </text:list-item>
        <text:list-item>
          <text:p text:style-name="P95">Девушка</text:p>
        </text:list-item>
        <text:list-item>
          <text:p text:style-name="P95">Которую</text:p>
        </text:list-item>
        <text:list-item>
          <text:p text:style-name="P95">Я очень</text:p>
        </text:list-item>
        <text:list-item>
          <text:p text:style-name="P95">Сильно</text:p>
        </text:list-item>
        <text:list-item>
          <text:p text:style-name="P95">Люблю</text:p>
        </text:list-item>
      </text:list>
      <text:p text:style-name="P3">Понимаете, да? Этим он выставил меня той самой «вечно всем недовольной стервой». Типа мне все не так, а он всем доволен, значит проблемы во мне.</text:p>
      <text:p text:style-name="P3">Через несколько минут он уничтожил мою психику ко всем чертям.</text:p>
      <text:p text:style-name="P3">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3">Читал он бегло, демонстрируя свое недовольство. В этом списке, где речь шла о непонимании, что было очевидным, и я подробно это описала и, как мы и договаривались, предложила решение этой проблемы.</text:p>
      <text:p text:style-name="P3">В самом начале моего повествования были такие слова:</text:p>
      <text:p text:style-name="P3"/>
      <text:p text:style-name="Quotations"><text:soft-page-break/>«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4"><text:s/></text:span></text:span></text:p>
      <text:p text:style-name="P3">Именно к этим словам он и прицепился. Именно на них обсуждение закончилось.</text:p>
      <text:p text:style-name="P3">Тут очень важный момент. Что бы понять всю суть этого конфликта, нужно представить себе все, что я сейчас опишу.</text:p>
      <text:p text:style-name="P3">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20">Нужно отметить, что </text:span><text:span text:style-name="_30__20_Text"><text:span text:style-name="T20">я его таким никогда не видела</text:span></text:span><text:span text:style-name="T20">. У него были «шальные» глаза и он просто агрессивно накинулся на меня с вопросами, но не дал ответить ни на один из них.</text:span></text:p>
      <text:p text:style-name="P3">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3">Я не успевала за ним. За ходом мысли. Я не успевала реагировать на этот поток агрессии, что меня и сбило с толку — я не понимала, что ее вызвало.</text:p>
      <text:p text:style-name="P3">«Ты вожак» — разве это обидно? Но он озвучивал мои слова с кричащей обидой, перекривлял меня, упрекал в такой наглой несправедливости! Он был оскорблен и унижен, в то время, как я превозносила его этими словами до высот, которых он не заслуживает.</text:p>
      <text:p text:style-name="P3"><text:soft-page-break/>Психологический термин, который описывает данное поведение, звучит как «Паратимия<text:note text:id="ftn9" text:note-class="footnote"><text:note-citation text:label="*">*</text:note-citation><text:note-body><text:p text:style-name="Footnote"><text:span text:style-name="T8">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3"/>
      <text:p text:style-name="P57">«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57">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57">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41"><text:soft-page-break/>С. А. Зелинский, «Методы, приемы и способы манипуляций. (Современные психотехнологии манипулирования)»</text:p>
      <text:p text:style-name="P41"/>
      <text:p text:style-name="P3">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3">Он повышал голос, что было непривычным для меня, ведь всегда было наоборот — он сидел спокойно и доводил меня до «точки кипения», а я в бешенстве. Но в этот раз мы, не сговариваясь, поменялись ролями.</text:p>
      <text:p text:style-name="P3">На удивление самой себе, я была спокойна. Даже слишком. Но, как оказалось — это был еще один тактический ход.</text:p>
      <text:p text:style-name="P3"/>
      <text:p text:style-name="P57">«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57">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41"><text:soft-page-break/>С. А. Зелинский, «Методы, приемы и способы манипуляций. (Современные психотехнологии манипулирования)»</text:p>
      <text:p text:style-name="P41"/>
      <text:p text:style-name="P3">Когда я спокойным тоном попросила его расслабиться и не перебивать меня, мол, мы ведь разговариваем.</text:p>
      <text:list xml:id="list39400306" text:continue-list="list39385341" text:style-name="диалог">
        <text:list-item>
          <text:p text:style-name="P94">Я не собираюсь с тобой ссориться, — сказала я. — Мы же хотим помириться!</text:p>
        </text:list-item>
      </text:list>
      <text:p text:style-name="P3">Он просто вышел из комнаты...</text:p>
      <text:p text:style-name="P3">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3">Когда он начал перебивать меня и повышать голос — я была абсолютно спокойна. Он не знал, что ему делать. Он стал наперебой забрасывать меня вопросами, но я продолжала сохранять спокойствие.</text:p>
      <text:p text:style-name="P3">Сценарий поменялся и, казалось, он был к этому не готов. Но это был очередной тактический ход. Его действия я смогла себе объяснить совсем недавно. Буквально перед тем, как решилась начать писать эту книгу.</text:p>
      <text:p text:style-name="P3">Он вышел из комнаты, оделся и пошел к выходу.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3">Это были самые странные и страшные минуты наших отношений.</text:p>
      <text:p text:style-name="P3"><text:soft-page-break/>Видя его состояние, я попросила его остаться дома и никуда не ходить. Но он начал выталкивать меня из коридора, что меня порядком напугало, но я не отходила от двери. Акцентирую ваше внимание, что это все произошло очень быстро.</text:p>
      <text:p text:style-name="P3">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3">Он побежал к окну.</text:p>
      <text:p text:style-name="P3">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3">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илограмм повисли на нем. Даже представить себе не могу как это выглядело со стороны!</text:p>
      <text:p text:style-name="P3">Я начала причитать, даже не помню в слух или про себя, мол, что ты делаешь? Остановись! Я висела на нем, прилагая все усилия, чтобы он не упал и, в тот момент, в моей голове что-то заклинило. Это был самый настоящий нервный срыв.</text:p>
      <text:p text:style-name="P3">Я понимала, что если сделаю хоть одно неправильное движение — он упадет. Он мог разбиться или, как мини<text:soft-page-break/>мум, покалечиться. Любой исход был для меня ужасным. Мне стало настолько страшно, что я начала кричать:</text:p>
      <text:list xml:id="list39373483" text:continue-numbering="true" text:style-name="диалог">
        <text:list-item>
          <text:p text:style-name="P94">Помогите! Кто-нибудь! Помогите!</text:p>
        </text:list-item>
      </text:list>
      <text:p text:style-name="P3">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39391075" text:continue-numbering="true" text:style-name="диалог">
        <text:list-item>
          <text:p text:style-name="P94">Помогите! Кто-нибудь! Я не знаю, что мне делать! Он сейчас упадет! Я не удержу...</text:p>
        </text:list-item>
      </text:list>
      <text:p text:style-name="P3">А она стояла и я видела по ее лицу — ей страшно.</text:p>
      <text:p text:style-name="P3">Я его отпустила только когда поняла, что он стоит ногами на полу. Я вся дрожала и с того момента я смутно помню, что происходило дальше. Одни обрывки. Я практически упала на пол, задыхалась и дрожала. Он <text:span text:style-name="T1">переступил через меня</text:span>, каким-то образом открыл входную дверь и ушел.</text:p>
      <text:p text:style-name="P3">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3">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3">Он показал мне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3">Я билась в душевных конвульсиях от его действий. Тогда он уничтожил меня, растоптал мою психику своим уходом и <text:soft-page-break/>тем, что спрятался за спины защитников-друзей. Но и это еще не все.</text:p>
      <text:p text:style-name="P3">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3">Я не подумала:</text:p>
      <text:list xml:id="list39375873" text:continue-numbering="true" text:style-name="диалог">
        <text:list-item>
          <text:p text:style-name="P94"><text:s/>Что же мне делать? Хм... Я знаю! Мне нужно содрать татуировку, чтоб он не напоминала мне о нем!</text:p>
        </text:list-item>
      </text:list>
      <text:p text:style-name="P3">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3">Пустота. Абсолютное опустошение. Я резала свою руку, пытаясь заглушить душевную боль — физической, наверное... Я склоняюсь к тому, что именно такая была у меня цель — не чувствовать ту уничтожающую боль, которая разъедала меня изнутри.</text:p>
      <text:p text:style-name="P3">Потом он вернулся. Не один — он привел своих друзей посмотреть на все это шоу. Я была еще «жива», и меня нужно было «добить».</text:p>
      <text:p text:style-name="P3">У него получилось — я была в полном неадеквате! В полнейшем!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39385095" text:continue-numbering="true" text:style-name="диалог">
        <text:list-item>
          <text:p text:style-name="P94"><text:soft-page-break/>Что ты с ним сделала? — спрашивали они. — Он сказал, что ты взбесилась, что ты кричала, что он хотел уйти, а ты не пускала...</text:p>
        </text:list-item>
      </text:list>
      <text:p text:style-name="P3">А я не понимала. Я повторяла, что не понимаю, что происходит, что мы просто разговаривали, а потом он начал кричать... Я не понимаю... Я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44">* * *</text:p>
      <text:p text:style-name="P3">Вся эта ситуация — свидетельство того, что адекватности в наших отношениях нет и не было. Я была уверена, что я все испортила, но не понимала, чем. Не мог же он просто так взбеситься? Он так хотел уйти от моих... от моего... от моей... любви?.. что ему было все равно — выходить в двери или в окно...</text:p>
      <text:p text:style-name="P3">Но была одна маленькая несостыковка — что Жена Странного друга делала ночью под нашими окнами? Я тогда даже не задумалась, как она вообще ночью зимой оказалась под нашими окнами? Но уже позже, когда включу свои мозги, то все пойму.</text:p>
      <text:p text:style-name="P3">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oft-page-break/><text:span text:style-name="T20">Итак, ему нужны были доказательства своих жалоб и он все спланировал. Он, впервые </text:span><text:span text:style-name="_30__20_Text"><text:span text:style-name="T20">сам</text:span></text:span><text:span text:style-name="T20"> </text:span><text:span text:style-name="_30__20_Text"><text:span text:style-name="T20">позвонил</text:span></text:span><text:span text:style-name="T20"> мне и </text:span><text:span text:style-name="_30__20_Text"><text:span text:style-name="T20">сам предложил</text:span></text:span><text:span text:style-name="T20"> поговорить о наших проблемах, хотя </text:span><text:span text:style-name="_30__20_Text"><text:span text:style-name="T20">всегда</text:span></text:span><text:span text:style-name="T20"> отлынивал от любых выяснений отношений.</text:span></text:p>
      <text:p text:style-name="P3">Это был <text:span text:style-name="T1">первый раз</text:span>, когда он проявил инициативу и решил расставить все точки над «i»! Да, он заморочился и выстроил целый план по моему «устранению».</text:p>
      <text:p text:style-name="P3">Весь разговор занял не больше 2-3-х минут, а ведь Жена <text:span text:style-name="T1">уже</text:span> ждала под окнами! Как я потом узнала, еще до начала разговора он отправил ей сигнал <text:span text:style-name="T39">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3">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3">Вместо его обычных действий, например, высмеивания, он выбрал поведение беспомощности. Он показывал мне, что я безжалостна в своих суждениях. Он смотрел на меня глазами, полными сумасшествия, внушая мне, что это результат моих жестоких действий.</text:p>
      <text:p text:style-name="P3">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3">Много ума не надо, чтобы <text:span text:style-name="T1">сделать вид</text:span>. На тот момент он уже давно жаловался на меня и мое поведение, но доказа<text:soft-page-break/>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которая была вынуждена бежать! Бежать через окно! А я — агрессором.</text:p>
      <text:p text:style-name="P3">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3">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3">Это как с тем кофе, что я вылила под ноги. На записи видно, что я не в себе, но причины такого поведения никто не зафиксировал...</text:p>
      <text:p text:style-name="P3">Дальше, как мы знаем, я сама все сделала, а именно — сломала ключ. Он прекрасно знал, что Жена Странного друга уже ждет его, так как предупредил ее заранее. Ему нужно было торопиться! Мои действия ему были только на руку — отличная возможность сыграть на моей заботе, выставив меня жесткой и бездушной — выйти в окно!</text:p>
      <text:p text:style-name="P3">Попытка выйти в окно была очень убедительной, а я — очень наивной, ведь это было не более, не менее, чем заранее спланированное и отрепетированное шоу.</text:p>
      <text:p text:style-name="P3">Все шло по его плану. Он знал, что я его очень люблю. Он знал, что я от него зависима. Не испытывай я эти чув<text:soft-page-break/>ства, я бы ушла уже давно. Но он прекрасно понимал, что получил надо мной контроль, и никуда я не денусь.</text:p>
      <text:p text:style-name="P3">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3">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3">Я — агрессор. Он жертва.</text:p>
      <text:p text:style-name="P3">Я кричу — он страдает.</text:p>
      <text:p text:style-name="P3">Он любит, а я издеваюсь.</text:p>
      <text:p text:style-name="P3">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в демонстрацию волнения и переживаний за меня. Да, я почти уверена, что вернуться было его идеей.</text:p>
      <text:p text:style-name="P3">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3">Они заслужили увидеть это зрелище. Они ведь выслушали столько его жалоб! Сколько было сказано обвинений в мой адрес!</text:p>
      <text:p text:style-name="P3">Блюдо готово — уважаемые гости, прошу к столу!</text:p>
      <text:p text:style-name="Text_20_body"><text:soft-page-break/><text:span text:style-name="T20">Он привел свидетелей для подтверждения всех своих жалоб и застал меня — в </text:span><text:span text:style-name="_30__20_Text"><text:span text:style-name="T20">Совершенно Неадекватном Состоянии</text:span></text:span><text:span text:style-name="T20">. С порезанной рукой, тяжело дыша, я бросала телефоны об стену, я кидалась на него рыдая и крича, с кулаками «За что? За что ты так со мной? Что я тебе такого сделала?».</text:span></text:p>
      <text:p text:style-name="P3">Он прятался за их спинами от меня, как от зверя, насилию которого он больше не может противостоять... и его защищали. Все, как он и запланировал.</text:p>
      <text:p text:style-name="P48">* * *</text:p>
      <text:p text:style-name="P3">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не так плохо, как он мне внушал?</text:p>
      <text:p text:style-name="P3">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3">Говорят, это нормально. Я, будучи жертвой абьюзера, слишком долго подвергалась влиянию его деструктивизма. Меня отравили, отравили мое сознание и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3"><text:soft-page-break/>Он не разрешал анализировать его действия. Он <text:s/>приказывал мне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3">Уроборос, который поедает свой хвост. Это — бесконечный цикл, который невозможно было остановить. По крайней мере, мне это было не под силу.</text:p>
      <text:p text:style-name="P3">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 Их больше <office:annotation office:name="__Annotation__20002_1216695877"><dc:creator>Яна </dc:creator><dc:date>2018-02-26T15:41:24.96</dc:date><text:p text:style-name="P152"><text:span text:style-name="T59">запятая</text:span></text:p></office:annotation>нет и<office:annotation-end office:name="__Annotation__20002_1216695877"/> это прекрасно!</text:p>
      <text:p text:style-name="P3">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79" text:outline-level="2"><text:s/><text:bookmark-start text:name="Glava_15__Ad"/>Глава 15. <text:line-break/>Ад<text:bookmark-end text:name="Glava_15__Ad"/></text:h>
      <text:p text:style-name="P43">И, улыбаясь, мне ломали крылья,</text:p>
      <text:p text:style-name="P43">Мой хрип порой похожим был на вой,</text:p>
      <text:p text:style-name="P43">И я немел от боли и бессилья</text:p>
      <text:p text:style-name="P43">И лишь шептал: «Спасибо, что живой».</text:p>
      <text:p text:style-name="P51">А. Высоцкий</text:p>
      <text:p text:style-name="P3">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даже не могла писать, настолько у меня трусились руки). Я понимала, что если останусь дома, то сойду с ума от одиночества и безысходности, в которую меня окунули.</text:p>
      <text:p text:style-name="P3">Через две недели из-за некоторых обстоятельств в конторе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3">Я «стучалась во все двери» — ходила в гости к друзьям, нянчилась с их детками, по субботам помогала друзьям в <text:soft-page-break/>их кофейне. Пошла на бокс. Он облегчал мое состояние, ведь так я выплескивала на грушу, как говорится — всю желчь и негативные эмоции.</text:p>
      <text:p text:style-name="P3">Начала брать уроки гитары. Я завела дневник и старалась описать все мысли, что были в моей голове. Вот первая запись:</text:p>
      <text:p text:style-name="P3"/>
      <text:p text:style-name="P52">«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52"/>
      <text:p text:style-name="P3">Вот как-то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3">«Фантомные боли»... Его мир слишком крепко прирос ко мне, что в какой-то момент я просто взвыла от боли и одиночества. Людям, которые не испытывали душевную боль на физическом уровне — я вам завидую белой завистью. Это очень меняет.</text:p>
      <text:p text:style-name="P3">Это не перелом, не головная боль... Эта боль не сравнится с зубной. Это боль в области груди, как ожег — острая, ноющая и полностью берущая верх над всеми чув<text:soft-page-break/>ствами. Я ничего не ощущала, кроме этой боли. Сон, голод, страх — нет. Только боль.</text:p>
      <text:p text:style-name="P3">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3">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рывы при попытке съесть хоть что-то.</text:p>
      <text:p text:style-name="P3">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3">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3">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3"><text:soft-page-break/>Так, как я вела всегда активный образ жизни, когда жир «ушел», моя фигура была похожа на комплекцию взрослеющего жилистого мальчика.</text:p>
      <text:p text:style-name="P48">* * *</text:p>
      <text:p text:style-name="P3">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3">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39385025" text:continue-numbering="true" text:style-name="диалог">
        <text:list-item>
          <text:p text:style-name="P94">Забери меня, рак, я больше не хочу жить...</text:p>
        </text:list-item>
      </text:list>
      <text:p text:style-name="P3">Было адски больно, будто меня сжигали заживо.</text:p>
      <text:p text:style-name="P3">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3">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3">Я писала и звонила ему. Я пыталась попросить прощение, но он заблокировал меня на всех ресурсах, с помощью <text:soft-page-break/>которых я могла до него достучаться. Тогда я пыталась связаться с ним с помощью общих друзей, в следствии чего попала в бан<text:note text:id="ftn10" text:note-class="footnote"><text:note-citation text:label="*">*</text:note-citation><text:note-body><text:p text:style-name="Footnote"><text:span text:style-name="T8">Бан</text:span> <text:span text:style-name="T1">(от англ. ban)</text:span> — лишение или ограничение каких-либо прав пользователя, например, отправление сообщений.</text:p></text:note-body></text:note> и на их девайсах.</text:p>
      <text:p text:style-name="P3">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за все это время моего страдания, но при этом были всегда рядом.</text:p>
      <text:p text:style-name="P3">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3">Нужно ли говорить о том, что у меня под подушкой постоянно лежали таблетки, те самые, которые я все не решалась принять. Они были моей страховкой от полного безумия. Да, суицидаль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3">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3">Потом, спустя некоторое время, когда я поняла, что не вернусь к нему, я разобрала и подключила свой компьютер. И обнаружила, что мне на мессенджер<text:note text:id="ftn0" text:note-class="footnote"><text:note-citation text:label="*">*</text:note-citation><text:note-body><text:p text:style-name="Footnote"><text:span text:style-name="T8">Мессенджер</text:span> <text:span text:style-name="T1">(от </text:span><text:span text:style-name="T14">ст.</text:span><text:span text:style-name="T40">-фр</text:span><text:span text:style-name="T14">анц</text:span><text:span text:style-name="T40">.</text:span><text:span text:style-name="T1"> </text:span><text:span text:style-name="T40">message — </text:span><text:span text:style-name="T14"><text:s/>в</text:span><text:span text:style-name="T1">ыпускать, посылать)</text:span> — приложение для обмена мгновенными сообщениями.</text:p></text:note-body></text:note> прислал сооб<text:soft-page-break/>щение его этот Странный друг. И очень удивилась, ведь мы ненавидели друг друга!</text:p>
      <text:p text:style-name="P3">На этом череда моих удивлений не закончилась, ибо открыв чат с ним, я поняла, что сообщение это <text:s/>адресовано не мне, а моему мучителю.</text:p>
      <text:p text:style-name="P3">Мой парень залогинился<text:note text:id="ftn11" text:note-class="footnote"><text:note-citation text:label="**">**</text:note-citation><text:note-body><text:p text:style-name="Footnote"><text:span text:style-name="T8">Залогиниться</text:span> <text:span text:style-name="T1">(</text:span><text:span text:style-name="T14">комп. жарг.</text:span><text:span text:style-name="T1">)</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3">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48">* * *</text:p>
      <text:p text:style-name="P3">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3">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text:soft-page-break/>мужчиной. Мы познакомились как раз тогда, когда она переживала разрыв с ним.</text:p>
      <text:p text:style-name="P3">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3">Запомните этот момент. Я позже объясню, к чему я веду.</text:p>
      <text:p text:style-name="P3">В день знакомства с ней, 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39399655" text:continue-numbering="true" text:style-name="диалог">
        <text:list-item>
          <text:p text:style-name="P94">А где тот браслет, который я тебе подарила?</text:p>
        </text:list-item>
      </text:list>
      <text:p text:style-name="P3">Он ответил, что не помнит, и что, скорее всего, потерял его.</text:p>
      <text:p text:style-name="P3">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3">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3">Человеком она оказалась приятным и интересным. Но тот факт, что спустя две недели наш герой хвастался лучшему другу о ночных времяпровождениях с ней, поверг меня в самую настоящую панику!</text:p>
      <text:p text:style-name="P3"><text:soft-page-break/>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3">Я очень захотела посмотреть ему в глаза. Отчетливо помню, что это желание появилось у меня сразу после прочтения той переписки.</text:p>
      <text:p text:style-name="P3">Ко мне в гости ехала моя лучша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3">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3">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3">Я была в ее глазах загнанным зверем, и, стало быть, моя любовь была настолько сильной, что со стороны пугала.</text:p>
      <text:p text:style-name="P3">О чем она думала? Думала, что я захочу его порезать так же, как порезала себе руку? Я с поломанными пальцами на ноге держала его всем своим весом, чтоб он, ни в коем слу<text:soft-page-break/>чае не упал, не поранился, не разбился, чтобы придти и поранить? Где логика?!</text:p>
      <text:p text:style-name="P3">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3">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3">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3">Тогда она обыскивала зависимое слабое безвольное ничтожество, которое отчаянно хотело заслужить милость хозяина.</text:p>
      <text:p text:style-name="P3">Тщательно осмотрев меня, она его позвала.</text:p>
      <text:p text:style-name="P48">* * *</text:p>
      <text:p text:style-name="P3">Вспоминаю и улыбаюсь! Вот это мастерство! Сначала он не хотел выходить ко мне. Он боялся меня! Он согласился, но, конечно же, не без условий.</text:p>
      <text:p text:style-name="P3">О нет, он не обыскал меня — это уже сделала Жена его Странного друга. Он сказал, что 24 этаж — это очень высо<text:soft-page-break/>ко, на случай, если я захочу его столкнуть... Мне нужно было спуститься вниз, только тогда он согласен со мной разговаривать.</text:p>
      <text:p text:style-name="P3">Я не увидела в его глазах того, чт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3">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3">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3">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3">Это высказанное вслух сомнение. Это всего лишь два коротких простых слова. Но давайте попробуем понять, какой смысл они несут.</text:p>
      <text:p text:style-name="P3"/>
      <text:p text:style-name="P52">«Ты причинила мне боль. Я тебя люблю, но моя любовь к тебе причиняет мне боль. Я больше не могу <text:soft-page-break/>быть с тобой, зная, что ты способна лишь делать мне больно.</text:p>
      <text:p text:style-name="P52">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3">Он дал мне надежду, потому, что знал, что я его очень люблю. Этим «не знаю» он продолжал держать меня «на коротком поводке», заставляя меня пытаться стать для него еще лучше, еще умнее и с еще более отчаянной самоотверженностью пытаться заслужить его прощение...</text:p>
      <text:p text:style-name="P3">И я ждала. Изо дня в день я ждала, пока он наконец не поймет, пока его «не знаю» не превратится в «да» или «нет». Я опять ждала. Это ожидание было настолько напряженным для меня, что я просто сходила с ума.</text:p>
      <text:p text:style-name="P3">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3">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39397756" text:continue-numbering="true" text:style-name="диалог">
        <text:list-item>
          <text:p text:style-name="P94">Больше я не допущу такой ошибки!</text:p>
        </text:list-item>
      </text:list>
      <text:p text:style-name="P3">Я сказала, что сделаю все, что в моих силах, чтобы вернуть все то хорошее, что между нами было... Хорошее?.. <text:soft-page-break/>Другими словами, он знатно постарался, чтоб я продолжала просить «добавки».</text:p>
      <text:p text:style-name="P3">Это был крах. Я была в плачевном состоянии и не слушала никого, ни сестру, которая просила меня оставить все как есть и не унижаться, ни друзей, которые рассказывали мне, что он «остыл» и больше меня меня не любит. Ни подругу, которая знает меня со всеми моими сильными и слабыми сторонами. Она ненавидела его, ибо понимала, глядя со стороны, что происходит. Она пыталась мне раскрыть глаза на весь этот абсурд, который я отказывалась видеть. Но, верите вы или нет — я была не в себе.</text:p>
      <text:list xml:id="list39398624" text:continue-numbering="true" text:style-name="диалог">
        <text:list-item>
          <text:p text:style-name="P94">Он любит! Я спрашивала, и он не сказал «нет»!!!</text:p>
        </text:list-item>
      </text:list>
      <text:p text:style-name="P3">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44">* * *</text:p>
      <text:p text:style-name="P3">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чтоб далеко не уходила, каждый раз блокируя новый канал связи.</text:p>
      <text:p text:style-name="P3">Он говорил, что ему тоже без меня тяжело, что он тоже страдает. Он все повторял, что не может меня забыть и что <text:soft-page-break/>любит меня, но «мы делаем друг друга несчастными», а потом обрывал связь, оставляя меня в полном безумии.</text:p>
      <text:p text:style-name="P3">Я пыталась звонить на горячую линию, где женщинам помогают в подобных ситуациях, но на вопрос — что случилось? — не могла ничего ответить, кроме как — «болезненный разрыв», что звучало... глупо. Мне советовали проспаться.</text:p>
      <text:p text:style-name="P3">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79" text:outline-level="2"><text:s/><text:bookmark-start text:name="Glava_16__Nosce_te_ipsum"/>Глава 16. <text:line-break/>Nosce te ipsum<text:bookmark-end text:name="Glava_16__Nosce_te_ipsum"/></text:h>
      <text:p text:style-name="P3">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3">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3"><text:span text:style-name="T1">Случайно</text:span> проболтался?..</text:p>
      <text:p text:style-name="P3">Понимая, сколько времени ему идти, я мигом вызвала такси и поехала к нему.</text:p>
      <text:p text:style-name="P3">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pan text:style-name="T20">Потом, побежав наверх, я стала звонить в дверь, на случай, если он за это время успел вернуться. Но мне никто не открыл. Дома его еще не было. Тогда я услышала какой-то звук, но подумала, что мне </text:span><text:span text:style-name="_30__20_Text"><text:span text:style-name="T20">показалось</text:span></text:span><text:span text:style-name="T20">.</text:span></text:p>
      <text:p text:style-name="P3">Я ждала его еще примерно <text:span text:style-name="T11">час. Выходила</text:span> на общий балкон покурить. Выглядывала его. Что-то дернуло меня вый<text:soft-page-break/>ти на улицу. Сидеть в подъезде ночью мне надоело и я вышла покурить. Так как ключей от подъезда у меня уже не было, пришлось гулять по двору.</text:p>
      <text:p text:style-name="P3">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3">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3">Таксист оказался приятным человеком и очень неравнодушным, несмотря на молодой возраст. Я спросила его, не спешит ли он:</text:p>
      <text:list xml:id="list39391166" text:continue-numbering="true" text:style-name="диалог">
        <text:list-item>
          <text:p text:style-name="P94">Мне нужно с кем-нибудь поговорить...</text:p>
        </text:list-item>
      </text:list>
      <text:p text:style-name="P3">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совершенно посторонний для него человек, которого он видит впервые.</text:p>
      <text:p text:style-name="P3">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3">Я запомнила это вечер, как вечер откровений с неравнодушным незнакомцем. Я с теплом вспоминаю о нем, хоть <text:soft-page-break/>он, скорее всего, и не подозревает, как много для меня сделал, просто выслушав меня.</text:p>
      <text:p text:style-name="P3">И вот он мне говорит:</text:p>
      <text:list xml:id="list39371452" text:continue-numbering="true" text:style-name="диалог">
        <text:list-item>
          <text:p text:style-name="P94">А это не он идет?</text:p>
        </text:list-item>
      </text:list>
      <text:p text:style-name="P3">Я обернулась и увидела <text:span text:style-name="T1">Спину</text:span>.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3">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3">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3">Забавно, ведь позже у меня получится свести все эти обстоятельства в одну целую картину. Всему ведь есть объяснение, не так ли?</text:p>
      <text:p text:style-name="P3">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Ему сказали, что я уехала, но никто не знал, что я вернулась...</text:p>
      <text:p text:style-name="P3">В его глазах по-прежнему было пусто. Он смотрел на меня с даже слегка наигранным безразличием, а я распи<text:soft-page-break/>налась, что стала другим человеком, что поняла — мои эмоции мне враг.</text:p>
      <text:p text:style-name="P3">Я говорила и говорила, но его глаза были все такими же пустыми. Этот разговор ни к чему не привел. Он также стоял на своем, мол «мы делаем друг друга несчастными», «я сейчас ищу себя, ищу смысл жизни...»...</text:p>
      <text:p text:style-name="P3">Nosce te ipsum – его любимая фраза. В переводе с латинского она означает «Познай самого себя». Довольно глубокая фраза, но она очень хорошо описывает его мышление и поведение.</text:p>
      <text:p text:style-name="P3">Он цитирует философскую мудрость, но его поступки, которыми сопровождается это выражение идут в разрез с ее смыслом. Это не просто сбивало меня с толку, а окунало меня в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3">Попробую сформулировать мысли, которые тогда орудовали в моей голове:</text:p>
      <text:list xml:id="list39382770" text:continue-numbering="true" text:style-name="диалог">
        <text:list-item>
          <text:p text:style-name="P94">Я очень его люблю. Я хочу быть с ним. Я хочу, чтоб мы были счастливы вместе. Я не хочу, чтобы он страдал, но не знаю как это сделать...</text:p>
        </text:list-item>
      </text:list>
      <text:p text:style-name="P3">Сейчас мне становится страшно — это ведь была я! Эта история обо мне! Я смотрю в прошлое, и мне сложно поверить в то, что это была я!.. Что я не сопротивлялась такому насилию. Что я просила еще...</text:p>
      <text:p text:style-name="P3">С тех пор, как все закончилось, у меня ни разу не было истерики... Я не нервничаю и больше не срываюсь на <text:soft-page-break/>охранников в супермаркете, как было еще некоторое время назад.</text:p>
      <text:p text:style-name="P3">Прошло меньше года, а я ловлю себя на мысли, что я совсем другая. Не та, какую он бы хотел видеть — безвольная, а та я, которая была <text:span text:style-name="T1">до него</text:span> — сильная, упрямая, самодостаточная. И мне действительно сложно понять, как я могла тогда такое допустить...</text:p>
      <text:p text:style-name="P3">В том разговоре он рассказал мне, как и за что меня ненавидят его родители и перекрутил слова моей сестры. По его словам, даже она его поддерживала и была согласна с тем, что я во всем виновата.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3">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3">Что я могу сказать — я повелась и нет мне оправдания.</text:p>
      <text:p text:style-name="P3">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3">Прошло несколько дней после этой встречи, как он предложил встретиться еще раз и поговорить. Я была вне <text:soft-page-break/>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3">Он безжалостно «добивал» мою психику, втаптывая меня в землю огромным молотом своих издевательств.</text:p>
      <text:p text:style-name="P3">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3">—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3">Он высказал свою уверенность в том, что в этом случае между нами не может ничего <office:annotation office:name="__Annotation__24010_1216695877"><dc:creator>Яна </dc:creator><dc:date>2018-02-28T10:31:07.98</dc:date><text:p text:style-name="P152"><text:span text:style-name="T59">запятая</text:span></text:p></office:annotation>быть и<office:annotation-end office:name="__Annotation__24010_1216695877"/> — попросил уйти. Ба-бах.</text:p>
      <text:p text:style-name="P48">* * *</text:p>
      <text:p text:style-name="P3">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3">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3"><text:soft-page-break/>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3">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3">К слову, я понимала это, но сидеть спокойно не могла, меня трусило изнутри, заставляя качаться. Я не могла остановиться.</text:p>
      <text:p text:style-name="P3">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39375599" text:continue-numbering="true" text:style-name="диалог">
        <text:list-item>
          <text:p text:style-name="P94">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3">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3">Они пообещали, что я буду спать 6 часов. Я проспала около 3-х и была им безумно за это благодарна. Наконец это был здоровый крепкий сон!</text:p>
      <text:p text:style-name="P3">Перед тем, как я уснула, один из врачей дал мне визитку психолога и посоветовал к нему обратиться, заверив меня, <text:soft-page-break/>что он мне поможет во всем разобраться. На следующий день я ему позвонила.</text:p>
      <text:p text:style-name="P3">И вот я — «безжалостная мучительница», которой внушили, что она больна на голову, принимает решение лечиться, в то время, как он — «несчастная жертва» моего поведения, зализывает свои раны и ищет себя после всего безумия, которое с ним приключилось.</text:p>
      <text:p text:style-name="P3">Я была уверена, что со мной не все в порядке и обратилась к специалисту за помощью, в надежде вылечиться. 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3">Эта цифра оказалась приемлемой и для меня и для него. С тех пор у меня не было сомнений, что для него это не работа, а действительно дело, которым он живет — помогать людям. Уже по телефону я поняла, что он мне поможет. Успокаивающим и мягким голосом он попросил меня вкратце описать проблему и назначил первый сеанс.</text:p>
      <text:p text:style-name="P3">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3">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text:soft-page-break/>оказался собеседником, который меня внимательно <text:span text:style-name="T11">выслушал</text:span> и ни разу не перебил.</text:p>
      <text:p text:style-name="P3">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3">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79" text:outline-level="2"><text:s/><text:bookmark-start text:name="Glava_17__Ia_vsie_ponial"/>Глава 17. <text:line-break/>Я все понял<text:bookmark-end text:name="Glava_17__Ia_vsie_ponial"/></text:h>
      <text:p text:style-name="P3">Итак, я, постепенно, начала приходить в себя и даже нач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3">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3">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3">Я не понимала, что бы это могло значить:</text:p>
      <text:list xml:id="list39388300" text:continue-numbering="true" text:style-name="диалог">
        <text:list-item>
          <text:p text:style-name="P94">Я хочу провести с тобой ночь, но тебе это вряд ли понравится...</text:p>
        </text:list-item>
      </text:list>
      <text:p text:style-name="P3">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3">На сообщение я ответила, что не девочка на побегушках и не прибегу по первому зову.</text:p>
      <text:list xml:id="list39375025" text:continue-numbering="true" text:style-name="диалог">
        <text:list-item>
          <text:p text:style-name="P94"><text:soft-page-break/>Тебе что, потрахаться не с кем? — спросила я его.</text:p>
        </text:list-item>
      </text:list>
      <text:p text:style-name="P149">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150">По пути на место встречи мне нужно было кое-куда наведаться. Скоро Новый год. Я решила сделать себе подарок — заказала акустическую гитару. Забрав свой заказ я полетела на крыльях любви к милому.</text:p>
      <text:p text:style-name="P3">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20">Бар, который он выбрал, был небольшим. Столиков было немного, но в целом обстановка была уютная. Я присела за свободный столик и </text:span><text:span text:style-name="_30__20_Text"><text:span text:style-name="T20">ждала</text:span></text:span><text:span text:style-name="T20">. Конечно же он опоздал.</text:span></text:p>
      <text:p text:style-name="P3">Он пришел, и на его лице считывалась неуверенность с примесью страха. Он, как и я, не знал, чего ожидать от этой встречи. Пришел он подготовленный.</text:p>
      <text:p text:style-name="P3">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 Но сейчас мне в это смутно верится. Скорее всего, он снова <text:span text:style-name="T1">изображал </text:span><text:span text:style-name="T4">этот любящий взгляд.</text:span></text:p>
      <text:p text:style-name="P148">Завязался разговор. Я отметила про себя, будто разговариваю с незнакомым мне человеком. Но тогда меня это порадовало.</text:p>
      <text:p text:style-name="P105"><text:soft-page-break/>Сейчас я могу это себе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3">Факт оставал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3">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3">Я остро ощущала, что взяла верх. Я перестала ему звонить и писать. Я полностью пропала и начала строить свою жизнь заново, и он понял, что меня потерял.</text:p>
      <text:p text:style-name="P3">Итак, пока наш герой, распинаясь, пытался мне что-то рассказывать, я сидела, как снежная королева и получала удовольствие от того, что он уже почти кричит, ведь в баре играет музыка, а я со своей стороны успешно делаю вид полного безразличия.</text:p>
      <text:p text:style-name="P3">Растерянность. Вот что было на его лице. Я могла им играться первый раз за все время нашего с ним знакомства. Я могла себе это позволить, ведь он «приполз»... Не на коленях... нет... Да и не приполз вовсе... Он не просил прощения... Ведь ему не за что извиняться! Но — он сказал, что «влюбился в меня заново»!</text:p>
      <text:p text:style-name="P3"><text:soft-page-break/>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3">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 «Раньше тебя любить было не за что, а теперь есть за что».</text:p>
      <text:p text:style-name="P3">Ну ведь правильно же? Смысл именно такой получается?</text:p>
      <text:p text:style-name="P3">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39394377" text:continue-numbering="true" text:style-name="диалог">
        <text:list-item>
          <text:p text:style-name="P94">Ты очень хорошо выглядишь.</text:p>
        </text:list-item>
        <text:list-item>
          <text:p text:style-name="P94">Я очень за тобой соскучился.</text:p>
        </text:list-item>
        <text:list-item>
          <text:p text:style-name="P94">Я рад, что ты согласилась со мной встретиться.</text:p>
        </text:list-item>
      </text:list>
      <text:p text:style-name="P3">Все это свидетельствовало о том, что он тоже рад — и я была рада вдвойне. Он спросил меня, чем я занимаюсь, и я начала перечислять:</text:p>
      <text:list xml:id="list39383193" text:continue-numbering="true" text:style-name="диалог">
        <text:list-item>
          <text:p text:style-name="P86"><text:span text:style-name="T20">По понедельникам, средам и пятницам я хожу на бокс, по субботам работаю в кофейне, по воскресеньем договорилась с другом заниматься </text:span><text:span text:style-name="T20">уроками игры на гитаре, четверги оставила для встреч с друзьями...</text:span></text:p>
        </text:list-item>
        <text:list-item>
          <text:p text:style-name="P94"><text:soft-page-break/>А по вторникам? — спросил он.</text:p>
        </text:list-item>
        <text:list-item>
          <text:p text:style-name="P94">А по вторникам я хожу на сеансы к психологу...</text:p>
        </text:list-item>
      </text:list>
      <text:p text:style-name="P3">Он был удивлен. Я увидела на его лице — радость. Тогда я еще, по наивности своей, объясняла это тем, что он рад за <text:span text:style-name="T4">меня</text:span>, ведь я наконец-то решила избавиться от своего недуга — чрезмерной эмоциональности! Наконец-то набралась ума!..</text:p>
      <text:p text:style-name="P3">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ть,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3">Хорошая, симпатичная, не 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3">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3">Крючок, который я вырвала с мясом еще пару недель назад, сейчас заглатывала еще с большим аппетитом, а он в это время еще больше наслаждался предвкушением победы в собственной игре. О, да! Игра еще не закончилась.</text:p>
      <text:h text:style-name="P79" text:outline-level="2"><text:s/><text:bookmark-start text:name="Glava_18__A_zachiem_vam_Ona_"/>Глава 18. <text:line-break/>А зачем вам Она?<text:bookmark-end text:name="Glava_18__A_zachiem_vam_Ona_"/></text:h>
      <text:p text:style-name="P3">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Он <text:span text:style-name="T1">показывал</text:span> мне сожаление, что так все вышло, слушая меня. Но так и не высказал его вслух. Очередная демонстрация.</text:p>
      <text:p text:style-name="P3">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3">Итак, мы идем к психологу. Оба. Добровольно. Этот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так сказать, без лишних ушей, услышать и вторую версию.</text:p>
      <text:p text:style-name="P3">Накануне встречи я позвонила ему и предупредила, что на следующем сеансе буду не одна и могу, например, вый<text:soft-page-break/>ти выпить кофе пока они раззнакомятся. Доктор со мной согласился, и мы договорились, что около получаса ему должно хватить.</text:p>
      <text:p text:style-name="P3">Я переживала, правда. Любимый демонстрировал мне свое желание все исправить, а я искренне на все это велась. Я была несказанно счастлива!</text:p>
      <text:p text:style-name="P3">Мы пришли к психологу. Теперь я могу только предполагать его (психолога) реакцию. Он на протяжении нескольких сеансов слушал о том, как мне больно, видел мои слезы, слушал мою историю и пытался помочь мне разъяснить мое непонимание происходящего.</text:p>
      <text:p text:style-name="P3">Мои рассказы ведь были лишь об одном — я не понимаю, почему это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text:p>
      <text:p text:style-name="P3">Слишком много было непонимания. Слишком сильной была моя боль. Но его силами — силами доктора, я начала «поправляться» и постепенно, как говорится — встала на ноги.</text:p>
      <text:p text:style-name="P3">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3">Доктор уже знает, что я снова подсела на крючок, ведь он видит и главного персонажа всей этой истории, который <text:soft-page-break/>смело проходит, достаточно легко себя ведет, не пряча при этом откровенного любопытства, но не более.</text:p>
      <text:p text:style-name="P3">Мы здороваемся с ним, проходим в кабинет, и тут я уже «намылилась» уходить, дабы оставить их наедине, но доктор сказал:</text:p>
      <text:list xml:id="list39401680" text:continue-numbering="true" text:style-name="диалог">
        <text:list-item>
          <text:p text:style-name="P94">Останьтесь, Яна...</text:p>
        </text:list-item>
      </text:list>
      <text:p text:style-name="P3">Я не стала возражать, хоть и растерялась, ведь мы же договорились. Я просто хотела, чтобы все было искренне и честно. Я не хотела, чтобы любимый чувствовал неудобство от моего присутствия, рассказывая при мне о наших проблемах.</text:p>
      <text:p text:style-name="P3">Но доктор, видимо, сразу понял, что он из себя представляет. Вероятно, он понял, что никакого неудобства тот испытывать не будет ни в моем присутствии, ни наедине с ним. И не ошибся.</text:p>
      <text:p text:style-name="P3">Сколько полилось обвинений! Я вспоминаю и просто поражаюсь всей этой картиной. Уже со стороны, конечно. Мы сидим на диване, я веду себя сдержанно, он обнимает меня, держит меня за руку и так нежно поглаживает.</text:p>
      <text:p text:style-name="P3">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office:annotation office:name="__Annotation__25239_1216695877"><dc:creator>Яна </dc:creator><dc:date>2018-02-28T10:56:03.28</dc:date><text:p text:style-name="P152"><text:span text:style-name="T59">запятая</text:span></text:p></office:annotation>что когда<office:annotation-end office:name="__Annotation__25239_1216695877"/> я плачу и истеричу, то способна причинить ему физический вред!</text:p>
      <text:p text:style-name="P3">В общем, весь его монолог ничем не отличался от его обвинений и раньше. Он, упуская причины моего неадекватного поведения, минут сорок описывал его. Он не стеснял<text:soft-page-break/>ся называть вещи «своими именами» и звучало много обидных слов в мой адрес.</text:p>
      <text:p text:style-name="P3">Рассказывал он все это доктору без стеснения, не высказывая ни чувства вины со своей стороны, ни чувства ответственности. Он совершенно упускал свою значимость в этом вопросе, в то время, как я сижу рядом с ним и все слышу...</text:p>
      <text:p text:style-name="P3">Ну и, конечно, при этом он нежно и успокаивающе поглаживал мою руку, слегка приобняв, не останавливался в своем повествовании. Ми-ми-ми...</text:p>
      <text:p text:style-name="P3">Мне сразу сказали — не перебивать, а если я с чем-то несогласна — делать заметки в блокноте, чтобы потом к ним вернуться и обсудить. Я сидела молча и слушала.</text:p>
      <text:p text:style-name="P3">Моя реакция была обычной — он не говорил ничего нового. Я могла наизусть пересказать все его обвинения и упреки, ведь слышала их в свой адрес неоднократно.</text:p>
      <text:p text:style-name="P3">И тут милый вспомнил о той самой ночи, когда я резала себе руку. Он не мог всего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3">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настолько больно, когда он ушел, что я, не отдавая отсчет своим действиям, была готова сделать все, чтоб эта боль утихла. Делая ударение на слове «все».</text:p>
      <text:p text:style-name="P3"><text:soft-page-break/>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3">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в доказательства моей неадекватности, подыгрывая интонацией и мимикой.</text:p>
      <text:p text:style-name="P3">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39391587" text:continue-numbering="true" text:style-name="диалог">
        <text:list-item>
          <text:p text:style-name="P94">А скажите мне, пожалуйста, зачем вам Яна?</text:p>
        </text:list-item>
        <text:list-item>
          <text:p text:style-name="P94">В смысле: «зачем мне Яна»? <text:span text:style-name="T13">Я ее люблю! — его ответ сопровождался задорными смешками.</text:span></text:p>
        </text:list-item>
        <text:list-item>
          <text:p text:style-name="P94">Вот вы говорите, что Яна очень плохая: обижает вас и неправильно себя ведет. Делает вас несчастным... Так зачем она вам?</text:p>
        </text:list-item>
      </text:list>
      <text:p text:style-name="P3">Доктор продолжал задавать подобные вопросы. Мой милый пытался на них отвечать красиво, но у него ничего не получалось. На самом деле, я не помню о чем конкретно шла речь дальше.</text:p>
      <text:p text:style-name="P3">«Я ее люблю!..» — вот что отвлекло меня от их беседы.</text:p>
      <text:p text:style-name="P3">Больно осознавать, что тогда мне этого было достаточно. Просто слов. Без действий. Слов, противоречащих его поведению и отношению ко мне. Да я не могла поверить в свое счастье — он меня любит!</text:p>
      <text:p text:style-name="P3"><text:soft-page-break/>Дальше я смутно помню, чем закончился тот сеанс. Доктор задавал ему подобные вопросы, пытаясь вывести его на чистую воду. Я видела, как мой любимый приходит в ступор после каждого из них и уже не может ответить с присущей ему неоправданной уверенностью.</text:p>
      <text:p text:style-name="P3">Это были вполне обоснованные беспристрастные попытки доктора научными методами позволить человеку открыться.</text:p>
      <text:p text:style-name="P3">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3">Было очень много эмоций, и, по видимому, всё, что происходило потом было не настолько важным, чтоб это запомнить.</text:p>
      <text:p text:style-name="P3">И вот мы это сделали. Общими усилиями — его и моими, мы помирились.</text:p>
      <text:p text:style-name="P3">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3">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3"><text:soft-page-break/>К следующему вторнику оказалось, что пойти на сеанс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3">Спустя недели три мне позвонил психолог. Я сразу начала извиняться, за то, что мы пропали, говорила, что у нас все хорошо и, вроде как, пока нам это не нужно... Но доктор ответил, что мне уже и не нужно к нему ходить.</text:p>
      <text:list xml:id="list39399930" text:continue-numbering="true" text:style-name="диалог">
        <text:list-item>
          <text:p text:style-name="P94">С вами все в полном порядке, Яна, — сказал он, — но вот Его я бы хотел видеть.</text:p>
        </text:list-item>
      </text:list>
      <text:p text:style-name="P3">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3">Тут хотелось бы немного порассуждать. Давайте прикинем, почему доктор не попросил у меня его телефон и лично не пригласил его участвовать в группе?</text:p>
      <text:p text:style-name="P3">Доктор понимал, что в таком случае у меня не будет возможности воочию наблюдать, как милый от этих сеансов увиливает. К тому же, было сказано, что я больше не нуждаюсь в этой терапии, подтекстом чего является: «Проблема не в вас, Яна». Но при этом высказывает желание работать с моим парнем, подтекстом чего является: «Проблема в Нем».</text:p>
      <text:p text:style-name="P3"><text:soft-page-break/>Тогда я совершенно не придала этому значение. <text:s/>Тем не менее, эта ситуация отложилась в моей памяти. Теперь, спустя время, за которое я нашла множество ответов для себя, я понимаю к чему доктор вел.</text:p>
      <text:p text:style-name="P3">Он всячески давал мне понять, с кем я имею дело, но врачебная этика запрещает делать это напрямую.</text:p>
      <text:h text:style-name="P79" text:outline-level="2"><text:s/><text:bookmark-start text:name="Glava_19__Ia_podumaiu"/>Глава 19. <text:line-break/>Я подумаю<text:bookmark-end text:name="Glava_19__Ia_podumaiu"/></text:h>
      <text:p text:style-name="P3">Казалось, старые отношения закончились, а с ними и постоянные выяснения отношений. Я была рада, испытывать внимание с стороны любимого и чувствовать его любовь. Но я охладела.</text:p>
      <text:p text:style-name="P3">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3">Я уже не упускала возможности высказаться, по другому реагировала на замечания — не склоняла голову, как раньше, а отвечала на них решительно, блокируя его попытки пошатнуть мою уверенность.</text:p>
      <text:p text:style-name="P3">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3">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text:soft-page-break/>ясь этот авторитет вернуть. Соответственно, он перестал оказывать негативное влияние на моего парня.</text:p>
      <text:p text:style-name="P3">Время шло. Близилась наша третья годовщина отношений. Он собирался сделать мне предложение. Я отчаянно пыталась делать вид, что ни о чем не подозреваю, но сюрпризом для меня это не было.</text:p>
      <text:p text:style-name="P3">Судя по всему, он рассказал о своем намерении нескольким нашим друзьям. Не всем, а нескольким. Особенным людям. Помните, «мое окружение — наше окружение»? И они мне проболтались.</text:p>
      <text:p text:style-name="P3">Мы решаем поехать в горы и как следует отметить этот день.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3">И вот близится полночь. Я приготовила подарок и трепетно ждала, когда смогу его вручить. Ну и конечно я очень переживала из-за предложения, которое, я уже знала точно, он мне сделает сегодня.</text:p>
      <text:p text:style-name="P3">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3">Бедные девочки в горах пятью зажигалками зажигали с сотню свечей «Marry me» и огромное сердце, пока он курил со мной на террасе. Он снова не сделал ничего. Девочки даже сами купили эти свечи. Он до сих пор должен им деньги за них... Так мило!..</text:p>
      <text:p text:style-name="P3"><text:soft-page-break/>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3">Я всегда представляла себе этот момент. С детства. Вот придет мой принц, скажет: «Выходи за меня», а я сделаю вид, что задумалась и скажу: «Я подумаю...» Потом через секунду отвечу: «Да», затем брошусь на шею и расцелую.... Но вот это — «я подумаю» почему то всегда хотелось сказать... Что тут скажешь? Девочки...</text:p>
      <text:p text:style-name="P3">И вот я стою и рыдаю от счастья. Он спрашивает меня, выйду ли я за него. Я говорю: «Я подумаю...», как в своей заветной мечте...</text:p>
      <text:p text:style-name="P3">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3">Одна доля секунды, но я и сейчас наслаждаюсь этими воспоминаниями. Ему это, конечно, не понравилось. Ничего страшного — через пару минут он отомстит мне за эту мою «выходку».</text:p>
      <text:p text:style-name="P3">Естественно я, как и мечтала, тут же сказала — «Да!» Кинулась ему на шею и мы целовались. Свечи догорали, это все снимала на камеру его, уже и моя, Университетская Подруга, и мне казалось, что я самый счастливый человек на планете. Минуты две...</text:p>
      <text:p text:style-name="P3">Конечно, все были на эмоциях и пошли курить. Мы собираемся на террасе, я трепещу от счастья, мы закуриваем и я спрашиваю...</text:p>
      <text:list xml:id="list39376770" text:continue-numbering="true" text:style-name="диалог">
        <text:list-item>
          <text:p text:style-name="P94"><text:soft-page-break/>Котик, а когда ты принял такое решение — на мне жениться?</text:p>
        </text:list-item>
        <text:list-item>
          <text:p text:style-name="P94">Уже давно... — сказал он, на секунду задумался, а потом со всем присущим ему пафосом, выдыхая дым, ответил. — Но ты своим поведением отбивала у меня все желание...</text:p>
        </text:list-item>
      </text:list>
      <text:p text:style-name="P3">Вот так. Он открытым текстом сказал, что я очень плохо себя вела, и он каждый раз передумывал. Я была недостойна его предложения! Веди я себя хорошо, он бы уже давно сделал этот шаг, но я все портила...</text:p>
      <text:p text:style-name="P3">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3">Но это уже не было обидным для меня. Я это запомнила, ведь к тому времени я приняла решение — грусть и обиду заменять на злость, что очень помогает крепче стоять на ногах и придает уверенность.</text:p>
      <text:p text:style-name="P3">Да, он этим все испортил, эйфория закончилась едва начавшись. Но это меня не сбило с ног, как было бы еще несколько месяцев назад. Я еще не понимала, что он мной манипулирует, но в тот момент я четко осознала что:</text:p>
      <text:list xml:id="list39386740" text:continue-list="list39402449" text:style-name="List_20_1">
        <text:list-item>
          <text:list>
            <text:list-item>
              <text:p text:style-name="P110"><text:span text:style-name="T20">мне это не нравится;</text:span></text:p>
            </text:list-item>
            <text:list-item>
              <text:p text:style-name="P95">это ненормально.</text:p>
            </text:list-item>
          </text:list>
        </text:list-item>
      </text:list>
      <text:p text:style-name="P3">Очень помню тот день и ту эмоцию. Могу ее описать так, как будто бы у меня включился инстинкт самосохранения. Да, как только он одел мне на палец кольцо, я осознала, <text:soft-page-break/>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3">Что тут скажешь — к сестре уже так просто не сбежишь. И я стала думать головой, а не слепым любящим сердцем.</text:p>
      <text:p text:style-name="P3">Я невеста. Это непривычно!</text:p>
      <text:list xml:id="list39385776" text:continue-list="list39376770" text:style-name="диалог">
        <text:list-item>
          <text:p text:style-name="P94">Ну и когда же мы поженимся? — спросила я.</text:p>
        </text:list-item>
        <text:list-item>
          <text:p text:style-name="P94">Давай летом. — предложил он.</text:p>
        </text:list-item>
      </text:list>
      <text:p text:style-name="P3">Отличная идея.</text:p>
      <text:p text:style-name="P3">Я не знаю, как мы вообще до лета дожили.</text:p>
      <text:h text:style-name="P79" text:outline-level="2"><text:s/><text:bookmark-start text:name="Glava_20__Mien_shie_niuansov"/>Глава 20. <text:line-break/>Меньше нюансов<text:bookmark-end text:name="Glava_20__Mien_shie_niuansov"/></text:h>
      <text:p text:style-name="P3">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3">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3">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3">В общем, она говорила о том, что это была бы прекрасная возможность — ничего не потерять, подумай она об этом раньше. А мой жених поддакивал ей, пока я сидела и молча слушала.</text:p>
      <text:p text:style-name="P3">Я старомодна, стало быть. Я не влюбчивая. Для меня брак на всю жизнь, — думала я. Понимая, как ей плохо и что ей просто необходимо выговориться, я ничего не гово<text:soft-page-break/>рила, а просто сидела и слушала. До тех пор, пока меня не начали втягивать в этот разговор силой — мой жених.</text:p>
      <text:p text:style-name="P3">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в спор. Так было и в этот раз.</text:p>
      <text:p text:style-name="P3">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3">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3">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3">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39373752" text:continue-numbering="true" text:style-name="диалог">
        <text:list-item>
          <text:p text:style-name="P94">Так будет меньше нюансов при разводе! — сказал он мне.</text:p>
        </text:list-item>
      </text:list>
      <text:p text:style-name="P3">Я не выдержала и сказала, что если он хочет «подстраховаться», то пусть составляет сам этот договор, но чтоб моего имени там не было:</text:p>
      <text:list xml:id="list39386273" text:continue-numbering="true" text:style-name="диалог">
        <text:list-item>
          <text:p text:style-name="P94"><text:soft-page-break/>Пиши, я такой-то такой-то, при разводе получаю все, что нажил сам в этом браке... Я подпишу. Но скажи мне — зачем мне выходить за тебя, если мы с тобой еще не расписаны, а ты уже готовишься к разводу и делишь еще не нажитое имущество?!</text:p>
        </text:list-item>
      </text:list>
      <text:p text:style-name="P3">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3">Он был взбешен. Я потом горько поплатилась за эту свою «выходку». Завтра меня попытаются снова выгнать из дома.</text:p>
      <text:p text:style-name="P44">* * *</text:p>
      <text:p text:style-name="P35">У меня сохранилась переписка, где на следующий день он идет на попятную — забирает свои слова назад:</text:p>
      <text:list xml:id="list39378526" text:continue-numbering="true" text:style-name="диалог">
        <text:list-item>
          <text:p text:style-name="P94">...Я не хотел никогда никаких бумажек. Вчера это был просто разговор, из которого ты нашифровала!</text:p>
        </text:list-item>
        <text:list-item>
          <text:p text:style-name="P86"><text:span text:style-name="T20">Просто разговор заканчивается на фразе «мне не приятен этот разговор», — отвечаю я, — а </text:span><text:span text:style-name="T20">не длится до трех ночи со словами «да как ты не понимаешь?..» учитывая факт того, что мне рано вставать. Так что ничего я себе не нашифровывала.</text:span></text:p>
        </text:list-item>
        <text:list-item>
          <text:p text:style-name="P94">Думал проснется — может дойдет. Скажет, чет ­реаль­но мне пригорело. А нет. Набрала аргументов и говна на лопате на! Главное что ты права. Ты женщина, тебе можно.</text:p>
        </text:list-item>
        <text:list-item>
          <text:p text:style-name="P94"><text:soft-page-break/>Меня такое отношение мягко говоря не устраивает! Что-то ты часто уходишь от своих <text:s/>слов! С аргументом: «Я ляпнул не подумав»...</text:p>
        </text:list-item>
        <text:list-item>
          <text:p text:style-name="P94">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это плохая причина.</text:p>
        </text:list-item>
        <text:list-item>
          <text:p text:style-name="P86"><text:span text:style-name="T20">Если бы этот разговор был </text:span><text:span text:style-name="_30__20_Text"><text:span text:style-name="T20">до</text:span></text:span><text:span text:style-name="T20"> твоего предложения — сказала бы!</text:span></text:p>
        </text:list-item>
        <text:list-item>
          <text:p text:style-name="P94">Поэтому я не понимаю, почему ты так упорно ее пытаешься пропихнуть, когда причина не в этом!?</text:p>
        </text:list-item>
        <text:list-item>
          <text:p text:style-name="P94">Короче, хватит. Мне надоело. Мне тут работать надо... — попыталась я закончить этот бред.</text:p>
        </text:list-item>
      </text:list>
      <text:p text:style-name="P3">Что мы видим?</text:p>
      <text:p text:style-name="P4">«Я не хотел никогда никаких бумажек.»</text:p>
      <text:p text:style-name="P3">Он пытается убедить меня в том, что я услышала не то, что услышала.</text:p>
      <text:p text:style-name="P4">«Но думать, что я всерьез намерен с тобой договор заключать это плохая причина... Когда причина не в этом.»</text:p>
      <text:p text:style-name="P3">«Всерьез намерен?»... А что, можно быть намеренным не всерьез?</text:p>
      <text:p text:style-name="P3">То есть получается, что этот разговор, который длился где-то с 11 вечера где-то до 3-х ночи, в котором он упорно убеждал меня принять его точку зрения, довел меня до слез, обиделся на меня за то, что я так и не поддержала <text:soft-page-break/>эту «крутую» идею — для него намерения «не всерьез»? Это что ж получается? Что мне еще повезло?!</text:p>
      <text:p text:style-name="P3">В то же время, фраза «Когда причина не в этом» несет в себе смысл, что есть, якобы, какая-то <text:span text:style-name="T1">другая неизвестная причина</text:span>, которая, на самом деле, является <text:span text:style-name="T4">истиной причиной</text:span> того, что я сняла кольцо! Но самое главное — о которой я ничего не знаю, и за которую от меня уже/опять/как всегда требуют извинений!..</text:p>
      <text:p text:style-name="P3">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3">Я ничего не упустила? Ах да — куда я только смотрела?!</text:p>
      <text:p text:style-name="P4">«Вчера это был просто разговор, из которого ты нашифровала.»</text:p>
      <text:p text:style-name="P3">Ну понятно. Ту он пытается внушить мне, что я ненормальная, верю в то, чего, на самом деле, не было... Все стандартно.</text:p>
      <text:p text:style-name="P4">«Думал проснется — может дойдет.»</text:p>
      <text:p text:style-name="P3">Обвинение в тупости: до тебя не доходит, ведь ты тупая.</text:p>
      <text:p text:style-name="P4">«Скажет, чет реально мне пригорело. А нет. Набрала аргументов и говна на лопате на! Главное что ты права.»</text:p>
      <text:p text:style-name="P3">Обвинение в иррациональности, тупости, конфликтности, необоснованности в суждениях. Ну и, конечно, маска «жертвы»: поливаешь меня говном.</text:p>
      <text:p text:style-name="P4">«Главное, что ты права.»</text:p>
      <text:p text:style-name="P3"><text:soft-page-break/>Двойной смысл, который утверждает, что я права и «кричит» о том, что я не права, одновременно. Плюс подразумевает осуждение в иррациональности и недовольство.</text:p>
      <text:p text:style-name="P4">«А чего ты не сказала «нет», мне чисто интересно? Дай угадаю. Ты про бумажки не знала?»</text:p>
      <text:p text:style-name="P3">Если ты хотела сказать «нет» - надо было говорить «нет», чтобы теперь не искать глупые отговорки. Попытка съехать с темы и заставить меня оправдываться.</text:p>
      <text:p text:style-name="P4">«Дурацкие разговоры были всегда.»</text:p>
      <text:p text:style-name="P3">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4">«Поэтому я не понимаю, почему ты так упорно ее пытаешься пропихнуть.»</text:p>
      <text:p text:style-name="P3">Попытка убедить меня в том, что я агрессор, не знаю, как его бросить, и пытаюсь «пропихнуть» какую-то неизвестную причину (это вот как раз его метод). Ну, собственно, эта фраза, как и все предыдущие, заставляет оправдываться: Нет никакой другой причины.... и всё такое.</text:p>
      <text:p text:style-name="P48">* * *</text:p>
      <text:p text:style-name="P3">Его инфантильность еще раз свидетельствует о том, что он держит всех за дураков, отлынивая от ответственности, как маленький ребенок, ну и конечно, об определенных отклонениях тем, что он это делает неосознанно.</text:p>
      <text:p text:style-name="P3"><text:soft-page-break/>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просто забрать свои слова назад, и, мало того, обвинить другого человека за последствия.</text:p>
      <text:p text:style-name="P3">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20">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все еще сопротивляется. Как мы уже знаем, </text:span><text:span text:style-name="_30__20_Text"><text:span text:style-name="T20">причины</text:span></text:span><text:span text:style-name="T20"> подобных моих действий его не интересуют.</text:span></text:p>
      <text:p text:style-name="P3">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 Я держалась молодцом, но если бы этот разговор состоялся дома, наедине с ним, я бы точно сорвалась.</text:p>
      <text:list xml:id="list39385712" text:continue-numbering="true" text:style-name="диалог">
        <text:list-item>
          <text:p text:style-name="P94">Когда вещи заберешь? — пишет он в тот же день.</text:p>
        </text:list-item>
        <text:list-item>
          <text:p text:style-name="P94">Сегодня, — отвечаю я, на что он отвечает:</text:p>
        </text:list-item>
        <text:list-item>
          <text:p text:style-name="P94">Целую в шею...</text:p>
        </text:list-item>
      </text:list>
      <text:p text:style-name="P3">Понимаете, что происходит!? Он выгоняет меня, я с этим соглашаюсь, но он тут же, получив мое согласие, делает «шаг на встречу» и забирает свои слова назад, с <text:soft-page-break/>единственной целью — зацепить меня. Напоминает ту историю: «Нас любят. В нас верят... Ты умница...» не так ли?</text:p>
      <text:p text:style-name="P3">Но в этот раз он ушел не на кухню, спать в своем спальнике. Он ушел к друзьям, и выключил телефон, когда я попыталась заставить его придти домой и расставить все точки над «i».</text:p>
      <text:p text:style-name="P3">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39372371" text:continue-numbering="true" text:style-name="диалог">
        <text:list-item>
          <text:p text:style-name="P94">Слушай а тебе реально даже капельку не стыдно что ты пьяная сидела на бордюре и выла, что жизнь так несправедлива с тобой? Что твой мужик заставляет тебя подписывать бумажки?</text:p>
        </text:list-item>
      </text:list>
      <text:p text:style-name="P3">Мне должно быть стыдно, наверное, за то, что я такая слабачка и не смогла еще на первых порах прекратить эти отношения.</text:p>
      <text:p text:style-name="P3">Еще когда он запретил мне приглашать друзей на мой день рождения.</text:p>
      <text:p text:style-name="P3">За то, что вернулась к нему, когда он переступал через меня две недели после операции.</text:p>
      <text:p text:style-name="P3">Когда он говорил со мной о измене и пытался склонить меня к групповухе.</text:p>
      <text:p text:style-name="P3">Из-за того, что я на протяжении трех лет просила у него прощение за его жестокое обращение со мной...</text:p>
      <text:p text:style-name="P3"><text:soft-page-break/>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3">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их выпила крепенько уснула. Он разбудил меня, чтобы покормить. Принес мне окрошку в постель. Так заботливо кормил меня с ложки...</text:p>
      <text:p text:style-name="P3">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3">Это не был чат. Я была не на работе.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79" text:outline-level="2"><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57">«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1">Анджей Сапковский, «Крещение огнём»</text:p>
      <text:p text:style-name="P41"/>
      <text:p text:style-name="P3"><text:soft-page-break/>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3">Да, у него отменная память на разные цитаты. Еще он любит фильм «Святые из трущоб», где хорошие парни борются со злом. В самом начале первой части звучат такие слова:</text:p>
      <text:p text:style-name="P3"/>
      <text:p text:style-name="P57">«Мы все должны бояться злых людей. Но есть другое зло, которого мы должны бояться еще больше. Это зло — равнодушие хороших людей.»</text:p>
      <text:p text:style-name="P41">Х/Ф «Святые из Бундока»</text:p>
      <text:p text:style-name="P41"/>
      <text:p text:style-name="P3">Я это к чему. Конечно не просто так. Я акцентирую ваше внимание на том, что манипуляторы «показывают», а что «прячут». Именно этим он меня купил. Именно такими словами он покорил меня! Я считала, что нашла единомышленника, родственную душу...</text:p>
      <text:p text:style-name="P3">Абьюзер показыв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на окружение. Поэтому с разными людьми, в разных компаниях вы слышите разные версии мнений вашего партнера.</text:p>
      <text:p text:style-name="P3">Он говорит то, что в конкретный момент выгоднее всего сказать, и получает свою награду — признание в нем достойного человека окружающими.</text:p>
      <text:p text:style-name="P3">Мой лучший друг как-то заметил и сказал мне об этом. Он достаточно хорошо его знал, чтобы заметить подвох — <text:soft-page-break/>его действия с его поступками не совпадают. Ситуация была какая-то незначительная. Это был простой разговор, в ходе которого стало ясно — мнение, которое высказывает мой парень не его.</text:p>
      <text:p text:style-name="P3">Несколько уточняющих вопросов, и все становиться понятно. Суть в том, что 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3">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3">Проблема его провала в том, что он не заботится о завтрашнем дне. Ему важно быть уважаемым здесь и сейчас.</text:p>
      <text:p text:style-name="P3">Жажда быть уважаемым и признанным,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44"><text:soft-page-break/>* * *</text:p>
      <text:p text:style-name="P3">Жена Странного друга... Не могу о ней не вспомнить, ведь она оказалась ключевым персонажем в этой истории. Я была на нее обижена, ведь она в тяжелый для меня период заблокировала мой номер и обыскивала меня, как сумасшедшую...</text:p>
      <text:p text:style-name="P3">По словам суженого, она хотела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3">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list xml:id="list39392919" text:continue-numbering="true" text:style-name="диалог">
        <text:list-item>
          <text:p text:style-name="P94">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3">На что он мне отвечал, что она просто пессимистка.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3">Когда я ее увидела, то поняла о чем все говорили. Ее состояние и правда было плачевным, при чем в прямом смысле — увидев меня она нут же разрыдалась, всхлипывая <text:soft-page-break/>мне в куртку, когда я ее обняла. Ее здорово потрепало, как и меня еще пару месяцев назад, когда я попросила вызвать себе скорую.</text:p>
      <text:p text:style-name="P3">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3">Ее состояние было очень похожим на мое еще пару месяцев назад, когда я отчаянно пыталась понять, что же происходит. Она также винила во всем себя. Как-то вечером мы разговаривали об этом. Я не выдержала и сказала:</text:p>
      <text:list xml:id="list39390591" text:continue-numbering="true" text:style-name="диалог">
        <text:list-item>
          <text:p text:style-name="P94">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3">Я очень возмущалась тому факту, что, пока ее муж жил с моим парнем, та девочка часто у них подночевывала, при том, что у нее есть парень!.. Ну это полный абсурд! Что за люди?!...</text:p>
      <text:p text:style-name="P3">В общем, мы разобщались и начали дружить. Как-то мы втроем сидели у нас, как всегда о чем-то общались и она мне говорит, мол:</text:p>
      <text:list xml:id="list39397216" text:continue-numbering="true" text:style-name="диалог">
        <text:list-item>
          <text:p text:style-name="P94">Давай завтра созвонимся и обсудим <text:span text:style-name="T39">&lt;</text:span>уже не помню что<text:span text:style-name="T39">&gt;</text:span>...</text:p>
        </text:list-item>
        <text:list-item>
          <text:p text:style-name="P94"><text:soft-page-break/>Давай, — отвечаю я, — только ты сначала мой номер из черного списка удали — потом и созвонимся...</text:p>
        </text:list-item>
      </text:list>
      <text:p text:style-name="Text_20_body"><text:span text:style-name="T20">И тут я увидела ее </text:span><text:span text:style-name="T25">Л</text:span><text:span text:style-name="_30__20_Text"><text:span text:style-name="T25">ицо</text:span></text:span><text:span text:style-name="T27">...</text:span><text:span text:style-name="T20"> Она совершенно не понимала, о чем я говорю. А мой суженый сидел на полу на подушках, пафосно так курил, и на выдохе так сказал:</text:span></text:p>
      <text:list xml:id="list39386332" text:continue-numbering="true" text:style-name="диалог">
        <text:list-item>
          <text:p text:style-name="P94">Это я тебя заблокировал у нее на телефоне.</text:p>
        </text:list-item>
      </text:list>
      <text:p text:style-name="P3">И тут уже я 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3">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3">То есть он выставил ее предателем в моих глазах и сделал так, что она об этом даже не догадывалась. А знаете почему? Нет? А я вам скажу — потому что тогда она была моим основным каналом связи с ним — раз, и она была свидетелем его похождений за время нашего разрыва — два.</text:p>
      <text:p text:style-name="P3">Ему было невыгодно, чтобы мы поддерживали связь, ведь тогда бы я узнала, как, по его словам он «познаёт себя». Но об этом позже.</text:p>
      <text:p text:style-name="P3">Ему и это сошло с рук, ведь он снова, как и всегда, когда был неправ, одевал маску «жертвы». По его словам, он тогда не знал, что со мной делать, ведь я была слишком <text:soft-page-break/>настойчивой. Хотя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text:p>
      <text:p text:style-name="P3">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Это делало его «жертвой» моей нездоровой настойчивости.</text:p>
      <text:p text:style-name="P3">Много. Много вечеров мы провели вместе. Из нас получилась отличная троица. Мы все такие разные но время проводили хорошо. Мне нравилось то время. Казалось, все стабильно.</text:p>
      <text:p text:style-name="P3">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48">* * *</text:p>
      <text:p text:style-name="P3">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3"><text:soft-page-break/>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3">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 убитого медведя, и ждали пока эта ситуация разрешится.</text:p>
      <text:p text:style-name="P3">Но это оказалось очередным увиливанием, ведь, когда он получил свои деньги, то я услышала следующее:</text:p>
      <text:p text:style-name="P3">— «Ведьмак 3»<text:note text:id="ftn13" text:note-class="footnote"><text:note-citation text:label="*">*</text:note-citation><text:note-body><text:p text:style-name="Footnote"><text:span text:style-name="T8">«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3">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3">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3"><text:soft-page-break/>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44">* * *</text:p>
      <text:p text:style-name="P3">Вскоре наши друзья позвали нас на уикенд палатками на море. Были какие-то государственные праздники и у нас получилось около четырех свободных дней...</text:p>
      <text:p text:style-name="P3">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3">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3">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3">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39384637" text:continue-numbering="true" text:style-name="диалог">
        <text:list-item>
          <text:p text:style-name="P94"><text:soft-page-break/>Да, мать, ты такая сильная! Я бы так не смогла...</text:p>
        </text:list-item>
        <text:list-item>
          <text:p text:style-name="P94">Как «так»? — удивилась я. — Ну да, много пережито и нервов много потрепано, но ведь главное то, что мы друг друга любим и доверяем. Было много ошибок, теперь все всё поняли...</text:p>
        </text:list-item>
        <text:list-item>
          <text:p text:style-name="P94">Я бы не смогла простить, но ты молодец!</text:p>
        </text:list-item>
        <text:list-item>
          <text:p text:style-name="P94">Что простить?</text:p>
        </text:list-item>
        <text:list-item>
          <text:p text:style-name="P94">Ну, он ведь трахал двух баб...</text:p>
        </text:list-item>
      </text:list>
      <text:p text:style-name="P3">Она продолжала что-то говорить, а я «застряла» на этой фразе. Даже не знаю сколько времени прошло, когда я спросила:</text:p>
      <text:list xml:id="list39400209" text:continue-numbering="true" text:style-name="диалог">
        <text:list-item>
          <text:p text:style-name="P94">Что значит — трахал двух баб?</text:p>
        </text:list-item>
      </text:list>
      <text:p text:style-name="P3">Знаете выражение — все опустилось? Время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3">Я посмотрела на нее. Она такая маленькая, потрепанная жизнью, сидела и смотрела на мена испуганно-удивленными глазами... Она не знала.</text:p>
      <text:p text:style-name="P3">Я ей как-то говорила о том, что он мне всё рассказал, и она думала, что «всё» значит всё! Ее аж вжало с подушки, на которых мы сидели. Пару минут, и у меня получилось совладать со ступором, который меня сковал.</text:p>
      <text:p text:style-name="P3">Многое прояснилось. Пазлики начали становиться по своим местам. Тогда, на ее кухне, я была уверена, что это <text:soft-page-break/>все пазлы, но я и представить себе не могла, каких размеров получится картина.</text:p>
      <text:list xml:id="list39386718" text:continue-numbering="true" text:style-name="диалог">
        <text:list-item>
          <text:p text:style-name="P94">Рассказывай! Рассказывай все!</text:p>
        </text:list-item>
      </text:list>
      <text:p text:style-name="P3">Тогда я узнала, чем он занимался те два месяца — развлекался. Сайт знакомств и вперед к новым экземплярам, на встречу к самоутверждению, познавать себя...</text:p>
      <text:p text:style-name="P3">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3">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48">* * *</text:p>
      <text:p text:style-name="P3">Ох, в тот вечер я узнала еще кое что от нее. Это был еще один удар для меня. Я поняла, что живу с предателем, с жестоким человеком.</text:p>
      <text:p text:style-name="P3">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3">Его Жена тяжело переживала эту его заведомо-провальную попытку «наладить отношения». Будучи человеком рассудительным, спокойным и умным, она понимала, что <text:soft-page-break/>такие методы <text:s/>«все исправить» делают только хуже. Проблемы надо решать, а не убегать от них.</text:p>
      <text:p text:style-name="P3">Итак, на ее на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3">В то время, как ее муж призывал ее успокоиться и убеждал, что все это временно, что он просто устал и ему нужно время отдохнуть, сам закрутил роман с сотрудницей.</text:p>
      <text:p text:style-name="P3">У большинства женщин очень развита интуиция. Просто далеко не все умеют ею пользоватьс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39379210" text:continue-numbering="true" text:style-name="диалог">
        <text:list-item>
          <text:p text:style-name="P94">Все в порядке;</text:p>
        </text:list-item>
        <text:list-item>
          <text:p text:style-name="P94">Ты себе накручиваешь;</text:p>
        </text:list-item>
        <text:list-item>
          <text:p text:style-name="P94">Ты придумываешь драму на пустом месте;</text:p>
        </text:list-item>
        <text:list-item>
          <text:p text:style-name="P94">Ты паришься без причины...</text:p>
        </text:list-item>
        <text:list-item>
          <text:p text:style-name="P94">и так далее по тексту выше/ниже — стандартные фразочки.</text:p>
        </text:list-item>
      </text:list>
      <text:p text:style-name="P3">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3">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text:soft-page-break/>пела крах из-за ее неспособности выполнять свои задачи. Жесть.</text:p>
      <text:p text:style-name="P3">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3">Итак, все молчали, и наблюдали как та сотрудница тайком бегала к ее мужу в квартиру моего бывшего, успокаивая измученную руководительницу в том, что всё норм.</text:p>
      <text:p text:style-name="P3">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3">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вость в любом ее проявлении — потребую вмешаться или вмешаюсь сама.</text:p>
      <text:p text:style-name="P3">Он забыл, что я умею прощать. Он постоянно напоминал мне о ней и каждый раз получал дозу моих негативных отзывов о ней. Он был спокоен, зная, что я не поступлюсь принципами. Он немного ошибся — переборщил с уговорами, с красноречивым описанием ее печального состояния и ее желания наладить со мной общение.</text:p>
      <text:p text:style-name="P3">В конце концов, проявив желание помириться со мной, она шла ко мне на встречу — раз; ей было очень плохо и я хотела ей помочь — два; я хотела для себя прояснить причину ее действий — три.</text:p>
      <text:p text:style-name="P3"><text:soft-page-break/>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одетая, ждала меня под подъездом! Это свидетельствовало о ее большом желании наладить со мной отношения.</text:p>
      <text:p text:style-name="P3">Я ее простила, как оказалось, за то, чего она не делала. Мне жаль.</text:p>
      <text:p text:style-name="P3">Дальше она стала нашим частым гостем. Я проводила с ней прекрасные вечера, в один из которых, даже не помню как, я <text:span text:style-name="T1">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3">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1">она узнала в тот вечер и от меня</text:span>. И сказала она мне это в догонку к информации «он трахал двух баб».</text:p>
      <text:p text:style-name="P3">А теперь просто на секунду попробуйте себе представить ее состояние! Она в браке с человеком, которого любит, с которым строит будущее. Пытается строить. Вдруг что-то идет наперекосяк и совсем ничего не понятно! Как человек любящий, скорее всего, она догадывалась в чем дело, но отгоняла эти свои догадки и продолжала сходить с ума от непонимания.</text:p>
      <text:p text:style-name="P3">К этой информации об измене мужа ее никто не подготовил. Никто не намекнул и никак не «подвел» ее к этому печальному факту. Получается, что заговорив об этом я по<text:soft-page-break/>вергла ее в то же состояние, что и она меня сейчас — в полный ступор!</text:p>
      <text:p text:style-name="P3">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48">* * *</text:p>
      <text:p text:style-name="P3">Стоит ли говорить, как я была удивлена, разочарована? Я не знаю, как вам передать это чувство глубокого разочарования. Он знал! Он сказал мне, что знает, но не сказал, что это тайна! Он все скрыл от нее!</text:p>
      <text:p text:style-name="P3">Он понимал, что я не смогу стоять в сторонке и наблюдать, как она сходит с ума. Он понимал, что я потребую рассказать ей все. Он не знал, что мы разобщаемся настолько, что начнем разговаривать на такие деликатные темы, как измены и предательства.</text:p>
      <text:p text:style-name="P3">Он недооценил меня. Он очень ошибся в себе, считая себя человеком, который «добр к себе и своему непосредственному окружению», не имея этого окружения!.. Он ошибся в «благих» намерениях своего друга, которому пообещал держать все в тайне. Он ошибся в выборе стороны — выбрал сторону предателя и сам стал предателем.</text:p>
      <text:p text:style-name="P3">Мало того, помните ту ночь, когда я ждала его на коврике под входной дверью пока он пешком шел домой? Оказалось, что погулять его попросили. Эти голубки хотели провести время вместе, но приперлась я и нарушила всю идиллию.</text:p>
      <text:p text:style-name="P3"><text:soft-page-break/>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3">Не сложно догадаться, что в этом сообщении был посыл попрятать «лишние» вещи от моего поля зрения. Вещи той сотрудницы. Именно поэтому я тогда ничего не заметила. От меня все скрыли. Все пазлы стали на свои места уже гораздо позже.</text:p>
      <text:p text:style-name="P3">Не могу удержаться и не продублировать его любимую цитату:</text:p>
      <text:p text:style-name="P3"/>
      <text:p text:style-name="P57">«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1">Анджей Сапковский, «Крещение огнём»</text:p>
      <text:p text:style-name="P41"/>
      <text:p text:style-name="P3">Веду я это к чему. У абьюзеров напрочь отсутствует совесть, чувство собственной вины, чувство сострадания, понятие справедливости. Не надейтесь и не пытайтесь вызвать подобное ощущение в их пустом сердце!</text:p>
      <text:p text:style-name="P3"><text:soft-page-break/>Максимум, что абьюзер сделает — <text:span text:style-name="T1">создаст видимость</text:span> того, что сопереживает, как например мне, под видом: «мы делаем друг-друга несчастными»; или Жене Странного друга, под видом: «Все в порядке. Не накручивай. Все наладится!..»</text:p>
      <text:p text:style-name="P3">Но поверьте мне и моему горькому опыту, вы априори в проигрыше в своих попытках воззвать к его человечности.</text:p>
      <text:p text:style-name="P3">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3">Ее Странный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3">Наши с ней ситуации похожи, и несложно объяснить и это — ее муж и мой несостоявшийся муж был лучшими друзьями. Не исключено, что они все это спланировали и отрабатывали каждый на своей бабе...</text:p>
      <text:p text:style-name="P48">* * *</text:p>
      <text:p text:style-name="P3">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list xml:id="list39374211" text:continue-numbering="true" text:style-name="диалог">
        <text:list-item>
          <text:p text:style-name="P94"><text:soft-page-break/>Что с тобой? — спросил он, когда заметил, что со мной что-то не так.</text:p>
        </text:list-item>
      </text:list>
      <text:p text:style-name="P3">Я сослалась на плохой сон. Мне нужно было обо всем трезво подумать, а перед принятием важных решений не нужно горячиться, к тому же, то что я узнала придало мне немного сил и уверенности. Ко мне пришла хорошая карта, и все, что мне было нужно — это хорошенько продумать свой следующий ход.</text:p>
      <text:p text:style-name="P3">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39380000" text:continue-numbering="true" text:style-name="диалог">
        <text:list-item>
          <text:p text:style-name="P94">И что тебе приснилось? — спросил он.</text:p>
        </text:list-item>
        <text:list-item>
          <text:p text:style-name="P94">Мне приснилось, что ты меня обманываешь... — я взяла себя в руки и посмотрела ему прямо в глаза. Я хотела увидеть реакцию и увидела.</text:p>
        </text:list-item>
        <text:list-item>
          <text:p text:style-name="P94">В смысле: «обманываю»? Что я тебе изменил?</text:p>
        </text:list-item>
        <text:list-item>
          <text:p text:style-name="P94">Да, — ответила я, — с темноволосой девочкой.</text:p>
        </text:list-item>
        <text:list-item>
          <text:p text:style-name="P94">Прекрати, это всего лишь сон, нам пора собираться. Не накручивай себе.</text:p>
        </text:list-item>
      </text:list>
      <text:p text:style-name="P3">Всю дорогу я ехала, как в воду опущенная. Мне было сложно понять, что со мной происходит. Я была растеряна, но полна решимости одновременно. Правда делает чудеса с человеком. Я люблю правду. Сила в правде. (С)<text:note text:id="ftn14"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oft-page-break/><text:span text:style-name="T20">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20">посмеялся</text:span></text:span><text:span text:style-name="T20">, обнял меня и попытался успокоить, мол — это всего лишь сон.</text:span></text:p>
      <text:list xml:id="list39387100" text:continue-numbering="true" text:style-name="диалог">
        <text:list-item>
          <text:p text:style-name="P94">Это тебе в голову солнышко припекло...</text:p>
        </text:list-item>
      </text:list>
      <text:p text:style-name="P3">В этот уикенд он был, как никогда — паинькой.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оими чувствами.</text:p>
      <text:p text:style-name="P3">К тому же, с нами были друзья, перед которыми он делал то, что у него получалось лучше всего — строил из себя замечательного парня, который готовится заполучить в собственность любимую игрушку... точнее, готовится вступить в брак с «любимой» девушкой.</text:p>
      <text:p text:style-name="P3">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3">Море было холодным, но мне понравилось отдыхать палатками. Я решила, что на время, пока я там — отвлекусь и отдохну, а по приезду домой решу, что со всем этим делать. Я была уверена, что у меня появится идея, как вывести его на чистую воду.</text:p>
      <text:p text:style-name="P44"><text:soft-page-break/>* * *</text:p>
      <text:p text:style-name="P3">По возвращении, я снова зашла к Жене Странного друга. К тому времени она покопалась по перепискам, и тогда я уже убедилась в том, что <text:span text:style-name="T13">жених мой</text:span> подбивал<text:span text:style-name="T13">-</text:span>таки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3">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3">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ответов и на обвинение меня в иррациональности.</text:p>
      <text:p text:style-name="P3">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уйти от темы. Записать разговор, как оказалось, вполне действенный способ лишить его этой возможности.</text:p>
      <text:p text:style-name="P3">Несколько минут он упрашивал меня выключить диктофон, потом сдался, со словами:</text:p>
      <text:list xml:id="list39383772" text:continue-numbering="true" text:style-name="диалог">
        <text:list-item>
          <text:p text:style-name="P94">Хрен с тобой — записывай... Ты вокруг меня плетешь какую-то западню...</text:p>
        </text:list-item>
      </text:list>
      <text:p text:style-name="P3"><text:soft-page-break/>Вот так. Разговор еще не начался, а меня уже обвиняют. Маска «жертвы» уже красуется на его «благородном» лице.</text:p>
      <text:p text:style-name="P3">Приготовьтесь к тотальному абсурду, ведь я даже не знаю, получится ли у меня описать весь тот бред, который извергали его лживые уста.</text:p>
      <text:p text:style-name="P3">Разговор начался с моего вопроса:</text:p>
      <text:list xml:id="list39377016" text:continue-numbering="true" text:style-name="диалог">
        <text:list-item>
          <text:p text:style-name="P94">Есть ли что-то, что я должна знать, как твоя девушка, как твоя будущая жена? То, что может в будущем причинить мне боль?</text:p>
        </text:list-item>
      </text:list>
      <text:p text:style-name="P3">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3">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3">Вот несколько его реплик:</text:p>
      <text:list xml:id="list39385162" text:continue-numbering="true" text:style-name="диалог">
        <text:list-item>
          <text:p text:style-name="P86"><text:span text:style-name="T20">Я очень часто задумывался о том, что мне одиноко и мне хотелось бы с кем-нибудь переспать, </text:span><text:span text:style-name="T25">но эти попытки не увенчались успехом</text:span><text:span text:style-name="T20">. Назовем это так...</text:span></text:p>
        </text:list-item>
      </text:list>
      <text:p text:style-name="P3">«Назовем это так...» Как?</text:p>
      <text:p text:style-name="P3">Попытки? А они все-таки были?</text:p>
      <text:p text:style-name="P3">Не увенчались успехом? С чьей стороны?</text:p>
      <text:p text:style-name="P3">На что мне ответили:</text:p>
      <text:list xml:id="list39371151" text:continue-numbering="true" text:style-name="диалог">
        <text:list-item>
          <text:p text:style-name="P86"><text:soft-page-break/><text:span text:style-name="T20">Ну, тут не бывает почти. Либо было, либо не было, и под </text:span><text:span text:style-name="_30__20_Text"><text:span text:style-name="T20">было</text:span></text:span><text:span text:style-name="T20"> можно интерпретировать какую бы то ни было близость в виде: поцелуйчиков, обнимашечек, ну не знаю, массаж... Раньше это тоже считалось...</text:span></text:p>
        </text:list-item>
      </text:list>
      <text:p text:style-name="P3">Дальше лучше. В ходе разговора я узнала, что он ходил на два свидания, но, по его словам, ничего не было. Потом он заврался, и свиданий оказалось уже четыре. Он говорил, что ничего такого не сделал, всячески извивался, но потом сказал:</text:p>
      <text:list xml:id="list39377791" text:continue-numbering="true" text:style-name="диалог">
        <text:list-item>
          <text:p text:style-name="P94">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3">«Говорят...». И снова триангуляция. По его мнению, я должна была смириться с этим общепринятым фактом, и заткнуться. Вот эта его реплика даже сейчас для меня не понятна. Я хочу напомнить, что это цитата из записи с диктофона.</text:p>
      <text:p text:style-name="P3">В этой реплике он применяет сразу три приема.</text:p>
      <text:p text:style-name="P3"><text:span text:style-name="T8">Признание</text:span> — хотел потрахаться. Что звучит довольно честно, да?</text:p>
      <text:p text:style-name="P3">Цель: обезоружить.</text:p>
      <text:p text:style-name="P3"><text:soft-page-break/><text:span text:style-name="T8">Попытка оправдаться</text:span> — мужская полигамность.</text:p>
      <text:p text:style-name="P3">Цель: <text:s/>избавиться от чувства вины.</text:p>
      <text:p text:style-name="P3"><text:span text:style-name="T8">Попытка навесить ярлык</text:span>, скрытый упрек — ревность.</text:p>
      <text:p text:style-name="P3">Цель: заставить жертву оправдываться, чтоб успешно соскочить с темы.</text:p>
      <text:p text:style-name="P3">Сказал правду, прикрыл ее общественным мнением и тут же упрекнул меня, внушая мне, что я просто ревную.</text:p>
      <text:p text:style-name="P3">Мимо — я не ревнивая.</text:p>
      <text:p text:style-name="P48">* * *</text:p>
      <text:p text:style-name="P3">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39394469" text:continue-numbering="true" text:style-name="диалог">
        <text:list-item>
          <text:p text:style-name="P94">Мне было стыдно от мысли о том, что эта информация может докатиться до нее... — сказал он.</text:p>
        </text:list-item>
      </text:list>
      <text:p text:style-name="P3">А ведь это лишь пятая минута разговора! Да, это всё цитаты записи. Без преувеличений и неточностей — все как есть.</text:p>
      <text:p text:style-name="P3">И что мы видим? Третий человек. «Добровольный помощник» в его манипуляциях, который даже не подозревает об этом, как и том, что его используют.</text:p>
      <text:p text:style-name="P3"><text:soft-page-break/>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20">Этими словами «мне было стыдно...» он показал, что превозносит ее, и это нормально, ведь она хороший человек и достойна уважения. Но есть одно «но» — этим он дал мне понять, что не просто хорошо к ней относится, а </text:span><text:span text:style-name="_30__20_Text"><text:span text:style-name="T20">относится к ней лучше, чем ко мне</text:span></text:span><text:span text:style-name="T20">. Он продемонстрировал мне контраст его чувств ко мне и его чувств к ней — </text:span><text:span text:style-name="T25">более</text:span><text:span text:style-name="T20"> глубокое уважение.</text:span></text:p>
      <text:p text:style-name="P3">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text:span text:style-name="T1">важнее</text:span> положение его подруги в этой ситуации. Не важно, как и мое, а важнее, чем мое!</text:p>
      <text:p text:style-name="P3">Я нашла диалог с его другом, к которому он обратился за советом по ухаживанию за ней:</text:p>
      <text:list xml:id="list39394243" text:continue-numbering="true" text:style-name="диалог">
        <text:list-item>
          <text:p text:style-name="P94">Я тонко намекну, так сказать. И либо намек будет услышан, либо нет. — пишет он.</text:p>
        </text:list-item>
        <text:list-item>
          <text:p text:style-name="P94">А ты рассматривал вариант, что тебя просто попробуют, а потом скажут, что это было так — просто для души отдохнуть?</text:p>
        </text:list-item>
        <text:list-item>
          <text:p text:style-name="P86"><text:span text:style-name="T20">Это невозможный вариант. Я склонен считать, что мы хорошо друг друга понимаем. И такой расклад (</text:span><text:span text:style-name="T25">дружеский секс — </text:span><text:span text:style-name="_30__20_Text"><text:span text:style-name="T25">примеч. авт.</text:span></text:span><text:span text:style-name="T20">)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3"><text:soft-page-break/>Давайте разберем его текст.</text:p>
      <text:p text:style-name="P4">«Я тонко намекну, так сказать. И либо намек будет услышан, либо нет.»</text:p>
      <text:p text:style-name="P3">Даже не знаю, что добавить, ведь итак видно, что он даже не собирается напрягаться... Он намекнет, и — либо да, либо нет. В любом случае он «умывает руки». Я даже не удивлюсь, если это намек — что-то вроде «Останешься?» или «Если я приеду, то буду приставать»...</text:p>
      <text:p text:style-name="P3">При этом ему даже не важно получить ответ. Ему важно, чтоб его намек «был услышан». Ну тут все ясно...</text:p>
      <text:p text:style-name="P4">«Я склонен считать, что мы хорошо друг друга понимаем.»</text:p>
      <text:p text:style-name="P3">Не «считаю», не «надеюсь», а «склонен считать». Человек «склонен считать», когда речь идет о результате. В данном случае — результатом является понимание между ними, а именно — она понимает его. Он уже начал обработку нового экземпляра, и «склонен считать», что его влияние на нее установлено.</text:p>
      <text:p text:style-name="P4">«И такой расклад — это просто абсурд.»</text:p>
      <text:p text:style-name="P3">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4">«Тут либо дружить, либо больше. А дружеский секс — это явно не та идея, которая тут уместна. Фу. Даже думать о такой не хочу.»</text:p>
      <text:p text:style-name="Text_20_body"><text:span text:style-name="T20">Кто-то, читая эти строки, понимает чего он хочет, на самом деле? «Я хочу быть с ней» например, или «Я хочу </text:span><text:soft-page-break/><text:span text:style-name="T20">большего с ней», или «Просто дружба с ней меня не устраивает»?.. Здесь ни слова о его желаниях. </text:span><text:span text:style-name="_30__20_Text"><text:span text:style-name="T20">Либо — либо</text:span></text:span><text:span text:style-name="T20">, или никак.</text:span></text:p>
      <text:p text:style-name="P3">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3">Он не собирается ничего предпринимать — она должна принять решение, а его задача — плавно подвести ее к этому решению. Прокатит — отлично! Не прокатит — ну, ок... Подумаешь... Больно надо...</text:p>
      <text:p text:style-name="P3">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 пустую.</text:p>
      <text:p text:style-name="P3">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3">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ва. Она может даже защищать его и оправдывать, давать советы, как поступить, зная о ситуации только со его слов!</text:p>
      <text:p text:style-name="P3">Помимо меня, я знаю еще двоих девушек, которые подверглись его влиянию: Бывшая до меня и Университетская подруга. Мы все подходим под это описание...</text:p>
      <text:p text:style-name="P44"><text:soft-page-break/>* * *</text:p>
      <text:p text:style-name="P3">Стоит отметить, что я когда-то была на месте каждой из них.</text:p>
      <text:p text:style-name="P3">Говоря о девушке Бывшей до меня, <text:span text:style-name="T13">я упоминала, что о</text:span>на «неадекватная истеричка, которой только обнимашки и нужны». Помните?</text:p>
      <text:p text:style-name="P3">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3">Это стандартное поведение. Так зачатую и происходит. Окружающим он делает акценты на то, что поведение его неадекватной пары наигранное, покапывает о ее неуравновешенности. В это же время,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3">Результат: жертва сходит с ума от всего этого, но и толком объяснить себе не может, что же является поводом для беспокойства! А он в свою очередь как бы ничего и не делает — по углам не тискается, открыто не флиртует, а даже наоборот, всячески выпячевает:</text:p>
      <text:list xml:id="list39372904" text:continue-list="list39389343" text:style-name="список_20_перечисление">
        <text:list-item>
          <text:p text:style-name="P96">на людях — привязанность к жертве. Окружающие умиляются такой замечательной паре!</text:p>
        </text:list-item>
        <text:list-item>
          <text:p text:style-name="P96">наедине — привязанность в третьему человеку. Жертва бесится, что, несомненно, выйдет за рамки отношений, <text:soft-page-break/>где все — все! — обвинят жертву в ненормальности. Даже она сама! </text:p>
        </text:list-item>
      </text:list>
      <text:p text:style-name="P3">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 Ну и, конечно, лишить ее поддержи остальных. Теперь она одна.</text:p>
      <text:p text:style-name="P3">То есть, простыми словами его посыл: «Мне было стыдно от мысли о том, что эта информация может докатиться до нее...»</text:p>
      <text:p text:style-name="P3">Будет звучать так:</text:p>
      <text:p text:style-name="P3"/>
      <text:p text:style-name="P52">«Она меня понимает, а ты нет. Кто ты вообще такая, чтобы втягивать ее в наши разборки?! Ты не должна этого делать!</text:p>
      <text:p text:style-name="P52">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52">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52"/>
      <text:p text:style-name="P3">Он плавно вводит ее в отношения, как опору для своих деструктивных действий, скрывая от нее и от своей жертвы истинные намерения — манипуляция обеими, чтобы потом выбрать, кто из них попригоднее.</text:p>
      <text:p text:style-name="P3"><text:soft-page-break/>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3">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3">А теперь давайте вспомним хронологию:</text:p>
      <text:p text:style-name="P4">Знакомство.</text:p>
      <text:p text:style-name="P3">Он познакомил меня со своей Бывшей девушкой, незадолго, как расстаться с ней (кто-кого бросил я не знаю).</text:p>
      <text:p text:style-name="P3">И меня со своей Университетской Подругой он познакомил, когда у нас все стало очень плохо, а именно за две недели, как выгнать меня из дома.</text:p>
      <text:p text:style-name="P4">Длительность отношений.</text:p>
      <text:p text:style-name="P3">Они встречались около трех лет.</text:p>
      <text:p text:style-name="P3">Мы встречались почти три года.</text:p>
      <text:p text:style-name="P4">Процесс замены.</text:p>
      <text:p text:style-name="P3">В тот день, когда мы впервые поцеловались, оказалось, что его отношения еще не закончены.</text:p>
      <text:p text:style-name="P3">Когда мы разошлись, он подбивал клинья к своей подруге, в то время, как мне говорил, что не может меня забыть и все еще любит.</text:p>
      <text:p text:style-name="P4">Возвращение.</text:p>
      <text:p text:style-name="P3"><text:soft-page-break/>Со своей Бывшей девушкой он сошелся примерно через два месяца после расставания, осуществив неудачную попытку «приставать» ко мне.</text:p>
      <text:p text:style-name="P3">И меня он бросил, а через два месяца, получив отказ своей подруги, вернулся ко мне.</text:p>
      <text:p text:style-name="P4">Длительное общение.</text:p>
      <text:p text:style-name="P3">Я знала его почти 10 лет, перед тем, как у нас завязались отношения.</text:p>
      <text:p text:style-name="P3">И его Подруга знает его с университета, то есть уже более/около 10-ти лет.</text:p>
      <text:p text:style-name="P4">Маска жертвы.</text:p>
      <text:p text:style-name="P3">Я знала его, как хорошего парня, которому попалась «не та» девушка, и жалела его.</text:p>
      <text:p text:style-name="P3">Я не удивлюсь, если его подруга знает меня, как человека, который делал его несчастным. И — жалеет его.</text:p>
      <text:p text:style-name="P4">Обработка.</text:p>
      <text:p text:style-name="P3">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меня плохой, хотя <text:span text:style-name="T1">не сможет вспомнить ни одной ситуации, где бы я проявила себя непорядочно или аморально по отношению к ней или к нему, или к кому бы то ни было еще</text:span>. Потому, что таких ситуаций не было!</text:p>
      <text:p text:style-name="P3">Мое мнение о его Бывшей девушке, было тщательно обработано так, чтобы я воспринимала их разрыв, не как результат его отвратительных действий, а ее! Хотя я была с <text:soft-page-break/>ней лично знакома, и, как я уже говорила, мнение о ней у меня изначально сложилось положительное.</text:p>
      <text:p text:style-name="P3">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ски идентичных обстоятельствах, а Университетская Подруга — на моем.</text:p>
      <text:p text:style-name="P3">Я не удивлюсь, если они сейчас вместе, и все, что она знает о моих с ним отношениях, это то, что я «неадекватная» и мне «только обнимашки и нужны»...</text:p>
      <text:p text:style-name="P3">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3">Ни она, ни я, никто не виноват. И в целом, в этой книге нет виновных. Все по-своему правы. У каждого своя логика и я не в праве осуждать или переубеждать кого-либо в чем-либ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стало быть, попали.</text:p>
      <text:p text:style-name="P3">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text:soft-page-break/>шений. И, как видно по вышесказанному, я глубоко копнула. И накопала достаточно, чтобы понимать — мы не просто не сошлись характерами. Я почти уверена, что его Бывшая до меня девушка до сих пор не может объяснить себе, что с ней произошло на самом деле.</text:p>
      <text:p text:style-name="P48">* * *</text:p>
      <text:p text:style-name="P3">Вернемся к нашему с ним разговору «Есть ли что-то, что я должна знать...».</text:p>
      <text:p text:style-name="P3">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3">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ми типа: «Я не могу тебя забыть», «Мы делаем друг друга несчастными», «Я сейчас ищу себя, ищу смысл жизни»...</text:p>
      <text:p text:style-name="P3">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39399283" text:continue-list="list39394243" text:style-name="диалог">
        <text:list-item>
          <text:p text:style-name="P86"><text:span text:style-name="T20">Не имеет никакого значения, кто принял решение (</text:span><text:span text:style-name="T25">разойтись — </text:span><text:span text:style-name="_30__20_Text"><text:span text:style-name="T25">прим. авт.</text:span></text:span><text:span text:style-name="T20">)... — сказал он, искренне считая этот аргумент </text:span><text:span text:style-name="T38">достойны</text:span><text:span text:style-name="T34">м</text:span><text:span text:style-name="T38">.</text:span></text:p>
        </text:list-item>
      </text:list>
      <text:p text:style-name="P3">Но я уже все понимала.</text:p>
      <text:p text:style-name="P3"><text:soft-page-break/>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39400097" text:continue-numbering="true" text:style-name="диалог">
        <text:list-item>
          <text:p text:style-name="P94">Давай мы договоримся, что мы не будем спорить о том, чья боль сильнее... — ответил он.</text:p>
        </text:list-item>
      </text:list>
      <text:p text:style-name="P3">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3">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 Идем дальше:</text:p>
      <text:p text:style-name="P3">—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3">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3">Тогда мне было понятно, что он страдает от моей непокорности, и, стало быть, мне нужно еще чаще прогибаться, <text:soft-page-break/>еще лучше стараться, чтоб избежать подобного рода разговоров и не расстраивать его.</text:p>
      <text:p text:style-name="P3">И вот, спустя долгое время я переслушала эту запись... Да. Ложь пугает, а правда восхищает — одновременно. Все по-другому. Я слышу то, что он <text:span text:style-name="T1">сказал</text:span>, а не то, что он <text:span text:style-name="T1">хотел, чтобы я услышала</text:span>. Это те же слова, но, уже зная о его методах, эти слова несут для меня уже совершенно иной смысл.</text:p>
      <text:p text:style-name="P3">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3">Слишком долго поклоняется и любит, вспоминая, как все начиналось и теша себя надеждой, что все «наладится»! Что все станет как прежде. Так долго, что ее сомнения рано или поздно развеются, оставив лишь уверенность. Это лишь вопрос времени. Нужно только вспомнить, кто ты.</text:p>
      <text:p text:style-name="P3">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 мириться!</text:p>
      <text:p text:style-name="P3">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4">«Смысл в отсутствии авторитета...»</text:p>
      <text:p text:style-name="P3"><text:soft-page-break/>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pan text:style-name="T20">В таких моментах он </text:span><text:span text:style-name="T23">«задумывался об идее отсутствия авторитета в области его отношения ко мне»</text:span><text:span text:style-name="T20">, но совершено не знал, как этот авторитет заслужить. Поэтому он показывал спину, зная, что я его очень люблю. Что я попытаюсь наладить отношения </text:span><text:span text:style-name="_30__20_Text"><text:span text:style-name="T20">сама</text:span></text:span><text:span text:style-name="T20">.</text:span></text:p>
      <text:p text:style-name="P3">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4">«Мое отношение к тебе является частью моего отношения к миру...»</text:p>
      <text:p text:style-name="P3">Тут поспорить не с чем. Все, кто его окружают — лишь декорации, как и я. Инструменты для достижения его целей.</text:p>
      <text:p text:style-name="P3">На одних можно скинуть вину и ответственность за последствия своих деструктивных действий.</text:p>
      <text:p text:style-name="P3">За счет других можно получить желаемое, грамотно манипулируя ими, чем и ограничивались его действия.</text:p>
      <text:p text:style-name="P3">За счет третьих можно самоутверждаться, унижая их, ставя себя выше их, приписывая себе их заслуги, которые по праву принадлежат не ему.</text:p>
      <text:p text:style-name="P3">Кому-то можно пожаловаться, за чьим-то мнением можно спрятаться...</text:p>
      <text:p text:style-name="P3"><text:soft-page-break/>У всех в его жизни была своя <text:span text:style-name="T1">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долго, чтобы контролировать мои мысли и действия, в то время, как остальными он просто пользовался.</text:p>
      <text:p text:style-name="P4">«Какая-то ответственность, забота, но не в абсолюте, а в той степени, в которой я это делаю...»</text:p>
      <text:p text:style-name="P3">«Какая-то» — прекрасное описание его деструктивных действий!</text:p>
      <text:p text:style-name="P3">«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3"><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4">«Я абсолютно безоружен в разговоре с тобой»</text:p>
      <text:p text:style-name="P3">Обезоружен — оружие — война. Да, эти отношения изначально были боевыми действиями, где он, бедняга, сражался без оружия. Под словом «оружие», стало быть, подразумеваются аргументы и доводы, которых у него не было. Он просто каждый раз убегал с поля боя, обвиняя меня в «нечестной схватке».</text:p>
      <text:p text:style-name="P3">Когда моя правота оказывалась очевидной, он отступал прикидываясь жертвой агрессора. Я делала свой ход, а ему <text:soft-page-break/>нечем было бить... Но каждый раз я попадала в засаду его интриг, и проигрывала. Самый банальный мухлёж!</text:p>
      <text:p text:style-name="P4">«Я не имею никаких инструментов, которые способны были бы повлиять на тебя...»</text:p>
      <text:p text:style-name="P3">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48">* * *</text:p>
      <text:p text:style-name="P3">Идем дальше.</text:p>
      <text:list xml:id="list39371422" text:continue-numbering="true" text:style-name="диалог">
        <text:list-item>
          <text:p text:style-name="P94">Моя позиция очень проста — я ничего такого не делал. — сказал он в ходе разговора, продолжая отвечать на мои «одинаковые вопросы».</text:p>
        </text:list-item>
      </text:list>
      <text:p text:style-name="P3">Смотрим внимательно. «Да, я потрахаться хотел», но «Я ничего такого делал»,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3">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39403205" text:continue-numbering="true" text:style-name="диалог">
        <text:list-item>
          <text:p text:style-name="P94"><text:soft-page-break/>Мои действия, поступки, слова и моя жизнь не являются достаточным в нужной степени аргументом для того, чтобы проявлять ко мне доверие, и в ход вступают события, которые произошли в тот момент, когда люди уже как бы в общем-то, не вместе... — очередная его реплика.</text:p>
        </text:list-item>
      </text:list>
      <text:p text:style-name="P3">Действия, направленные на унижение и достижение собственной выгоды. Поступки - показуха.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3">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обстоятельств, во время которых мы «как бы в общем-то, не вместе...»</text:p>
      <text:p text:style-name="P3">Представьте себе его разочарование!</text:p>
      <text:p text:style-name="P3">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ём он держит меня возле себя, подкармливая меня надежной, говоря мне о любви и о заботе обо мне. Другими словами, делает все, чтобы я себя свободной не считала. Не найдя подходящую партию на замену, он возвращается ко мне.</text:p>
      <text:p text:style-name="P3">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list xml:id="list39394282" text:continue-numbering="true" text:style-name="диалог">
        <text:list-item>
          <text:p text:style-name="P86"><text:soft-page-break/><text:span text:style-name="T20">Я тебе могу так сказать, в свою очередь, что я, как бы, в очередной раз убеждаюсь в том, что </text:span><text:span text:style-name="_30__20_Text"><text:span text:style-name="T23">быть честным очень легко</text:span></text:span><text:span text:style-name="T20">! Потому что не нужно ничего выдумывать, можно спокойно спать и не думать о том, что кто-то тебя сдаст, что кто-то напиздит, и это меня как бы хранит... мой покой. Однако у меня есть такое подозрение, что моей доброты и честности, видимо, не хватает... — сказал он.</text:span></text:p>
        </text:list-item>
      </text:list>
      <text:p text:style-name="P3">О! Это моя любимая реплика!!! «»Быть честным очень легко»!..</text:p>
      <text:p text:style-name="P3">Самое страшное, что манипуляторы не всегда врут осознанно. Часто они верят в то, что говорят правду. Они совершенно уверены в том, что поступают нормально. Они говорят о своих чувствах, которые не испытывают, и испытать которые им не дано, но очень хочется...</text:p>
      <text:p text:style-name="P3">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20">Мы видим, что он верит в то, что честен. Он говорит об этом спокойно, ровно, размеренно и без угрызений совести: «</text:span><text:span text:style-name="T25">Б</text:span><text:span text:style-name="_30__20_Text"><text:span text:style-name="T20">ыть честным очень легко</text:span></text:span><text:span text:style-name="T25">!</text:span><text:span text:style-name="T20">». В то время, как я уже достаточно знаю, чтобы понимать — он лжет.</text:span></text:p>
      <text:p text:style-name="P48">* * *</text:p>
      <text:list xml:id="list39374303" text:continue-numbering="true" text:style-name="диалог">
        <text:list-item>
          <text:p text:style-name="P94">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94"><text:soft-page-break/>Я счастлива, когда все открыто, все прозрачно, но ты начинаешь защищаться, хотя на тебя никто не нападает...</text:p>
        </text:list-item>
        <text:list-item>
          <text:p text:style-name="P94"><text:span text:style-name="T1">Меня оскорбляют твои мысли</text:span>, о том, что даже после того, как я сделал тебе предложение... — он замялся, но продолжил. — И тем не менее нахожусь по подозрением.</text:p>
        </text:list-item>
      </text:list>
      <text:p text:style-name="P3">Вот такой интересный диалог.</text:p>
      <text:p text:style-name="P3">Как на <text:span text:style-name="T1">это</text:span> можно отреагировать? Мало того, что это не относится к делу, он, как и всегда — оскорблен. Чем? Смотрим внимательнее, я перефразирую:</text:p>
      <text:p text:style-name="P3"/>
      <text:p text:style-name="P52">«Меня оскорбляют твои мысли, о том, что даже после того, как я сделал тебе предложение... ты все равно не унимаешься и пытаешься призвать меня к ответственности за последствия моих действий.</text:p>
      <text:p text:style-name="P52">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52"/>
      <text:p text:style-name="P3">Едем дальше.</text:p>
      <text:list xml:id="list39379271" text:continue-numbering="true" text:style-name="диалог">
        <text:list-item>
          <text:p text:style-name="P94">Мои действия абсолютно ясны. Я честен перед законом. — сказал он.</text:p>
        </text:list-item>
      </text:list>
      <text:p text:style-name="P3">О чем говорит эта фраза? Она не дает никаких объяснений, но, если присмотреться, то можно увидеть, что он имел в виду. В его понимании, измена и подобное вышеописанное его поведение <text:span text:style-name="T1">не карается законом</text:span><text:span text:style-name="T4">, равно как и</text:span> зависть и ложь...</text:p>
      <text:p text:style-name="Text_20_body"><text:soft-page-break/><text:span text:style-name="T20">Понимаете? Он считает, что </text:span><text:span text:style-name="_30__20_Text"><text:span text:style-name="T20">это</text:span></text:span><text:span text:style-name="T20"> дает ему право лгать, изменять, и совершать подобные аморальные поступки, так 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3">Дальше он намекает на то, что я завела этот разговор, потому что нашла другого:</text:p>
      <text:list xml:id="list39377639" text:continue-numbering="true" text:style-name="диалог">
        <text:list-item>
          <text:p text:style-name="P86"><text:span text:style-name="T20">В моем, как бы, мире человек застрахован от этого (</text:span><text:span text:style-name="T25">от подобных разговоров и вопросов — </text:span><text:span text:style-name="_30__20_Text"><text:span text:style-name="T25">примеч. авт.</text:span></text:span><text:span text:style-name="T20">) осознанием своей преданности. И тогда меня посещают мысли о том, что существует какой-то гипотетический человек, который, возможно, способен сделать тебя счастливее, </text:span><text:span text:style-name="T25">лучше чем я</text:span><text:span text:style-name="T20">, и, возможно, ты его даже уже нашла...</text:span></text:p>
        </text:list-item>
      </text:list>
      <text:p text:style-name="P3">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3">Попробую расшифровать эту реплику:</text:p>
      <text:p text:style-name="P3"/>
      <text:p text:style-name="P52">«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и выставить виноватым...»</text:p>
      <text:p text:style-name="P52"/>
      <text:p text:style-name="P3">Дальше можно цепляться к оправданиям, высмеивать их, и все — разговор плавно превращается в спор, где торже<text:soft-page-break/>ственное завершение — спина. Но не тут-то было. Диктофон...</text:p>
      <text:p text:style-name="P3">Потом было несколько «я не намерен ничего придумывать» и «я не собираюсь себя оправдывать»...</text:p>
      <text:p text:style-name="P3">Разговор был длинным, но всю суть я передала. На вопрос он ответил ложью, обвинял и упрекал меня в том, что я завела эту тему, оправдывался, давил на жалость...</text:p>
      <text:p text:style-name="P3">В завершение вставлю еще один его спич. Без объяснений:</text:p>
      <text:list xml:id="list39388017" text:continue-numbering="true" text:style-name="диалог">
        <text:list-item>
          <text:p text:style-name="P94">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3">И в качестве нашего диалога:</text:p>
      <text:list xml:id="list39384778" text:continue-numbering="true" text:style-name="диалог">
        <text:list-item>
          <text:p text:style-name="P94">Ты понимаешь, что существует определенная ответственность, которая, извини, ложится на твои плечи?! — спрашивает он.</text:p>
        </text:list-item>
        <text:list-item>
          <text:p text:style-name="P94">Какого рода ответственность? — спрашиваю я.</text:p>
        </text:list-item>
        <text:list-item>
          <text:p text:style-name="P94">Доверие.</text:p>
        </text:list-item>
      </text:list>
      <text:p text:style-name="P3">В его понимании, я должна была — обязана была! — ему доверять. Не смотря ни на что! Не принимая во внимание все, что он сказал и сделал до и во время этого разговора! Я существую, чтобы слепо доверять ему. Вот как он считал.</text:p>
      <text:p text:style-name="P3">Деструктивные индивидуумы очень самолюбивы. Как мы уже поняли, авторитет — важная составляющая их существования. Я должна была верить. Я поверила...</text:p>
      <text:p text:style-name="P48"><text:soft-page-break/>* * *</text:p>
      <text:p text:style-name="P3">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3">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3">Я уже легла спать, когда он стал бить двери, швырять какие-то предметы, явно обращая мое внимание на свое недовольство.</text:p>
      <text:p text:style-name="Text_20_body"><text:span text:style-name="T20">Сначала я подумала, что просто он что-то уронил, но когда поняла, что это просто нездоровые психи, вышла к нему и </text:span><text:span text:style-name="_30__20_Text"><text:span text:style-name="T20">снова включила диктофон</text:span></text:span><text:span text:style-name="T20">!</text:span></text:p>
      <text:p text:style-name="P3">Он потерял самообладание в то время, как я была непоколебима. На этой записи он скажет:</text:p>
      <text:list xml:id="list39390803" text:continue-numbering="true" text:style-name="диалог">
        <text:list-item>
          <text:p text:style-name="P94">Все охуенно! Главное, что хорошо тебе! Вот это самое главное! — он почти плакал.</text:p>
        </text:list-item>
      </text:list>
      <text:p text:style-name="P3">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3">Такая ситуация, как я уже говорила, называется «тройным клапаном» — два противоположных послания, которые подразумевают еще один подтекст — запрет. Он говорит: «Главное, что мне хорошо», но интонация говорит об <text:soft-page-break/>обратном: «мне меньше всего хочется, чтоб тебе было хорошо». И подтекст — запрет: «Тебе нельзя идти спать, ты должна извиниться за свое поведение и утешить меня»...</text:p>
      <text:list xml:id="list39389607" text:continue-numbering="true" text:style-name="диалог">
        <text:list-item>
          <text:p text:style-name="P94">Я не могу с этим спокойно, смириться. — причитал он.</text:p>
        </text:list-item>
        <text:list-item>
          <text:p text:style-name="P94">Я, выпил валерьянки, чтобы не нервничать, закрылся на балконе... Нет! Надо придти и начать меня терроризировать заново, задавая мне вопросы, как будто у меня есть ответы!!!</text:p>
        </text:list-item>
      </text:list>
      <text:p text:style-name="P3">Вы понимаете? Нет? Попробую перефразировать:</text:p>
      <text:p text:style-name="P3"/>
      <text:p text:style-name="P52">«Из-за тебя и твоих глупых вопросов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52">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text:p>
      <text:p text:style-name="P52">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52"/>
      <text:p text:style-name="P3"><text:soft-page-break/>Вот еще несколько его реплик:</text:p>
      <text:list xml:id="list39374289" text:continue-numbering="true" text:style-name="диалог">
        <text:list-item>
          <text:p text:style-name="P94">Я теперь не могу спать из-за этого! Ты хочешь, чтоб я тебе начал какие-то претензии высказывать?! У меня нет никаких претензий!!!</text:p>
        </text:list-item>
      </text:list>
      <text:p text:style-name="P3">Он в печали. По идее, он уже задумался, как бы выставить меня виноватой. Но какая досада — у него «нет претензий». Диктофон все записал и у него связаны руки. Я держу себя в руках — у него связаны руки.</text:p>
      <text:list xml:id="list39398163" text:continue-numbering="true" text:style-name="диалог">
        <text:list-item>
          <text:p text:style-name="P94">Мне нечего тебе сейчас ответить! Меня это бесит! То, что я живу в мире, где мне задают такие вопросы!</text:p>
        </text:list-item>
      </text:list>
      <text:p text:style-name="P3">Беда-печаль. Какой жестокий мир! Моя попытка прояснить для себя ситуацию — жестокость по отношению к нему. И он несчастен.</text:p>
      <text:list xml:id="list39383419" text:continue-numbering="true" text:style-name="диалог">
        <text:list-item>
          <text:p text:style-name="P86"><text:span text:style-name="T20">Ну, раз ты такой счастливый человек, который знает, как себя успокоить в таких ситуациях (</text:span><text:span text:style-name="T25">его реакция на то, что я легла спать — </text:span><text:span text:style-name="_30__20_Text"><text:span text:style-name="T25">примеч. </text:span></text:span><text:span text:style-name="_30__20_Text"><text:span text:style-name="T25">авт.</text:span></text:span><text:span text:style-name="T20">) — я несчастный, и я не знаю, как мне себя успокоить в таких ситуациях. </text:span><text:span text:style-name="_30__20_Text"><text:span text:style-name="T20">И уж точно не лицезрением тебя, спокойно спящей и получившей все свои ответы на свои вопросы</text:span></text:span><text:span text:style-name="T20">!!!</text:span></text:p>
        </text:list-item>
      </text:list>
      <text:p text:style-name="Text_20_body"><text:span text:style-name="T20">У него горе, ведь мне хорошо. «</text:span><text:span text:style-name="_30__20_Text"><text:span text:style-name="T20">И уж точно не лицезрением тебя, спокойно спящей</text:span></text:span><text:span text:style-name="T20">»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3">— Я становлюсь жертвой вот таких вот разговоров. Незаслуженных, как по мне, и заслуженных, как по тебе! И я <text:soft-page-break/>ничего не могу с этим сделать!!! Уже третий год!!! И это меня бесит!!! Я не знаю, что мне нужно сделать!!!</text:p>
      <text:p text:style-name="P3">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39399781" text:continue-numbering="true" text:style-name="диалог">
        <text:list-item>
          <text:p text:style-name="P94">Ой... не надо из меня клеить обиженного. Я не обижен! Я взбешен! Я в ярости!!!...</text:p>
        </text:list-item>
      </text:list>
      <text:p text:style-name="P3">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79" text:outline-level="2"><text:s/><text:bookmark-start text:name="Glava_22__Gori_v_adu"/>Глава 22. <text:line-break/>Гори в аду<text:bookmark-end text:name="Glava_22__Gori_v_adu"/></text:h>
      <text:p text:style-name="P43">Весна покажет кто где срал.</text:p>
      <text:p text:style-name="P51">Народная поговорка</text:p>
      <text:p text:style-name="P3">Дальше все произошло очень быстро. На следующий день я наткнулась на подтверждение его вранью. Очень случайно. Но, как мы знаем — случайностей не бывает.</text:p>
      <text:p text:style-name="P3">Бессмысленно, как по мне, скрывать ложь. Поверьте моему горькому опыту — дерьмо всегда всплывает. На то оно и дерьмо.</text:p>
      <text:p text:style-name="P3">Как это было.</text:p>
      <text:p text:style-name="P3">Я решила прибраться. Я люблю заниматься уборкой под свою любимую музыку. Можно поорать и так веселее. Но у меня не было колонок.</text:p>
      <text:p text:style-name="P3">Я решила поставить музыку и села за компьютер жениха. Так как наши отношения изначально <text:span text:style-name="T1">строились на доверии</text:span>, пароли никто не ставил. Он знал, что я самодостаточная и мне всегда было легче задать прямой вопрос, нежели что-то вынюхивать, как ищейка. Тем более — рыться <text:soft-page-break/>по перепискам — вообще не мое! К тому же, я его любила и верила.</text:p>
      <text:p text:style-name="P3">Вся моя музыка «лежит» на одном ресурсе. Я зашла на свою страницу через его личную страницу, но не увидела там нужной ссылки.</text:p>
      <text:p text:style-name="P3">Пересела за свой комп, чтобы проверить настройки доступа — все было в порядке — моя музыка видна всем. Тогда я решила скопировать адрес ссылки с музыкой, отправить милому сообщением, чтобы потом уже с его профайла, пройти по прямой ссылке на нужную мне страницу.</text:p>
      <text:p text:style-name="P3">Открываю вкладку с его сообщениями и вижу: моё сверху и еще одно, непрочитанное, от некой барышни. Знаете, как в мессенджерах — видна лишь часть последнего сообщения? Так и тут. Вот эта часть:</text:p>
      <text:list xml:id="list39382839" text:continue-numbering="true" text:style-name="диалог">
        <text:list-item>
          <text:p text:style-name="P94">А ты сегодня в парадном белье?...</text:p>
        </text:list-item>
      </text:list>
      <text:p text:style-name="Text_20_body"><text:span text:style-name="T20">Как бы так выразиться без матов, чтобы в полной мере передать мое... удивление? Я оху... очень оооочень очень </text:span><text:span text:style-name="_30__20_Text"><text:span text:style-name="T27">удивилась</text:span></text:span><text:span text:style-name="T20"> и была прям в шоке! Но их чат не открыла.</text:span></text:p>
      <text:p text:style-name="P3">Моей целью не было найти что-то. Я слишком самодостаточная, чтобы рыться в чужих переписках. А тут такое...</text:p>
      <text:p text:style-name="P3">Я напомню, что разговор, который я записала на диктофон был в среду, а сегодня — четверг. Я набираю любимого:</text:p>
      <text:list xml:id="list39376970" text:continue-numbering="true" text:style-name="диалог">
        <text:list-item>
          <text:p text:style-name="P86"><text:span text:style-name="T20">Привет, слушай, я тут с твоего компа хотела музыку свою поставить и кое-что увидела. А кто такая ТТ (</text:span><text:span text:style-name="T25">инициалы той барышни</text:span><text:span text:style-name="T20">)?</text:span></text:p>
        </text:list-item>
        <text:list-item>
          <text:p text:style-name="P94"><text:soft-page-break/>Ой, да я ее еще с университета знаю, — сказал он и его ответ сопровождался нервными смешками, — а что?</text:p>
        </text:list-item>
        <text:list-item>
          <text:p text:style-name="P94">Она тебе сообщение прислала: «А ты сегодня в парадном белье?» Это как понимать?</text:p>
        </text:list-item>
        <text:list-item>
          <text:p text:style-name="P94">Ой! Да ты можешь хоть всё прочитать, если хочешь... — он был растерян, и, по видимому, это первое, что пришло в его голову. В его глупую голову. Хотя больше склоняюсь к тому, что он был уверен, что и из этой ситуации сможет выйти безнаказанным.</text:p>
        </text:list-item>
      </text:list>
      <text:p text:style-name="P3">Команда «газы» дана. Я открываю их чат и читаю...</text:p>
      <text:p text:style-name="P3">В этой переписке он называл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3">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3">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3">Это единственный человек в моей жизни, под которым я прогнулась.</text:p>
      <text:p text:style-name="P3">Это единственный человек в моей жизни, которому я призналась в любви.</text:p>
      <text:p text:style-name="P3"><text:soft-page-break/>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text:p>
      <text:p text:style-name="P3">Он продолжал мне наяривать на телефон, а я поднимала трубку и цитировала их переписку и отключалась. По датам было видно, что почти неделю назад, когда мы ехали отдыхать палатками, она предлагала ему встретиться и он сожалел, что не в городе. Он кричал мне в трубку:</text:p>
      <text:list xml:id="list39396327" text:continue-numbering="true" text:style-name="диалог">
        <text:list-item>
          <text:p text:style-name="P94">Что ты придумываешь?! Ты что шуток не понимаешь?</text:p>
        </text:list-item>
        <text:list-item>
          <text:p text:style-name="P94">У тебя есть пару минут, чтобы поменять все пароли... — я просто устала. Мне надоело церемониться.</text:p>
        </text:list-item>
      </text:list>
      <text:p text:style-name="P3"><text:span text:style-name="T13">Терять было нечего, и под «нечего» я имею в виду даже его — человека, за которого еще пять минут назад хотела выйти замуж, родить от него ребенка и строить будущее. Дура. Я начала рыть. </text:span>И нарыла.</text:p>
      <text:p text:style-name="P3">Я знала, что это конец, но мне нужно было больше доказательств. Зачем? — спросите вы. Да затем, чтобы у него больше не было шансов вешать мне лапшу на уши! 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3">Чтобы избавиться от всех иллюзий и надежд, которыми я с его подачи пичкала себя ежесекундно. Чтоб понимать — <text:span text:style-name="T1">я это не придумала</text:span>, это не догадки и ничего я себе не накручиваю!</text:p>
      <text:p text:style-name="P3">Первый раз за все время у меня появился реальный шанс во всем разобраться, а главное — убедиться наконец, <text:soft-page-break/>что я — нормальная. Мне нужно было немного. Просто еще хоть что-то, чтоб я знала, что это не единичный случай.</text:p>
      <text:p text:style-name="P3">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скинул ему ее фотографию со словами «Смотри, какая!»</text:p>
      <text:p text:style-name="P3">Надо же. Совпадение или интуиция? Я же ее никогда не видела, но описала комплекцию и даже прическу!</text:p>
      <text:p text:style-name="P3">Нашла, уже для Жены Странного друга, доказательство его предательства, с датами и отослала ей скриншоты<text:note text:id="ftn15" text:note-class="footnote"><text:note-citation text:label="*">*</text:note-citation><text:note-body><text:p text:style-name="Footnote"><text:span text:style-name="T8">Скриншот</text:span> <text:span text:style-name="T1">(от англ. </text:span><text:span text:style-name="T40">Screenshot</text:span><text:span text:style-name="T1">)</text:span><text:span text:style-name="T4"> — изображение, показывающее в точности то, что видит пользователь на экране монитора.</text:span></text:p></text:note-body></text:note>. Она читала всю эту грязь пока он спал в соседней комнате. Да, я не пустила его домой, и Жена Друга любезно приютила его у себя, пока все не утрясется. Он же Друг ей!...</text:p>
      <text:p text:style-name="P3">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20">Ох, боюсь я, эта книга станет началом новых разборок. Но мне все равно. </text:span><text:span text:style-name="_30__20_Text"><text:span text:style-name="T20">Я готова ответить за все сказанное здесь!</text:span></text:span></text:p>
      <text:p text:style-name="P3">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48"><text:soft-page-break/>* * *</text:p>
      <text:p text:style-name="P3">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3">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3">Я попросила его не приходить, и дать мне время подумать, но он пришел. Пришел забрать палатку — жалкая попытка вызвать жалость: «мол мне некуда идти, буду жить кемпингом». И это при том, что у нас полгорода знакомых и друзей!</text:p>
      <text:p text:style-name="P3">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text:p>
      <text:p text:style-name="P3">На следующий день моя сестра расскажет мне, о чем они говорили. Он рассказывал им... Вы, наверное думаете, как он меня любит? — Нет. Как он сожалеет? — Нет.</text:p>
      <text:p text:style-name="P3">Он рассказывал им, что год назад я была не права, и два года назад тоже, что я вообще плохая во всех смыслах и отношениях, что мой поступок низок, мое отношение к нему незаслуженное... И тут внимание: «Я ее никогда не любил!»</text:p>
      <text:p text:style-name="Text_20_body"><text:soft-page-break/><text:span text:style-name="T20">Если еще зимой, когда я жила у сестры, она считала, что это я испортила наши отношения своей </text:span><text:span text:style-name="_30__20_Text"><text:span text:style-name="T20">эмоциональностью</text:span></text:span><text:span text:style-name="T20">, то сейчас, пересказывая мне его слова, она обняла меня и попросила прощение за то, что ошибалась. Он открылся. Его прижали к стенке и он показал свою личину. Всем.</text:span></text:p>
      <text:p text:style-name="P3">Ночевал он у Жены Странного друга. Он спал, пока я скидывала ей скрины чата с ее мужем, свидетельствующие о его предательстве и об измене мужа.</text:p>
      <text:p text:style-name="P3">Мало того, по той переписке было понятно — мой благоверный не просто знал об измене, но и толкал друга на эту измену!</text:p>
      <text:p text:style-name="P3">На утро, когда она его спросила, почему он ей врал, он ответил, что ему нужны были деньги и он боялся, что ее муж не заплатит зарплату, если узнает, что все всплыло.</text:p>
      <text:p text:style-name="P3">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text:p>
      <text:p text:style-name="P3">Он не был обязан ей помогать, но мог бы. Дело выбора.</text:p>
      <text:p text:style-name="P48">* * *</text:p>
      <text:p text:style-name="P3">На следующий день мне написала ТэТэ на личный номер:</text:p>
      <text:p text:style-name="P3"/>
      <text:p text:style-name="P52"><text:soft-page-break/>«Он в панике по поводу происходящего. И я чувствую себя, отчасти, виноватой. Не знаю что именно ты там прочла, но это несерьезно...</text:p>
      <text:p text:style-name="P52">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52">Ему ведь не все равно... Не возьмусь говорить о высоких чувствах, но то, что не все-равно, это точно.»</text:p>
      <text:p text:style-name="P52"/>
      <text:list xml:id="list39395650" text:continue-numbering="true" text:style-name="диалог">
        <text:list-item>
          <text:p text:style-name="P94">Ты мужу переписку показывала? — спросила я.</text:p>
        </text:list-item>
        <text:list-item>
          <text:p text:style-name="P94">Нет. — отвечает ТТ. — <text:span text:style-name="T4">Я</text:span><text:span text:style-name="T1"> подчищаю переписку</text:span><text:span text:style-name="T4">, если там нет ничего важного...</text:span></text:p>
        </text:list-item>
      </text:list>
      <text:p text:style-name="P3">Эх. Что тут скажешь? А много чего. Разберем ее тираду:</text:p>
      <text:p text:style-name="P4">«Он в панике по поводу происходящего.»</text:p>
      <text:p text:style-name="P6">Ну очевидней некуда. Он поплакался ей и я стала агрессором в ее глазах. Бедный несчастный, стал «жертвой» моих обвинений! Жалкое зрелище — мужика изводит баба... Конечно, она сразу бросилась его защищать.</text:p>
      <text:p text:style-name="P4">«И я чувствую себя, отчасти, виноватой.»</text:p>
      <text:p text:style-name="P3">Смотрим и любуемся, как замужняя барышня, которая не стеснялась: писать «старому знакомому», что «если мне надо подрочить...» и говорить с ним об ананизме... Она никак не отреагировала, когда ее «сиськи» назвали «практичными <text:span text:style-name="T1">вещами</text:span>»!.. чувствует себя виноватой.</text:p>
      <text:p text:style-name="P3">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text:soft-page-break/>перед мужем и попросит прощение у него?.. Что было бы правильно, на самом деле!</text:p>
      <text:p text:style-name="P4">«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3">«Тоже»? Мы не знакомы. Она меня не знает, но называет мою реакцию на его похождения — местью?.. Что тут скажешь? Они нашли друг друга.</text:p>
      <text:p text:style-name="P3">На словах «причиняя боль любимому человеку»... она попыталась сделать виноватой меня, а это метод манипулятора (кстати, у этого метода даже название есть. Читайте ниже).</text:p>
      <text:p text:style-name="P3">И дальше она пытается напугать меня — «собственные горечь и сожаление» — вот чего я, по ее мнению, добилась.</text:p>
      <text:p text:style-name="P3">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4">«Ему ведь не все равно... Не возьмусь говорить о высоких чувствах, но то, что не все-равно, это точно.»</text:p>
      <text:p text:style-name="P3">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3">Но и тут кое-что было для меня непонятным — откуда у нее мой номер?!</text:p>
      <text:p text:style-name="P3"><text:soft-page-break/>Я не ошиблась - оказалось, мой бывший будущий муж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3">Что бы что?!</text:p>
      <text:p text:style-name="P3">После этого «выпада» я попросила его о двух вещах — чтоб мне больше не писали его шал... девочки, и чтобы он на выходных вывез свои вещи. Под ноль.</text:p>
      <text:p text:style-name="P3">Я устала, но для меня было наградой наконец-то со всем разобраться. Я очень рада, что все это произошло <text:span text:style-name="T1">до того</text:span>, как я вышла за него замуж, и, слава высшим силам, не родила ему ребенка, о котором совсем недавно он со мной разговаривал.</text:p>
      <text:p text:style-name="P48">* * *</text:p>
      <text:p text:style-name="P3">Последними его словами, сказанными мне лично, глядя мне в глаза были:</text:p>
      <text:p text:style-name="P3">— Пошла в пизду!</text:p>
      <text:p text:style-name="P3">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3">Через пару дней после всех этих веселых событий оказалось, что хозяйка выселяет меня из квартиры — после разговора с ним. Конечно он клялся, что это не его рук дело, но факт остается фактом — это стало известно от <text:soft-page-break/>него, а значит он с ней общался. И я уже не верю, что этот лишенный всех человеческих чувств индивид не приложил к этому руку.</text:p>
      <text:p text:style-name="P3">В этом разговоре он мне сказал несколько вот таких предложений:</text:p>
      <text:list xml:id="list39381652" text:continue-numbering="true" text:style-name="диалог">
        <text:list-item>
          <text:p text:style-name="P94">А я, блять, рад, что ты страдаешь от этой конченой квартиры...</text:p>
        </text:list-item>
        <text:list-item>
          <text:p text:style-name="P94">Да ты просто самое низкое, блять, существо!</text:p>
        </text:list-item>
        <text:list-item>
          <text:p text:style-name="P94">Через месяц, когда ты съебешь к ебеням, блять, на хуй из моей жизни из этого дома, из квартиры куда угодно, блять, хоть в ад провались...</text:p>
        </text:list-item>
        <text:list-item>
          <text:p text:style-name="P94">Провались в ад, блять, к дьяволу самому и целуй его в задницу...</text:p>
        </text:list-item>
        <text:list-item>
          <text:p text:style-name="P94">Уебуй на хуй из моей жизни!</text:p>
        </text:list-item>
      </text:list>
      <text:p text:style-name="P3">И моя любимая:</text:p>
      <text:list xml:id="list39380141" text:continue-numbering="true" text:style-name="диалог">
        <text:list-item>
          <text:p text:style-name="P94">Видимо, Каминская, ты его заслуживаешь — <text:span text:style-name="_30__20_Text"><text:span text:style-name="T8">вот такого вот уродца, как я</text:span></text:span>!</text:p>
        </text:list-item>
      </text:list>
      <text:p text:style-name="P3">О, да, я записала и этот разговор. Эта запись, как и все остальные, для меня является неопровержимым доказательством его деструктивности.</text:p>
      <text:p text:style-name="P3">Я наконец доказала себе, что я все делала правильно! Я — хорошая, а не ничтожество, которое он хотел из меня вылепить своей «любовью». Но и это еще не конец.</text:p>
      <text:p text:style-name="P48"><text:soft-page-break/>* * *</text:p>
      <text:p text:style-name="P3">На следующее утро он прислал сообщение. В отличии от предыдущего посыла, содержание в нем было следующее:</text:p>
      <text:p text:style-name="P3"/>
      <text:p text:style-name="P52">«Прости что нагрубил и наговорил гадостей. Я уже сам не ведаю что творю. Но не провоцируй меня, пожалуйста.</text:p>
      <text:p text:style-name="P52">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52">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52">Я понимаю, что тебе больно. Я недостаточно внимателен. Рассеян и позволяю то, чего не должен. Но твоя реакция настолько ужасна, ты не представляешь, как с тобой трудно справиться.</text:p>
      <text:p text:style-name="P52">Я не обманывал тебя. Ты просто хотела услышать не то, о чем спрашивала.»</text:p>
      <text:p text:style-name="P52"/>
      <text:p text:style-name="P3">Ну что, разбираем?</text:p>
      <text:p text:style-name="P4">«Прости, что нагрубил и наговорил гадостей. Я уже сам не ведаю что творю.»</text:p>
      <text:p text:style-name="P3">Ого! Он просит прощение! Вот это поворот. Хотя...</text:p>
      <text:p text:style-name="P3"><text:soft-page-break/>Он тут же стремится оправдаться, что «перечеркивает» его, так называемое, извинение. Плюс, попытка вызвать жалость. К тому же, следом идет «но»:</text:p>
      <text:p text:style-name="P4">«<text:span text:style-name="T4">Но</text:span> не провоцируй меня, пожалуйста.»</text:p>
      <text:p text:style-name="P3">Что что? Там было «прости»? Где?</text:p>
      <text:p text:style-name="P3">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3">Только вот не понятно, что в его понимании означает «провокация» - моя реакция на его низкие поступки, на его бесконечные интриги за моей спиной? Очередное доказательство того, что его ожидания не оправдались — я не склонила голову.</text:p>
      <text:p text:style-name="P4">«Прости миллион раз, я столько гадостей наговорил, что ненавижу себя.»</text:p>
      <text:p text:style-name="P3">Выглядит очень искренне, не так ли?</text:p>
      <text:p text:style-name="P3">Он снова просит прощение. Он ненавидит себя. Очевидно, что ему очень плохо. Он перечисляет все катаклизмы, которые происходят с его состоянием. Снова констатирует факты, снова лишь повествует, как ему плохо, но не жаль. Он снова давит на жалость.</text:p>
      <text:p text:style-name="P4">«Я сомневался миллион раз после ссор, но я бы не позволил себе интриг у тебя за спиной.»</text:p>
      <text:p text:style-name="P6">В чем же он сомневался? В том, что сможет сделать меня счастливой? Что сможет дать мне то немногое, что я просила — быть ответственным за свои действия, которые касаются меня, быть рядом, не вытирать ноги о мое мнение...</text:p>
      <text:p text:style-name="P3"><text:soft-page-break/>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3">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3"><text:span text:style-name="T9">Но</text:span>, даже не смотря на эти сомнения, он бы «не позволил себе интриг»! О! Он бы ни-ког-да так не поступил — говорит он в этом сообщении, но ведь позволил же.</text:p>
      <text:p text:style-name="P3">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3">И вот мы окунаемся в омут когнитивного диссонанса: «Я бы не позволил себе того, что позволил!»</text:p>
      <text:p text:style-name="P3">Он не унимается и продолжает манипулировать. Но, на самом деле, это еще одна банальная предсказуемая попытка отрицания своей причастности к последствиям своего деструктивного поведения.</text:p>
      <text:p text:style-name="P4">«И, когда сомнения ушли, я понял, чего хочу и сделал предложение.»</text:p>
      <text:p text:style-name="P3">Сомнения ушли... Куда-то подевались. Встали и вышли в окно его вакуума. И он решил сделать меня его женой.</text:p>
      <text:p text:style-name="P3">Я, не смотря ни на что, была с ним. Любила не за что-то, а просто так. Дура. Терпела его выходки, его неуважение. Заботилась, не прося награды. Погуляв два месяца по «легким» девочкам, он понял, что (его цитата):</text:p>
      <text:p text:style-name="P52"><text:soft-page-break/>«Такие, как я со своим благородством не доживают до этапа свадьбы, ибо <text:span text:style-name="T8">такую дуру, как Яна, которая будет согласна топать дальше — хуй найдешь</text:span> ))»</text:p>
      <text:p text:style-name="Text_20_body"><text:span text:style-name="T25">Когда его попытки потрахаться на стороне «</text:span><text:span text:style-name="T1">не увенчались успехом</text:span><text:span text:style-name="T25">», </text:span><text:span text:style-name="T27">и</text:span><text:span text:style-name="T20">менно это он написал нашему общему другу перед тем, как, тогда зимой, вернуть меня.</text:span></text:p>
      <text:p text:style-name="Text_20_body"><text:span text:style-name="T20">Что тут скажешь? Дура-дурой. Но дура поуменла.</text:span></text:p>
      <text:p text:style-name="P4">«Но эта чертова ТТ и переписка... И вот больше ты мне не веришь.»</text:p>
      <text:p text:style-name="P3">Уже «чертова»?.. Чего? Как раз под стать!</text:p>
      <text:p text:style-name="P3">Абьюзеры, как я уже писала, так и относятся к женщинам — как к вещам. Для них человек — это неодушевленный предмет. Он есть, и хорошо. Нет — найду другого.</text:p>
      <text:p text:style-name="P3">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ления собственного патологического желания потешить свое больное либидо.</text:p>
      <text:p text:style-name="Text_20_body"><text:span text:style-name="T20">И вот результаты такого отношения: разочарование жертвы, недоверие, что, несомненно, </text:span><text:span text:style-name="_30__20_Text"><text:span text:style-name="T20">расстраивает его</text:span></text:span><text:span text:style-name="T20">. Он тут же надевает маску «жертвы» и сожалеет, но не о том, что наделал, а о том, что вещь сломалась и больше не выполняет функцию «верить».</text:span></text:p>
      <text:p text:style-name="P4">«Прости. Ты очень хорошо умеешь выводить меня из равновесия.»</text:p>
      <text:p text:style-name="P3"><text:soft-page-break/>Какими бы аморальными ни были причины, поведение жертвы, ее реакция на это поведение автоматически трансформируется в ее вину. В его интерпретации, конечно. Он не чувствует и не почувствует никогда своей вины, не признает своих ошибок.</text:p>
      <text:p text:style-name="P3">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4">«Ты так громко ругалась от этого всего и все эти разговоры о тряпке и о немужике — это невероятно демотивирует.»</text:p>
      <text:p text:style-name="P3">«Демотивирует»? Интересно, что же он такого хотел сделать, но передумал, из-за того, что я его «демотивировала»? Может он хотел продолжить врать мне, а потом такой, передумал?</text:p>
      <text:p text:style-name="P3">Или может я его еще и мотивировать должна была?! Тогда и<text:span text:style-name="T13">нтересно, на что же? Может на то, чтоб он признал свою вину и попросил прощение? «Давай, котик! У тебя получится!» Хотя нет, не получится уже.</text:span></text:p>
      <text:p text:style-name="P3">Ох...</text:p>
      <text:p text:style-name="P3">Вместо того, чтобы попросить прощение у меня лично, он попросил ТэТэ сделать это за него. Он спрятался под юбкой этой барышни...</text:p>
      <text:p text:style-name="P3">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1">Но</text:span>...</text:p>
      <text:p text:style-name="P3"><text:soft-page-break/>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4">«Я понимаю, что тебе больно.»</text:p>
      <text:p text:style-name="P6">Конечно, он понимает, что мне больно, ведь он же к этому и стремился. И? И что? И что с того?</text:p>
      <text:p text:style-name="P6">Но не понимает, насколько мне больно!</text:p>
      <text:p text:style-name="P4">«Я недостаточно внимателен. Рассеян и позволяю то, чего не должен.»</text:p>
      <text:p text:style-name="P3">Невнимательность, рассеянность... Ничего смертельного. Все его действия, как он считает — результат его невнимательности и рассеянности! Но ведь это же не смертные грехи!.. Понимаете? Он снова пытается отрицать важность его действий и серьезность допущенных ошибок — из-за рассеянности...</text:p>
      <text:p text:style-name="P3">Если бы он написал, например: «Я поступил очень подло и жестоко по отношению к тебе. Я не должен был так поступать», то это было бы куда правильнее, а в том, что написал он нет ни капли правды. По крайней мере невнимательность и рассеянность здесь ни при чем.</text:p>
      <text:p text:style-name="P3">Даже звучит забавно: «Я так рассеян и невнимателен, что замутил с замужней барышней!» Ой... Не могу. Анекдот просто.</text:p>
      <text:p text:style-name="P4">«Твоя реакция настолько ужасна, ты не представляешь, как с тобой трудно справиться.»</text:p>
      <text:p text:style-name="P6"><text:soft-page-break/>Не «<text:span text:style-name="T1">мои</text:span> действия ужасны», а «твоя реакция». Снова я во всем винновата... Бла-бла-бла... Тут мне добавить нечего.</text:p>
      <text:p text:style-name="P4">«Я не обманывал тебя.»</text:p>
      <text:p text:style-name="P3">Я даже не знаю, кого он продолжает убеждать в этом — меня или себя?</text:p>
      <text:p text:style-name="P4">«Ты просто хотела услышать не то, о чем спрашивала.»</text:p>
      <text:p text:style-name="P3">Ну и в завершение, наконец-то, правда! Он соврал потому, что знал, что я бы меньше всего хотела верить в его предательство. Но он ошибся — я хотела правду, и наконец ее получила. Больше мне ничего не нужно!</text:p>
      <text:p text:style-name="P3">Ну и вот что у нас по итогу получается:</text:p>
      <text:p text:style-name="P3"/>
      <text:p text:style-name="P52">«Я считаю, что должен попросить прощение, несмотря на то, что я не отдавал отчет своим действиям, но ведь ты меня спровоцировала на все эти грубости, что услышала в свой адрес! Это не я. Сидела бы молча — все было бы хорошо.</text:p>
      <text:p text:style-name="P52">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52">Я сомневался во всем — в тебе и твоих способностях, в том, что ты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52"><text:soft-page-break/>Но вот эта чертова ТТ и переписка... И вот ты больше мне не веришь.</text:p>
      <text:p text:style-name="P52">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52">Почему это я тряпка? Я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52">Я понимаю, что тебе больно, но это ничего не меняет. Забудь. Не будь я таким рассеянным, я бы скрыл от тебя всю эту грязь, но из-за моей невнимательности ты узнала, что я позволяю себе то, чего не должен.</text:p>
      <text:p text:style-name="P52">Но я бы никогда не позволил себе того, что позволил!</text:p>
      <text:p text:style-name="P52">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52">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52">Я не обманывал тебя. Я же не обещал тебе, что буду верен! Напротив, я постоянно говорил тебе об изменах, о том, что все мужчины полигамны. Я думал, <text:soft-page-break/>ты готова. Но, наверное, нужно было сначала окольцевать тебя, чтоб тебе было сложнее уйти...</text:p>
      <text:p text:style-name="P52">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52"/>
      <text:p text:style-name="P3">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3">Все что я услышала, а там больше часа откровенной брехни, потом минут сорок матов и оскорблений, вместо извинений... потом это сообщение — все направлено на то, чтоб лишить меня равновесия. И я снова была сбита с толку, но не в своем отношении к нему, а в <text:span text:style-name="T1">осознании</text:span> всей его жестокости, которая, в прямом смысле слова, опустошила меня.</text:p>
      <text:p text:style-name="P3">Это было принятие факта его жестокости и отторжение любви. 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3">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79" text:outline-level="2"><text:s/><text:bookmark-start text:name="Glava_26__Apofieoz_otnoshienii_s_manipul"/>Глава 23. <text:line-break/>Апофеоз отношений с манипулятором<text:bookmark-end text:name="Glava_26__Apofieoz_otnoshienii_s_manipul"/></text:h>
      <text:p text:style-name="P43">Кто хочет жить, кто весел, кто не тля —</text:p>
      <text:p text:style-name="P43">Готовьте ваши руки к рукопашной!</text:p>
      <text:p text:style-name="P51"><text:bookmark-start text:name="Glava_23__Zdorova_"/>А. Высоцкий<text:bookmark-end text:name="Glava_23__Zdorova_"/></text:p>
      <text:p text:style-name="P3">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3">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3">«Почему? За что?» — задавала я себе эти вопросы и боль разъедала мою душу. Мою растерзанную в кровь, покалеченную душу. Я погрузилась в скорую и меня привезли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3"><text:soft-page-break/>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очень тяжело. Я обессилена.</text:p>
      <text:p text:style-name="P3">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знала, что я там, где мне помогут. Осталось найти еще один ответ на вопрос — я нормальная или нет.</text:p>
      <text:p text:style-name="P3">Первые три дня меня кололи снотворным. Будили, чтобы накормить и, под уколом, я снова засыпала. Я уже очень давно не спала так крепко и так много. Это была первая причина моего уставшего состояние — отсутствие здорового сна.</text:p>
      <text:p text:style-name="P3">Потом мне стали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понять, а лишь вызывали чувство страха в голове, но расслабляли тело.</text:p>
      <text:p text:style-name="P3">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3">Была девочка, у которой физиология такая, что ее живот слегка выпирает, как у беременной. Но она была не бере<text:soft-page-break/>менна. Мало того, она была девственницей. Но была уверена, что стала единственной в мире женщиной, непорочно зачавшей.</text:p>
      <text:p text:style-name="P3">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3">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3">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3">Я просила, спрашивала, уточняла, но мне давали один ответ — через час придет.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pan text:style-name="T20">На восьмой день </text:span><text:span text:style-name="_32__20_Text"><text:span text:style-name="T29">заключения, то есть лечения </text:span></text:span><text:span text:style-name="T20">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но я уже не помню, каких именно.</text:span></text:p>
      <text:p text:style-name="P3">По завершении, она, по всей видимости, показала эти результаты заведующему отделением. Он тут же вызвал <text:soft-page-break/>меня к себе и провел что-то вроде собеседования. Получив все ответы на свои вопросы, он даже немного выругался, сказав, что я занимаю лишнюю койку, а потом показал мне на дверь со словами:</text:p>
      <text:p text:style-name="P3">- Здорова! Иди отсюда...</text:p>
      <text:p text:style-name="P3">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 * *</text:p>
      <text:p text:style-name="P3">Кажется всего-то — 3 года, да?.. Подумаешь! Но что такое 3 года? Это 36 месяцев. Это около 1000 дней. Около 25 920 часов. Это 1 555 200 минут и все это время я была под напряжением...</text:p>
      <text:p text:style-name="P3">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нипулятором. Большинство ходят на приемы к психотерапевтам и принимают лекарства.</text:p>
      <text:p text:style-name="P3">Многие проходят лечение в психиатрических клиниках, ходят к психологу... Люди хотят выздороветь, будучи убежденными в том, что у них проблемы с психикой.</text:p>
      <text:p text:style-name="P3">Многие жертвы, помимо давления и насилия, подвергаются еще одному злокачественному воздействию — абью<text:soft-page-break/>зер проецирует на свою добычу свое состояние. Будучи еще в отношениях, а также по завершению этого деструктивного союза, жертвы продолжают бороться с пороками,которых у них нет, но которыми их щедро пытались наградить их деструктивные партнеры.</text:p>
      <text:p text:style-name="P3">Внуше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их раненой душой.</text:p>
      <text:p text:style-name="Text_20_body"><text:span text:style-name="T20">Мои друзья рассказали мне реакцию моего бывшего парня, когда он узнал, что я лежу в лечебнице для душевно больных. Он </text:span><text:span text:style-name="T25">смеялся</text:span><text:span text:style-name="T20"> и сказал, что </text:span><text:span text:style-name="T27">т</text:span><text:span text:style-name="_30__20_Text"><text:span text:style-name="T27">ам мне самое место: «Д</text:span></text:span><text:span text:style-name="T27">авно пора было...»</text:span></text:p>
      <text:p text:style-name="P3">Ему это здорово подняло настроение. Странно, но я не могу вспомнить, чтоб он когда-то так искренне радовался каким-то простым вещам. А нет, помню:</text:p>
      <text:list xml:id="list39380395" text:continue-numbering="true" text:style-name="диалог">
        <text:list-item>
          <text:p text:style-name="P94">Что, ручки из жопы?</text:p>
        </text:list-item>
      </text:list>
      <text:p text:style-name="P3">Или:</text:p>
      <text:list xml:id="list39387280" text:continue-numbering="true" text:style-name="диалог">
        <text:list-item>
          <text:p text:style-name="P94">О, продолжай! Я же говорил, что ты неадекватная... — повторял он, снимая на камеру меня, доведенную до состояние сумасшествия...</text:p>
        </text:list-item>
      </text:list>
      <text:p text:style-name="P48"><text:soft-page-break/>* * *</text:p>
      <text:p text:style-name="P3">Спустя месяц я получила от него поздравление с днем рождения. Оно начиналось со слов: «Ну шо, кобыла...» Это было весело. Не знаю, правильно ли я сделала, или нет, но я запостила<text:note text:id="ftn16" text:note-class="footnote"><text:note-citation text:label="*">*</text:note-citation><text:note-body><text:p text:style-name="Footnote"><text:span text:style-name="T8">Постить</text:span>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text:note text:id="ftn12" text:note-class="footnote"><text:note-citation text:label="**">**</text:note-citation><text:note-body><text:p text:style-name="Footnote"><text:span text:style-name="T8">Фидбек</text:span> (сленг.) - отклик, отзыв, ответная реакция на какое-либо действие или событие.</text:p></text:note-body></text:note> в сообщении:</text:p>
      <text:p text:style-name="P3"/>
      <text:p text:style-name="P52">«Ахах! И это запостила! Тебя даже дурка не исправит, ты просто безнадежна.</text:p>
      <text:p text:style-name="P52">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52"/>
      <text:p text:style-name="P3">То есть, скриншот на моей стене с его посланием «Ну шо, кобыла...» - это клевета?! Мой не правдивый аргумент?..<text:span text:style-name="T48"> </text:span>Но ведь это не аргумент! Это было его сообщение!..</text:p>
      <text:p text:style-name="P3">Ну и неудачная метафора — школьная драка.</text:p>
      <text:p text:style-name="P3">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3"><text:soft-page-break/>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3">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3">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3">А в 17 лет это умение помогло мне избежать изнасилования — я отчаянно отбивалась, понимая, что кричать не выход и нужно экономить силы.</text:p>
      <text:p text:style-name="P3">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3"/>
      <text:p text:style-name="P52">«Это письмо не начнется со слова «я» или со слова «ты» или даже «мы». И тут не будет ни обращений ни гадостей.</text:p>
      <text:p text:style-name="P52">Очень хочется, чтоб все было хорошо. Всем хочется. Как бы кто ни злился, как бы ни было несправедливо, каждый понимает, что хочет просто быть счастливым.</text:p>
      <text:p text:style-name="P52">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text:soft-page-break/>может закончится, пока кто-то продолжает воевать. Зачем?</text:p>
      <text:p text:style-name="P52">Почему нельзя проститься? Разойтись? Сколько еще нужно крови? Очень хочется чтоб это закончилось.</text:p>
      <text:p text:style-name="P52">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52">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52">P.S.: Прости, что обозвал.</text:p>
      <text:p text:style-name="P52">С прошедшим тебя. Будь счастлива.»</text:p>
      <text:p text:style-name="P52"/>
      <text:p text:style-name="P3">Эээээ, постойте... что?! Что это было?</text:p>
      <text:p text:style-name="P4">«Тут не будет ни обращений ни гадостей.»</text:p>
      <text:p text:style-name="P6">По всей видимости, словарный запас закончился, а повторяться не хочется.</text:p>
      <text:p text:style-name="P4">«Очень хочется, чтоб все было хорошо. Всем хочется. Как бы кто не злился, как бы ни было несправедливо, каждый понимает, что хочет просто быть счастливым.»</text:p>
      <text:p text:style-name="P3">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text:soft-page-break/>гие — за счет кого-то, принося боль и получая удовлетворение.</text:p>
      <text:p text:style-name="P3">Его «Ну шо, кобыла...» — очередное доказательство того, что он относится ко второму типу. К тому же, это письмо — еще одна попытка снять с себя ответственность за такое низкое поздравление.</text:p>
      <text:p text:style-name="P3">Совершенный когнитивный диссонанс — «Шо, кобыла...» и «...каждый понимает, что хочет просто быть счастливым.»</text:p>
      <text:p text:style-name="P3">Корона на голову "дипломату" - насрать в душу, изменить, обматерить, оставить без денег, ходить по друзьям и говорить про меня гадости, поздравить меня словами «Ну шо, кобыла...» а потом просто написать, что каждый хочет быть счастлив!!!</text:p>
      <text:p text:style-name="P3">Аж слезы наворачиваются!</text:p>
      <text:p text:style-name="P4">«Можно очень многое сказать об ошибках. Они продолжают допускаться уже за пределами ситуации.»</text:p>
      <text:p text:style-name="P3">О чьих ошибках? Кто их допускает? Что сказать-то?... А не о чем тут разговаривать, на самом деле.</text:p>
      <text:p text:style-name="P3">Один момент — под «ошибкой» он подразумевает что — мой пост? Или свое сообщение? Не понятно...</text:p>
      <text:p text:style-name="P4">«Не знаю, какие слова или какие действия нужны для того, чтоб прекратить наконец эту боль.»</text:p>
      <text:p text:style-name="P3">И я не знаю, какие слова нужны. Я бы ответила, скорее — молчание и бездействие с его стороны, но явно не «шо, кобыла...»</text:p>
      <text:p text:style-name="P3"><text:soft-page-break/>Боль? Ударился, что ли?</text:p>
      <text:p text:style-name="P4">«История не может закончится, пока кто-то продолжает воевать. Зачем?»</text:p>
      <text:p text:style-name="P3">«Воевать»... Кто воюет? Я? Я только отбиваюсь, отказываясь терпеть его оскорбления даже за «пределами ситуации».</text:p>
      <text:p text:style-name="P3">И правда — зачем? Зачем эти оскорбления, которые он мне присылает?! Лично я не понимаю...</text:p>
      <text:p text:style-name="Text_20_body"><text:span text:style-name="T20">Я решила, пусть все это видят. Ведь он же считает свое поведение нормальным. Ну так, зачем прятаться в моей личке</text:span><text:span text:style-name="T20"><text:note text:id="ftn25" text:note-class="footnote"><text:note-citation text:label="*">*</text:note-citation><text:note-body><text:p text:style-name="Footnote"><text:span text:style-name="T8">Личка</text:span> (сленг.) - термин, который означает личные сообщения, используется в форумах, блогах и соц-сетях.</text:p></text:note-body></text:note></text:span><text:span text:style-name="T20"> — айда на </text:span><text:span text:style-name="_32__20_Text"><text:span text:style-name="T28">сцену... то есть на </text:span></text:span><text:span text:style-name="T20">стену</text:span><text:span text:style-name="T20"><text:note text:id="ftn26" text:note-class="footnote"><text:note-citation text:label="**">**</text:note-citation><text:note-body><text:p text:style-name="Footnote"><text:span text:style-name="T8">Стена</text:span> или лента в соц-сетях, где размещается открытая информация для всех пользователей.</text:p></text:note-body></text:note></text:span><text:span text:style-name="T20">!</text:span></text:p>
      <text:p text:style-name="P4">«Почему нельзя проститься? Разойтись? Сколько еще нужно крови? Очень хочется чтоб это закончилось.»</text:p>
      <text:p text:style-name="P3">Почему нельзя? Можно! Просто — не нужно писать гадости...</text:p>
      <text:p text:style-name="P3">Но по-моему, он все еще не может смириться с тем, что его, такого хорошего, выгнали в шею. А эти его оскорбления ни что иное, как жалкие попытки спровоцировать меня на ответную реакцию с целью осудить меня за мои защитные действия.</text:p>
      <text:p text:style-name="P4">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3"><text:soft-page-break/>Кто кому звонит? Мне никто не звонил и я не звонила...</text:p>
      <text:p text:style-name="P3">Дело не в том, что кто-то говорит гадости... Или что у каждого, стало быть, своя правда, а в том, что — «это» не дает покоя... Где логика в его суждениях? Где смысл? Хоть какой-нибудь, хотя бы скрытый?</text:p>
      <text:p text:style-name="P3">В его голове эта ситуация как-то по-другому выглядит, но как? Получается, он считает, что имеет полное право продолжать оскорблять меня?.. А моя готовность дать отпор не дает ему покоя?</text:p>
      <text:p text:style-name="P4">«Никто не хочет лишать кого-то покоя.»</text:p>
      <text:p text:style-name="P3">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3">Зачем писать мне это? У меня слишком много вопросов...</text:p>
      <text:p text:style-name="P4">«Все хотят идти дальше и жить счастливо. Почему этого просто не сделать?»</text:p>
      <text:p text:style-name="P3">Ну вот и я спрашиваю — почему? Что мешает?! Точка была поставлена, так зачем напоминать о себе?! Зачем было писать эти гадости?</text:p>
      <text:p text:style-name="P4">«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3">Больше месяца прошло! Я уж обрадовалась, что он о моем существовании забыл! Сижу, никого не трогаю — приходит сообщение «Шо, кобыла»...</text:p>
      <text:p text:style-name="P3"><text:soft-page-break/>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4">«Прости, что обозвал.»</text:p>
      <text:p text:style-name="P3">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3">Ведь, зная его, ему не жаль. Он прислал то сообщение, отчетливо осознавая, что он делает, и, спустя пару часов, вдруг понял, что ошибся и решил попросить прощение? Нет.</text:p>
      <text:p text:style-name="P3">Он написал это письмо только потому, что его сообщение я выставила на всеобщее обозрение. А это письмо — ни что иное, как паника. В нем было куча ошибок, пропущенные знаки препинания, несвязная, нелогичная речь — это определенно паника. Ему срочно нужно было оправдаться, срочно нужно было что-то сделать, чтобы смыть с себя мою «клевету»...</text:p>
      <text:p text:style-name="P3">На этом я, пожалуй, закончу описывать эти отношения. Я считаю, что уже вполне достаточно, ведь это мой пережитый опыт, подробно описанный в примерах и объяснениях. Добавить мне больше нечего.</text:p>
      <text:p text:style-name="P44"><text:soft-page-break/>* * *</text:p>
      <text:p text:style-name="P3">Что теперь?</text:p>
      <text:p text:style-name="Text_20_body"><text:span text:style-name="T20">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text:span></text:p>
      <text:list xml:id="list39375682" text:continue-list="list39372904" text:style-name="список_20_перечисление">
        <text:list-item>
          <text:p text:style-name="P107"><text:span text:style-name="T20">вам необходимо осознать, что вами манипулируют (или манипулировали);</text:span></text:p>
        </text:list-item>
        <text:list-item>
          <text:p text:style-name="P107"><text:span text:style-name="T20">избавиться от иллюзий</text:span></text:p>
        </text:list-item>
        <text:list-item>
          <text:p text:style-name="P107"><text:span text:style-name="T20">и зарубить себе на носу, что </text:span><text:span text:style-name="_31__20_Text"><text:span text:style-name="T20">ВЫ НИ В ЧЕМ НЕ ВИНОВАТЫ</text:span></text:span><text:span text:style-name="T20">!</text:span></text:p>
        </text:list-item>
      </text:list>
      <text:p text:style-name="P3">Осознание факта манипуляций даст вам ответ на большинство ваших вопросов, таких, как:</text:p>
      <text:list xml:id="list39402047" text:continue-list="list39387280" text:style-name="диалог">
        <text:list-item>
          <text:p text:style-name="P94">Что происходит?</text:p>
        </text:list-item>
        <text:list-item>
          <text:p text:style-name="P94">Почему он так поступает?</text:p>
        </text:list-item>
      </text:list>
      <text:p text:style-name="P3">Ответ очень прост — потому, что этот человек — манипулятор. Он заманил вас в зависимость обманным путем. Он нарочно выдает себя за другого — правильного человека. Он не ценит вас, не дорожит вами. Он ни во что вас не ставит, поэтому делает все, чтоб вы были несчастными.</text:p>
      <text:p text:style-name="P3">Ему от этого хорошо. С этим надо смириться. Это будет видно, если/когда вы озвучите свое желание разорвать с абьюзером отношения.</text:p>
      <text:p text:style-name="P3">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text:soft-page-break/>«шевелиться» — дарить подарки, готовить ужины или призовет на помощь друзей, которые ни о чем не подозревают.</text:p>
      <text:p text:style-name="P3">Для него вы —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 злость. Лично мне это очень помогло.</text:p>
      <text:p text:style-name="P3">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3">Вам будет очень сложно избавиться от чувства вины, которое вам внушали очень долго. Вы должны быть готовы принять факт того, что <text:span text:style-name="T8">вашей вины нет</text:span><text:span text:style-name="T9"> перед ним</text:span>.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3">Он этого и добивался, но это не есть правда! Это он так придумал и внушил вам.</text:p>
      <text:p text:style-name="P3">Сядьте, успокойтесь и вспомните, каким вы были человеком <text:span text:style-name="T1">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3"><text:soft-page-break/>Это его рук дело! Это он вас такой сделал. Манипулятор, зверь по имени абьюзер. Это было его планом! Это нужно понять, признать и сделать решительный ход.</text:p>
      <text:p text:style-name="P3">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3">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Сейчас о вас никто не позаботится! Направьте все свои силы на свою защиту!</text:p>
      <text:p text:style-name="P3">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3">Не верите? Проверьте!</text:p>
      <text:p text:style-name="P3">При этом вас лично, скорее всего, он будет поливать грязью. Так, чтоб никто не слышал. Чтоб наедине. Не говорите с ним! Игнорируйте! Если прям вот надо поговорить — просите друга, маму — кого угодно присутствовать, включите диктофон.</text:p>
      <text:p text:style-name="P3">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сала на диктофон все его оскорбления, чем обличила его в своих глазах.</text:p>
      <text:p text:style-name="P3"><text:soft-page-break/>Хотите записать — запишите, но не для кого-то, а для себя. Это вам поможет! Анализируйте его слова, разбирайте их по «косточкам» и вы увидите, что то, что он говорит и то, что подразумевает взаимно противоречит друг другу.</text:p>
      <text:p text:style-name="P3">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3">И есть остальные мои друзья, которые утверждали, что он меня любит и ему жаль. Даже после того, как они прослушали запись, где еще пару дней назад он оскорблял меня самыми последними словами, они говорили, что он плакал, рассказывая о любви ко мне. Они совершенно не приняли во внимание услышанные в мой адрес оскорбления с этой записи...</text:p>
      <text:p text:style-name="P3">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text:p>
      <text:p text:style-name="P3">Пусть это вас не печалит, хоть вы и будете за ними скучать и вам их искренне будет не хватать как и мне не хватает моих друзей. Но знаете что? Тот, кто останется рядом, тот, кому не придется ничего доказывать — самый верный вам друг. Вполне вероятно, что именно от этого человека вы не ожидали такой поддержки и такой помощи, которую он вам окажет.</text:p>
      <text:p text:style-name="P3"><text:soft-page-break/>Может быть такое, что избавиться от абьюзера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3">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В худшем случае — наймите адвоката или хотя бы проконсультируйтесь у юриста.</text:p>
      <text:p text:style-name="P3">Но послушайте меня — не идите с ним на контакт! Если он не признает, что у него серьезные проблемы, то 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3">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о его новой паре...</text:p>
      <text:p text:style-name="P3">Это нормально для него и хорошо для вас, ведь это означает, что скоро он от вас отстанет. Но пока это лишь провокация вас на действия — игнорируйте ее. Он напоминает вам о себе специально, чтобы увидеть вашу реакцию, и убедиться в том, что он вам до сих пор небезразличен!</text:p>
      <text:p text:style-name="P3"><text:soft-page-break/>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в настройках есть практически на всех девайсах.</text:p>
      <text:p text:style-name="P3">Да, вам будет интересно «как же он там без вас?!» Отлично! Он замечательно себя чувствует! Смиритесь! Это даже лучше, ведь он вас уже вряд ли когда-либо побеспокоит. Ни вам с ним, ни ему с вами больше не о чем разговаривать!</text:p>
      <text:p text:style-name="P3">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3">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3">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3">Он наследил достаточно в вашем мире. Вы будете это ощущать на уровне ассоциаций — ваши вещи, какие-то увлечения, музыка, фильмы и даже мысли будут напоминать о нем. Ломайте эти ассоциации. Делайте так, чтобы они у вас ассоциировались уже с чем-то приятным, что не имеет к нему никакого отношения.</text:p>
      <text:p text:style-name="P3"><text:soft-page-break/>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3">Вспоминайте себя! Пересматривайте свои старые фотографии.</text:p>
      <text:p text:style-name="P3">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3">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3">Будьте готовы к тому, что вас не поймут окружающие близкие вам люди! Все будут говорить:</text:p>
      <text:list xml:id="list39373965" text:continue-numbering="true" text:style-name="диалог">
        <text:list-item>
          <text:p text:style-name="P94">Как же ты не заметила это все?! Куда же ты смотрела?! Почему раньше не ушла?!</text:p>
        </text:list-item>
      </text:list>
      <text:p text:style-name="P3">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своими мыслями — на этом этапе одиночество вам только навредит!</text:p>
      <text:p text:style-name="P3"><text:soft-page-break/>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3">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будет несчастен, пытаясь удовлетворить себя и забить свои комплексы. И самое печальное то, что он не сможет это исправить!</text:p>
      <text:p text:style-name="P3">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чем бы он не пытался ее заполнить.</text:p>
      <text:p text:style-name="P3">Так что не нужно на него злиться, не нужно его ненавидеть. И мстить тоже не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3">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p text:style-name="P62"/>
      <text:p text:style-name="P33"/>
      <text:p text:style-name="P33"/>
      <text:p text:style-name="P33"/>
      <text:h text:style-name="Heading_20_1" text:outline-level="1">Часть 2.<text:line-break/>Что-то вроде справочника...</text:h>
      <text:h text:style-name="P79" text:outline-level="2"><text:s/><text:bookmark-start text:name="Glava_24__Prichiny_manipuliatsii"/>Глава 24. <text:line-break/>Причины манипуляции<text:bookmark-end text:name="Glava_24__Prichiny_manipuliatsii"/></text:h>
      <text:p text:style-name="P3">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невозможно.</text:p>
      <text:p text:style-name="P3">Нужно принять факт того, что не все агрессоры, и не всегда, действуют осознанно. В этой книге вы часто встречали такие выражения, как «план», «тактический ход», «прием», «стратегия», «метод»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3">Осознанны эти действия, или нет, сейчас не важно. Это вопрос, на который могут ответить только специалисты данной области, коим я не являюсь.</text:p>
      <text:p text:style-name="P44">* * *</text:p>
      <text:p text:style-name="P3">Существует две причины психопатии личности:</text:p>
      <text:list xml:id="list39375496" text:continue-list="list39375682" text:style-name="список_20_перечисление">
        <text:list-item>
          <text:p text:style-name="P96"><text:span text:style-name="T5">врожденная</text:span> патологическая особенность развития нервной системы;</text:p>
        </text:list-item>
        <text:list-item>
          <text:p text:style-name="P96"><text:soft-page-break/><text:span text:style-name="T5">приобретенная</text:span> патологическая особенность развития нервной системы, в следствии воздействия остро негативных факторов окружающей среды в раннем или подростковом возрасте.</text:p>
        </text:list-item>
      </text:list>
      <text:p text:style-name="P3">Независимо от особенностей развития, психопатия <text:span text:style-name="T1">всегда</text:span> обусловлена нарушением функции головного мозга при относительной сохранности интеллекта.</text:p>
      <text:p text:style-name="P3">Для самих психически неполноценных индивидуумов нестабильность, непропорциональность и незрелость чувственно-понятийной системы затрудняет социальную адаптацию.</text:p>
      <text:p text:style-name="P3">Сочувствие, стыд, сожаление, умение осваивать полученный опыт, чувство вины и ответственности — понятия, которые психопаты не проживают, а изображают, в связи отсутствием у них высших моральных чувств — совести.</text:p>
      <text:p text:style-name="P3">К счастью, есть условия, при которых существует возможность коррекции и сглаживания симптомов психопатологии. Однако, судя по информации из различных источников, полного избавления от этого недуга быть не может — рано или поздно, произойдут обстоятельства, которые приведут к срыву и поведенческой дезадаптации нездорового индивидуума.</text:p>
      <text:p text:style-name="P3">Как я уже говорила, большой манипулятор вырастает из маленького манипулятора. Говоря о приобретенном расстройстве личности, манипуляция, как правило, родом из детства и вытекает, например, из неправильного воспитания.</text:p>
      <text:p text:style-name="P3">Воспитание правильное описывается в двух предложениях. В возрасте примерно до 6-ти лет ребенок должен ощу<text:soft-page-break/>щать себя всемогущим. Мало того, он должен ощущать всемогущими и своих родителей: «Я все могу, потому, что у меня есть мама и папа, которые все могут». Понять, как это делается — вот это уже искусство, которое требует внимательности к ребенку, к его первым проявлениям характера, к его личности и, конечно же, чувствам.</text:p>
      <text:p text:style-name="P3">Давайте попробуем описать переживания и чувства ребенка.</text:p>
      <text:p text:style-name="P3">Он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и т. д.), то это обстоятельство может стать психологической травмой.</text:p>
      <text:p text:style-name="P3">Импульс не реализован. Он остается в памяти, как глубокое разочарование. Но он внутри и ждет нужного времени для новой попытки реализоваться, получить статус завершенного действа. Это можно назвать травматическим опытом.</text:p>
      <text:p text:style-name="P3">Так вот, во взрослом возрасте, возможно, эти воспоминания стираются, как факты из прошлого, которые были, на самом деле. Человек может не помнить, что с ним произошло в детстве, но иметь подсознательное представление о том, как к этому событию относиться. Грубо говоря, это ассоциация.</text:p>
      <text:p text:style-name="P3">Итак, имея представление о каком-либо нереализованном или просто болезненном событии, чувства по отношению к этому событию трансформируются в поведение, направленное на попытку это болезненное событие испра<text:soft-page-break/>вить — реализовать нереализованный импульс, который блуждает глубоко по человеческому подсознанию.</text:p>
      <text:p text:style-name="P3">Для начала давайте разберемся как устроена наша психика. У нас есть три уровня:</text:p>
      <text:p text:style-name="P4">1 уровень — Сознание.</text:p>
      <text:p text:style-name="P3">В сознании находится то, что мы переживаем — чувства, мысли. Главная особенность сознания в том, что мы умеем их анализировать и объяснять.</text:p>
      <text:p text:style-name="P3">Например: вы сейчас, читая книгу, не просто бездумно бегаете глазами по буквам, а понимаете, анализируете и запоминаете информацию, которую читаете.</text:p>
      <text:p text:style-name="P4">2 уровень — Предсознание.</text:p>
      <text:p text:style-name="P3">В предсознании находится та информация, которую мы когда-то запомнили, но в данный момент времени она не относится к делу.</text:p>
      <text:p text:style-name="P3">Например: вы сейчас читаете эту информацию, но, наверняка, не думаете о том, как вас зовут. Угадала?</text:p>
      <text:p text:style-name="P4">3 уровень — Подсознание.</text:p>
      <text:p text:style-name="P3">В подсознании хранится вся информация о наших рефлекторных способностях — те действия, которые мы совершаем автоматически, то есть неосознанно.</text:p>
      <text:p text:style-name="P3">Говоря о причинах расстройств личности, мы будем говорить о травмирующих событиях. О том, что произошло. Что-то очень плохое. То, с чем человек не согласен и не хочет мириться. Мысль, попадая в сознание, заставляет человека понять свое отношение к этому событию. Но — достаточно субъективно, со своей точки зрения. Кто-то <text:s/>мог <text:soft-page-break/>бы посмеяться с этого события, а кого-то такое событие может покалечить. Вот вам и субъективность.</text:p>
      <text:p text:style-name="P3">Итак, событие произошло и травмировало. Травмировало настолько, что мысли об этом травмирующем событии становятся невыносимыми для психики, и психика забывает (вытесняет) их в подсознание. Как вы понимаете, эти мысли там в подсознании и остаются — удерживаются насильно.</text:p>
      <text:p text:style-name="P3">Представьте себе бревно, которое плавает на поверхности воды. Если мы приложим усилие и надавим на него, то оно потонет. Но стоит нам отпустить руку, как это бревно снова всплывет на поверхность.</text:p>
      <text:p text:style-name="P3">То есть, для того, чтобы удержать нежелательные мысли в подсознании требуются постоянные усилия. Психика их топит в подсознании, находясь в постоянном напряжении. Усталость, переутомление, хронический недосып или что-то подобное может помешать психике удерживать в подсознании эти мысли, и они всплывают на поверхность.</text:p>
      <text:p text:style-name="P3">Эти мысли не отправляются в сознание полностью, они лишь напоминают о себе. Сознание, так сказать, «видит» их часть, и вот эта часть и является симптомом.</text:p>
      <text:p text:style-name="P3">Например, это происходит с каждым человеком каждую ночь и называется — сон. Сон — это картинки из подсознания, которые мы можем попытаться осознать, если запомним.</text:p>
      <text:p text:style-name="Text_20_body"><text:span text:style-name="T20">Так вот, в этой главе </text:span><text:span text:style-name="T34">я попробую описать травмирующие события, которые переживает ребенок, чтобы показать вам, с чем иногда приходится иметь дело детской психике. Вы поймете, что ребенок может очень долго удерживать </text:span><text:soft-page-break/><text:span text:style-name="T34">что-то в своем подсознании, и неудивительно, что однажды все его демоны могут вылезти наружу.</text:span></text:p>
      <text:p text:style-name="Text_20_body"><text:span text:style-name="T20">Первое, на что следует смотреть — на семью. Уверена, там будет дисфункция и/или даже психические расстройства у членов семьи. Разберем несколько ошибок, которые родители могли допустить, в следствии чего нарушили формирование психики своего чада.</text:span></text:p>
      <text:p text:style-name="Text_20_body"><text:span text:style-name="T20">Золотая середина — основа любого воспитания. <text:s/>Однако воспитание, в котором присутствуют крайности, может оказать травмирующий эффект на развитие ребенка. Вот мы и подошли к развязке: </text:span><text:span text:style-name="T25">переизбыток</text:span><text:span text:style-name="T20"> или </text:span><text:span text:style-name="T25">недостаток</text:span><text:span text:style-name="T20"> тех или иных аспектов воспитания могут нанести детям </text:span><text:span text:style-name="T34">серьезные </text:span><text:span text:style-name="T20">психологические травмы.</text:span></text:p>
      <text:h text:style-name="P80" text:outline-level="3"><text:span text:style-name="T20">Похвала</text:span></text:h>
      <text:h text:style-name="Heading_20_4" text:outline-level="4"><text:span text:style-name="T20">Золотая середина</text:span></text:h>
      <text:p text:style-name="P31"><text:span text:style-name="T20">Похвала это один из самых мощных инструментов мотивации. Искреннее одобрение, положительная оценка дают ребенку понять правильность своего действия.</text:span></text:p>
      <text:p text:style-name="P31"><text:span text:style-name="T20">Как </text:span><text:span text:style-name="T25">правильно</text:span><text:span text:style-name="T20"> выразить одобрение?</text:span><text:span text:style-name="T34"> Похвала не должна быть взбалмошной. Похвала должна быть </text:span><text:span text:style-name="T37">признанием</text:span><text:span text:style-name="T34">!</text:span></text:p>
      <text:p text:style-name="P32"><text:span text:style-name="T20">«Ты»</text:span><text:span text:style-name="T38">:</text:span></text:p>
      <text:list xml:id="list39391718" text:continue-list="list39373965" text:style-name="диалог">
        <text:list-item>
          <text:p text:style-name="P123"><text:span text:style-name="T20">Ты такой смелый!</text:span></text:p>
        </text:list-item>
        <text:list-item>
          <text:p text:style-name="P123"><text:span text:style-name="T20">Ты молодец!</text:span></text:p>
        </text:list-item>
        <text:list-item>
          <text:p text:style-name="P123"><text:span text:style-name="T20">Ты мне очень помог!</text:span></text:p>
        </text:list-item>
      </text:list>
      <text:p text:style-name="P27"><text:span text:style-name="T20">«Я»:</text:span></text:p>
      <text:list xml:id="list39389210" text:continue-numbering="true" text:style-name="диалог">
        <text:list-item>
          <text:p text:style-name="P123"><text:span text:style-name="T20">Я очень рада!</text:span></text:p>
        </text:list-item>
        <text:list-item>
          <text:p text:style-name="P123"><text:span text:style-name="T20">Я горжусь тобой!</text:span></text:p>
        </text:list-item>
      </text:list>
      <text:p text:style-name="P26"><text:span text:style-name="T20">Такая похвала создает ощущение близости между родителями и ребенком. Он понимает, что то, что он делает — очень важно для родителей и они всякий раз радуются его новым достижениям. В таком случае ребенок ощущает себя одним целым с родителями.</text:span></text:p>
      <text:p text:style-name="P26"><text:soft-page-break/><text:span text:style-name="T20">Также, немаловажный момент — хвалить нужно не за таланты и способности, а за усилия. Это нужно, дабы развить в нем стремление преуспевать: чем больше трудишься, тем лучше получается. Талант — это хорошо! Но его нужно развивать, даже не смотря на то, задатки есть.</text:span></text:p>
      <text:p text:style-name="P26"><text:span text:style-name="T20">Такая похвала помогает развить в ребенке стремление развиваться. Благодаря этому он не будет бояться новых начинаний, несмотря на то, что это подразумевает риск неудачи.</text:span></text:p>
      <text:list xml:id="list39374860" text:continue-numbering="true" text:style-name="диалог">
        <text:list-item>
          <text:p text:style-name="P123"><text:span text:style-name="T20">Не получилось? Ничего страшного, сейчас исправим. Ты почти все сделал правильно.</text:span></text:p>
        </text:list-item>
      </text:list>
      <text:p text:style-name="Text_20_body"><text:span text:style-name="T36">Неудачи нужно не критиковать, а помогать исправить, делая акценты на положительных качествах ребенка.</text:span></text:p>
      <text:p text:style-name="Text_20_body"><text:span text:style-name="T36">В любом случае, критика или похвала должна быть направлена не на ребенка, а на его действия.</text:span></text:p>
      <text:h text:style-name="P78" text:outline-level="4"><text:span text:style-name="T34">Переизбыток</text:span></text:h>
      <text:p text:style-name="P31"><text:span text:style-name="T20">Захвалить ребенка просто. И по делу и без, родители считали, что их ребенок — гений и всем об этом рассказывали! Направо и налево, учителям и знакомым, в его присутствии или нет, они расхваливали, перехваливали и выхваливали свое чадо!</text:span></text:p>
      <text:p text:style-name="P31"><text:span text:style-name="T20">Кракозяблы акварелью — гениальный рисунок. На уроках пения не попадает в ноты — будущий великий певец. Кто не согласен — тот завидует. Кто не оценил — тот ниче</text:span><text:soft-page-break/><text:span text:style-name="T20">го не понимает. Кто критикует, тому необходимо пересмотреть свое отношение к истинным гениям!</text:span></text:p>
      <text:p text:style-name="P31"><text:span text:style-name="T20">Чрезмерная похвала научила ребенка тому, что прилагать усилия для достижения успеха совершенно не за чем! <text:s/>Опираясь на свои таланты, ребенок перестал стараться добиться чего-то более успешного. Его какие-либо старания обесценились слишком снисходительной оценкой любящих родителей.</text:span></text:p>
      <text:list xml:id="list39379513" text:continue-numbering="true" text:style-name="диалог">
        <text:list-item>
          <text:p text:style-name="P136"><text:span text:style-name="T20">Петенька! Ты покакал! Какой молодец! Мы гордимся тобой!</text:span></text:p>
        </text:list-item>
      </text:list>
      <text:p text:style-name="P31"><text:span text:style-name="T20">А Петеньке уже 15 лет... И Петенька горд, что покакал!</text:span></text:p>
      <text:p text:style-name="P31"><text:span text:style-name="T20">Со временем такому ребенку требовалось все больше и больше похвалы, а страсть к трудолюбию, как мы понимаем, никто не привил. Такой </text:span><text:span text:style-name="T34">человек</text:span><text:span text:style-name="T20"> верит в свое превосходство неоправданно.</text:span></text:p>
      <text:list xml:id="list39383190" text:continue-numbering="true" text:style-name="диалог">
        <text:list-item>
          <text:p text:style-name="P86"><text:span text:style-name="T30">Мама с папой сказали, что у меня все итак получается... У меня ведь дар! Талант!</text:span></text:p>
        </text:list-item>
      </text:list>
      <text:p text:style-name="P31"><text:span text:style-name="T20">А ведь во взрослой жизни родителей рядом нет.</text:span></text:p>
      <text:p text:style-name="P31"><text:span text:style-name="T20">Такой ребенок обычно вырастает неудачником, человеком, неспособным к каким-либо достижениям, но при этом слишком самоуверенным и высокомерным.Взрослея, такой человек всё больше и больше испытывает жажду признания, которыми его пичкали родители ежедневно и безосновательно. Поняв, что окружающие не такие внимательные, как мама с папой, и не могут разглядеть в нем гениальность, он пойдет на многое, чтобы это признание заполучить.</text:span></text:p>
      <text:p text:style-name="P31"><text:soft-page-break/><text:span text:style-name="T20">Встретив человека, которого в детстве шибко расхваливали, окружающим кажется, что он приятный и учтивый собеседник. С ним легко вести диалог. Он вежлив и обладает хорошими манерами. Особенно при знакомстве.</text:span></text:p>
      <text:p text:style-name="P31"><text:span text:style-name="T20">В последствии же выяснится, что у такого общения есть своя цель — вызвать интерес к собственной персоне. Выпячивая свои выдуманные или преувеличенные хорошие качества, он начнет манипулировать собеседником для получения новой дозы похвалы и восхищения.</text:span></text:p>
      <text:p text:style-name="P31"><text:span text:style-name="T34">Нередко такие люди оказываются психовампирами, цель которых — любыми средствами добиться от собеседника похвалы и внимания. Если в этом ему отказывают, то он начинает обвинять в зависти, обижаться, придираться и строить козни.</text:span></text:p>
      <text:p text:style-name="P31"><text:span text:style-name="T34">Кстати, несложно догадаться, насколько сильным будет его удивление, если кто-то вдруг попросит его стараться получше...</text:span></text:p>
      <text:h text:style-name="Heading_20_4" text:outline-level="4"><text:span text:style-name="T34">Недостаток</text:span></text:h>
      <text:p text:style-name="Text_20_body"><text:span text:style-name="T34">Если же похвалы было слишком мало, то ребенок в какой-то момент понял, что его не любят или любят, но лишь за заслуги. Подобное воспитание нанесло психологическую травму ребенку, что сильно сказалось на его развитии.</text:span></text:p>
      <text:p text:style-name="Text_20_body"><text:span text:style-name="T34">В семье такого ребенка принято считать, что похвала только балует. Ребенок изо всех сил старался — учеба, спорт, художка... но ни разу не слышал и доброго словечка от родителей.</text:span></text:p>
      <text:list xml:id="list39398914" text:continue-numbering="true" text:style-name="диалог">
        <text:list-item>
          <text:p text:style-name="P86"><text:soft-page-break/><text:span text:style-name="T34">Нашел чем хвастаться! Можно подумать, что ты этого сам добился! Это наша с папой заслуга — мы в тебя все эти знания вталдычивали!</text:span></text:p>
        </text:list-item>
      </text:list>
      <text:p text:style-name="P31"><text:span text:style-name="T34">Заслуги и старания если и принимались, то как должное и никогда не поощрялись. Но стоило только где-то сплоховать, как ребенок слышал:</text:span></text:p>
      <text:list xml:id="list39376546" text:continue-numbering="true" text:style-name="диалог">
        <text:list-item>
          <text:p text:style-name="P136"><text:span text:style-name="T34">И в кого ты у нас такой бездарь?!</text:span></text:p>
        </text:list-item>
      </text:list>
      <text:p text:style-name="P31"><text:span text:style-name="T34">Сравнение в похвале тоже очень о многом говорит. А именно о том, что ребенок — неудачник и лентяй. Лентяй априори, если:</text:span></text:p>
      <text:list xml:id="list39398085" text:continue-numbering="true" text:style-name="диалог">
        <text:list-item>
          <text:p text:style-name="P86"><text:span text:style-name="T36">У всех дети, как дети, а у нас…</text:span></text:p>
        </text:list-item>
        <text:list-item>
          <text:p text:style-name="P86"><text:span text:style-name="T36">Почему Петя и Маша могут, а ты нет?</text:span></text:p>
        </text:list-item>
      </text:list>
      <text:p text:style-name="Text_20_body"><text:span text:style-name="T36">Или лентяем стал, если:</text:span></text:p>
      <text:list xml:id="list39400003" text:continue-numbering="true" text:style-name="диалог">
        <text:list-item>
          <text:p text:style-name="P86"><text:span text:style-name="T36">Раньше у тебя лучше получалось...</text:span></text:p>
        </text:list-item>
      </text:list>
      <text:p text:style-name="Text_20_body"><text:span text:style-name="T36">При чем подобные фразы могли произносится, как лично ребенку, так и при окружающих, даже при тех же самых Маше и Пете. Ребенок осознавал, что он плохой в сравнении с &lt;...&gt; и пытался стать тем, с кем его сравнивают, то есть, старался не быть собой.</text:span></text:p>
      <text:p text:style-name="Text_20_body"><text:span text:style-name="T36">Возможно еще какое-то время ребенок продолжал стараться и из кожи вон лез, чтобы доказать требовательным маме и папе, что на что-то способен. Получив хороший результат, он тут же «нес» это свое достижение к ногам родителей, и получал их красноречивую оценку:</text:span></text:p>
      <text:list xml:id="list39388739" text:continue-numbering="true" text:style-name="диалог">
        <text:list-item>
          <text:p text:style-name="P86"><text:span text:style-name="T20">Ты получил пять по математике? Хорошо, НО ЕСЛИ БЫ ТЫ ЕЩЕ и по английскому пять получил... — часто слышал ребенок от своих воспитателей.</text:span></text:p>
        </text:list-item>
        <text:list-item>
          <text:p text:style-name="P86"><text:soft-page-break/><text:span text:style-name="T36">Прибежал на физкультуре вторым из всех классов — молодец, но почему не первый?!</text:span></text:p>
        </text:list-item>
      </text:list>
      <text:p text:style-name="Text_20_body"><text:span text:style-name="T36">Отсутствие похвалы демотивирует, как и чрезмерное ее выражение. Ребенок в какой-то момент просто перестает стараться. Он знает, что в любом случае он будет облаян родителями. Он знает, что его стараний, какие бы усилия он не прилагал — будет мало или недостаточно. Так зачем же тратить время и пытаться?!</text:span></text:p>
      <text:p text:style-name="Text_20_body"><text:span text:style-name="T36">Вырастая, такой человек может стать безынициативным и совершенно неспособным к каким-либо достижениям. Отсутствие поощрения за заслуги привило ему лишь отвращение к труду, а извечная критика, как не странно, крепко накрепко привязала к родителям. Такой ребенок становится потенциально безработным в будущем.</text:span></text:p>
      <text:p text:style-name="Text_20_body"><text:span text:style-name="T36">Любая попытка призвать его к действиям может обернуться для просящего настоящим выносом мозга. Помимо того, что <text:s/>недохваленный в детстве человек боится браться за любое дело, так он еще и защитную реакцию проявит, как правило — в качестве агрессии.</text:span></text:p>
      <text:list xml:id="list39397450" text:continue-numbering="true" text:style-name="диалог">
        <text:list-item>
          <text:p text:style-name="P86"><text:span text:style-name="T36">Почему это я должен делать? Тебе надо, ты и делай!</text:span></text:p>
        </text:list-item>
      </text:list>
      <text:p text:style-name="Text_20_body"><text:span text:style-name="T36">Как мы видим, перехваливание, как и недохваливание может поспособствовать тому, что человек вырастет неудачником и по совместительству — манипулятором. Там, где перехваленный использует манипуляцию с целью получить признание, манипуляции недохваленного будут направленны на то, чтобы увильнуть от действий, как правило — делегируя свои обязанности на коллег или супругов, ссылаясь на разные отговорки.</text:span></text:p>
      <text:h text:style-name="P81" text:outline-level="3"><text:span text:style-name="T34">Благодарность</text:span></text:h>
      <text:h text:style-name="Heading_20_4" text:outline-level="4"><text:span text:style-name="T34">Золотая середина</text:span></text:h>
      <text:p text:style-name="Text_20_body"><text:span text:style-name="T34">Помимо «Спасибо» и «Пожалуйста», благодарности учит способность ценить то, что ребенок делает, и то, что кто-то делает для ребенка. Ребенок помог по дому — родители говорят, спасибо. Родители помогли с уроками — ребенок говорит спасибо. Семья — команда!</text:span></text:p>
      <text:p text:style-name="Text_20_body"><text:span text:style-name="T34">Ребенок слышит, как мама благодарит папу:</text:span></text:p>
      <text:list xml:id="list39391186" text:continue-numbering="true" text:style-name="диалог">
        <text:list-item>
          <text:p text:style-name="P86"><text:span text:style-name="T34">Спасибо, что передвинул шкаф, милый!</text:span></text:p>
        </text:list-item>
      </text:list>
      <text:p text:style-name="Text_20_body"><text:span text:style-name="T34">Как папа благодарит маму:</text:span></text:p>
      <text:list xml:id="list39401812" text:continue-numbering="true" text:style-name="диалог">
        <text:list-item>
          <text:p text:style-name="P86"><text:span text:style-name="T34">Спасибо, дорогая, за вкусный ужин!</text:span></text:p>
        </text:list-item>
      </text:list>
      <text:p text:style-name="Text_20_body"><text:span text:style-name="T34">Как родители благодарят его:</text:span></text:p>
      <text:list xml:id="list39387576" text:continue-numbering="true" text:style-name="диалог">
        <text:list-item>
          <text:p text:style-name="P86"><text:span text:style-name="T34">Спасибо, что помог с уборкой!</text:span></text:p>
        </text:list-item>
      </text:list>
      <text:p text:style-name="Text_20_body"><text:span text:style-name="T34">Он ценит вклад, который родители привносят в его жизнь, и, соответственно, видит, как ценят его вклад.</text:span></text:p>
      <text:p text:style-name="Text_20_body"><text:span text:style-name="T34">В такой семье ценят то, что имеют. Радуются мелочам и тратят целые вечера на то, чтобы вспомнить хорошие моменты:</text:span></text:p>
      <text:list xml:id="list39381570" text:continue-numbering="true" text:style-name="диалог">
        <text:list-item>
          <text:p text:style-name="P86"><text:span text:style-name="T34">А ты помнишь, как было здорово тогда?!</text:span></text:p>
        </text:list-item>
      </text:list>
      <text:p text:style-name="Text_20_body"><text:soft-page-break/><text:span text:style-name="T34">Любую добродетель нужно закрепить. Получил он что-то или отдал — он <text:s/>должен понимать, что это ценность. Что кто-то стал счастливым, благодаря ему, как и он стал счастлив, благодаря кому-то.</text:span></text:p>
      <text:p text:style-name="Text_20_body"><text:span text:style-name="T34">Только так ребенок станет благодарным.</text:span></text:p>
      <text:h text:style-name="Heading_20_4" text:outline-level="4"><text:span text:style-name="T34">Переизбыток</text:span></text:h>
      <text:p text:style-name="Text_20_body"><text:span text:style-name="T34">В семье манипулятора благодарность носит материальный характер. Родители могут даже платить деньги, например, за оценки или за то, что помог маме с уборкой.</text:span></text:p>
      <text:p text:style-name="Text_20_body"><text:span text:style-name="T34">Такое воспитание учит ждать вознаграждение за любые действия. Соответственно, усилия будут прилагаться только в случае гарантий, что это вознаграждение обязательно будет.</text:span></text:p>
      <text:p text:style-name="Text_20_body"><text:span text:style-name="T34">Новый телефон за пятерку по математике. Шоколадка за уборку в комнате... Родители предлагали что угодно, чтобы ребенок с охотой делал то, что требуется.</text:span></text:p>
      <text:p text:style-name="Text_20_body"><text:span text:style-name="T34">Соответственно, такой ребенок рано или поздно понимает, что у любого труда есть своя награда. Еще в детстве он учился оценивать свой труд. То есть награда за старания должна соответствовать стараниям и ни в коем случае не меньше, иначе разочаруется и в следующий раз уже будет осторожней соглашаться на какие-то просьбы.</text:span></text:p>
      <text:p text:style-name="Text_20_body"><text:span text:style-name="T34">Ты мне, а я тебе — и все довольны. Как мы понимаем, из такого чада вырастает корыстный человек, который и пальцем об палец не ударит, если поймет, что даром.</text:span></text:p>
      <text:p text:style-name="Text_20_body"><text:soft-page-break/><text:span text:style-name="T34">Неудивительно, что такой ребенок часто вырастает манипулятором, ведь им все детство манипулировали с помощью приятных плюшек. Хотя, это могут быть и не плюшки. В некоторых семьях отсутствие наказания тоже ничего себе какая награда!</text:span></text:p>
      <text:h text:style-name="Heading_20_4" text:outline-level="4"><text:span text:style-name="T34">Недостаток</text:span></text:h>
      <text:p text:style-name="Text_20_body"><text:span text:style-name="T34">Бывают семьи, в которых не то, что материальной благодарности нет, а и вовсе не знают, что такое «спасибо». </text:span></text:p>
      <text:list xml:id="list39385655" text:continue-numbering="true" text:style-name="диалог">
        <text:list-item>
          <text:p text:style-name="P86"><text:span text:style-name="T34">Спасибо? Кто такой спасибо? Итальянец?</text:span></text:p>
        </text:list-item>
      </text:list>
      <text:p text:style-name="Text_20_body"><text:span text:style-name="T34">Любые старания кого-либо из членов семьи воспринимаются, как должное, а вот на ошибках, как правило, внимание заостряется. В такой семье никто не ценит ни помощь, ни заслуги, ни любого рода разные приятные вещи.</text:span></text:p>
      <text:p text:style-name="Text_20_body"><text:span text:style-name="T34">К тому же, не исключено, что вместо «спасибо» отменили наказание:</text:span></text:p>
      <text:list xml:id="list39387532" text:continue-numbering="true" text:style-name="диалог">
        <text:list-item>
          <text:p text:style-name="P86"><text:span text:style-name="T34">Сделаешь и пойдешь гулять!</text:span></text:p>
        </text:list-item>
      </text:list>
      <text:p text:style-name="Text_20_body"><text:span text:style-name="T34">В данном случае, как вы понимаете, плевать ребенок хотел на спасибо! Важно, что его «домашний арест» закончится.</text:span></text:p>
      <text:list xml:id="list39373347" text:continue-numbering="true" text:style-name="диалог">
        <text:list-item>
          <text:p text:style-name="P86"><text:span text:style-name="T34">Не сделаешь — я тебя выпорю!</text:span></text:p>
        </text:list-item>
      </text:list>
      <text:p text:style-name="Text_20_body"><text:span text:style-name="T34">Ну и, как вы догадались, в этом случае тоже. Дрожащими руками ребенок наводит порядки в своей комнате, что, как правило, в будущем будет вызывать в нем лишь негатив.</text:span></text:p>
      <text:p text:style-name="Text_20_body"><text:soft-page-break/><text:span text:style-name="T34">Ценность действий теряется. Такой взрослый плевать на всех хотел с высокой горы. Как его и учили, любые действия для него он воспринимает, как должное, а сам может и выполнит какую-то просьбу, но на тяп-ляп, абы как... Достаточно и того, что он уже тратит на это свое время.</text:span></text:p>
      <text:p text:style-name="Text_20_body"><text:span text:style-name="T34">Коллега не выпорет ремнем, если что, а жена — покричит, да успокоится. Найду-ка я себе занятие поинтересней, чем кого-то там радовать...</text:span></text:p>
      <text:p text:style-name="Text_20_body"><text:span text:style-name="T34"/></text:p>
      <text:p text:style-name="P61"/>
      <text:p text:style-name="P24"/>
      <text:p text:style-name="P24"/>
      <text:p text:style-name="P24"/>
      <text:p text:style-name="P24"/>
      <text:p text:style-name="P24"/>
      <text:p text:style-name="Заголовок_20_часть">Часть 2.<text:line-break/>Ингридиенты</text:p>
      <text:h text:style-name="P79" text:outline-level="2"><text:s/><text:bookmark-start text:name="Glava_25__Priznaki__priiemy_i_protivosto"/>Глава 25. <text:line-break/>Признаки<text:bookmark-end text:name="Glava_25__Priznaki__priiemy_i_protivosto"/> и последствия манипуляции</text:h>
      <text:p text:style-name="P3">Вы уже наверное заметили, что в этой книге очень много повторений. Не спроста...</text:p>
      <text:p text:style-name="P3">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text:p>
      <text:p text:style-name="P3">Во-вторых, есть, как вы уже поняли, целый ряд аспектов деструктивного поведения, и все они зависят друг от друга и взаимосвязаны. Поэтому, описывая один, сложно не упомянуть, откуда ноги растут и куда приводят.</text:p>
      <text:p text:style-name="P3">Все, что описано в этой книге можно сказать одной короткой фразой: «Если вы несчастливы с человеком, он вам не подходит».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3">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3"><text:soft-page-break/>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Но гармонии в его поступках и поведении не будет никогда.</text:p>
      <text:p text:style-name="P3">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3">Это его рок. Простить такого легко, если понять, что он всю жизнь будет несчастным.</text:p>
      <text:h text:style-name="P80" text:outline-level="3"><text:bookmark-start text:name="__RefHeading__10904_1269278837"/>Что с ним?<text:bookmark-end text:name="__RefHeading__10904_1269278837"/></text:h>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39">[</text:span>Миллион<text:span text:style-name="T39">]</text:span> шагов как стать успешным карьеристом, <text:span text:style-name="T39">[</text:span>двести тысяч сто<text:span text:style-name="T39">]</text:span> советов как достичь успеха в любви — это основные направления, которые сейчас активно мониторят массы.</text:p>
      <text:p text:style-name="Text_20_body">Так как тема книги — отношения в паре, я бы хотела коротко описать вам одно ново<text:span text:style-name="T13">модное направление, под названием «Пикап»</text:span><text:span text:style-name="T13"><text:note text:id="ftn17" text:note-class="footnote"><text:note-citation text:label="*">*</text:note-citation><text:note-body><text:p text:style-name="Footnote"><text:span text:style-name="T8">Пикап</text:span> (от англ. <text:span text:style-name="T39">pick up —</text:span><text:span text:style-name="T13"> цеплять, подцепить</text:span>) <text:span text:style-name="T39">— </text:span><text:span text:style-name="T13">деятельность, направленная на знакомство с целью соблазнения.</text:span></text:p></text:note-body></text:note></text:span><text:span text:style-name="T13">.</text:span></text:p>
      <text:p text:style-name="Text_20_body"><text:span text:style-name="T13">В далекие 90-е некий Росс Джеффрис написал книгу «Как затащить в постель женщину своей мечты» (1992 г.). Эта книга, как и последующие, больше учит, если можно так выразиться, зло-жестоким, с точки зрения нравственности, навыкам манипулирования, с помощью которых можно «женщину своей мечты» </text:span><text:span text:style-name="T14">поиметь.</text:span></text:p>
      <text:p text:style-name="P28">Главная цель пикапа — зацепить девушку. Начиная с банального:</text:p>
      <text:list xml:id="list39389196" text:continue-numbering="true" text:style-name="диалог">
        <text:list-item>
          <text:p text:style-name="P116">Вашей маме зять не нужен?</text:p>
        </text:list-item>
      </text:list>
      <text:p text:style-name="P28"><text:soft-page-break/>И заканчивая какими-то более экстравагантными:</text:p>
      <text:list xml:id="list39398647" text:continue-numbering="true" text:style-name="диалог">
        <text:list-item>
          <text:p text:style-name="P116">Твой отец случайно не хлеб?</text:p>
        </text:list-item>
        <text:list-item>
          <text:p text:style-name="P116">В каком смысле?</text:p>
        </text:list-item>
        <text:list-item>
          <text:p text:style-name="P116">Ту ты такая крошка...</text:p>
        </text:list-item>
      </text:list>
      <text:p text:style-name="P28">Это будет фраза, которая вас может зацепить.</text:p>
      <text:p text:style-name="P28">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list xml:id="list39383345" text:continue-numbering="true" text:style-name="диалог">
        <text:list-item>
          <text:p text:style-name="P116">Что-то тут сегодня мало народа...</text:p>
        </text:list-item>
      </text:list>
      <text:p text:style-name="P28">Пикаперы считают, что нам скучно. Их этому учат, и они в это свято верят... Нужно сказать, что это правда, ведь мы любим приключения. Мы устали от обыденности! Не обязательно быть Бонни и Клайдом, но поверьте, если новый знакомый вас по-настоящему рассмешит, то вы его, как минимум, запомните.</text:p>
      <text:p text:style-name="P28">Самое печальное то, что шутка, которой он приведет вас в восторг — это его конспект по Пикапу. Сам-то он понимает, что не додумался бы, не подскажи ему наставник-тренер. Он не такой, каким хочет казаться. Он не есть он. Такие рано или поздно открываются. Снимают наконец свою маску и вырываются наружу неуверенным в себе парнем, который не умеет принимать решения, который робок и застенчив, или даже тюфяк.</text:p>
      <text:p text:style-name="P28">Шутки заканчиваются, а тренера рядом нет. И он убегает. Исчезает также быстро, как и появился. Он на гастро<text:soft-page-break/>лях, и ему пора выходить на другую сцену и травить все те же шутки, только уже совсемдругой аудитории.</text:p>
      <text:p text:style-name="P28">«Цепляшки» не обязательно должны вызывать восхищение. Но они обязательно должны привлечь ваше внимание.</text:p>
      <text:p text:style-name="P28">Например, вы ждете свою подругу. К вам подходит парень и говорит:</text:p>
      <text:list xml:id="list39378630" text:continue-numbering="true" text:style-name="диалог">
        <text:list-item>
          <text:p text:style-name="P116">Привет.</text:p>
        </text:list-item>
      </text:list>
      <text:p text:style-name="P28">Достаточно спокойно и ненавязчиво, как будто бы обознался. Ответите вы или нет — не важно. И вот он спрашивает:</text:p>
      <text:list xml:id="list39398841" text:continue-numbering="true" text:style-name="диалог">
        <text:list-item>
          <text:p text:style-name="P116">Ты одна тут?</text:p>
        </text:list-item>
      </text:list>
      <text:p text:style-name="P28">И вы говорите, мол:</text:p>
      <text:list xml:id="list39380599" text:continue-numbering="true" text:style-name="диалог">
        <text:list-item>
          <text:p text:style-name="P116">Нет, я с подругой. Она сейчас подойдет...</text:p>
        </text:list-item>
      </text:list>
      <text:p text:style-name="P28">На что он отвечает:</text:p>
      <text:list xml:id="list39372140" text:continue-numbering="true" text:style-name="диалог">
        <text:list-item>
          <text:p text:style-name="P116">Ну ее же сейчас нет. Выйдем на минутку. Поговорить надо...</text:p>
        </text:list-item>
      </text:list>
      <text:p text:style-name="P28">Вас это может сбить с толку. Он будет очень уверенным и быстрым. Говорить он будет так быстро, что у вас не будет времени сказать «нет» - он уже развернулся и направился к выходу. Обернулся и спросил:</text:p>
      <text:list xml:id="list39378737" text:continue-numbering="true" text:style-name="диалог">
        <text:list-item>
          <text:p text:style-name="P116">Ну? Ты идешь?</text:p>
        </text:list-item>
      </text:list>
      <text:p text:style-name="P28">Это тоже метод, и, как вы поняли, он не обязательно должен восхищать и расслаблять вас. Вы в ступоре, и все, что вам остается — следовать его указаниям, а он, в свою очередь, не дает вам время на подумать.</text:p>
      <text:p text:style-name="P28"><text:soft-page-break/>И в одном, и во втором случае он нарушает ваши границы. Да, звучит слишком феминистично, но что же тут поделаешь?! Задайте себе вопрос:</text:p>
      <text:list xml:id="list39401318" text:continue-numbering="true" text:style-name="диалог">
        <text:list-item>
          <text:p text:style-name="P116">Комфортно ли мне, или нет?</text:p>
        </text:list-item>
      </text:list>
      <text:p text:style-name="P28">Должно быть комфортно.</text:p>
      <text:p text:style-name="P28">Не бойтесь выглядеть резкой, или сукой — пикаперы именно этого и добиваются. Вроде бы ничего такого плохого не сделал, а ты, такая плохая, его уже послала. Учитесь понимать свои чувства. Поверьте, вы ничего не потеряете, отказавшись вести с ним диалог, но можете потерять, заговорив. Как минимум, время и, максимум - достоинство. Внимание какого-то, даже пусть очень привлекательного прохожего, вас ничему не обязывает:</text:p>
      <text:list xml:id="list39395816" text:continue-numbering="true" text:style-name="диалог">
        <text:list-item>
          <text:p text:style-name="P116">Говори тут. Я слушаю.</text:p>
        </text:list-item>
      </text:list>
      <text:p text:style-name="Text_20_body"><text:span text:style-name="T13">Постепенно искусство соблазнения разделилось на абсолютно манипулятивные действия и общественно-нравственные стандарты. В подобных книгах все чаще стали давать советы, как парням неуверенным стать более уверенными в себе и </text:span><text:span text:style-name="T14">завести отношения</text:span><text:span text:style-name="T13"> с понравившейся девушкой. Правда, только на Западе. У нас дела обстоят несколько иначе.</text:span></text:p>
      <text:p text:style-name="P25">Короче говоря, это учение у нас, в странах СНГ, пока еще, к сожалению, не учит нравственной идеологии:</text:p>
      <text:p text:style-name="P71">«— Давай поиграем в волшебника?</text:p>
      <text:list xml:id="list3525934520396122743" text:style-name="L3">
        <text:list-header>
          <text:p text:style-name="P84"><text:s/>— А это как?</text:p>
          <text:p text:style-name="P84"><text:s/>— Я тебя трахну, и ты исчезнешь.»</text:p>
        </text:list-header>
      </text:list>
      <text:p text:style-name="P42">Филипп Богачев, «Секреты уличных знакомств»</text:p>
      <text:p text:style-name="P25"><text:soft-page-break/></text:p>
      <text:p text:style-name="P25">Или вот еще один «замечательный» отрывок из той же книги:</text:p>
      <text:p text:style-name="P59">«... У нас заготовлена термоядерная дубинка, чтобы при случае, настучать девушке по голове за плохое поведение...</text:p>
      <text:p text:style-name="P59">Примеры:</text:p>
      <text:p text:style-name="P59">— У тебя очень красивые волосы. Особенно в ушах.</text:p>
      <text:p text:style-name="P59">— У тебя такая легкая и грациозная походка! Стук копыт почти не слышен.</text:p>
      <text:p text:style-name="Цитата_20__2b__20_автор"><text:span text:style-name="T13">Предупреждение: Этот вид зацепок требует невероятного умения быстро находить ответы на вопросы. Реакция девушки может быть совершенно непредсказуемой — от хорошего стеба в ответ над тобой, до</text:span><text:span text:style-name="T19"> совершенно неправильного, по моему мнению, удара левой снизу...</text:span><text:span text:style-name="T13">»</text:span></text:p>
      <text:p text:style-name="P42">Филипп Богачев, «Секреты уличных знакомств»</text:p>
      <text:p text:style-name="P25"/>
      <text:p text:style-name="P25">«Совершенно неправильным» поведением,как вы понимаете, автор называет вполне логичную реакцию «объекта» на грубости...</text:p>
      <text:p text:style-name="P25">Не могу удержаться и не вставить еще одну цитату того же автора. Это аннотация к книге:</text:p>
      <text:p text:style-name="P59"/>
      <text:p text:style-name="Цитата_20__2b__20_автор"><text:span text:style-name="T13">«Все женщины хотят "это", и любая из них соблазняется за два-три свидания. Впрочем, развив свое мастерство, ты сможешь увозить красоток домой уже через пару часов после знакомства. Узнай, как избежать досадных ошибок на пути к </text:span><text:span text:style-name="T19">телу</text:span><text:span text:style-name="T13"> женщины...»</text:span></text:p>
      <text:p text:style-name="P42"><text:soft-page-break/>Филипп Богачев, «Пикап. Самоучитель по соблазнению»</text:p>
      <text:p text:style-name="P42"/>
      <text:p text:style-name="P25">К слову, эта книга («Пикап. Самоучитель по соблазнению»), как и книга <text:s/>Росса Джеффриса («Как затащить в постель женщину своей мечты») начинается с письменного отказа от ответственности...</text:p>
      <text:p text:style-name="P25">К чему я веду?</text:p>
      <text:p text:style-name="P25">К тому, что не стоит исключать вероятность того, что с человеком, который вас обхаживает, может быть все в порядке с психической точки зрения. Парень может оказаться просто пикапером, который возжелал избавиться от своих комплексов, или который желает пополнить свой список «побед».</text:p>
      <text:p text:style-name="Text_20_body"><text:span text:style-name="T13">Собственно, и того, и другого Пикап учит вести себя с женщинами </text:span><text:span text:style-name="T14">правильно</text:span><text:span text:style-name="T13"> для эффективного результата, предлагая массу техник и обучая самым разнообразным навыкам.</text:span></text:p>
      <text:p text:style-name="P25">Так вот истинного абьюзера этому учить не надо.</text:p>
      <text:p text:style-name="P25">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25">Помните: расстройство — не болезнь, это отклонение. В самом начале книги я попыталась дать краткое описание этой проблеме. Теперь подошло время рассмотреть ее поближе.</text:p>
      <text:p text:style-name="P25"><text:soft-page-break/>Предлагаю вашему вниманию список и краткую характеристику расстройств, где имеют место манипулятивные действия.</text:p>
      <text:h text:style-name="P77" text:outline-level="4">Общие диагностические критерии расстройств личности</text:h>
      <text:p text:style-name="Text_20_body"><text:span text:style-name="T9">Общие критерии, соответствие с которыми должно быть у всех типов расстройств по версии </text:span><text:span text:style-name="T3">Международной классификации болезней (МКБ)</text:span><text:span text:style-name="T9">:</text:span></text:p>
      <text:list xml:id="list39394801" text:continue-list="list39386740" text:style-name="List_20_1">
        <text:list-item text:start-value="1">
          <text:p text:style-name="P143">заметная дисгармония в поведении:</text:p>
          <text:list>
            <text:list-item>
              <text:p text:style-name="P144">аффективность<text:note text:id="ftn18" text:note-class="footnote"><text:note-citation text:label="*">*</text:note-citation><text:note-body><text:p text:style-name="Footnote"><text:span text:style-name="T8">Аффективность</text:span> (<text:span text:style-name="T1">от лат. </text:span><text:span text:style-name="T40">affectus —</text:span><text:span text:style-name="T14">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44">возбудимость;</text:p>
            </text:list-item>
            <text:list-item>
              <text:p text:style-name="P144">расстройство контроля побуждений:</text:p>
              <text:list>
                <text:list-item>
                  <text:p text:style-name="P144">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44">нарастающее напряжение, возникающее перед совершением действия, повышение физической и психической активности;</text:p>
                </text:list-item>
                <text:list-item>
                  <text:p text:style-name="P144">возникновение ощущения радости и облегчения во время совершения действия.</text:p>
                </text:list-item>
              </text:list>
            </text:list-item>
            <text:list-item>
              <text:p text:style-name="P144">нарушение в процессах восприятия и мышления;</text:p>
            </text:list-item>
            <text:list-item>
              <text:p text:style-name="P144">изменение в стиле отношения к окружающим;</text:p>
            </text:list-item>
          </text:list>
        </text:list-item>
        <text:list-item>
          <text:p text:style-name="P144"><text:soft-page-break/>хроническое проявление аномального поведения, возникшее давно;</text:p>
        </text:list-item>
        <text:list-item>
          <text:p text:style-name="P144">нарушение адаптации к широкому диапазону личностных и социальных ситуаций в связи с аномальным стилем поведения;</text:p>
        </text:list-item>
        <text:list-item>
          <text:p text:style-name="P144">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44">обычно, но не всегда — существенное ухудшение профессиональной и социальной продуктивности.</text:p>
        </text:list-item>
        <text:list-item>
          <text:p text:style-name="P144">проявление вышеперечисленных аномалий еще в детстве или в подростковом возрасте, продолжение аномалий в зрелости;</text:p>
        </text:list-item>
      </text:list>
      <text:p text:style-name="P31"/>
      <text:p text:style-name="P31">Существует несколько видов расстройств личности. Они могут быть сгруппированы в одну из трех групп-кластеров:</text:p>
      <text:list xml:id="list2318900062926071764" text:style-name="List_20_2">
        <text:list-item>
          <text:p text:style-name="P130">Кластер <text:span text:style-name="T39">A</text:span><text:span text:style-name="T9">:</text:span></text:p>
          <text:list>
            <text:list-item>
              <text:p text:style-name="P133">Параноидное;</text:p>
            </text:list-item>
            <text:list-item>
              <text:p text:style-name="P133">Шизоидное;</text:p>
            </text:list-item>
            <text:list-item>
              <text:p text:style-name="P133">Шизотипическое.</text:p>
              <text:list>
                <text:list-item>
                  <text:p text:style-name="P130"><text:span text:style-name="T9">Для лиц с расстройствами кластера </text:span><text:span text:style-name="T43">A</text:span><text:span text:style-name="T9"> характерны трудности, связанные с взаимодействием с окружающими.</text:span></text:p>
                </text:list-item>
                <text:list-item>
                  <text:p text:style-name="P130"><text:span text:style-name="T19">Их эмоциональное состояние описывается</text:span><text:span text:style-name="T9">, как <text:s/>тревожное, недоверчивое, подозрительное, защитное.</text:span></text:p>
                </text:list-item>
              </text:list>
            </text:list-item>
          </text:list>
        </text:list-item>
        <text:list-item>
          <text:p text:style-name="P128"><text:span text:style-name="T8">Кластер </text:span><text:span text:style-name="T44">B</text:span><text:span text:style-name="T9">:</text:span></text:p>
          <text:list>
            <text:list-item>
              <text:p text:style-name="P133">Антисоциальное;</text:p>
            </text:list-item>
            <text:list-item>
              <text:p text:style-name="P133"><text:soft-page-break/>Пограничное;</text:p>
            </text:list-item>
            <text:list-item>
              <text:p text:style-name="P133">Истерическое;</text:p>
            </text:list-item>
            <text:list-item>
              <text:p text:style-name="P133">Нарциссическое.</text:p>
              <text:p text:style-name="P128"><text:span text:style-name="T9">Лица с расстройствами кластера </text:span><text:span text:style-name="T43">B </text:span><text:span text:style-name="T19">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20">Их эмоциональное состояние описывается, как драматическое, тревожное, непредсказуемое и нестабильное.</text:p>
            </text:list-item>
          </text:list>
        </text:list-item>
        <text:list-item>
          <text:p text:style-name="P145"><text:span text:style-name="T13">Кластер </text:span><text:span text:style-name="T39">C</text:span><text:span text:style-name="T19">:</text:span></text:p>
          <text:list>
            <text:list-item>
              <text:p text:style-name="P146">Избегающее;</text:p>
            </text:list-item>
            <text:list-item>
              <text:p text:style-name="P146">Зависимое;</text:p>
            </text:list-item>
            <text:list-item>
              <text:p text:style-name="P146">Обсессивно-компульсивное.</text:p>
              <text:p text:style-name="P145"><text:span text:style-name="T19">Лица с расстройствами кластера </text:span><text:span text:style-name="T43">C </text:span><text:span text:style-name="T19">испытывают чувства тревоги и страха, которые их </text:span><text:span text:style-name="T19">подавляют, и с которыми они постоянно борются.</text:span></text:p>
              <text:p text:style-name="P146">Их поведение описывается, как антиобщественное, <text:s/>замкнутое, неуверенное и чрезвычайно чувствительное.</text:p>
              <text:p text:style-name="P146">Расстройства группы С я не буду рассматривать в этой книге, так как в них не прослеживается манипулятивный образ поведения.</text:p>
            </text:list-item>
          </text:list>
        </text:list-item>
      </text:list>
      <text:p text:style-name="Text_20_body"/>
      <text:p text:style-name="Text_20_body"><text:soft-page-break/>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1">Расстройства не диагностируются лицам моложе 18 лет</text:span>, т. к. в подростков<text:span text:style-name="T13">ый</text:span> период характер только формируется, и<text:span text:style-name="T13">,</text:span> как мы знаем, сопровождается различными поведенческими экспериментами.</text:p>
      <text:p text:style-name="Text_20_body">Помимо диагноза, определяют также и <text:span text:style-name="T8">степень тяжести расстройства</text:span>. Оценивание происходит на основании выраженности личностных нарушений:</text:p>
      <text:list xml:id="list1798654612164558277" text:style-name="List_20_3">
        <text:list-item>
          <text:p text:style-name="P134"><text:span text:style-name="T8">отсутствие расстройства личности</text:span> и существенных критериев личностного расстройства;</text:p>
        </text:list-item>
        <text:list-item>
          <text:p text:style-name="P134"><text:span text:style-name="T8">личностное затруднение</text:span> (наличие подпороговых критериев одного или нескольких расстройств личности);</text:p>
        </text:list-item>
        <text:list-item>
          <text:p text:style-name="P134"><text:span text:style-name="T8">простое расстройство личности</text:span> (наличие существенных критериев одного или нескольких расстройств в рамках одного кластера);</text:p>
        </text:list-item>
        <text:list-item>
          <text:p text:style-name="P134"><text:span text:style-name="T8">сложное (диффузное) расстройство личности</text:span> (наличие существенных критериев одного или нескольких расстройств личности в рамках нескольких кластеров);</text:p>
        </text:list-item>
        <text:list-item>
          <text:p text:style-name="P134"><text:span text:style-name="T8">тяжелое расстройство личности</text:span> (наличие большого количества существенных критериев, приводящее к дезорганизации личности тяжёлой степени и дестабилизации социально значимых отношений).</text:p>
        </text:list-item>
      </text:list>
      <text:p text:style-name="P31"><text:soft-page-break/></text:p>
      <text:p text:style-name="P32">Терапия:</text:p>
      <text:p text:style-name="Text_20_body">Стандартная терапия для лиц с личностным расстройством направлена не на изменение структуры личности, а на ее смягчение:</text:p>
      <text:list xml:id="list39385178" text:continue-list="list39375496" text:style-name="список_20_перечисление">
        <text:list-item>
          <text:p text:style-name="P107">компенсация негативных проявлений;</text:p>
        </text:list-item>
        <text:list-item>
          <text:p text:style-name="P107">адаптация к обществу;</text:p>
        </text:list-item>
        <text:list-item>
          <text:p text:style-name="P107">снижение уровня тревожности;</text:p>
        </text:list-item>
        <text:list-item>
          <text:p text:style-name="P107">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77" text:outline-level="4">Параноидное расстройство личности</text:h>
      <text:p text:style-name="P26">Диагностируется при наличии четырех и более критериев, приведенных ниже, а также при проявлении общих критериев расстройств личности:</text:p>
      <text:list xml:id="list39401992" text:continue-numbering="true" text:style-name="список_20_перечисление">
        <text:list-item>
          <text:p text:style-name="P124">чрезмерная чувствительность к неудачам и отказам;</text:p>
        </text:list-item>
        <text:list-item>
          <text:p text:style-name="P124">постоянное недовольство окружающими, неумение прощать оскорбления, причинение ущерба, высокомерное поведение;</text:p>
        </text:list-item>
        <text:list-item>
          <text:p text:style-name="P124">подозрительность в эксплуатации и презрении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24">воинственно-щепетильное, не соответствующее фактической ситуации отношение к вопросам, связанным с правами личности;</text:p>
        </text:list-item>
        <text:list-item>
          <text:p text:style-name="P124">возобновляющиеся неоправданные подозрения в неверности сексуального партнера;</text:p>
        </text:list-item>
        <text:list-item>
          <text:p text:style-name="P124">завышение своей значимости. Устойчивая переоценка своих способностей;</text:p>
        </text:list-item>
      </text:list>
      <text:p text:style-name="Text_20_body"/>
      <text:p text:style-name="Text_20_body"><text:soft-page-break/>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Параноик» не желает открываться окружающим из-за неоправданного страха, что это будет использовано против него. Также наблюдается с<text:span text:style-name="T13">клонность к стереотипному мышлению и к предрассудкам.</text:span></text:p>
      <text:p text:style-name="Text_20_body">Конфликтность и дурное обращение, например, с близким человеком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так, как он себе нафантазировал. То есть, поведение этого человека должно соответствовать фантазиям «параноика» о внутреннем мире <text:s/>того человека.</text:p>
      <text:p text:style-name="Text_20_body"><text:span text:style-name="T13">Подозрения «параноика» в злонамеренных мотивах окружающих очень част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4">отрицает</text:span><text:span text:style-name="T17"> в своей голове собственные непристойные мысли, а затем </text:span><text:span text:style-name="T14">проецирует</text:span><text:span text:style-name="T17"> их на остальных.</text:span></text:p>
      <text:p text:style-name="P28">То есть, например, обвиняя своего партнера в измене, скорее всего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7">Немаловажной особенностью такого поведения является то, что он </text:span><text:span text:style-name="T13">желает получить подтверждение своим подозрениям. В состоянии эмоционального всплеска, которое противоречит реальной ситуации «параноик» не нуждается в </text:span><text:soft-page-break/><text:span text:style-name="T13">подтверждении своих подозрений — он уверен в их истинности и </text:span><text:span text:style-name="T13">будет настаивать на реальности своих догадок, например:</text:span></text:p>
      <text:p text:style-name="P25">Нормальное поведение: Ты мне изменяла?</text:p>
      <text:p text:style-name="Text_20_body"><text:span text:style-name="T13">Параноидное поведение: </text:span><text:span text:style-name="T14">С кем</text:span><text:span text:style-name="T13"> ты мне изменила?</text:span></text:p>
      <text:p text:style-name="P25">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text:p>
      <text:p text:style-name="P25">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32"><text:span text:style-name="T13">Терапия для параноидальной личности</text:span><text:span text:style-name="T19"> имеет чрезвычайную значимость. Он видит мир в тревожных красках, полным подозрений. Сеансы для него ценная отдушина, ведь терапевт выслушивает весь его негатив, не проявляя ответной </text:span><text:span text:style-name="T19">агрессивной атаки по отношению к нему, как большинство окружающих его людей.</text:span></text:p>
      <text:p text:style-name="P32"><text:span text:style-name="T13">Важно: </text:span><text:span text:style-name="T19">паранойя, параноидный психоз, параноидная шизофрения и шизофрения к данному расстройству</text:span><text:span text:style-name="T13"> </text:span><text:span text:style-name="T19">не относится! Может выступать предвестником шизофрении и бредовых расстройств.</text:span></text:p>
      <text:h text:style-name="P77" text:outline-level="4">Шизоидное расстройство личности</text:h>
      <text:p text:style-name="P26">Диагностируется при наличии <text:span text:style-name="T4">четырех и более</text:span> критериев, приведенных ниже, а также при проявлении общих критериев расстройств личности:</text:p>
      <text:list xml:id="list39390471" text:continue-numbering="true" text:style-name="список_20_перечисление">
        <text:list-item>
          <text:p text:style-name="P121">сниженная способность или утрата способности получать удовольствие, сопровождающаяся потерей активности в его достижении;</text:p>
        </text:list-item>
        <text:list-item>
          <text:p text:style-name="P121">эмоциональная холодность, ослабление эмоциональных реакций, бесчувствие, безразличие, отрешенность;</text:p>
        </text:list-item>
        <text:list-item>
          <text:p text:style-name="P121">неспособность проявлять как теплые и нежные <text:s/>чувства, так и гнев по отношению к другим людям;</text:p>
        </text:list-item>
        <text:list-item>
          <text:p text:style-name="P121">слабая реакция на похвалу и на критику;</text:p>
        </text:list-item>
        <text:list-item>
          <text:p text:style-name="P121">незначительный интерес к сексуальным контактам;</text:p>
        </text:list-item>
        <text:list-item>
          <text:p text:style-name="P121">повышенная склонность к фантазированию и стремление к углубленному познанию собственных мыслей, чувств, переживаний.</text:p>
        </text:list-item>
        <text:list-item>
          <text:p text:style-name="P121">предпочтение уединенной деятельности;</text:p>
        </text:list-item>
        <text:list-item>
          <text:p text:style-name="P121">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21">заметная нечуткость к основным чувственно-понятийным социальным нормам и условиям. Эмоциональная дисгармония.</text:p>
        </text:list-item>
      </text:list>
      <text:p text:style-name="P26"><text:soft-page-break/></text:p>
      <text:p text:style-name="P26">«Шизоид» выдерживает значительную дистанцию между собой и окружающими, из-за чего вечно жаждет близости.</text:p>
      <text:p text:style-name="P26">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text:s/>больше подвержен внутренним переживаниям и фантазиям, социально замкнут.</text:p>
      <text:p text:style-name="P26">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26">Лица с шизоидным расстройством личности склонны к регресии. Это защитный механизм, который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 и защиту.</text:p>
      <text:p text:style-name="P26">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26">Помимо защитного фантазирования, одним из характерных способов защиты для «шизоида» является интеллектуализация — бессознательная попытка абстрагироваться от <text:soft-page-break/>своих чувств. Это позволяет снижать эмоциональное значение происходящего, не теряя с ним связь. То есть он признает за собой эмоции, но недооценивает их силу и значение.</text:p>
      <text:p text:style-name="Text_20_body"><text:span text:style-name="T19">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19"><text:note text:id="ftn19" text:note-class="footnote"><text:note-citation text:label="*">*</text:note-citation><text:note-body><text:p text:style-name="Footnote"><text:span text:style-name="T8">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19"> с его стороны.</text:span></text:p>
      <text:p text:style-name="P31"><text:span text:style-name="T13">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56"><text:note text:id="ftn20" text:note-class="footnote"><text:note-citation text:label="**">**</text:note-citation><text:note-body><text:p text:style-name="Footnote"><text:span text:style-name="T8">Симптом «дерево и стекло»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3">).</text:span></text:p>
      <text:p text:style-name="P26">Даже те шизоидные личности, расстройство которых еще находится в пределах клинической 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26">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26"><text:soft-page-break/>Также для «шизоида» характерна высокая работоспособность в узких сферах деятельности, сочитающихся с (сухим) прагматизмом.</text:p>
      <text:p text:style-name="P26">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26">«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незаинтересованный в нем, непонимающий его, несопереживающий ему.</text:p>
      <text:p text:style-name="P26">«Шизоидам» свойственно игнорирование социальных норм внешнего вида, неопрятность, нечистоплотность.</text:p>
      <text:p text:style-name="P27">Терапия для шизоидной личности<text:span text:style-name="T9">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26">«Шизоид», как правило плохо вовлекается в терапию из-за отсутствия эмпатических наклонностей, что является причиной низкой мотивации.</text:p>
      <text:p text:style-name="P26">Терапия может занимать достаточно продолжительное время или из-за постоянного дистанцирования пациента от доктора.</text:p>
      <text:p text:style-name="P32"><text:soft-page-break/><text:span text:style-name="T13">Важно:</text:span><text:span text:style-name="T19"> для постановки диагноза «шизоидное расстройство», симптоматика этого расстройства не должна быть прямым следствием шизофрении, </text:span><text:span text:style-name="T19">биполярного или депрессивного расстройства, или каких-либо других болезней.</text:span></text:p>
      <text:h text:style-name="P77" text:outline-level="4">Диссоциальное расстройство личности</text:h>
      <text:p text:style-name="P26"><text:span text:style-name="T8"><text:s/></text:span><text:span text:style-name="T1">(Также антисоциальное рас-во или социопатия)</text:span></text:p>
      <text:p text:style-name="P26">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39381990" text:continue-numbering="true" text:style-name="список_20_перечисление">
        <text:list-item>
          <text:p text:style-name="P121">бессердечность, равнодушие к чувствам окружающих. Отсутствие сожалений;</text:p>
        </text:list-item>
        <text:list-item>
          <text:p text:style-name="P121">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21">неспособность поддерживать взаимоотношения при отсутствии затруднений в их становлении;</text:p>
        </text:list-item>
        <text:list-item>
          <text:p text:style-name="P121">крайне низкая способность выдерживать фрустрацию<text:note text:id="ftn21" text:note-class="footnote"><text:note-citation text:label="*">*</text:note-citation><text:note-body><text:p text:style-name="P75">Фрустация<text:span text:style-name="T9"> (</text:span><text:span text:style-name="T3">от лат. </text:span><text:span text:style-name="T41">f</text:span><text:span text:style-name="T3">rustratio</text:span><text:span text:style-name="T41"> —</text:span><text:span text:style-name="T15"> обман, тщетное ожидание</text:span><text:span text:style-name="T9">) </text:span><text:span text:style-name="T43">— </text:span><text:span text:style-name="T19">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21">неспособность испытывать чувство вины и извлекать пользу из жизненного опыта, особенно наказания;</text:p>
        </text:list-item>
        <text:list-item>
          <text:p text:style-name="P121">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07"><text:soft-page-break/><text:span text:style-name="T19">в</text:span> качестве дополнительного признака может выступать постоянная раздражительность и нетерпеливость.</text:p>
        </text:list-item>
      </text:list>
      <text:p text:style-name="P26"/>
      <text:p text:style-name="P26">Антисоциальная личность, или социопат не способен формировать привязанности к другим людям, в том числе к своим родителям или детям. 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26">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Запросто может рискнуть, не позаботившись ни о безопасности окружающих, ни о своей собственной.</text:p>
      <text:p text:style-name="P26">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26">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26">Юридические и социальные нормы воспринимаются им как средство принуждения и манипуляции, поэтому он не видит надобности их придерживаться.</text:p>
      <text:p text:style-name="P26"><text:soft-page-break/>Социопаты не смущаясь лицемерят, лгут и совершаю другие противоправные действия. В большинстве случаев ими движут лишь их собственные интересы, но, как правило, лишь в краткосрочном плане.</text:p>
      <text:p text:style-name="P26">Антисоциальный психопат действует импульсивно. Он не склонен к планированию. Любые ограничения свободы или в достижении своих желаний психопат переживает очень тяжело, препятствует этому любыми возможными способами, не исключая угрозы, рукоприкладство и насилие.</text:p>
      <text:p text:style-name="P26">Любые попытки нарушить/ограничить его свободу или ограничить его действия в достижении собственных желаний воспринимаются им очень тяжело. Противостоять таким действиям окружающих может путем угроз или применением физической силы. Свой отказ от применения физической силы может восприниматься социопатом, как собственная слабость.</text:p>
      <text:p text:style-name="P26">Социопат может производить хорошее впечатление, используя такое поведение для своей выгоды. Он может взаимодействовать с обществом и социальным правилам, но не считает нужным делать это просто так.</text:p>
      <text:p text:style-name="P26">Социопат не склонен испытывать угрызения совести, а точнее,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text:s/>систематически их нарушает, что может приводить к арестам.</text:p>
      <text:p text:style-name="P26">Немаловажным является факт того, что социопаты отлично понимают, что такое социальные нормы, но игнори<text:soft-page-break/>руют их осознанно. Также они плохо умеют контролировать собственную импульсивность.</text:p>
      <text:p text:style-name="P31">Склонен к последовательной безответственности, проявляющейся в неспособности выдерживать определённый режим работы или выполнять финансовые обязательства.</text:p>
      <text:p text:style-name="P31">Одна из основных проблем социопата в том, что он не отдает отчет в своих негативных эмоциях. По сути <text:span text:style-name="T1">он их просто не испытывает</text:span><text:span text:style-name="T4">. Его негативные эмоции в большинстве случаев являются реакцией.</text:span></text:p>
      <text:p text:style-name="P34">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34">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31">Согласно определению Эрика Берна, социопаты делятся на два вида:</text:p>
      <text:list xml:id="list39397357" text:continue-list="list39394801" text:style-name="List_20_1">
        <text:list-item text:start-value="1">
          <text:p text:style-name="P131">Латентный или пассивный социопат.</text:p>
          <text:p text:style-name="P135">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135">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text:s/>идея...)</text:p>
        </text:list-item>
        <text:list-item>
          <text:p text:style-name="P131"><text:soft-page-break/>Активный социопат.</text:p>
          <text:p text:style-name="P135">Лишен каких либо привязанностей, как внутренних, так и внешних. Если активный социопат и может вести себя порядочно или на некоторое время успокоиться, то это лишь маска, надетая для авторитетных для него людей, который в данный момент времени ожидают от него именно такого поведения.</text:p>
          <text:p text:style-name="P135">Вне досягаемости этих людей социопат не может и не считает нужным сдерживаться.</text:p>
        </text:list-item>
      </text:list>
      <text:p text:style-name="P27"/>
      <text:p text:style-name="P27">Терапия для антисоциальной личности<text:span text:style-name="T9">:</text:span></text:p>
      <text:p text:style-name="P26">В крайне редких случаях обращаются к терапии самостоятельно. Не способен поддаться психоанализу. Однако есть и исключения, в которых антисоциальная личность подозревает, что общество построено на взаимодействии, отличном от его поведения.</text:p>
      <text:p text:style-name="P26">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32"><text:span text:style-name="T13">Важно:</text:span><text:span text:style-name="T19">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Так как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77" text:outline-level="4">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39389541" text:continue-list="list39381990" text:style-name="список_20_перечисление">
        <text:list-item>
          <text:p text:style-name="P121">ярко выраженная тенденция действовать импульсивно, без учёта последствий, наряду с неустойчивостью настроения;</text:p>
        </text:list-item>
        <text:list-item>
          <text:p text:style-name="P121">минимальная способность планировать;</text:p>
        </text:list-item>
        <text:list-item>
          <text:p text:style-name="P121">вспышки интенсивного гневливого аффекта (часто приводящими к насилию, либо «поведенческим взрывам»), легко провоцирующимся, когда импульсивные акты осуждаются окружающими, либо им препятствуют.</text:p>
        </text:list-item>
      </text:list>
      <text:p text:style-name="P26"/>
      <text:p text:style-name="P26">Эмоционально-неустойчивое расстройство, это группа, которая включает в себя два подвида расстройств:</text:p>
      <text:list xml:id="list678888516016500138" text:style-name="List_20_4">
        <text:list-item>
          <text:p text:style-name="P126">Эмоциональный или импульсивный тип:</text:p>
          <text:list>
            <text:list-item>
              <text:p text:style-name="P122">склонность к совершению неблагоприятных поступков без учета неблагоприятных последствий;</text:p>
            </text:list-item>
            <text:list-item>
              <text:p text:style-name="P122">высокая активность, сочетающаяся с неумением находить общий язык с окружающими;</text:p>
            </text:list-item>
            <text:list-item>
              <text:p text:style-name="P137"><text:span text:style-name="T19">склонность к сексуальной распущенности</text:span><text:span text:style-name="T43">.</text:span></text:p>
            </text:list-item>
          </text:list>
          <text:p text:style-name="P122"/>
          <text:p text:style-name="P122"><text:soft-page-break/>Сильная эмоциональная возбудимость, проявляющаяся с детского возраста — истерики, озлобленность, выражение протеста на воспитательные меры. Таких детей обычно называют трудными.</text:p>
          <text:p text:style-name="P122">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122">Способны совершить криминальное действие.</text:p>
          <text:p text:style-name="P122"/>
        </text:list-item>
        <text:list-item>
          <text:p text:style-name="P126">Пограничный тип.</text:p>
          <text:list>
            <text:list-item>
              <text:p text:style-name="P122">аффективная лабильность (подвижность, неустойчивость, изменчивость психики, физиологического состояния, пульса или температуры);</text:p>
            </text:list-item>
            <text:list-item>
              <text:p text:style-name="P122">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22">повышенная впечатлительность;</text:p>
            </text:list-item>
            <text:list-item>
              <text:p text:style-name="P122">развитое воображение;</text:p>
            </text:list-item>
            <text:list-item>
              <text:p text:style-name="P122">внушаемость.</text:p>
            </text:list-item>
          </text:list>
        </text:list-item>
      </text:list>
      <text:p text:style-name="P26"/>
      <text:list xml:id="list39388679" text:continue-numbering="true" text:style-name="List_20_4">
        <text:list-header>
          <text:p text:style-name="P122">Человек пограничного типа склонен проявлять высокую активность в сферах, которые ему в данный момент наиболее интересны.</text:p>
          <text:p text:style-name="P122">Любые трудности или преграды, возникшие на пути к цели воспринимает остро, переживая сильнейшие <text:soft-page-break/>эмоции, которые у обычных людей возникают лишь в стрессовых ситуациях.</text:p>
          <text:p text:style-name="P122">Из-за склонности к внушаемости и фантазированию, сферы его интересов постоянно меняются.</text:p>
          <text:p text:style-name="P137"><text:span text:style-name="T19">Человек с данным типом расстройства часто страдает от алкогольной и наркотической зависимости, а также становится преступником. Причи</text:span><text:span text:style-name="T19">ной этому также может стать склонность к внушае</text:span><text:span text:style-name="T19">мости — попав в «плохую» компанию, перенимает ее принципы и поведение.</text:span></text:p>
          <text:p text:style-name="P122">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137"><text:span text:style-name="T19">Склонность к зависимости также может быть серьезной проблемой пограничного типа. Демонстрируя привязанность, такой человек </text:span><text:span text:style-name="T19">может прибегать к эмоциональному шантажу (наигранность в эмоциях — слезы, сопереживание и т. д.), а также совершать демонстративные попытки суицида.</text:span></text:p>
        </text:list-header>
      </text:list>
      <text:p text:style-name="P25"/>
      <text:p text:style-name="Text_20_body"><text:span text:style-name="T13">Особенность</text:span> людей с эмоционально-неустойчивым расстройством заключается в резки перепадах настроения от эмоционально-аффективного, до злобного и угрюмого. Для них характерны мстительность и злопамятность. Они часто проявляют недовольство, буквально выискивая поводы для претензий.</text:p>
      <text:p text:style-name="Text_20_body"><text:soft-page-break/>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ки зрения. Нередко ссоры заканчиваются рукоприкладством или физическим насилием.</text:p>
      <text:p text:style-name="P32">Терапия для лиц с эмоционально-неустойчивым расстройством <text:span text:style-name="T9">может быть очень слож</text:span><text:span text:style-name="T9">ной и продолжительной. Стоит отметить, что многие терапевты предпочитают дистанцироваться от таких пациентов.</text:span></text:p>
      <text:h text:style-name="P77" text:outline-level="4">Истерическое расстройство личности</text:h>
      <text:p text:style-name="P26">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39372791" text:continue-list="list39389541" text:style-name="список_20_перечисление">
        <text:list-item>
          <text:p text:style-name="P121">самодраматизация, театральность, преувеличенное выражение эмоций;</text:p>
        </text:list-item>
        <text:list-item>
          <text:p text:style-name="P121">внушаемость, лёгкая подверженность влиянию окружающих или обстоятельств;</text:p>
        </text:list-item>
        <text:list-item>
          <text:p text:style-name="P121">поверхностность и лабильность эмоциональности (подвижность, неустойчивость, изменчивость психики);</text:p>
        </text:list-item>
        <text:list-item>
          <text:p text:style-name="P121">постоянное стремление к возбуждённости, признанию со стороны окружающих и к деятельности, позволяющей находиться в центре внимания;</text:p>
        </text:list-item>
        <text:list-item>
          <text:p text:style-name="P121">неадекватная обольстительность во внешнем виде и поведении;</text:p>
        </text:list-item>
        <text:list-item>
          <text:p text:style-name="P121">чрезмерная озабоченность физической привлекательностью;</text:p>
        </text:list-item>
        <text:list-item>
          <text:p text:style-name="P121">дополнительными чертами для диагностики могут быть эгоцентричность (завышение значимости собственного мнения), потворство (снисходительность) по отношению к себе, постоянное желание быть признанным, обидчивость и постоянное манипулятивное поведение для удовлетворения своих потребностей.</text:p>
        </text:list-item>
      </text:list>
      <text:p text:style-name="P26"/>
      <text:p text:style-name="P26"><text:soft-page-break/>Истероид — образец чрезмерной эмоциональности и стремления к получению внимания. Чувствует себя некомфортно в ситуациях, где не является центром внимания.</text:p>
      <text:p text:style-name="Text_20_body">Считается, что в основе истерической организации личности лежит опора на защитные механизмы, такие как:</text:p>
      <text:list xml:id="list39373282" text:continue-numbering="true" text:style-name="список_20_перечисление">
        <text:list-item>
          <text:p text:style-name="P107">«вытеснение» <text:span text:style-name="T19">— механизм психологической защиты, который заключается в мотивированном устранении чего-либо из сознания (забывание, игнорирование)</text:span>;</text:p>
        </text:list-item>
        <text:list-item>
          <text:p text:style-name="P107">«сексуализация» <text:span text:style-name="T19">—</text:span> механизм психологической защиты, который <text:s/>заключается в «превращении» истероидом негативных событий в позитивные путем придания им эротического смысла;</text:p>
        </text:list-item>
        <text:list-item>
          <text:p text:style-name="P107">«регресия»<text:span text:style-name="T19">— механизм психологической защиты, который заключается в незрелом и неадекватном поведении в ситуациях, где имеют место конфликт и тревога. Такое поведение, как ожидается, способно гарантировать истероиду защиту и безопасность; </text:span></text:p>
        </text:list-item>
        <text:list-item>
          <text:p text:style-name="P121">«отыгрывание» — механизм психологической защиты, который заключается в бессознательном провоцировании развития тревожной ситуации, где истероид выставляет себя жертвой этой ситуации.</text:p>
        </text:list-item>
      </text:list>
      <text:p text:style-name="P26"/>
      <text:p text:style-name="P26">Поведение истероида крайне провокационное и характеризуется неадекватной обольстительностью. Последовательно использует свою внешность для привлечения внимания.</text:p>
      <text:p text:style-name="P26">Для истероидов характерна неустойчивость самооценки.</text:p>
      <text:p text:style-name="P26"><text:soft-page-break/>Истероид может проявлять сексуально-провокативное поведение, но не осознаёт этого. Такая личность может быть крайне шокирована тем, что окружающие воспринимают такое поведение, как приглашение к сексу.</text:p>
      <text:p text:style-name="P26">Сексуальное поведение истерической личности объясняется ее мышлением. Она уверена в низкой ценности своего пола, а также в опасности, исходящей от противоположного пола.</text:p>
      <text:p text:style-name="P26">Более того, такая личность может согласиться на секс, чтобы хоть как-то умиротворить пугающую ее ситуацию. Такое поведение может объясняться как раз стремлением к психологической безопасности — избавиться от чувства вины за свое поведение («отыгрывание»).</text:p>
      <text:p text:style-name="P26">Для истероида также характерны быстро изменяющиеся, неглубокие эмоции. При общении упускает детали и подробности. Информацию подает обобщенно.</text:p>
      <text:p text:style-name="Text_20_body">Также для истероиды могут преувеличивать значение отношений с окружающими, чем они есть на самом деле.</text:p>
      <text:p text:style-name="Text_20_body"><text:span text:style-name="T8">Терапия для лиц с истерическим расстройством личности</text:span><text:span text:style-name="T9"> будет иметь разрушительный эффект в случае, если попытка соблазнения терапевта окажется успешной.</text:span></text:p>
      <text:p text:style-name="P31">Также трудностью может стать, так называемый, эротический контрперенос. То есть в случае, если истероид попытается (бессознательно) воспроизвести пережитые сексуальные чувства на психотерапевте в ходе терапии.</text:p>
      <text:p text:style-name="P31">Большое значение имеет принадлежность к полу. Если психотерапевт противоположного пола, то истероид испы<text:soft-page-break/>тывает страх и возбуждение. Если терапевт того же пола, то конкуренцию и враждебность.</text:p>
      <text:p text:style-name="P31"/>
      <text:h text:style-name="P77" text:outline-level="4">Нарциссическое расстройство личности</text:h>
      <text:p text:style-name="P29">Диагностируется при наличии пяти и более критериев, приведенных ниже, а также при проявлении общих критериев расстройств личности:</text:p>
      <text:list xml:id="list5267830034534161232" text:style-name="List_20_5">
        <text:list-item>
          <text:p text:style-name="P117">Значительные нарушения функционирования личности:</text:p>
          <text:list>
            <text:list-item>
              <text:p text:style-name="P138"><text:span text:style-name="T16">Нарушения в собственном функционировании </text:span><text:span text:style-name="T42">(a </text:span><text:span text:style-name="T16">или </text:span><text:span text:style-name="T42">b)</text:span></text:p>
              <text:list>
                <text:list-item>
                  <text:p text:style-name="P117">Идеинтичность.</text:p>
                  <text:p text:style-name="P117">Чрезмерная опора на других при самоопределении и регуляции самооценки (пытается определить свою самооценку, опираясь на мнение окружающих).</text:p>
                  <text:p text:style-name="P117">Неадекватная самооценка, которая может быть завышенной или заниженной, которая колеблется между крайностями.</text:p>
                  <text:p text:style-name="P117">Эмоциональное состояние отражает колебания самооценки (настроение и поведение в данный момент четко зависит от самооценки: высокая самооценка — высокомерность, низкая самооценка — озлобленность, уныние, зависть).</text:p>
                </text:list-item>
                <text:list-item>
                  <text:p text:style-name="P117">Опора на себя.</text:p>
                  <text:p text:style-name="P117">Целеполагание основывается на получении признания от других (признан — действует, непри<text:soft-page-break/>знан — считает, что его старания будут потрачены впустую).</text:p>
                  <text:p text:style-name="P117">Личные стандарты неоправданно завышены для ощущения себя, как исключительного, либо занижены на основании чувства, что человеку все должны.</text:p>
                  <text:p text:style-name="P117">Зачастую не осознает собственных мотивов.</text:p>
                </text:list-item>
              </text:list>
            </text:list-item>
            <text:list-item>
              <text:p text:style-name="P127"><text:span text:style-name="T7">Нарушения в межперсональном функционировании </text:span><text:span text:style-name="T42">(a </text:span><text:span text:style-name="T7">или </text:span><text:span text:style-name="T42">b):</text:span></text:p>
              <text:list>
                <text:list-item>
                  <text:p text:style-name="P117">Отсутствие эмпатии.</text:p>
                  <text:p text:style-name="P117">Нарушенная способность признавать чувства других людей или идентифицировать себя с их чувствами.</text:p>
                  <text:p text:style-name="P117">Чрезмерно настроены на реакции других, но только если эти реакции имеют к нему отношение.</text:p>
                  <text:p text:style-name="P117">Переоценка или недооценка собственного влияния на других.</text:p>
                </text:list-item>
                <text:list-item>
                  <text:p text:style-name="P117">Близость.</text:p>
                  <text:p text:style-name="P117">Считают, что отношения нужны для «обслуживания» его самооценки.</text:p>
                  <text:p text:style-name="P117">Взаимность во взаимоотношениях ограничивается необходимостью получения личной выгоды, как правило с небольшим искренним интересом.</text:p>
                </text:list-item>
              </text:list>
            </text:list-item>
          </text:list>
        </text:list-item>
        <text:list-item>
          <text:p text:style-name="P117">Патологические черты личности в следующих областях:</text:p>
          <text:list>
            <text:list-item>
              <text:p text:style-name="P117"><text:soft-page-break/>Антагонизм (соперничество и соревнование), характеризующийся:</text:p>
              <text:list>
                <text:list-item>
                  <text:p text:style-name="P117">Грандиозностью.</text:p>
                  <text:p text:style-name="P117">Явное или скрытое чувство, что ему все должны.</text:p>
                  <text:p text:style-name="P117">Эгоцентризм, уверенность в собственном превосходстве.</text:p>
                  <text:p text:style-name="P117">Снисходительное отношение к другим.</text:p>
                </text:list-item>
                <text:list-item>
                  <text:p text:style-name="P117">Привлечение внимания.</text:p>
                  <text:p text:style-name="P117">Чрезмерные попытки привлечь внимание других и быть в центе внимания.</text:p>
                  <text:p text:style-name="P117">Поиск восхищения.</text:p>
                </text:list-item>
              </text:list>
            </text:list-item>
          </text:list>
        </text:list-item>
        <text:list-item>
          <text:p text:style-name="P117">Вышеперечисленные личностные нарушения стабильны во времени и проявляются в разных жизненных ситуациях.</text:p>
        </text:list-item>
        <text:list-item>
          <text:p text:style-name="P117">Вышеперечисленные личностные нарушения не соответствуют культурной среде.</text:p>
        </text:list-item>
        <text:list-item>
          <text:p text:style-name="P117">Вышеперечисленные личностные нарушения не связанны с эффектами от лекарств, или с каким-либо медицинским состоянием (например, травмы головы).</text:p>
        </text:list-item>
      </text:list>
      <text:p text:style-name="P29"/>
      <text:p text:style-name="P25"><text:span text:style-name="T7">Нарциссы тратят много сил на поддержание собственной сверхзначимости. Склонные к крайностям нарциссические личности либо выпол</text:span><text:span text:style-name="T7">няют прихоти окружающих, чтобы оказаться в их глазах значимыми, либо не выполняют вообще, считая себя выше этого (или недостаточно успешными в данной области).</text:span></text:p>
      <text:p text:style-name="P29"><text:soft-page-break/>В наше время нарциссическим личностям очень тяжело, в связи с информационной средой, которая нас окружает.</text:p>
      <text:p text:style-name="P25"><text:span text:style-name="T7">В отличии от, например, прошлого века и более ранних периодов, где информационная среда была достаточно ограничена, в наше время стать </text:span><text:span text:style-name="T3">самым</text:span><text:span text:style-name="T7"> талантливым/успешным/красивым и т. д. крайне сложно, ведь где-то всегда может оказаться кто-то, кто делает что-то лучше. Именно это обстоятельство и способствует развитию нарциссического расстройства личности.</text:span></text:p>
      <text:p text:style-name="P25"><text:span text:style-name="T7">Нарциссу важно быть </text:span><text:span text:style-name="T3">самым</text:span><text:span text:style-name="T7"> лучшим. Повторять за кем-то или быть на «второй ступени» не в его интересах. Это может повергнуть нарцисса в уныние или «отвернуть» от дела, которое у него достаточно хорошо получалось.</text:span></text:p>
      <text:p text:style-name="P30"><text:span text:style-name="T9">Немаловажным моментом является трудность осознания нарциссом своих потребностей и сложность в выражении этих потребностей. Это связан</text:span><text:span text:style-name="T9">но с тем, что нарциссические личности глубоко стыдятся о чем-либо попросить.</text:span></text:p>
      <text:p text:style-name="P29">Они считают, что любую их потребность общество расценит как слабость, то есть дефект. В результате в межличностных отношениях возникают ситуации, в которых нарциссы чувствуют себя униженными.</text:p>
      <text:p text:style-name="P29">К тому же, это объясняет манипулятивное поведение со стороны нарциссов: хочется что-то получить, но просить — стыдно, а человек, который может помочь не всегда может угадать их потребности. Поэтому в ход идут манипулятивные действия, которые принуждают окружающих выполнять прихоти нарциссов без прямых просьб.</text:p>
      <text:p text:style-name="P3"><text:span text:style-name="T16">Патологический нарциссизм выражается в постоянных сомнениях. Достижения и достоинства окружающих скеп</text:span><text:soft-page-break/><text:span text:style-name="T16">тично оцениваются нарциссом. Такое указывает на высокомерие и тщеславие. Также нужно сказать, что нарцисс сомневается и в </text:span><text:span text:style-name="T16">собственных достижениях, что указывает на комплексы неполноценности и ущербности.</text:span></text:p>
      <text:p text:style-name="P14">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3"><text:span text:style-name="T16">Нарцисс, в силу своего патологического себялюбия, не станет зарабатывать уважение у </text:span><text:span text:style-name="T54">«недостойных». Признание и уважение он обычно требует.</text:span></text:p>
      <text:p text:style-name="P18">Эта требовательность сопровождается постоянными сравнениями. Собственное самое незначительное достижение приравнивается к героизму, в то время, как весомые заслуги окружающих обесцениваются.</text:p>
      <text:p text:style-name="P18">Под давлением нарцисса жертва может начать стыдиться собственных заслуг, продолжая идеализировать своего деструктивного партнера.</text:p>
      <text:p text:style-name="P3">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простыми, так и великими вещами, не испытывая при этом зависти. Ну и, конечно, здоровое себялюбие.</text:p>
      <text:p text:style-name="P30">Терапия для лиц с нарциссическим расстройством личности <text:span text:style-name="T9">направлена на увеличение нарциссом степени </text:span><text:soft-page-break/><text:span text:style-name="T9">осознанности и честности по отношению к себе и к природе своего поведения.</text:span></text:p>
      <text:p text:style-name="P30"><text:span text:style-name="T9">Нарциссические личности часто пытаются убедить терапевта в том, что их проблема сводится к бесчувственности и невниманию окружающих. Таким образом работа над развитием способности </text:span><text:span text:style-name="T9">выражать свои потребности может поменять представления пациента о человеческой взаимности.</text:span></text:p>
      <text:p text:style-name="P29">Также терапия должна избегать появления стыда у пациента, так как это может вызвать у него желание прекратить терапию или приведет к неискренности и к появлению секретов.</text:p>
      <text:p text:style-name="Text_20_body"><text:span text:style-name="T18">Важно:</text:span><text:span text:style-name="T16"> по данным Национального института здравоохранения США на 2008 год клиническим нарциссизмом страдают 10% американских граждан в возрасте 20-29 лет.</text:span></text:p>
      <text:h text:style-name="P77" text:outline-level="4">Пассивно-агрессивное расстройство личности</text:h>
      <text:p text:style-name="P29">Диагностируется при наличии пяти и более критериев, приведенных ниже, а также при проявлении общих критериев расстройств личности:</text:p>
      <text:list xml:id="list39378788" text:continue-list="list39373282" text:style-name="список_20_перечисление">
        <text:list-item>
          <text:p text:style-name="P118">необоснованная критика или презрение по отношению к начальству;</text:p>
        </text:list-item>
        <text:list-item>
          <text:p text:style-name="P118">необоснованный протест против справедливых замечаний или требований окружающих людей и заявления о необоснованности этих требований;</text:p>
        </text:list-item>
        <text:list-item>
          <text:p text:style-name="P118">конфликтность, раздражительность и упрямство при необходимости выполнять нежелательные для больного задачи;</text:p>
        </text:list-item>
        <text:list-item>
          <text:p text:style-name="P118">намеренно плохая или медленная работа при выполнении нежелательных задач;</text:p>
        </text:list-item>
        <text:list-item>
          <text:p text:style-name="P118">постоянное невыполнение сроков и откладывание завершения выполняемых повседневных задач, особенно когда оно стимулируется окружающими;</text:p>
        </text:list-item>
        <text:list-item>
          <text:p text:style-name="P118">избегающее поведение при выполнении обязательств, которое оправдывается забывчивостью;</text:p>
        </text:list-item>
        <text:list-item>
          <text:p text:style-name="P118">препятствование усилиям других за счет невыполнения своей части работы (если речь идет о рабочем взаимоотношении в коллективе).</text:p>
        </text:list-item>
      </text:list>
      <text:p text:style-name="P29"/>
      <text:p text:style-name="P29"><text:soft-page-break/>Пассивно-агрессивные личности не склонны к самоутверждению и обычно не могут за себя постоять и прямо говорить о своих желаниях и потребностях. Одновременно с этим они постоянно раздражены, недовольны, чем-то или кем-то разочарованы.</text:p>
      <text:p text:style-name="P29">Они выискивают недостатки в людях, в подчинении у которых они находятся, но при этом открыто не выражают сопротивления и не пытаются освободиться от унижающего, по их мнению, положения.</text:p>
      <text:p text:style-name="Text_20_body"><text:span text:style-name="T16">Поведение такой личности характеризуется установкой на </text:span><text:span text:style-name="T15">скрытый</text:span><text:span text:style-name="T16"> протест и </text:span><text:span text:style-name="T15">пассивное</text:span><text:span text:style-name="T16"> сопротивление руководству, за которым находится агрессия.</text:span></text:p>
      <text:p text:style-name="P29">Коммуникативное поведение у больных носит враждебно-подчиненный характер.</text:p>
      <text:p text:style-name="P29">В случае если по каким-то причинам больной теряет мотивацию к сопротивлению, то испытывает выраженное чувство тревоги.</text:p>
      <text:p text:style-name="P29">Общение с окружающими представляет собой навязывание собственной зависимости таким образом, что она воспринимается как наказание или манипулирование.</text:p>
      <text:p text:style-name="P29">В следствии чего окружающим приходится брать на себя часть ответственности и выполнять за них поручения или становиться на их защиту.</text:p>
      <text:p text:style-name="P29">Высказывая недовольство к чему-либо или к кому-либо, пассивно-агрессивные личности часто просто не могут сформулировать, как должно быть и при каких условиях они были бы довольны.</text:p>
      <text:p text:style-name="P29"><text:soft-page-break/>Негативная реакция окружающих на свои жалобы является для них субъективным подтверждением обоснованности их пессимизма и негатива.</text:p>
      <text:p text:style-name="P29">Возможен шантаж суицидом, но он редко сопровождается суицидальными попытками.</text:p>
      <text:p text:style-name="P32"><text:span text:style-name="T17">Терапия для лиц с пассивно-агрессивным расстройством личности </text:span><text:span text:style-name="T16">сложна из-за постоянных претензий пациента к врачу. При этом больной не самостоятельно высказывает эти претензии, а жалуется близким, которые вынуждены вмешаться в терапевтический процесс.</text:span></text:p>
      <text:p text:style-name="P29">Лица с пассивно-агрессивным расстройством личности редко видят проблемы социальной дезадаптации внутри себя. В любом случае они вносят собственный коммуникативный стиль в общение с врачом.</text:p>
      <text:p text:style-name="P29">Уступки со стороны терапевта требованиям пациента антитерапевтичны, а отказ уступать угрожает потерей контакта.</text:p>
      <text:p text:style-name="P29"/>
      <text:p text:style-name="P60"><text:a xlink:type="simple" xlink:href="https://ru.wikipedia.org/wiki/Расстройство_личности" text:style-name="Internet_20_link" text:visited-style-name="Visited_20_Internet_20_Link">Википедия</text:a>, онлайн журнал по психиатрии «<text:a xlink:type="simple" xlink:href="https://odepressii.ru/narusheniya/lichnosti/emotsionalno-neustojchivoe.html#i-5" text:style-name="Internet_20_link" text:visited-style-name="Visited_20_Internet_20_Link">О депрессии</text:a>», официальный сайт ФГБНУ НЦПЗ <text:a xlink:type="simple" xlink:href="http://www.psychiatry.ru/" text:style-name="Internet_20_link" text:visited-style-name="Visited_20_Internet_20_Link">Научный Центр Психического Здоровья</text:a>,</text:p>
      <text:h text:style-name="P80" text:outline-level="3"><text:bookmark-start text:name="Pochiemu_ia_"/>Почему я?<text:bookmark-end text:name="Pochiemu_ia_"/></text:h>
      <text:p text:style-name="P20">Именно этот вопрос вы задавали себе в начале своих роковых отношений! Вы повстречали прекрасного человека, идеального настолько, что не могли в это поверить!</text:p>
      <text:p text:style-name="P19">Все что он делал, говорил, его поведение и отношение к жизни,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19">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20">Нет смысла перечислять все уже перечисленное, чтобы понять — вы не абы кто с улицы, а самодостаточная и интересная личность.</text:p>
      <text:p text:style-name="P19">Он обязан иметь лучшее. Он не согласен на меньшее, поэтому изначально в его круг поисков не входят неудачники. Он, может быть, и не ищет, но, попадись вы ему — он в вас вцепится и отпустит только тогда, когда с вас уже нечего будет взять.</text:p>
      <text:p text:style-name="P20">Объект его манипулирования должен обладать качествами, которые не стыдно демонстрировать окружающим, которые вызывают их зависть или восхищение. Вы слишком <text:soft-page-break/>хороши, тем самым поддерживаете его нарциссический выбор, его образ. Все просто.</text:p>
      <text:p text:style-name="P19">Выбор абьюзера основан не на его собственном анализе, а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19">Вы — достойная его вниманию вещь, вы красуетесь на «витрине» и он хочет вас заполучить. Купить. И покупает своим обманчивым поведением. Вы поверили ему. Соответственно поддались его влиянию. Вы думаете, что попали в хорошие руки, но вас обманули.</text:p>
      <text:p text:style-name="P20">Сейчас он прощупывает высоту порога вашего сопротивления. Пытается понять, что вы готовы терпеть.</text:p>
      <text:p text:style-name="P3"><text:span text:style-name="T50">Абьюзер выбирает в жертвы личность, </text:span><text:span text:style-name="_30__20_Text"><text:span text:style-name="T48">которой хотел бы быть сам</text:span></text:span><text:span text:style-name="T50">. Но зависть не дает ему спокойно смотреть, как хорошо идут ваши дела, как вы счастливы, не так, как он. Поэтому, вскоре, он начнет воздействовать на вас, </text:span><text:span text:style-name="_30__20_Text"><text:span text:style-name="T48">делая из вас — такого же, как он</text:span></text:span><text:span text:style-name="T50">.</text:span></text:p>
      <text:p text:style-name="P47">* * *</text:p>
      <text:p text:style-name="P19">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тусу, который совпадает с нашим собственным. Поэтому мы слышали такие фразы как «Муж и жена — одна сатана» и «Скажи мне, кто твой друг, и я скажу, кто ты». Остальные расходятся.</text:p>
      <text:p text:style-name="P19"><text:soft-page-break/>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text:p>
      <text:p text:style-name="P19">Речь идет об умственных, материальных и духовных аспектах.</text:p>
      <text:p text:style-name="P20">Однако абьюзер объективно не может позиционировать себя в обществе. Он демонстрирует сходство с объектом, которым заинтересовался, чем и цепляет его внимание.</text:p>
      <text:p text:style-name="P19">Он сомневается в своей нормальности, и вас заставит сомневаться в собственной. Если у него комплексы по поводу своего внешнего вида, он начнет развивать в вас эти комплексы. Подсознательно, он понимает, что с ним что-то не так, что он отличается от большинства, и заставит вас так думать о себе.</text:p>
      <text:p text:style-name="P20">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20">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19">15 минут. Вот сколько времени нужно абьюзеру, чтобы понять — сможет он вами управлять или нет. Если он пони<text:soft-page-break/>мает, что вы ведетесь на его уловки — вы его трофей, к сожалению.</text:p>
      <text:p text:style-name="P20">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взглядов, а потом потихоньку начинают опутывать вас противоречиями и несостыковками. Медленно, постепенно от меньшего к большему, что, в худшем случае заканчивается реабилитацией вашей психики. 15 минут.</text:p>
      <text:p text:style-name="P46">* * *</text:p>
      <text:p text:style-name="P20">В следующих разделах этой главы я представлю рекомендации по противостоянию каждому описанному методу манипулирования. Но какой смысл говорить о противостоянии в этом разделе, когда дело уже сделано?</text:p>
      <text:p text:style-name="P20">Вы уже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рите правде в глаза — вы бы поверили, что такое прекрасное начало отношений приведет вас в этот ад?</text:p>
      <text:p text:style-name="P19">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19"><text:soft-page-break/>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за, примерно, полчаса знакомства с ним, сумел распознать в нем подлеца?</text:p>
      <text:p text:style-name="P19">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19">Суть в том, что человеку задается вопрос и он отвечает. Следующие вопросы должны «кружить по спирали» вокруг этого ответа. То есть, все, что нужно сделать, это задать один и тот же вопрос в разных формулировках, разбавляя их репликами, по сути, лишь косвенно относящимися к теме.</text:p>
      <text:p text:style-name="P19">Если на эти «одинаковые» вопросы он отвечает по-разному — он врет.</text:p>
      <text:p text:style-name="P19">Если он врет, то рано или поздно, он запутается в собственных словах, либо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совершенно разные ответы.</text:p>
      <text:p text:style-name="P19">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39400907" text:continue-list="list39395816" text:style-name="диалог">
        <text:list-item>
          <text:p text:style-name="P112">Ты просто его не знаешь! — ответила я.</text:p>
        </text:list-item>
      </text:list>
      <text:p text:style-name="P20"><text:soft-page-break/>И, как вы понимаете, я ошиблась.</text:p>
      <text:p text:style-name="P50">* * *</text:p>
      <text:p text:style-name="P20">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спокойный взгляд, непринужденная интонация и комфортная поза.</text:p>
      <text:p text:style-name="P19">Давайте вспомним ранее описанный диалог, где я задаю своему бывшему парню вопрос:</text:p>
      <text:list xml:id="list39384014" text:continue-numbering="true" text:style-name="диалог">
        <text:list-item>
          <text:p text:style-name="P111">Есть ли что-то, что я должна знать?..</text:p>
        </text:list-item>
      </text:list>
      <text:p text:style-name="P19">Честный человек ответил бы «нет», если он ничего не скрывает, и спросил бы, какая причина таких вопросов. Но давайте вспомним, что ответил мне, тогда еще, мой парень:</text:p>
      <text:list xml:id="list39396436" text:continue-numbering="true" text:style-name="диалог">
        <text:list-item>
          <text:p text:style-name="P111">Ты вокруг меня плетешь какую-то западню...</text:p>
        </text:list-item>
      </text:list>
      <text:p text:style-name="P19">Это непрямой ответ. Это вообще не ответ, что тут же <text:span text:style-name="T1">насторожило</text:span> меня. Но есть одно огромное колючее «Но» — я очень его любила, я очень хотела, чтобы мои подозрения оказались неправдой, я очень хотела ему поверить и поверила. И это было моей ошибкой, ведь его ложь была очевидной уже тогда.</text:p>
      <text:p text:style-name="P19">В последствии, задавая вопросы, намекая и уточняя, я получала все новые ответы:</text:p>
      <text:list xml:id="list39389318" text:continue-numbering="true" text:style-name="диалог">
        <text:list-item>
          <text:p text:style-name="P111">Я ничего такого не делал...</text:p>
        </text:list-item>
        <text:list-item>
          <text:p text:style-name="P111"><text:soft-page-break/>Каждый справляется с болью по разному...</text:p>
        </text:list-item>
        <text:list-item>
          <text:p text:style-name="P111">Я был на четырех свиданиях...</text:p>
        </text:list-item>
        <text:list-item>
          <text:p text:style-name="P111">Да, я трахаться хотел...</text:p>
        </text:list-item>
      </text:list>
      <text:p text:style-name="P20">Чуть больше часа + одинаковые вопросы = море информации — вот такой прекрасный метод узнать правду.</text:p>
      <text:p text:style-name="P20">К слову, сначала он сказал, что был на двух свиданиях, но потом, в ходе разговора запутался, и выдал уже другую цифру — 4.</text:p>
      <text:p text:style-name="P47">* * *</text:p>
      <text:p text:style-name="P20">Но как же не попасться в эту ловушку снова?</text:p>
      <text:p text:style-name="P20">Здесь я бы хотела уделить особое внимание одной очень полезной штуке. Эта штука есть у каждого из нас, но мы почти не умеем ею пользоваться.</text:p>
      <text:p text:style-name="P20">Штука эта достаточно противоречивая и сложная, ибо понять механизм ее работы довольно непросто. Еще сложнее научиться этой штукой пользоваться себе во благо, ведь это очень очень очень полезный инструмент!</text:p>
      <text:p text:style-name="P20">Поговорим об интуиции.</text:p>
      <text:p text:style-name="P19"><text:span text:style-name="T4">Интуиция </text:span><text:span text:style-name="T1">(от позднелат. intueor — пристально смотрю)</text:span><text:span text:style-name="T4"> — это способность понимать, формировать и проникать в смысл происходящего посредством моментального подсознательного анализа.</text:span></text:p>
      <text:p text:style-name="P20">И тут сразу можно задаться вопросом:</text:p>
      <text:list xml:id="list39393879" text:continue-numbering="true" text:style-name="диалог">
        <text:list-header>
          <text:p text:style-name="P115">«Что важнее — интуиция или же все-таки логика?»</text:p>
        </text:list-header>
      </text:list>
      <text:p text:style-name="P20"><text:soft-page-break/>Логика — сознание — рационализм.</text:p>
      <text:p text:style-name="P20">Интуиция — подсознание — инстинкт.</text:p>
      <text:p text:style-name="P20">Если логика — это анализ сложившейся ситуации, то интуиция — это подсказки «внутреннего голоса».</text:p>
      <text:p text:style-name="P20">Без логики никуда! Логически мыслить — значит иметь способность к обработке данных об окружающей среде, уметь формулировать умозаключения, суждения и выводы. Но.</text:p>
      <text:p text:style-name="P20">Чрезмерная направленность на рациональность неизбежно влечет за собой невосприимчивость к «зову сердца». Учитывая тот факт, что наша жизнь состоит из цикла «принятие решения — последствие», можно понять, 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20">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20">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19"><text:span text:style-name="T4">В учениях Платона</text:span><text:span text:style-name="T4"><text:note text:id="ftn22"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недискурсивного постижения, т. е. без рассуждений. Эпикуреизм<text:note text:id="ftn23"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4"> гласит, что это феномен не</text:span><text:span text:style-name="T4">посредственного позна</text:span><text:soft-page-break/><text:span text:style-name="T4">ния. Плотин</text:span><text:span text:style-name="T4"><text:note text:id="ftn24" text:note-class="footnote"><text:note-citation text:label="***">***</text:note-citation><text:note-body><text:p text:style-name="Footnote"><text:s/>Плотин — античный философ, последователь Платона.</text:p></text:note-body></text:note></text:span><text:span text:style-name="T4"> описал это понятие, как мгновенное постижение — озарение.</text:span></text:p>
      <text:list xml:id="list39389866" text:continue-numbering="true" text:style-name="диалог">
        <text:list-item>
          <text:p text:style-name="P112">Я так и знала!</text:p>
        </text:list-item>
      </text:list>
      <text:p text:style-name="P20">Да? И вот интересно — откуда знала? Ответить сложно, но ведь знала же!</text:p>
      <text:p text:style-name="P20">Чутье, проницательность, шестое чувство — называйте как хотите, но могу вам сказать, что там, где логически проанализировать ну вот никак не получается — на помощь приходит интуиция и, необъяснимо для нас самих (т. е. недискурсивно), направляет нас на путь истины. Главное условие — прислушаться.</text:p>
      <text:p text:style-name="P20">Итак, если рассматривать описание моих отношений с бывшим партнеро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20">Так-то.</text:p>
      <text:p text:style-name="P20">Стало быть, первое и самое главное правило — если кажется, то не кажется! Не пытайтесь оправдывать свои опасения.</text:p>
      <text:p text:style-name="P47"><text:soft-page-break/>* * *</text:p>
      <text:p text:style-name="P20">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20">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е. Это дает нам некое ощущение безопасности.</text:p>
      <text:p text:style-name="P19">Он вдруг отвел взгляд или слегка поднимает плечи и вжимает шею, как бы защищая свои слабые места, отвечает «на выдохе», <text:span text:style-name="T1">хотя в непринужденной обстановке так не делает</text:span>...</text:p>
      <text:p text:style-name="P19">Мы не задумываемся над этим, но опытному следователю станет понятно, что он прячет во взгляде страх или растерянность, что может его выдать, а шею вжимает, так как это одна из самых нежных открытых частей тела человека, соответственно и уязвимая.</text:p>
      <text:p text:style-name="P20">Понятно, что вы не будете его бить по шее, но мама в детстве так и делала, когда он нашкодит, поэтому он ее прячет.</text:p>
      <text:p text:style-name="P19"><text:span text:style-name="T4">Признаками вранья могут быть все </text:span><text:span text:style-name="T1">неординарные жесты</text:span><text:span text:style-name="T4">, то есть те, которые проявляются вдруг в каких-то щекотливых ситуациях — </text:span><text:span text:style-name="T1">непривычное поведение</text:span><text:span text:style-name="T4">. Получается, </text:span><text:soft-page-break/><text:span text:style-name="T4">чтобы понять, какие именно жесты являются нестандартными, нужно понимать привычное поведение тела вашего собеседника.</text:span></text:p>
      <text:p text:style-name="P19">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19">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48">Человек, </text:span><text:span text:style-name="_30__20_Text"><text:span text:style-name="T48">вспоминая</text:span></text:span><text:span text:style-name="T48">, отведет взгляд на ту область в поле зрения, которая не будет его отвлекать (потолок, стену...) 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pan text:style-name="T48">Человек, который </text:span><text:span text:style-name="_30__20_Text"><text:span text:style-name="T50">пытается</text:span></text:span><text:span text:style-name="_30__20_Text"><text:span text:style-name="T48"> придумать</text:span></text:span><text:span text:style-name="T48">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text:span></text:p>
      <text:p text:style-name="P19">Он спрячет от вас взгляд, но будет стараться говорить как можно убедительнее, рассуждая в слух.</text:p>
      <text:p text:style-name="P19">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1">Не слушайте — смотрите</text:span>, ведь он говорит «Нет».</text:p>
      <text:p text:style-name="P20"><text:soft-page-break/>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19">Вот и получается первый совет по противостоянию лжи и ложности в поведении:</text:p>
      <text:p text:style-name="P20">Не стройте иллюзий! Найдите в себе силы и посмотрите правде в глаза. Трезво. Отбросив эмоции и чувства.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20">Мы не можем точно знать, как поведет себя человек в той или иной ситуации. Мы можем лишь предположить, попытаться предугадать, но знать наверняка — нет. Да что уж там, мы и о собственных действиях знать не можем, не говоря о чужих.</text:p>
      <text:p text:style-name="P20">И вот мы плавно подошли к ситуации, где логически принять решение будет сложно. Но у нас под рукой всегда есть надежный план «Б» — наша верная интуиция.</text:p>
      <text:p text:style-name="P20">Она подскажет, поверьте, если что-то пойдет не так. Укажет на «осадок» после разговора, прозвенит беззвучным звоночком сигнал тревоги или ёкнет неожиданной несостыковкой...</text:p>
      <text:h text:style-name="P79" text:outline-level="2"><text:span text:style-name="T4"><text:s/></text:span><text:bookmark-start text:name="Glava_25__Priznaki__priiemy_i_protivosto1"/><text:span text:style-name="T4">Глава 25. <text:line-break/>При</text:span><text:bookmark-end text:name="Glava_25__Priznaki__priiemy_i_protivosto1"/><text:span text:style-name="T4">емы и противостояние манипуляции</text:span></text:h>
      <text:p text:style-name="P3">Давайте попробуем разобраться во всем окончательно. Для этого я собрала в этой главе все основные техники поведения деструктивного индивидуума, попыталась максимально кратко и понятно описать их и найти пути противостояния такого воздействия на вас.</text:p>
      <text:p text:style-name="P7">Важно понимать, что каждый из описанных здесь методов имеет серьезное влияние и оказывает сильное воздействие на психику жертвы.</text:p>
      <text:p text:style-name="P3">Пока я писала эту главу, я очень сильно нервничала. Мне было сложно размышлять над рекомендациями, как себя вести, если вы вдруг заметили подобного рода отношение к себе со стороны близкого вам человека.</text:p>
      <text:p text:style-name="P7">Но, тем не менее, я прекрасно понимаю, что есть бизнес, дети, недвижимость, еще ряд каких-то нюансов, которые делают ваш путь отступления очень сложным и болезненным, или невозможным. Но — выбор за вами. Вы должны сделать его и все тут. Главное — экономьте эмоциональные силы.</text:p>
      <text:h text:style-name="Heading_20_3" text:outline-level="3"><text:bookmark-start text:name="Diemonstrativnoie_ighnorirovaniie_sobstv"/><text:soft-page-break/>Демонстративное игнорирование собственных обязательств<text:bookmark-end text:name="Diemonstrativnoie_ighnorirovaniie_sobstv"/></text:h>
      <text:p text:style-name="P3">Он игнорирует правила и устои вашей семьи, уходит от своих обязанностей. Абьюзер проявляет безответственное отношение к быту, что выражается неспособностью следить за своими личными вещами и бытовыми атрибутами.</text:p>
      <text:p text:style-name="P3">Такой человек может не знать, как включается стиральная машина, где находится половая тряпка или где ящик с инструментами.</text:p>
      <text:p text:style-name="P3">Если вы мужчина, то ваш партнер, например, превозносит до небес ваше умение готовить еду, в то время, как сам абьюзер уходит от этой своей женской обязанности.</text:p>
      <text:p text:style-name="P3">Если вы женщина. То ваш партнер, например, восхищается тем, как вы орудуете отверткой или вашим умением забивать гвозди. Вместо того, чтобы испытывать стыд, он поощряет вас за ваши умения, тем самым сглаживая ваше недовольство, ведь это обязанности мужчины в быту.</text:p>
      <text:p text:style-name="P3"><text:span text:style-name="T10">Противостояние</text:span>:</text:p>
      <text:p text:style-name="P3">Пристыдить. Здесь хорошо должна сработать техника триангуляции:</text:p>
      <text:p text:style-name="P3">— Мне пришлось попросить соседа Петю починить кран. Кстати, он сказал, что может тебя научить это делать.</text:p>
      <text:p text:style-name="P3">Это хороший способ заставить вашего партнера, который уходит от своих обязательств «шевелиться». Техника триангуляции, как правило, его метод, так дайте ему возможность почувствовать себя в вашей шкуре.</text:p>
      <text:p text:style-name="P3"><text:soft-page-break/>К тому же, этим вы дадите ему понять, что его авторитет пошатнулся, что для него будет очень болезненным осознанием, и он попытается во что бы то ни стало вернуть свою значимость для вас.</text:p>
      <text:h text:style-name="P80" text:outline-level="3"><text:bookmark-start text:name="Gazlaitingh_"/>Газлайтинг<text:bookmark-end text:name="Gazlaitingh_"/></text:h>
      <text:p text:style-name="P3">Газлайтинг,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text:p>
      <text:list xml:id="list39380368" text:continue-numbering="true" text:style-name="диалог">
        <text:list-item>
          <text:p text:style-name="P94">Тебе показалось.</text:p>
        </text:list-item>
        <text:list-item>
          <text:p text:style-name="P94">Ты себе накручиваешь.</text:p>
        </text:list-item>
        <text:list-item>
          <text:p text:style-name="P94">Ничего у тебя не болит.</text:p>
        </text:list-item>
        <text:list-item>
          <text:p text:style-name="P94">Ты сама придумываешь себе проблемы.</text:p>
        </text:list-item>
      </text:list>
      <text:p text:style-name="P3">Или на примере диалога:</text:p>
      <text:p text:style-name="P3">Жертва: Помнишь, ты мне как-то сказал, что &lt;...&gt;?</text:p>
      <text:p text:style-name="P3">Абьюзер: Не было такого. Я такого не говорил.</text:p>
      <text:p text:style-name="P3">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p text:style-name="P3">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text:p>
      <text:p text:style-name="P3"><text:soft-page-break/>Такая форма общения действительно может развить серьезные психологические проблемы у жертвы.</text:p>
      <text:p text:style-name="P3">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довольно часто, например, в криминалистике.</text:p>
      <text:p text:style-name="P3">При допросе невиновного человека, следователь допускает одну ошибку — он слишком агрессивен. Он не задает вопросы, а лишь настаивает на том, что подозреваемый — виновен. Может понадобиться два часа, чтобы невиновный человек связал себя с преступлением, назвался соучастником или признал себя виновным.</text:p>
      <text:p text:style-name="P3">Такое бывает, если жертву запугивают, держат в напряжении, оказывает давление, внушают.</text:p>
      <text:p text:style-name="P3">2 часа в комнате допросов с профессионалом и годы жизни с деструктивной личностью изо дня в день под одной крышей — сходства мало, но оно есть — постоянное давление на психику.</text:p>
      <text:p text:style-name="P3"><text:span text:style-name="T10">Противостояние</text:span>:</text:p>
      <text:p text:style-name="P3">Помните, понимание — это король любых отношений. Все, что делается в паре должно быть понятным. Без понимания ничего не выйдет. Развивайте в себе способность понимать свои чувства и доверять им. Все, что вы услышали и увидели — правда. Вам не кажется!</text:p>
      <text:p text:style-name="P3">Не развивайте в себе сомнения в своей правоте. Вместо того, чтобы пытаться перепроверить эти факты у себя в голове, сразу делайте выводы:</text:p>
      <text:list xml:id="list39401906" text:continue-numbering="true" text:style-name="диалог">
        <text:list-item>
          <text:p text:style-name="P94">Мне это нравится? — Нет.</text:p>
        </text:list-item>
        <text:list-item>
          <text:p text:style-name="P94"><text:soft-page-break/>Он сейчас прав? — Нет.</text:p>
        </text:list-item>
        <text:list-item>
          <text:p text:style-name="P94">Я это слышала/видела? — Да.</text:p>
        </text:list-item>
      </text:list>
      <text:p text:style-name="P3">Таким образом вы избавитесь от сомнений в реальности этих фактов.</text:p>
      <text:p text:style-name="P3">Отстаивайте свою точку зрения. Описывайте свои чувства:</text:p>
      <text:list xml:id="list39392647" text:continue-numbering="true" text:style-name="диалог">
        <text:list-item>
          <text:p text:style-name="P94">Как это у меня не болит? Еще как болит!</text:p>
        </text:list-item>
      </text:list>
      <text:p text:style-name="P3">Вам не нравится, что вам так сказали и вас раздражают попытки выставить вас неуравновешенным человеком? Проговаривайте это вслух твердо и уверенно:</text:p>
      <text:list xml:id="list39396683" text:continue-numbering="true" text:style-name="диалог">
        <text:list-item>
          <text:p text:style-name="P94">Ты что, хочешь сказать, что я сумасшедшая?!</text:p>
        </text:list-item>
      </text:list>
      <text:p text:style-name="P44">* * *</text:p>
      <text:p text:style-name="P3">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3">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поддерживать самоуважение и самооценку.</text:p>
      <text:p text:style-name="P3">Спокойно и уверенно объясните своему деструктивному партнеру, что <text:span text:style-name="T1">вы уверенны</text:span> в своей нормальности, что с вашей памятью все в порядке и вы можете логично рассуждать. Если вас начинают унижать или пытаться заставить поверить в обратное, то вам потребуется, как можно скорее закончить разговор и удалиться.</text:p>
      <text:p text:style-name="P3"><text:soft-page-break/>Интересный момент: специалисты советуют фиксировать эпизоды,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text:p>
      <text:p text:style-name="P3">Приятно осознавать, что я, еще не понимая с кем имею дело, додумалась и записала ключевые моменты на диктофон. Переслушивая их, я ловила себя на мысли, что испытываю удовлетворение от осознания его неправоты на мой счет.</text:p>
      <text:p text:style-name="P3">Это очень мне помогло быстро стать на ноги, внимательно изучая все подтексты вербальных и невербальных приемов моего парня по отношению ко мне.</text:p>
      <text:p text:style-name="P3">Поймите, что в ваших отношениях, на самом деле, слабым звеном является сам абьюзер, а не вы. Именно он испытывает горечь от собственных многочисленных недостатков, которые пытается спроецировать на вас, тем самым, выставив себя в хорошем свете.</text:p>
      <text:p text:style-name="P3">Однако вы, как человек, переживший газлайтинг,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3">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вам восстановить ваше психологическое здоровье и придадут сил.</text:p>
      <text:h text:style-name="P80" text:outline-level="3"><text:bookmark-start text:name="Viskholdingh_"/>Висхолдинг<text:bookmark-end text:name="Viskholdingh_"/></text:h>
      <text:p text:style-name="P3">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4">.</text:span></text:p>
      <text:p text:style-name="P3">Абьюзер может игнорировать вас, делая вид, будто не слышит.</text:p>
      <text:p text:style-name="P3">Таким образом абьюзер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и оказания поддержки напрягает абьюзеров и они сделают все, чтобы уйти от ответов, ссылаясь на головную боль, не срочность дела или на вашу иррациональность в этом вопросе.</text:p>
      <text:p text:style-name="P3">Это его логичное поведение, ведь ему придется нести ответственность и тратиться эмоционально, и — он избегает этого. Абьюзеры не умеют слушать, не хотят и не будут, вне зависимости от важности темы.</text:p>
      <text:p text:style-name="P3">Вас упрекают в сверхчувствительности. Ваши эмоции блокируются и объясняется это тем, что вы преувеличиваете. Абьюзер не способен выслушать вас и ему не интересно обсуждать ваши отношения. Он всячески пытается спрыгнуть с темы, перебивая, высмеивая и иронизируя над вашими чувствами или вовсе игнорирует их.</text:p>
      <text:list xml:id="list39372907" text:continue-numbering="true" text:style-name="диалог">
        <text:list-item>
          <text:p text:style-name="P111"><text:soft-page-break/>И это, по твоему, проблема? Ты действительно считаешь, что из-за этого стоит ссориться?</text:p>
        </text:list-item>
      </text:list>
      <text:p text:style-name="P19">И вот вы уже говорите о том, что не хотите ругаться, а просто пытаетесь решить семейный вопрос — он спрыгнул с темы.</text:p>
      <text:list xml:id="list39383863" text:continue-numbering="true" text:style-name="диалог">
        <text:list-item>
          <text:p text:style-name="P111">Я не буду разговаривать об этом. Это полный бред! Ты хоть слышишь себя?</text:p>
        </text:list-item>
      </text:list>
      <text:p text:style-name="P19">И вот вы пытаетесь понять, что же «такого» вы сказали не так — он спрыгнул с темы.</text:p>
      <text:list xml:id="list39375871" text:continue-numbering="true" text:style-name="диалог">
        <text:list-item>
          <text:p text:style-name="P111">В смысле?</text:p>
        </text:list-item>
      </text:list>
      <text:p text:style-name="P19">Он отвечает вопросом на вопрос, чем заставляет вас ответить, чтобы: а) придраться к вашему ответу и спрыгнуть с темы; б) успеть придумать что-то пока вы повторяете свой вопрос, что позволит ему спрыгнуть с темы.</text:p>
      <text:p text:style-name="P3">В разговоре он надменным тоном пересказывает ваши фразы, перевирая их и обесценивая их важность. Это сильно изматывает вас. Вы чувствуете опустошение и безысходность после таких разговоров.</text:p>
      <text:p text:style-name="P3"><text:span text:style-name="T10">Противостояние</text:span>:</text:p>
      <text:p text:style-name="P3">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3">Не душите в себе ощущение ненужности:</text:p>
      <text:list xml:id="list39384335" text:continue-numbering="true" text:style-name="диалог">
        <text:list-item>
          <text:p text:style-name="P94">У меня такое впечатление, что тебе просто неинтересно меня слушать.</text:p>
        </text:list-item>
        <text:list-item>
          <text:p text:style-name="P94"><text:soft-page-break/>Ты каждый раз придумываешь отговорки, чтобы избежать разговоров со мной.</text:p>
        </text:list-item>
        <text:list-item>
          <text:p text:style-name="P94">Я тебя поняла. Позвоню маме/подруге/другу, раз тебе неинтересно. Они-то точно меня выслушают.</text:p>
        </text:list-item>
      </text:list>
      <text:p text:style-name="P3">Таким образом вы покажете ему, что он не незаменим, и, если у вас есть проблемы, то найдутся и люди, которые вам помогут их решить, если ваш партнер не в состоянии это сделать. В этом случае он почувствует свою бесполезность, что может сподвигнуть его на действия, которые вы от него ожидаете.</text:p>
      <text:p text:style-name="P3">Когда он попытается соскочить с темы, скажите:</text:p>
      <text:list xml:id="list39375576" text:continue-numbering="true" text:style-name="диалог">
        <text:list-item>
          <text:p text:style-name="P94">Кстати, тоже интересный момент, но давай мы его обсудим после. Вернемся к сути.</text:p>
        </text:list-item>
      </text:list>
      <text:p text:style-name="P3">Он не сможет вас упрекнуть в равнодушии к его мнению и вы вернете разговор в нужное русло.</text:p>
      <text:p text:style-name="P3">Если вы — человек с обостренным чувством справедливости, то вы можете дать мощный отпор своему деструктивному партнеру. Ваша агрессия доброкачественна, ведь вы никогда не нападаете первым.</text:p>
      <text:p text:style-name="P3">Отстаивайте свое право быть услышанным и понятым. Это справедливо. Оперируйте тем, что вы в паре, а значит несете друг за друга ответственность.</text:p>
      <text:h text:style-name="P80" text:outline-level="3"><text:bookmark-start text:name="__Da__no__________v_dopolnieniie_k_opisa"/>«Да, но &lt;...&gt;»<text:line-break/>(в доп. к описанию висхолдинга)<text:bookmark-end text:name="__Da__no__________v_dopolnieniie_k_opisa"/></text:h>
      <text:p text:style-name="P3">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39392527" text:continue-numbering="true" text:style-name="диалог">
        <text:list-item>
          <text:p text:style-name="P86"><text:span text:style-name="_30__20_Text"><text:span text:style-name="T20">Да</text:span></text:span><text:span text:style-name="T20">, я виноват, </text:span><text:span text:style-name="_30__20_Text"><text:span text:style-name="T20">но</text:span></text:span><text:span text:style-name="T20"> позавчера ты была больше не права, чем я сейчас.</text:span></text:p>
        </text:list-item>
        <text:list-item>
          <text:p text:style-name="P94">Я полностью с тобой согласен, но ты абсолютно не права...</text:p>
        </text:list-item>
      </text:list>
      <text:p text:style-name="P3">Это вводит жертву в заблуждение и, вместо того, чтобы продолжать разговор, пытается понять, согласны с ней или же нет, или что-либо объяснить манипулятору, натыкаясь на все новые опровержения с его стороны.</text:p>
      <text:p text:style-name="P3"><text:span text:style-name="T10">Противостояние</text:span>:</text:p>
      <text:p text:style-name="P3">Дайте ему понять, что вы заметили эту тактику и раскусили его:</text:p>
      <text:list xml:id="list39395431" text:continue-numbering="true" text:style-name="диалог">
        <text:list-item>
          <text:p text:style-name="P94">Мама научила меня не воспринимать все, что сказано до слова «Но». Скажи, пожалуйста, ты со мной согласен или нет?</text:p>
        </text:list-item>
        <text:list-item>
          <text:p text:style-name="P111">Милый, я заметила, что ты себе противоречишь. А то что-то я смотрю, у нас диалог не вяжется...</text:p>
        </text:list-item>
      </text:list>
      <text:p text:style-name="P3"><text:soft-page-break/>Такая ваша ответная тактика на его попытки ввести вас в заблуждение должна остановить его. Напоминайте ему об этом каждый раз, как заметите такой его поход к делу. Тогда ему нечего будет вам ответить.</text:p>
      <text:h text:style-name="P80" text:outline-level="3">Изоляция жертвы от ее окружения</text:h>
      <text:p text:style-name="P3">Это методы первезного нарцисса. Он всячески заполняет ваше время собой и своим окружением.</text:p>
      <text:p text:style-name="P3">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придет в гости его компания. Потом окажется, что у его друга день рождение, и вы приглашены, так что встречу с вашими друзьями придется снова отложить.</text:p>
      <text:p text:style-name="P3">Таким образом, вы <text:span text:style-name="T1">пропадаете</text:span> из своей компании, и, уже через какое-то время, его окружение становится вашим.</text:p>
      <text:p text:style-name="P3"><text:bookmark-start text:name="Izoliatsiia_zhiertvy_ot_ieie_okruzhienii"/>Так же, если он видит вашу привязанно<text:bookmark-end text:name="Izoliatsiia_zhiertvy_ot_ieie_okruzhienii"/>сть к вашим друзьям, то потихоньку начинает с ними ссориться или ссорить вас.</text:p>
      <text:list xml:id="list39393883" text:continue-numbering="true" text:style-name="диалог">
        <text:list-item>
          <text:p text:style-name="P94">Твоя Машка как-то странно на меня посмотрела...</text:p>
        </text:list-item>
        <text:list-item>
          <text:p text:style-name="P94">Мне не нравится, что Петя на тебя постоянно смотрит. Я видел, как ты с ним кокетничала...</text:p>
        </text:list-item>
      </text:list>
      <text:p text:style-name="P19">Как вы понимаете, вы постараетесь «спрятать» Машу и Петю от него, дабы не возникало никаких недоразумений и дискомфортных ситуаций. Следовательно — постепенно общение с Машей и Петей прекратиться или станет минимальным.</text:p>
      <text:p text:style-name="P19">Так абьюзер лишает вас поддержки вашего окружения на случай, а это неизбежно, когда она вам может понадо<text:soft-page-break/>биться. При этом, прямых запретов может и не быть, но с его подачи вы сами стараетесь оградиться от такого напряженного общения, в следствии чего, прекращаете общение с большинством ваших друзей.</text:p>
      <text:p text:style-name="P3">Что касается родителей, то вашим родителям он нравится. Мама без ума от его харизмы, а папа нашел себе собеседника на тему «рыбалка». Ваша попытка пожаловаться на партнера будет расценена, как ваша минутная слабость.</text:p>
      <text:p text:style-name="P3">Другими словами, вам никто не поверит, что с таким прекрасным человеком могут быть проблемы.</text:p>
      <text:p text:style-name="P3"><text:span text:style-name="T10">Противостояние</text:span>:</text:p>
      <text:p text:style-name="P3">Не упускайте возможность проводить время с вашими близкими. С ним или без него — это ваши друзья и он должен уважать их.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3">— Я пригласила на выходные Машу и Петю. Будем играть в покер.</text:p>
      <text:p text:style-name="P3">Если же он уже договорился со своими друзьями, то скажите, что он мог бы сообщить вам заранее. Вы же сразу ставите его в известность. Пусть договорится на другой день.</text:p>
      <text:p text:style-name="P3">Если процесс психологического давления уже действует на вас и вы в этом уверены, не говорите прямым текстом об этом своим родителям — они вам не поверят. Мои мама и сестра, например, поначалу списывали все на мою эмоциональность.</text:p>
      <text:p text:style-name="P3"><text:soft-page-break/>Попробуйте намекнуть родителям о том, что он цветов давно не дарил... И «покапывайте», пока не заручитесь их поддержкой. При первой же встрече это может всплыть в разговоре и на него начнут воздействовать уже ваши родители — не вы. Так он поймет, что вы не один на один с ним.</text:p>
      <text:h text:style-name="P80" text:outline-level="3"><text:bookmark-start text:name="Passivnaia_aghriessiia__ighnorirovaniie_"/>Пассивная агрессия<text:line-break/>(игнорирование, обида, внезапный бойкот)<text:bookmark-end text:name="Passivnaia_aghriessiia__ighnorirovaniie_"/></text:h>
      <text:p text:style-name="P3">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3">Не удивляйтесь тому, что такое поведение он, зачастую, проявляет только к вам. Это нормально, ведь он уже «заслужил» вас и ваше расположение. Теперь вы в его плену, и он почти уверен, что вы никуда не денетесь.</text:p>
      <text:p text:style-name="P3">К тому же, ему не выгодно проявлять такое поведение по отношению к посторонним. Напротив, он будет вести себя с точностью да наоборот — демонстрировать окружающим свою неравнодушность и заинтересованность к ним и к вам. Ключевое слово — демонстрировать. Изображать.</text:p>
      <text:p text:style-name="P3">Цель — самоутвердиться. Это ответ на ваш вопрос: «Почему он вас, близкого ему человека, обижает?» Вы уже в его руках, и теперь он не считает нужным перед вами церемониться.</text:p>
      <text:p text:style-name="P3">Он изначально ориентирован на материализм, чем на духовный или эмоциональный обмен. Так что чувства жертвы по-умолчанию ему не понятны, и в добавок, вызывают раздражение, поэтому он от них уходит. Молча и без объяснений.</text:p>
      <text:p text:style-name="P3"><text:soft-page-break/>Вы, априори, провинились, если попытались возложить на него ответственность или сделали замечание, попросили помощи или он просто ожидал от вас каких-то других действий, известных только ему. Не буду уточнять, что помимо внушения вам чувства вины, на вас будет направлено такое поведение, как осознанное причинение психологической боли, контроль и шантаж, ведь это итак понятно...</text:p>
      <text:p text:style-name="P3">Вы можете звать его несколько раз, а он сделает вид, будто не слышит вас, хотя находиться в одной комнате с вами.</text:p>
      <text:p text:style-name="P3">Он часто уходит, делая из вас «козла отпущения». Как вы могли так поступить с ним — попытаться достучаться до него?</text:p>
      <text:p text:style-name="P3">Это бойкот. Пассивная агрессия, которая вводит вас в недоумение. Вы ищете свою вину, но не можете ее найти. В вашей голове только одна мысль:</text:p>
      <text:list xml:id="list39379641" text:continue-numbering="true" text:style-name="диалог">
        <text:list-item>
          <text:p text:style-name="P94">Не может же он просто так взять и обидеться?</text:p>
        </text:list-item>
      </text:list>
      <text:p text:style-name="P3">И вы отвечаете себе на этот вопрос — нет, не может. Вам сложно поверить в то, что им руководят скрытые мотивы — получить от вас — вас в его распоряжение! Будучи человеком сострадательным и неравнодушным, вы пытаетесь наладить связь:</text:p>
      <text:list xml:id="list39389281" text:continue-numbering="true" text:style-name="диалог">
        <text:list-item>
          <text:p text:style-name="P94">Милый, ну скажи, что не так? Ну прости, если я тебя чем-то обидела!</text:p>
        </text:list-item>
      </text:list>
      <text:p text:style-name="P3">И получаете снисходительное прощение, несмотря на то, что вы «вот такая бездушная сволочь»! Понимаете? Ему нужен контроль, а опуская голову и прося прощение за то, <text:soft-page-break/>чего, на самом деле, вы не делали, о чем вам даже не удосуживаются сообщить — это как раз повиновение.</text:p>
      <text:p text:style-name="P3">В следующую такую ситуацию вам обязательно напомнят:</text:p>
      <text:list xml:id="list39384785" text:continue-numbering="true" text:style-name="диалог">
        <text:list-item>
          <text:p text:style-name="P94">Опять ты за свое. В прошлый раз было тоже самое!</text:p>
        </text:list-item>
      </text:list>
      <text:p text:style-name="P3">И вы снова не понимаете. И снова просите прощение, и обещаете, что такого больше не повторится! А вам говорят:</text:p>
      <text:list xml:id="list39402044" text:continue-numbering="true" text:style-name="диалог">
        <text:list-item>
          <text:p text:style-name="P94">Ты в прошлый раз тоже говорила, что не повторится!</text:p>
        </text:list-item>
      </text:list>
      <text:p text:style-name="P3">Манипулятору необходимо поддерживать с вами связь. Он открыто имитирует свою любовь к вам, но нужно понимать, что испытывать любовь или подобные чувства он не способен.</text:p>
      <text:p text:style-name="P3">Поэтому, он и глазом не моргнув, демонстрирует позитивное отношение к вам, но процесс отталкивания при этом является завуалированным и замаскированным какой-нибудь косвенной причиной: придиркой, обвинением в недостатках и в том, что ваша любовь неискренняя, ведь вы чего-то там для него не сделали, или сделали, но не так, как он того хотел.</text:p>
      <text:p text:style-name="P3"><text:span text:style-name="T10">Противостояние</text:span>:</text:p>
      <text:p text:style-name="P3">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этого напряжения. Я пробовала узнать причины такого поведения, я игнорировала это поведение, потом высмеивала его:</text:p>
      <text:list xml:id="list39386358" text:continue-numbering="true" text:style-name="диалог">
        <text:list-item>
          <text:p text:style-name="P94">Что, опять? Ну ок...</text:p>
        </text:list-item>
      </text:list>
      <text:p text:style-name="P3"><text:soft-page-break/>Я даже пыталась его вывести на чистую воду агрессивно... Много было испробовано, так как я люблю экспериментировать, в поисках решения любых проблем...</text:p>
      <text:p text:style-name="P3">Он мог молчать неделями, и я не выдерживала и шла, склонив голову. В самую последнюю ссору, когда мне пришлось второй раз включить диктофон, я наконец нашла способ.</text:p>
      <text:p text:style-name="P3">Я хладнокровно резко прямо начала его ставить на место, не принимая его поведение. Он пытался молчать или съехать с темы, но я не унималась.</text:p>
      <text:list xml:id="list39395913" text:continue-numbering="true" text:style-name="диалог">
        <text:list-item>
          <text:p text:style-name="P94">Ну? Что опять? Ну, говори! Чем ты не доволен!? Давай — я недоволен тем, что... Продолжай предложение!</text:p>
        </text:list-item>
      </text:list>
      <text:p text:style-name="P3">Он даже сам дал этому моему методу название: «учитель-школьник».</text:p>
      <text:p text:style-name="P3">Не повышая тона, но уверенно и резко, чтоб он понимал — я не уйду без ответа. Я надавила. Плюс, включенный диктофон сыграл немаловажную роль. Я была учительницей, а он школьником, которого вызвали к доске, а он не подготовился к уроку.</text:p>
      <text:p text:style-name="P3">Знаете, чем отличалась последняя ссора от всех остальных? Я поймала его за руку. Я осознала, что он мне соврал и — начала разочаровываться!</text:p>
      <text:p text:style-name="P3">Я четко понимала, что он причинил мне боль. Я приняла решение не поддаваться снова на «обиду на обиду», я пошла до конца и он понял, что я не оставлю его в покое без ответа.</text:p>
      <text:p text:style-name="P3">Так что вот мой совет, как заставить человека прекратить вас игнорировать: осознайте, что вашей вины нет.</text:p>
      <text:p text:style-name="P3"><text:soft-page-break/>Четко дайте понять, что не принимаете его обиду:</text:p>
      <text:p text:style-name="P3">— Я ничего такого не сделала и не сказала, чтобы ты обиделся! Объясни свое поведение!</text:p>
      <text:p text:style-name="P3">Идите до конца, как бы сложно это не было, главное, делайте это спокойно, не повышайте тона, чтоб вас нельзя было упрекнуть в истерике:</text:p>
      <text:list xml:id="list39382140" text:continue-numbering="true" text:style-name="диалог">
        <text:list-item>
          <text:p text:style-name="P94">Я жду ответа и не уйду, пока не получу его! Если ты утверждаешь что я неправа/виновата, то будь добр, объясни мне, в чем?</text:p>
        </text:list-item>
      </text:list>
      <text:p text:style-name="P3">Не пытайтесь утешить его, не пытайтесь сгладить ситуацию. Он не прав! А если считает, что не правы вы, то пусть имеет смелость сказать об этом вслух.</text:p>
      <text:h text:style-name="P80" text:outline-level="3"><text:bookmark-start text:name="Eghoizm__Ravnodushiie_"/>Эгоизм. Равнодушие<text:bookmark-end text:name="Eghoizm__Ravnodushiie_"/></text:h>
      <text:p text:style-name="P3">Вы просите о помощи, но у него есть дела поважнее. У вас проблемы, но он не поддерживает вас и даже отстраняется, оставляя вас наедине со своими переживаниями. У вас возникает ощущение ненужности и ущербности. На вас навешивают ярлыки вечно недовольной стервы.</text:p>
      <text:p text:style-name="P3"><text:span text:style-name="T10">Противостояние</text:span>:</text:p>
      <text:p text:style-name="P3">Не терпите такого поведения. Он ваш партнер, а значит должен быть с вами и в горе и в радости. Говорите об этом, требуйте:</text:p>
      <text:list xml:id="list39393103" text:continue-numbering="true" text:style-name="диалог">
        <text:list-item>
          <text:p text:style-name="P94">Мне нужна твоя помощь/совет/поддержка!</text:p>
        </text:list-item>
        <text:list-item>
          <text:p text:style-name="P94">Я всегда рядом, когда тебе плохо. Почему ты отстраняешься, когда плохо мне? Я считаю это достаточно серьезной причиной для завершения наших отношений. Если я, по-твоему, могу справиться со всем сама, то зачем мне ты?</text:p>
        </text:list-item>
      </text:list>
      <text:p text:style-name="P3">Таким образом вы дадите ему понять, что не видите смысла в отношениях с ним, ведь он не справляется со своей обязанностью — быть опорой и поддержкой для вас, как вы для него. Не исключено, что после таких слов он продемонстрирует свою обиду и задетое самолюбие. Озвучьте и это:</text:p>
      <text:list xml:id="list39391949" text:continue-numbering="true" text:style-name="диалог">
        <text:list-item>
          <text:p text:style-name="P94">Ты что, обиделся? На что? На то, что не можешь оказать мне помощь?</text:p>
        </text:list-item>
      </text:list>
      <text:h text:style-name="P80" text:outline-level="3"><text:bookmark-start text:name="Ighra_na_vashikh_emotsiiakh_ili_psikholo"/>Игра на ваших эмоциях<text:line-break/>или психологические триггеры<text:bookmark-end text:name="Ighra_na_vashikh_emotsiiakh_ili_psikholo"/></text:h>
      <text:p text:style-name="P3">Как я уже говорила, человеческая психика — это сложная штука. Невозможно дать ей общую характеристику для всех индивидуумов,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3">Наши эмоции выступают в роли «художника» психического состояния. Они «рисуют» картину настроения, чувств и переживаний на нашем поведении, и непосредственно на наших органах чувств.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 информацию о наших внутренних переживаниях.</text:p>
      <text:p text:style-name="P3">Как правило, эмоции п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text:p>
      <text:p text:style-name="P3">Это дает мне полное право утверждать, что у любого нашего эмоционального состояния есть причина.</text:p>
      <text:p text:style-name="P3"><text:soft-page-break/>В отношениях с абьюзером нет места вашим эмоциям. Говоря конкретно об этом методе,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text:p>
      <text:p text:style-name="P3">Вы делитесь своими переживаниями, в последствии чего чувствуете уязвленность и вину:</text:p>
      <text:list xml:id="list39396318" text:continue-numbering="true" text:style-name="диалог">
        <text:list-item>
          <text:p text:style-name="P94">Да, я помню, что ты уже однажды потеряла контроль над ситуацией... Так что не нужно мне рассказывать, что сейчас ты ни при чем...</text:p>
        </text:list-item>
        <text:list-item>
          <text:p text:style-name="P94">Теперь я понимаю, почему Петя решил с тобой расстаться.</text:p>
        </text:list-item>
      </text:list>
      <text:p text:style-name="P3">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обнимает, причиняя боль.</text:p>
      <text:p text:style-name="P3">Или если вы, например, отравились рыбой, лежите и болеете, а вам предлагают отведать селедочки под шубой.</text:p>
      <text:p text:style-name="P3">Или вы были свидетелем или участником автомобильной катастрофы, и вас пугают сирены скорой помощи и звуки резкого торможения, а ваш партнер покупает вам билет на фильм с участием подобных сцен...</text:p>
      <text:p text:style-name="P3">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3"><text:soft-page-break/>Триггеры могут быть и положительными — салют напоминает нам Новый год, а звуки ревущего мотора, проезжающего под окнами — о старом друге, у которого есть байк.</text:p>
      <text:p text:style-name="P3">Рекламная индустрия построена на триггерах с целью повышения продаж...</text:p>
      <text:p text:style-name="P3">Я бы назвала триггер — ассоциативным переживанием воспоминания или представления. Исследователи выяснили, что в большинстве случаев, люди не способны справиться со своими реакциями на триггеры, но все же их можно научиться контролировать.</text:p>
      <text:p text:style-name="P3">К сожалению, для манипуляторов психологические триггеры служат средством манипуляции сознанием и поведением людей. В разных источниках на эту тему мне встречались такие выражения, как «кнопка контроля» или «спусковой крючок».</text:p>
      <text:p text:style-name="P3">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text:p>
      <text:p text:style-name="P3">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рукой. При этом сам абьюзер «не бьет» вас. Он, в целом, ничего такого сверх страшного не делает, и, по итогу, упрекнуть или обвинить его вы не можете.</text:p>
      <text:p text:style-name="P3"><text:span text:style-name="T10">Противостояние</text:span>:</text:p>
      <text:p text:style-name="P3"><text:soft-page-break/>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39403453" text:continue-numbering="true" text:style-name="диалог">
        <text:list-item>
          <text:p text:style-name="P94">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h text:style-name="P80" text:outline-level="3"><text:bookmark-start text:name="Viktimblieimingh_"/>Виктимблейминг<text:bookmark-end text:name="Viktimblieimingh_"/></text:h>
      <text:p text:style-name="P3">Виктимблейминг (<text:span text:style-name="T1">от англ</text:span>. <text:span text:style-name="T1">victim</text:span> — жертва, <text:span text:style-name="T1">blame</text:span> — обвинять) — говоря языком юриспруденции, это присвоение ответственности не лицу, совершившему правонарушение, а лицу, пострадавшему от этого правонарушения.</text:p>
      <text:p text:style-name="P3">История этого термина уходит в далекий 1971,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text:p>
      <text:list xml:id="list39399903" text:continue-numbering="true" text:style-name="диалог">
        <text:list-item>
          <text:p text:style-name="P94">Это все, потому что я черный? — если ответ «Да», то это виктимблейминг.</text:p>
        </text:list-item>
      </text:list>
      <text:p text:style-name="P3">Другими словами, виктимблейминг — это когда кто-то обвиняет вас в вашем несчастье. Он считает, что ваши действия и неправильное поведение стали причиной такого исхода.</text:p>
      <text:p text:style-name="P3">Ни о какой поддержке не может быть и речи. Вы были недостаточно умны или осторожны, именно поэтому все так произошло. Вы всему виной поэтому и разбирайтесь с этим сами.</text:p>
      <text:p text:style-name="P3">Примерами такой манипуляции являются:</text:p>
      <text:list xml:id="list39399786" text:continue-numbering="true" text:style-name="диалог">
        <text:list-item>
          <text:p text:style-name="P94">Ее бы не изнасиловали, если бы она не надела такое короткое платье.</text:p>
        </text:list-item>
        <text:list-item>
          <text:p text:style-name="P94">Тебя не повысили, потому что ты мало старалась, тебе нужно было усерднее работать.</text:p>
        </text:list-item>
        <text:list-item>
          <text:p text:style-name="P94"><text:soft-page-break/>Твой кошелек украли из-за твоей невнимательности...</text:p>
        </text:list-item>
      </text:list>
      <text:p text:style-name="P3">Все эти примеры, и подобные, подводятся итоговым приговором:</text:p>
      <text:list xml:id="list39385961" text:continue-numbering="true" text:style-name="диалог">
        <text:list-item>
          <text:p text:style-name="P94">Сама виновата!</text:p>
        </text:list-item>
      </text:list>
      <text:p text:style-name="P3">Без вины виноватая (С). Жертва становится эдаким «козлом отпущения», и вместо поддержки, выслушивает упреки с нотками злорадства и сарказма.</text:p>
      <text:list xml:id="list39396409" text:continue-numbering="true" text:style-name="диалог">
        <text:list-item>
          <text:p text:style-name="P94">А чего ты хотела?!</text:p>
        </text:list-item>
      </text:list>
      <text:p text:style-name="P3">Если вы заметили подобное поведение, например, даже по отношению к героям фильма, который вместе смотрите,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3">Также, виктимблейминг проявляется в физическом насилии в семье. Например, мужчина поднял руку на свою женщину, так как она не промолчала или сделала что-то такое, что <text:span text:style-name="T1">вынудило</text:span> его ее побить. В таком случае жертву засыпают обвинениями в провокации физического насилия над ней.</text:p>
      <text:p text:style-name="P3">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что она не спряталась под кровать, видя что ее муж, например, пришел домой пьяный.</text:p>
      <text:p text:style-name="P3">Вина, страх, непонимание, и полная беспомощность — вот какие чувства овладевают жертвой. Конечно, это еще и <text:soft-page-break/>дело рук «неравнодушных» людей, которые, вместо того, чтобы защитить ее, оправдывают насильника, намекая или говоря прямо о неправильном поведении жертвы, совершенно не понимая, что такое поведение ненормально, какими бы ни были причины!</text:p>
      <text:p text:style-name="P3">Говоря о домашнем насилии, схема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39400270" text:continue-numbering="true" text:style-name="диалог">
        <text:list-item>
          <text:p text:style-name="P94">Прости меня, я сорвался из-за того, что ты сказала/сделала.</text:p>
        </text:list-item>
      </text:list>
      <text:p text:style-name="P3">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3">Жертва прощает насильника, так как ей внушили, что она виновата в том, что произошло.</text:p>
      <text:p text:style-name="P3">Но что происходит с жертвами в момент рукоприкладства?</text:p>
      <text:p text:style-name="P3">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что-то ужасное.</text:p>
      <text:p text:style-name="P3">Она не понимала — что именно, что не могла поверить, что ее бьют просто так.</text:p>
      <text:p text:style-name="P3">Бытовой стокгольмском синдром. Из-за внушения жертве чувства вины за такие ситуации, она вскоре может и сама <text:soft-page-break/>поверить в то, что виновата и начать оправдывать своего мучителя. Такие эмоциональные и когнитивные искажения нередко становятся результатом оказанного на нее психологического давления.</text:p>
      <text:p text:style-name="P3">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 на последнем, когда насилие становится очевидным, и жертва попадает в больницу. Ее осуждают в том, что она терпела все это и не уходила.</text:p>
      <text:p text:style-name="P3">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3">Поройтесь в памяти. Практически у каждого из вас найдется знакомая, которая не уходит от мужа, который ее постоянно избивает. А все потому, что вовремя ей не была оказана помощь в противостоянии такому поведению ее деструктивного партнера.</text:p>
      <text:p text:style-name="P3">Если же вам не пришлось вспоминать и вы узнали себя во всех этих примерах — вы стали жертвой виктимблейминга.</text:p>
      <text:p text:style-name="P3"><text:span text:style-name="T10">Противостояние</text:span>:</text:p>
      <text:p text:style-name="P3">Первое правило — вы ни в чем не виноваты!</text:p>
      <text:p text:style-name="P3">Ничто не дает человеку право причинять физический или психологический вред другому. Нет таких причин!</text:p>
      <text:p text:style-name="P3">Ни короткое платье, ни расстегнутая сумка, ни сказанное в порыве гнева плохое слово, ни разбитая кружка или <text:soft-page-break/>пересоленный суп не дает человеку право на насилие над вами!</text:p>
      <text:p text:style-name="P3">Об этом нужно говорить. Говорить громко и уверенно. Вслух!</text:p>
      <text:list xml:id="list39374776" text:continue-numbering="true" text:style-name="диалог">
        <text:list-item>
          <text:p text:style-name="P94">Меня побили!</text:p>
        </text:list-item>
        <text:list-item>
          <text:p text:style-name="P94">Меня изнасиловали!</text:p>
        </text:list-item>
      </text:list>
      <text:p text:style-name="P3">Обращайтесь в полицию, в кризисные центры, в центры помощи женщинам, звоните на горячие линии. Молчание только отберет у вас силы. Ни в коем случае не оставайтесь наедине со своей проблемой. Уверена, что у вас найдется человек, который все же поверит вам и окажет поддержку.</text:p>
      <text:p text:style-name="P3">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text:p>
      <text:p text:style-name="P3">Заручитесь чьей-то поддержкой. Правоохранительные органы либо центры защиты, коллеги, друзья — кто угодно, что может защитить вас. Не исключено, что вы станете жертвой виктимблейминга и со стороны тех, у кого просите помощь. Это, кстати, довольно частое явление, но это не должно вам останавливать.</text:p>
      <text:p text:style-name="P3">Ищите помощь в инстанциях, постарайтесь найти человека, который сможет пойти с вами и оказать вам поддержку.</text:p>
      <text:p text:style-name="P3">В случае же с лайтовыми версиями виктимблейминга, когда вас упрекают за что-то, спросите обвиняющего вас, действительно ли он так считает и как бы поступил на месте правонарушителя:</text:p>
      <text:list xml:id="list39398140" text:continue-numbering="true" text:style-name="диалог">
        <text:list-item>
          <text:p text:style-name="P94"><text:soft-page-break/>То есть, если ты пересолила суп, то позволишь своему мужу наказать тебя? Побить?</text:p>
        </text:list-item>
        <text:list-item>
          <text:p text:style-name="P94">Я бы, например, сказала человеку, что у него карман не застегнут. Ведь я нормальный честный человек! А ты бы как поступил?</text:p>
        </text:list-item>
        <text:list-item>
          <text:p text:style-name="P94">Ты хочешь сказать, что, если увидишь на улице девушку в короткой юбке, это даст тебе полное право изнасиловать ее?</text:p>
        </text:list-item>
      </text:list>
      <text:h text:style-name="P80" text:outline-level="3"><text:bookmark-start text:name="Vam_riedko_ustupaiut_ili_nie_ustupaiut_v"/>Вам редко уступают или не уступают вообще<text:bookmark-end text:name="Vam_riedko_ustupaiut_ili_nie_ustupaiut_v"/></text:h>
      <text:p text:style-name="P19">Он не предлагает - он спрашивает. Он не настаивает, а обижается. Он не аргументирует, а обвиняет. И вы соглашаетесь с ним и принимаете его точку зрения.</text:p>
      <text:p text:style-name="P3">При любого рода разногласиях от вас требуют идти на компромиссы, но сам манипулятор не готов идти на них. В ходе выносящего мозг спора, вы все-таки прогибаетесь, дабы прекратить бесконечный поток упреков в вашу сторону со стороны манипулятора.</text:p>
      <text:p text:style-name="P3">Используя несколько тактик, таких, как внушение чувства вины или обиду, упреки в вашей неспособности уступить, хотя вы уступаете постоянно, он добивается своего, а вы, в свою очередь, чувствуете опустошение и беспомощность в попытках что-либо доказать.</text:p>
      <text:p text:style-name="P3">Манипулятор не способен посмотреть на ситуацию другими глазами, он ни за что не поставит себя на ваше место, и он будет критиковать любые попытки призвать его это сделать.</text:p>
      <text:p text:style-name="P3">Он Великий Всегдаправ, «эксперт» в этом вопросе, как и во всех остальных, но он сделает вас виноватой, если что-то пойдет не так, аргументируя вашей неспособностью его остановить, ведь вы же знали, что он не прав.</text:p>
      <text:p text:style-name="P3"><text:span text:style-name="T10">Противостояние</text:span>:</text:p>
      <text:p text:style-name="P3"><text:soft-page-break/>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3">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на где-то четверть от их изначальной стоимости. А к новогодним праздникам на их ценнике эту стоимость зачеркнули и поставили первую цену с пометкой «Скидка 25%».</text:p>
      <text:p text:style-name="P3">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покупатели довольны и магазин заработал.</text:p>
      <text:p text:style-name="P3">Как бы низко это не звучало, но вам придется торговаться за ваше место под солнцем. Берите изначально выше — просите больше и понемногу снижайте требования. До той точки, которую вы изначально хотели.</text:p>
      <text:p text:style-name="P3">Пусть у вашего упрямого партнера сложится ощущение, что вы прогнулись и он будет этому несказанно рад. Зато вы в итоге получите то, чего изначально хотели, и тоже будете рады.</text:p>
      <text:p text:style-name="P3">Вот наглядная ситуация. Вы спорите друг с другом и ни вы, ни ваш партнер не готов уступать. Переходите на уступки, на которые вы согласны пойти. «Если ..., то ...» Это довольно неплохая тактика, чтобы показать, что вы готовы уступать, и проверить, готовы ли уступать вам.</text:p>
      <text:p text:style-name="P3"><text:soft-page-break/>Вы готовы пойти на уступки, но ему придется тоже вам что-то дать. Только так он сможет получить то, что желает.</text:p>
      <text:p text:style-name="P3">Если вы видите, что вашей любовью и вашей уступчивостью пользуются, смените манеру поведения в спорах — не отдавайте ничего просто так. Помните о пошаговой стратегии.</text:p>
      <text:p text:style-name="P3">Если ваш партнер что-то потребовал, и вы уступили, то вероятность того, что его требования продолжатся — возрастает. Требуйте взамен. Скажите, что примете сторону своего упрямого партнера, когда у него будет достаточно доказательств или достойных аргументов.</text:p>
      <text:p text:style-name="P3">Требуйте, раз уж это спор, объяснений его аргументации:</text:p>
      <text:list xml:id="list39395161" text:continue-numbering="true" text:style-name="диалог">
        <text:list-item>
          <text:p text:style-name="P94">Ты убежден, что так правильно, но ты никак не аргументируешь это, а только убеждаешь меня в том, что моя позиция неверна. Докажи мне, что ты прав, а я нет. Если ты не считаешь нужным мне что-то доказывать, то я расцениваю это, как отсутствие у тебя корректного мнения.</text:p>
        </text:list-item>
      </text:list>
      <text:p text:style-name="P3">Таким образом вы продемонстрируете собеседнику, что не воспринимаете его мнение без должной аргументации, и он будет вынужден вам ее предоставить, если действительно хочет, чтобы вы приняли его позицию.</text:p>
      <text:p text:style-name="P3">Не соглашайтесь с ним без его объяснений. Это вполне справедливо и обосновано.</text:p>
      <text:p text:style-name="P3">Он требует вас стать не его место — требуйте того же. Не прогибайтесь. Вы имеете полное право на свою точку зрения, на свое мнение, на свой выбор. Если вас лишают <text:soft-page-break/>этой возможности, стойте на своем, дабы ваш партнер оказался на вашем месте.</text:p>
      <text:list xml:id="list39397557" text:continue-numbering="true" text:style-name="диалог">
        <text:list-item>
          <text:p text:style-name="P94">Я понимаю твою позицию в данной ситуации, и призываю тебя понять меня. Если ты отказываешься или неспособен это сделать, то я это расцениваю, как наплевателькое отношение к моему мнению и не вижу смысла дальше вести этот разговор «в одни ворота».</text:p>
        </text:list-item>
      </text:list>
      <text:p text:style-name="P3">Но вы должны быть готовы к тому, что он будет отчаянно стараться надавить на вас. Это будет больно.</text:p>
      <text:p text:style-name="P3">Возможно, в какой-то момент вы пожалеете о том, что вовремя не уступили. Он начнет всячески вас унижать за иррациональность и даже тупость. Он будет называть вас упрямой и толстолобой. Он будет опровергать каждое ваше слово и это будет сопровождаться разными колкостями в ваш адрес.</text:p>
      <text:p text:style-name="P3">Таким образом он вызывает в вас чувство неуверенности. Смотрите в оба, и вы увидите сами весь этот абьюз, который царит в ваших отношениях. Такой будет ваша жизнь и дальше, если сейчас вы не сделаете решительные действия в свою пользу.</text:p>
      <text:p text:style-name="P3">Крепкая семья невозможна, если один в ней счастлив, а другой — нет.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3">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P3"><text:soft-page-break/>Один человек, которого я очень уважаю, как-то сказал мне:</text:p>
      <text:list xml:id="list39399030" text:continue-numbering="true" text:style-name="диалог">
        <text:list-item>
          <text:p text:style-name="P94">В семье должно быть соперничество!</text:p>
        </text:list-item>
      </text:list>
      <text:p text:style-name="P3">Конечно, я возмутилась и уже была готова начать жуткий спор, но он тут же продолжил:</text:p>
      <text:list xml:id="list39385125" text:continue-numbering="true" text:style-name="диалог">
        <text:list-item>
          <text:p text:style-name="P94">Кто кого счастливее сделает!</text:p>
        </text:list-item>
      </text:list>
      <text:p text:style-name="P3">Он в браке уже более двадцати пяти лет, и на моей памяти, это самый мудрый подход к браку из всех, что я слышала или наблюдала. И, я уверена, что — самый продуктивный, если результатом пара хочет видеть счастливые лица друг друга изо дня в день.</text:p>
      <text:p text:style-name="P3">Пара — речь идет об обоих!</text:p>
      <text:p text:style-name="P3">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ернутся для жертв болезненными оскорблениями и обвинениями. Хотите чтобы уважали ваше мнение — отстаивайте его!</text:p>
      <text:h text:style-name="P80" text:outline-level="3"><text:bookmark-start text:name="Patologhichieskaia_lozh___Vviedieniie_v_"/>Патологическая ложь.<text:line-break/>Введение в болезненное состояние ожидания<text:bookmark-end text:name="Patologhichieskaia_lozh___Vviedieniie_v_"/></text:h>
      <text:p text:style-name="P3">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3">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3">У такого поведения абьюзера есть два побочных эффекта на психику жертвы.</text:p>
      <text:p text:style-name="P3">Во-первых: напряжение от ожидания. Это состояние повышенного психического напряжения, тревога, что может служить предпосылкой возникновения нежелательных изменений в психике жертвы. Итогами такого воздействия обычно становится нервозность и неуравновешенность. Жертва чувствует опустошение и безвыходность в ее желании получить обещанное.</text:p>
      <text:p text:style-name="P3">Как правило, такое поведение абьюзера строится на мелочах. Жертве обещают что-то совсем незначительное и она настраивается на заведомо известный итог и расстраивается, когда что-то идет не по плану. По отдельности, та<text:soft-page-break/>кие мелочи не стоят внимания, но накопившись, они способны вызвать глубокое разочарование.</text:p>
      <text:p text:style-name="P3">Разочарование от невыполнения обещаний — второй побочный эффект поведения вашего деструктивного партнера. Жертва отдает себе отчет, что сорвавшийся вечер или ремонт крана — это невесомая причина для скандала и не может в полной мере объяснить свое недовольство.</text:p>
      <text:p text:style-name="P3">Она понимает, что выглядит это, как каприз, в чем ее и упрекают, обвиняя в излишней требовательности. Жертва разочаровывается в своих ожиданиях, разочаровывается в себе, так как своим поведением ее партнер дает ей понять, что она недостойна получить обещанное.</text:p>
      <text:p text:style-name="P3">Но посмотрите внимательнее на такое поведение. Это не просто безответственность или неуважение. Это самая настоящая ложь.</text:p>
      <text:p text:style-name="P3">Ложь и патологическая ложь между собой имеют одно важное различие.</text:p>
      <text:p text:style-name="P3">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3">Но патологическая ложь имеет другую особенность — абьюзер верит в то, что говорит. Даже если его разоблачат — он не расколется. Это не просто его правда. Это то, что он считает действительностью.</text:p>
      <text:p text:style-name="P3">В это сложно поверить, не столкнувшись с этим лицом к лицу. Абьюзер не признает свою вину. Для него ее просто <text:soft-page-break/>нет. Его ложь стала патологической, когда он в нее поверил.</text:p>
      <text:p text:style-name="P3">Это происходит из-за того, что он очень хочет, чтобы она стала действительностью. И она становится таковой для него.</text:p>
      <text:p text:style-name="P3">Вспомните, как вы чего-то хотели, например модный телефон в подростковом возрасте, или машину... Вы этого настолько сильно хотели, что эта вещь вам снилась и вы держали ее в своих руках. Было такое?</text:p>
      <text:p text:style-name="P3">Вы просыпались с ощущением полного разочарования и опустошения, и сожалели, что это лишь сон. Вы отчаянно желали, чтобы сон стал правдой и эта вещь у вас раз — и появилась.</text:p>
      <text:p text:style-name="P3">Или, например, вы в чем-то ошиблись, и очень бы хотели вернуть время вспять, чтобы все исправить...</text:p>
      <text:p text:style-name="P3">Абьюзеры научились в это верить. Он, конечно, не «наколдует» себе мощную тачку, или супер крутой девайс, но «изменить» ход событий в своей голове, просто потому, что ему так хочется — запросто.</text:p>
      <text:p text:style-name="P3">Его правда лишь в его голове. Ни ваши доказательства, ни ваши доводы, ни свидетели не убедят его в обратном. Если он захочет, он перепишет ход событий у себя в голове и поверит в это.</text:p>
      <text:p text:style-name="P3">Я не помню ни разу за три года, чтобы мой милый попросил у меня прощение за что-то, или признал свою вину. Он всегда вел себя так, будто совершенно не понимает, чего я от него хочу.</text:p>
      <text:p text:style-name="P3"><text:soft-page-break/>Так и было — он не понимал. В своей голове уже давно «переписал» данные мне обещания.</text:p>
      <text:p text:style-name="P3">Все это говорит о том, что во-первых: абьюзер не собирается нести ответственность за свои действия и всячески избегает ее, а во-вторых: он держит всех за идиотов.</text:p>
      <text:p text:style-name="P3"><text:span text:style-name="T10">Противостояние</text:span>:</text:p>
      <text:p text:style-name="P3">Манипулятор, будучи бессердечной личностью, подсознательно или осознанно отодвигает дела, которые для него несущественны.</text:p>
      <text:p text:style-name="P3">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все, что им захочется.</text:p>
      <text:p text:style-name="P3">Не пытайтесь шантажировать его! Любое ваше «Ты у меня еще поплачешь» обернется против вас.</text:p>
      <text:p text:style-name="P3">Начнете шантажировать сексом, скажет, что вы толкаете его на измену или изменит вам, и скажет, ч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3">Есть пара более грамотных тактик, которые могут помочь заставить его выполнить свое обязательство:</text:p>
      <text:p text:style-name="Text_20_body"><text:span text:style-name="_31__20_Text"><text:span text:style-name="T30">1) </text:span></text:span><text:span text:style-name="T20">Пристыдить.</text:span></text:p>
      <text:list xml:id="list39389433" text:continue-numbering="true" text:style-name="диалог">
        <text:list-item>
          <text:p text:style-name="P94">Ты можешь и не обещать, если не хочешь выглядеть обманщиком.</text:p>
        </text:list-item>
      </text:list>
      <text:p text:style-name="P3"><text:soft-page-break/>При этом сказать так, чтобы он понял, как вы относитесь к обманщикам. На эту тактику вы можете получить неожиданный ответ:</text:p>
      <text:list xml:id="list39375055" text:continue-numbering="true" text:style-name="диалог">
        <text:list-item>
          <text:p text:style-name="P94">Если тебя не устраивает — давай расстанемся.</text:p>
        </text:list-item>
      </text:list>
      <text:p text:style-name="P3">И это будет вам на руку. Соглашайтесь! Это его решение, абьюзер его принял. Но чего он этим добьется?</text:p>
      <text:p text:style-name="P3">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3">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39386765" text:continue-numbering="true" text:style-name="диалог">
        <text:list-item>
          <text:p text:style-name="P94">Я пока поживу у друзей/родителей, а вещи соберу на выходных, договорились?</text:p>
        </text:list-item>
      </text:list>
      <text:p text:style-name="Text_20_body"><text:span text:style-name="_31__20_Text"><text:span text:style-name="T30">2)</text:span></text:span><text:span text:style-name="_31__20_Text"><text:span text:style-name="T20"> </text:span></text:span><text:span text:style-name="T20">Отзеркаливание.</text:span></text:p>
      <text:p text:style-name="P3">Пообещайте ему что-то, что ему может очень понравиться, например:</text:p>
      <text:list xml:id="list39373054" text:continue-numbering="true" text:style-name="диалог">
        <text:list-item>
          <text:p text:style-name="P94">Сегодня дома тебя ждет большой сюрприз!</text:p>
        </text:list-item>
      </text:list>
      <text:p text:style-name="P3">Но никакого сюрприза не готовьте, а если вам начнут предъявлять претензии или демонстрировать обиду, просто ответьте:</text:p>
      <text:list xml:id="list39388255" text:continue-numbering="true" text:style-name="диалог">
        <text:list-item>
          <text:p text:style-name="P94"><text:soft-page-break/>Я собиралась, честно, но возникли дела по важнее, поэтому сюрприз переноситься на завтра.</text:p>
        </text:list-item>
      </text:list>
      <text:p text:style-name="P3">И, как вы понимаете, на завтра тоже нужно будет придумать отговорку. На вас могут посыпаться обвинения в том, что вы безответственный человек. На это можно спокойно ответить:</text:p>
      <text:list xml:id="list39387411" text:continue-numbering="true" text:style-name="диалог">
        <text:list-item>
          <text:p text:style-name="P94">Дорогой, ну кому, как не тебе меня понять!? Кран-то до сих пор течет, хотя ты еще неделю назад обещал его починить, но у тебя возникли какие-то дела, как и у меня сейчас...</text:p>
        </text:list-item>
      </text:list>
      <text:p text:style-name="P3">И чмокните его в щечку, мол это же ничего!..</text:p>
      <text:p text:style-name="P3">Таким образом вы поставите его на свое место и он, возможно, поймет, как это неприятно, и начнет выполнять свои обязательства.</text:p>
      <text:h text:style-name="P80" text:outline-level="3"><text:bookmark-start text:name="Trianghuliatsiia_"/>Триангуляция<text:bookmark-end text:name="Trianghuliatsiia_"/></text:h>
      <text:p text:style-name="P3">Вы знаете о том, как к вам относятся окружающие люди, но с его слов. Он передает вам их отзывы о вас. Чаще всего — это неприятные оценки. Вы часто слышите в свой адрес:</text:p>
      <text:list xml:id="list39371168" text:continue-numbering="true" text:style-name="диалог">
        <text:list-item>
          <text:p text:style-name="P94">Даже Маша/Петя говорит, что ты не права.</text:p>
        </text:list-item>
      </text:list>
      <text:p text:style-name="P3">Или что-то подобное. Манипулятор даже может не посчитать нужным сказать, кто именно отозвался так о вас:</text:p>
      <text:list xml:id="list39375464" text:continue-numbering="true" text:style-name="диалог">
        <text:list-item>
          <text:p text:style-name="P94">Да какая разница — кто? Главное, что я не один так считаю...</text:p>
        </text:list-item>
      </text:list>
      <text:p text:style-name="P3">В таком случае это либо выдуманный отзыв, с целью сбить вас с толку, либо отзыв человека, мнение которого вы не считаете авторитетным, и он об этом знает, поэтому и скрывает его от вас.</text:p>
      <text:p text:style-name="P3">Если же он называет вам автора:</text:p>
      <text:list xml:id="list39388530" text:continue-numbering="true" text:style-name="диалог">
        <text:list-item>
          <text:p text:style-name="P94">Маша/Петя вообще не понимает, почему я с тобой до сих пор встречаюсь...</text:p>
        </text:list-item>
      </text:list>
      <text:p text:style-name="P3">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text:p>
      <text:p text:style-name="P3">Так он может устранять людей, которые могут оказать вам поддержку.</text:p>
      <text:p text:style-name="P3"><text:soft-page-break/>Триангуляция заставляет вас чувствовать ревность и неуверенность, при этом вы не можете объяснить себе причину таким ощущениям.</text:p>
      <text:p text:style-name="P3">Само слово «триангуляция» говорит о том, что в ваши отношения пытаются внедрить третьего человека. Триангуляция это концепция отношений трех личностей.</text:p>
      <text:p text:style-name="P3">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что заставит вас стараться лучше и идти на уступки, дабы удержать вашу деструктивную половинку.</text:p>
      <text:p text:style-name="P3">Также отношу сюда мнение общества, стереотипы (мужчины полигамны, ты же знаешь!) и предрассудки.</text:p>
      <text:p text:style-name="P3"><text:span text:style-name="T10">Противостояние</text:span>:</text:p>
      <text:p text:style-name="P3">Первое и, пожалуй, самое важное, что стоит сделать, это научиться себя уважать.</text:p>
      <text:p text:style-name="P3">Второе, что необходимо сделать, это узнать лично у этого третьего человека, действительно ли он говорил такое и, если да, то почему так сказал.</text:p>
      <text:p text:style-name="P3">Начнете выяснять — увидите, что ваш партнер клевещет на вас, рассказывая, что вы его постоянно пилите, но умалчивает о причинах такого вашего поведения. Другими словами, он надевает маску «жертвы».</text:p>
      <text:p text:style-name="P3">Вы должны понять, что манипулятор просто прячется за спины других людей, что и делает вас обезоруженной жертвой, ведь вы воюете с ним, а не с тем третьим человеком. Попытайтесь узнать, что он думает по этому поводу:</text:p>
      <text:list xml:id="list39380512" text:continue-numbering="true" text:style-name="диалог">
        <text:list-item>
          <text:p text:style-name="P94"><text:soft-page-break/>А свое мнение у тебя есть?</text:p>
        </text:list-item>
      </text:list>
      <text:p text:style-name="P3">Если он скажет, что согласен с мнением Маши/Пети, смело уточняйте у него смысл этого, уже его, мнения:</text:p>
      <text:list xml:id="list39393509" text:continue-numbering="true" text:style-name="диалог">
        <text:list-item>
          <text:p text:style-name="P94">То есть, ты хочешь сказать, что не понимаешь, почему мы с тобой встречаемся?</text:p>
        </text:list-item>
      </text:list>
      <text:p text:style-name="P3">Так же можно вывести его на чистую воду — узнать, по какой причине он рассказывает о ваших отношениях другим людям:</text:p>
      <text:list xml:id="list39386009" text:continue-numbering="true" text:style-name="диалог">
        <text:list-item>
          <text:p text:style-name="P94">Ты что, жаловался Маше/Пете на меня?</text:p>
        </text:list-item>
      </text:list>
      <text:p text:style-name="P3">Ну или пристыдить в распускании слухов о вашей паре:</text:p>
      <text:list xml:id="list39401003" text:continue-numbering="true" text:style-name="диалог">
        <text:list-item>
          <text:p text:style-name="P94">Можно не быть сплетником и лицемером, милый, и обсудить эти вопросы со мной, а не с посторонними людьми.</text:p>
        </text:list-item>
      </text:list>
      <text:p text:style-name="P3">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p text:style-name="P3">Так вы попытаетесь узнать, что у него в голове, и, возможно, даже узнаете.</text:p>
      <text:h text:style-name="P80" text:outline-level="3"><text:bookmark-start text:name="Dabl_baind_"/>Дабл байнд<text:bookmark-end text:name="Dabl_baind_"/></text:h>
      <text:p text:style-name="P3">Дабл байнд — это концепция, разработанная Грегори Бейтсоном и его командой. Двойное послание или двойная связь — метод манипулирования, который проявляется в том, что жертва получает противоречивые указания.</text:p>
      <text:p text:style-name="P3">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3">Другими словами, при воспитании ребенка родители выдвигали сразу два одновременно невыполнимых или противоречивых послания...:</text:p>
      <text:list xml:id="list39396191" text:continue-numbering="true" text:style-name="диалог">
        <text:list-item>
          <text:p text:style-name="P94">Стой там — иди сюда.</text:p>
        </text:list-item>
        <text:list-item>
          <text:p text:style-name="P94">Я приказываю тебе не выполнять моих приказов.</text:p>
        </text:list-item>
      </text:list>
      <text:p text:style-name="P3">...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3">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никации мы воспринимаем или «заставляем» воспринимать ту или иную информацию.</text:p>
      <text:p text:style-name="P3"><text:soft-page-break/>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3">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3">Говоря простыми словами, общение, это не только слова, которые мы произносим и слышим, а еще и тон, поза, Лицо, настроение и т. д. говорящего, которыми сопровождается сказанное.</text:p>
      <text:p text:style-name="P3">Как же отличить здоровое (нормальное) общение от деструктивного?</text:p>
      <text:p text:style-name="P3">Берем за основу все вербальные и невербальные аспекты общения и сравниваем. Если эти аспекты между собой синонимичны (т. е. Тон, поза, Лицо и смысл сообщения совпадают), то все логично. Это общение нормальное.</text:p>
      <text:p text:style-name="P3">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3">Дабл байнд — это единственный и самый верный ответ на вопрос «Почему терпела и не ушла!?»</text:p>
      <text:p text:style-name="P3"><text:soft-page-break/>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3">Противоречия в посыле абьюзера могут быть вербальными, например:</text:p>
      <text:list xml:id="list39384628" text:continue-numbering="true" text:style-name="диалог">
        <text:list-item>
          <text:p text:style-name="P94">Закрой свой рот и ответь мне!</text:p>
        </text:list-item>
      </text:list>
      <text:p text:style-name="P3">Или же невербальными, когда то, <text:span text:style-name="T1">что</text:span> манипулятор говорит, и то, <text:span text:style-name="T1">как</text:span> он это произносит воспринимается на различных коммуникативных уровнях.</text:p>
      <text:p text:style-name="P3">Приведу пример из уже описанного мною разговора, который я записала на диктофон. Мой парень говорит мне:</text:p>
      <text:list xml:id="list39394004" text:continue-numbering="true" text:style-name="диалог">
        <text:list-item>
          <text:p text:style-name="P94">Главное, что хорошо тебе! Вот это самое главное!</text:p>
        </text:list-item>
      </text:list>
      <text:p text:style-name="P3">Его слова говорят об том, что он рад за меня, но интонацией он высказывает полное недовольство этим фактом. Горечь, зависть, чувство собственного поражения, крайняя раздраженность — вот о чем говорит его интонация.</text:p>
      <text:p text:style-name="P3">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p text:style-name="P3">Другими словами, жертва отрицала факты жестокости по отношению к ней, испытывая когнитивный диссонанс от такой коммуникации — растерянность.</text:p>
      <text:p text:style-name="P3">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39374920" text:continue-numbering="true" text:style-name="диалог">
        <text:list-item>
          <text:p text:style-name="P94"><text:soft-page-break/>Ты все придумываешь. Я такого не говорил...</text:p>
        </text:list-item>
      </text:list>
      <text:p text:style-name="P3">Потом висхолдинг:</text:p>
      <text:list xml:id="list39392739" text:continue-numbering="true" text:style-name="диалог">
        <text:list-item>
          <text:p text:style-name="P94">И это, по твоему, проблема? Ты действительно считаешь, что из-за этого стоит ссориться?</text:p>
        </text:list-item>
      </text:list>
      <text:p text:style-name="P3">Потом он шлифует это все триггером:</text:p>
      <text:list xml:id="list39379806" text:continue-numbering="true" text:style-name="диалог">
        <text:list-item>
          <text:p text:style-name="P94">Вчера ты тоже говорила, что не хочешь ругаться, но, тем не менее мы поругались...</text:p>
        </text:list-item>
      </text:list>
      <text:p text:style-name="P3">Конечно, без триангуляции никуда:</text:p>
      <text:list xml:id="list39382903" text:continue-numbering="true" text:style-name="диалог">
        <text:list-item>
          <text:p text:style-name="P94">Да все говорят, что ты просто неурав­новешенная...</text:p>
        </text:list-item>
      </text:list>
      <text:p text:style-name="P3">И в заключение, виктимблейминг:</text:p>
      <text:list xml:id="list39403328" text:continue-numbering="true" text:style-name="диалог">
        <text:list-item>
          <text:p text:style-name="P94">Хватит ныть! Сидела бы молча — ничего бы этого не было!..</text:p>
        </text:list-item>
      </text:list>
      <text:p text:style-name="P48">* * *</text:p>
      <text:p text:style-name="P3">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 Это описывается одним психологическим термином — Стокгольмский синдром.</text:p>
      <text:p text:style-name="P3">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3">Исследователи данного вопроса полагают, что Стокгольмский синдром не является психологическим парадок<text:soft-page-break/>сом или расстройством психики жертвы, а скорее нормальной реакцией человека на сильно травмирующее психику событие.</text:p>
      <text:p text:style-name="P3">Поэтому жертве не стоит верить обвинениям абьюзера в своей неадекватности и психическим расстройствам, так как Стокгольмский синдром не включен ни в одну международную систему классификации психиатрических заболеваний.</text:p>
      <text:p text:style-name="P44">* * *</text:p>
      <text:p text:style-name="P3">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Text_20_body"><text:span text:style-name="T20">Шизофрения (</text:span><text:span text:style-name="T25">от </text:span><text:span text:style-name="_30__20_Text"><text:span text:style-name="T20">греч. schizo – расщеплять, phren – ум, рассудок</text:span></text:span><text:span text:style-name="T20">) — расщепление сознания. Одна из особенностей данного заболевания — по</text:span><text:span text:style-name="T20">теря способности устанавливать связь между отдельными словами и понятиями, что разрушает связность сознания.</text:span></text:p>
      <text:p text:style-name="P3">Я, как и вы,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результат воздействия этого метода.</text:p>
      <text:p text:style-name="P3">Если вы можете сказать, что ваш партнер ведет себя демонстративно по-разному наедине с вами и в присутствии посторонних — это «дабл байнд».</text:p>
      <text:list xml:id="list39403156" text:continue-numbering="true" text:style-name="диалог">
        <text:list-item>
          <text:p text:style-name="P94"><text:soft-page-break/>Мне так нравится ее смех!/ Сколько можно ржать?!</text:p>
        </text:list-item>
      </text:list>
      <text:p text:style-name="P3">Если ваш партнер часто меняет собственную систему ценности, чем и оказывает влияние на ваши отношения — это «дабл байнд».</text:p>
      <text:list xml:id="list39375807" text:continue-numbering="true" text:style-name="диалог">
        <text:list-item>
          <text:p text:style-name="P94">Слушай, а это хорошая идея!/Ты серьезно? Тупее ничего не придумала?</text:p>
        </text:list-item>
      </text:list>
      <text:p text:style-name="P3">Умалчивание и недоговаривание правды,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3">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ши глаза, и, даже если вы понимаете, что такое поведение неправильное, достаточно улыбки вашего партнера, чтобы вы считали его действия — недоразумением.</text:p>
      <text:p text:style-name="P3">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3">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3">То есть жертве запрещается осознавать наличие противоречия и заявлять об этом. Приведу пример из уже опи<text:soft-page-break/>санного мною случая, когда мне «запретили» приглашать друзей на свой день рождения:</text:p>
      <text:list xml:id="list39386427" text:continue-numbering="true" text:style-name="диалог">
        <text:list-item>
          <text:p text:style-name="P94">Если ты пригласишь всех друзей, то это вызовет дискомфорт.</text:p>
        </text:list-item>
      </text:list>
      <text:p text:style-name="P3">Нельзя не согласиться, что подтекстом данного заявления является запрет.</text:p>
      <text:list xml:id="list39394940" text:continue-numbering="true" text:style-name="диалог">
        <text:list-item>
          <text:p text:style-name="P94">Я не хочу, чтобы ты приглашала всех друзей, так как это повлечет за собой дискомфорт...</text:p>
        </text:list-item>
      </text:list>
      <text:p text:style-name="P3">Этот подтекст является скрытой (или пассивной) агрессией, и ее очень сложно отследить, ведь жертва изначально видит только такие намерения:</text:p>
      <text:list xml:id="list39393164" text:continue-numbering="true" text:style-name="диалог">
        <text:list-item>
          <text:p text:style-name="P94">Я хочу, чтобы всем было комфортно.</text:p>
        </text:list-item>
      </text:list>
      <text:p text:style-name="P3">Я тогда и подумать не могла, что, на самом деле, как оказалось, должно быть комфортно только ему и его друзьям на моем празднике.</text:p>
      <text:p text:style-name="P3">В результате такого отношения, помимо самооценки жертвы, страдает ее коммуникативный навык. Жертва реагирует на все в штыки, воспринимает сказанное ей буквально, либо же в метафорическом смысле, часто отвечает вопросом на вопрос.</text:p>
      <text:p text:style-name="P3">Также, жертва двойных посланий теряет всякое желание проявлять инициативу — чтобы не быть виноватой, и предпочитает не оправдываться, потому что не верит, что ее могут выслушать. Ну и конечно, серьезно страдает вера в собственную адекватность.</text:p>
      <text:p text:style-name="P3"><text:soft-page-break/>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39400471" text:continue-numbering="true" text:style-name="диалог">
        <text:list-item>
          <text:p text:style-name="P94">Я тебя люблю ни смотря ни на что! (Ты очень плохая. У тебя множество недостатков. По сути тебя не за что любить, но — я тебя все равно люблю!)</text:p>
        </text:list-item>
        <text:list-item>
          <text:p text:style-name="P94">Мы сделаем это когда ты захочешь — завтра!</text:p>
        </text:list-item>
        <text:list-item>
          <text:p text:style-name="P94">Ты можешь рассказать мне. Я пойму! / Как ты могла такое сделать?! Ты в своем уме?</text:p>
        </text:list-item>
        <text:list-item>
          <text:p text:style-name="P94">Тебе не нужна косметика, ты у меня и так красивая! / Ух какая девушка, не то, что моя — замухрышка!</text:p>
        </text:list-item>
        <text:list-item>
          <text:p text:style-name="P94">Ты у меня самая лучшая! Я тебя недостоин! (Ты слишком умная/красивая/талантливая... Тебе надо быть хуже, чтобы я был достойным тебя!)</text:p>
        </text:list-item>
        <text:list-item>
          <text:p text:style-name="P94">Не работает — нахлебница, сидит на моей шее. / Работает — а обо мне кто будет заботиться?! Эгоистка!</text:p>
        </text:list-item>
        <text:list-item>
          <text:p text:style-name="P94">Все женщины корыстные сучки! Им только деньги и нужны! / Как это ты сама за себя заплатишь? Ты хочешь меня унизить?</text:p>
        </text:list-item>
        <text:list-item>
          <text:p text:style-name="P94">Занимаешься спортом — хочешь, чтоб парни на твою накачанную попку смотрели? / Не занимаешься — лентяйка и жопа у тебя жирная!</text:p>
        </text:list-item>
        <text:list-item>
          <text:p text:style-name="P94">Ей только обнимашки и нужны! / Она вообще не обращает на меня внимание!</text:p>
        </text:list-item>
        <text:list-item>
          <text:p text:style-name="P94"><text:soft-page-break/>Мне нравятся умные девушки! / Она что думает, что она самая умная?!</text:p>
        </text:list-item>
        <text:list-item>
          <text:p text:style-name="P94">Мне так нравится твой смех! / Когда ты уже успокоишься? Веди себя нормально!</text:p>
        </text:list-item>
        <text:list-item>
          <text:p text:style-name="P94">Мне для тебя ничего не жалко! / Джинсы тебе новые? А чем тебе старые не нравятся?</text:p>
        </text:list-item>
      </text:list>
      <text:p text:style-name="P15"><text:span text:style-name="T10">Противостояние</text:span>:</text:p>
      <text:p text:style-name="P3">Если вы понимаете, что вам становится не по себе, у вас вдруг пропадает или портится настроение, у вас остается осадок, обида или ком в горле, вам нужно уйти как можно скорее от этого человека!</text:p>
      <text:p text:style-name="P3">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p text:style-name="P3">Не ищите только хороший смысл в его словах — это лишь прикрытие его иснтинных намерений. Уйти — это единственный надежный способ избавиться от воздействий дабл байндов. Главное верить в себя! К сожалению, здесь мне нечего больше добавить.</text:p>
      <text:h text:style-name="P80" text:outline-level="3">Демонстрация<text:line-break/>(в доп. к описанию дабл байнда)</text:h>
      <text:h text:style-name="Heading_20_4" text:outline-level="4">Демонстрация занятости</text:h>
      <text:p text:style-name="P3">Он может обнимать вас, целовать вас и говорить, что вы хорошая. 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 будет стоять на месте и ждать пока вы подойдете, чтобы обнять вас.</text:p>
      <text:p text:style-name="P3">Вам нужно осознать что слова без действий и поступков ничего не значат.</text:p>
      <text:p text:style-name="P3">Заметили, что он практически не проводит время с вами? Нет? Хотите возразить, мол, вот месяц назад мы вместе куда-то там ходили, или смотрели какой-то там фильм...?</text:p>
      <text:p text:style-name="P3">Он редко и мал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3">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text:soft-page-break/>когда вдруг у него появилось свободное время. Время на вас.</text:p>
      <text:p text:style-name="P3">Очень плавно мы подошли к еще одному моменту — свободное время. От чего? От каких дел?</text:p>
      <text:p text:style-name="P3">Работа, друзья, компьютерные игры... Возможно какие-то хобби или само/образование. Заметьте, что в большинство его занятий вы не вписываетесь.</text:p>
      <text:p text:style-name="P3">Что вам с того?</text:p>
      <text:p text:style-name="P3">Пусть все, что он делает, в метафорическом смысле, будет, например — изготовлением кирпичей. Почему именно кирпичей? Они нужны для строительства. Для строительства чего? Будущего.</text:p>
      <text:p text:style-name="P3">Вот он изо дня в день изготавливает кирпичи, как и вы. Как и все. От того, насколько эти кирпичи качественные зависит качество Будущего, которое он с их помощью построит.</text:p>
      <text:p text:style-name="P3">Несомненно, ему нужны инструменты для их изготовления.</text:p>
      <text:p text:style-name="P3">Инструмент первый - «работа». Насколько продуктивно он выполняет свои обязанности, насколько качествен его продукт — зависит от этого инструмента. «Работа» позволяет копить больше и больше кирпичей, зарабатывать их, изготовлять.</text:p>
      <text:p text:style-name="P3">Для того, чтобы «работа» приносила больше кирпичей, нужно еще два инструмента «обучение» и «отдых».</text:p>
      <text:p text:style-name="P3">На «обучение» обычно тратятся такие ресурсы, как время, и, если речь не идет о самообразовании, то еще и кир<text:soft-page-break/>пичи. Это ничего, ведь потратив один кирпич на «обучение», можно за-«работа»-ть больше кирпичей.</text:p>
      <text:p text:style-name="P3">Инструмент «отдых» тоже помогает создавать все новые и новые кирпичи. Этот инструмент воодушевляет, расслабляет и восстанавливает силы. Без него количество кирпичей может сократиться.</text:p>
      <text:p text:style-name="P3">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text:p>
      <text:p text:style-name="P3">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если строит лишь Сегодня?</text:p>
      <text:p text:style-name="P3">Попробуйте представить, что вас ждет с этим человеком? А ничего — шиш на палочке.</text:p>
      <text:p text:style-name="P3">И что самое интересное, для изготовления этих его кирпичей ему нужен еще один инструмент — «вы». Там где он тратит время, силы и кирпичи на себя, образуются дыры в ваших отношениях. «Вы» тот самый инструмент, который эти дыры латает.</text:p>
      <text:p text:style-name="P3">Что угодно, быт или дополнительные кирпичи для вашей пары, духовность, уют и стабильность — стремитесь к этому и обеспечиваете это только «вы». Для вас наступает череда заблуждений, что все хорошо, что все идет, как надо — общими стараниями. Но это не так.</text:p>
      <text:p text:style-name="P3"><text:soft-page-break/>На Будущее вашей пары вы тратите исключительно свои силы, а он лишь создает видимость продуктивности на ваше общее благо.</text:p>
      <text:p text:style-name="P3">Он изображает старания. Занимается только тем, что ему нравится, с теми, кто, на самом деле, стоит для него на первом месте, а вот вам придется изо дня в день ждать своей очереди.</text:p>
      <text:p text:style-name="P3">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а вашей паре. Вам обоим.</text:p>
      <text:p text:style-name="P3">Да, он может пропадать на работе и вам нечего предъявить ему — он же не шляется где попало! После работы он захочет заняться чем-то своим — он ведь очень устал, у него был напряженный день. Как и вчера. Как и позавчера... Но ведь он имеет право на отдых.</text:p>
      <text:p text:style-name="P3">Вы постоянно оправдываете его.</text:p>
      <text:p text:style-name="P3">Да, я отношу это к дабл байнду, ведь посудите сами, не попытка ли это ввести вас в заблуждение? Вам ведь не к чему придраться, на первый взгляд. Не в чем упрекнуть... А результата — ноль.</text:p>
      <text:p text:style-name="P3">Будьте честны с собой в первую очередь. Если вы замечаете, что-то, что не можете объяснить, и что приносит вам... ничего по сути не приносит под маской «я стараюсь, как лучше для нас» — это двойной стандарт.</text:p>
      <text:p text:style-name="P3">Вот это как раз та картина, которую рисует вам ваш партнер. Картина, которая вам визуально нравится, но ко<text:soft-page-break/>торую он заберет с собой и уйдет, оставив вас ни с чем. Забрав ваши силы, время, кирпичи и здоровье.</text:p>
      <text:p text:style-name="P16">Противостояние<text:span text:style-name="T11">:</text:span></text:p>
      <text:p text:style-name="P68">Во-первых, как я уже неоднократно говорила — перестаньте служить. Во-вторых, поставьте наконец себя на первое место, полюбите себя!</text:p>
      <text:p text:style-name="P15">Идите на курсы, займитесь хобби, и не сидите дома только потому, что он чем-то там своим занят, а без него вы не хотите никуда идти. Идите — не отвлекайте милого.</text:p>
      <text:p text:style-name="P15">Вылезьте наконец из «домика» под названием зависимость.</text:p>
      <text:p text:style-name="P15">Измените свое поведение в свою пользу — вызовете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стве.</text:p>
      <text:p text:style-name="P15">Учитывая тот факт, что вы не собираетесь сидеть и ждать, как собака, пока на нее обратят внимание и погладят, для вас такие его реакции покажутся очень даже забавными.</text:p>
      <text:h text:style-name="Heading_20_4" text:outline-level="4">Демонстрация любви</text:h>
      <text:p text:style-name="P3">Есть еще один вид демонстрации. В прямом смысле этого слова. Он смело относится к дабл байнду, так как тоже сбивает с толку.</text:p>
      <text:p text:style-name="P3"><text:soft-page-break/>Это демонстрация хорошего отношения к вам, наличия чувств к вам, восхищения вами... Только не вам, а окружающим.</text:p>
      <text:p text:style-name="P3">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ним, если до этого не задумывались об этом.</text:p>
      <text:p text:style-name="P3">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Вот только не вам.</text:p>
      <text:p text:style-name="P3">Нет, ну конечно и вам тоже, ведь это как раз те выстрелы, которыми обычно абьюзеры убивают по два зайца одновременно. Это он так патроны экономит.</text:p>
      <text:p text:style-name="P3">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3">О, скорее всего, именно это вас и раздражает, но вы еще даже не рассматриваете этот раздражитель, так как не знаете о нем.</text:p>
      <text:p text:style-name="P3">Это очень раздражает. Ведь когда вы остаетесь наедине, ситуация кардинально меняется. А самое интересное, что вы не можете себе это объяснить. Что-то поменялось, но вы не понимаете, что стало этому причиной.</text:p>
      <text:p text:style-name="P3"><text:soft-page-break/>Вы ведь все еще тешите себя иллюзиями: «Не может же он просто так, без причины...!», «Показалось!» или «Он не желает мне зла!»</text:p>
      <text:p text:style-name="P3">Это хорошо, если вы подумали об этом и забыли. А если, проводив гостей, он вдруг демонстрирует вам свое равнодушие, вы начинаете думать да гадать, что же вы сделали не так? Может обидели чем его ранимую душеньку?</text:p>
      <text:p text:style-name="P3">И погружаетесь в долгие и томные раздумья «что же я опять такого сделала?». А он выходит «чистеньким». За руку не пойман, а его театральное искусство оценено зрителями по достоинству. Он подготовил почву на случай, если что-то <text:s/>пойдет не так в ваших отношениях и обеспечил себе надежный тыл.</text:p>
      <text:p text:style-name="P3">Теперь, если вдруг вы, как инструмент, потеряете для него ценность — можете не сомневаться, что его поддержат. Его, а не вас, при любых раскладах.</text:p>
      <text:p text:style-name="P16">Противостояние<text:span text:style-name="T11">:</text:span></text:p>
      <text:p text:style-name="P15">Здесь, на мой взгляд, ничего не остается, кроме как <text:s/>акцентировать на этом внимание вашего окружения. Обращайте внимание вслух:</text:p>
      <text:list xml:id="list39398585" text:continue-numbering="true" text:style-name="диалог">
        <text:list-item>
          <text:p text:style-name="P98">Ого, сколько нежности! Всегда бы так!</text:p>
        </text:list-item>
        <text:list-item>
          <text:p text:style-name="P98">Ммм... спасибо, милый! Ты настоящий джентльмен! Если бы еще дома так себя вел, то цены бы тебе не было! На тебе цем!</text:p>
        </text:list-item>
        <text:list-item>
          <text:p text:style-name="P100"><text:span text:style-name="T11">Откуда столько внимания? Или это ты перед друзьями рисуешься?</text:span>!</text:p>
        </text:list-item>
        <text:list-item>
          <text:p text:style-name="P98">Ой, а я уже и забыла, как цветы пахнут!</text:p>
        </text:list-item>
      </text:list>
      <text:p text:style-name="P15"><text:soft-page-break/>Но, внимание!</text:p>
      <text:p text:style-name="P15"><text:s/>Не нужно делать такие акценты агрессивно — это обернется против вас. Это не должен быть упрек или замечание — такие наезды со стороны будут выглядеть тихой истерикой.</text:p>
      <text:p text:style-name="P15">Пусть его непривычное поведение для вас будет вашим удивлением, которое сопровождается милыми фразами, сказанными с улыбкой. Так вы его поставите в неловкое положение. Ну а ваше окружение запомнит, что он лукавит.</text:p>
      <text:p text:style-name="P15">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чего, например, в случае его жалоб вашим знакомым, у них было другое видение в вашу пользу.</text:p>
      <text:p text:style-name="P15">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сущность на людях.</text:p>
      <text:h text:style-name="P80" text:outline-level="3"><text:bookmark-start text:name="Podkrieplieniie__Stimuliatsiia_na_dieist"/>Подкрепление.<text:line-break/>Стимуляция на действия<text:bookmark-end text:name="Podkrieplieniie__Stimuliatsiia_na_dieist"/></text:h>
      <text:p text:style-name="P3">Подкрепление — это событие, которое служит для увеличения вероятности реакции. Это, своего рода, стимулятор.</text:p>
      <text:p text:style-name="P3">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3">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3">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77" text:outline-level="4"><text:bookmark-start text:name="Polozhitiel_noie_podkrieplieniie_"/>Положительное подкрепление<text:bookmark-end text:name="Polozhitiel_noie_podkrieplieniie_"/></text:h>
      <text:p text:style-name="P3">Положительное подкрепление (<text:span text:style-name="T1">зеленая кнопка</text:span>) — это позитивное событие, которое стимулирует на действия путем вызова нужной реакции. Речь пойдет о мотивации плюшками.</text:p>
      <text:p text:style-name="P17">«Если мне нравится то, что ты делаешь, тебя ждет награда.»</text:p>
      <text:p text:style-name="P3">У положительного подкрепления есть несколько, так сказать, направлений.</text:p>
      <text:p text:style-name="P3">1. Стимуляция жертвы на действия путем поощрения за выполнение обязанностей манипулятора.</text:p>
      <text:list xml:id="list39380933" text:continue-numbering="true" text:style-name="диалог">
        <text:list-item>
          <text:p text:style-name="P94">Ты у меня такая сильная! Такие тяжелые пакеты из магазина притащила! Люблю сильных женщин. Иди сюда, я тебя поцелую!</text:p>
        </text:list-item>
      </text:list>
      <text:p text:style-name="P3">В этом случае он благодарит за то, что должен был сделать сам, но вам ведь приятно, вас похвалили и вашу усталость, как рукой сняло!</text:p>
      <text:p text:style-name="P3">2. Стимуляция жертвы на действия путем благодарности за то, что жертва выполнила свои обязанности.</text:p>
      <text:list xml:id="list39377091" text:continue-numbering="true" text:style-name="диалог">
        <text:list-item>
          <text:p text:style-name="P94">Вот тебе цветы за то, что ты вчера приготовила такой вкусный ужин!</text:p>
        </text:list-item>
      </text:list>
      <text:p text:style-name="P3">Это, на первый взгляд, тоже приятный комплимент. Нам ведь нравится, когда нам дарят цветы, да? Но посмотрите <text:soft-page-break/>внимательнее — это плата за ваши труды. Как плата за услуги домработницы.</text:p>
      <text:p text:style-name="P3">Он не сделал это просто так, потому что вы хорошая и заботливая, или потому что он вас любит. Он великодушно отплатил вам за ваши труды.</text:p>
      <text:p text:style-name="P3">3. Стимуляция жертвы на действия путем требований ответной реакции на его действия.</text:p>
      <text:list xml:id="list39398551" text:continue-numbering="true" text:style-name="диалог">
        <text:list-item>
          <text:p text:style-name="P94">Я вчера с тобой поделился, теперь ты делись.</text:p>
        </text:list-item>
        <text:list-item>
          <text:p text:style-name="P94">В прошлый раз я уступил, теперь ты уступи.</text:p>
        </text:list-item>
      </text:list>
      <text:p text:style-name="P3">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ть не должен.</text:p>
      <text:p text:style-name="P3">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39376169" text:continue-numbering="true" text:style-name="диалог">
        <text:list-item>
          <text:p text:style-name="P94">Летом едем на море, а зимой — в горы, договорились?</text:p>
        </text:list-item>
      </text:list>
      <text:p text:style-name="P3">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p text:style-name="P3"><text:soft-page-break/>4. Стимуляция жертвы путем похвалы на самостоятельное выполнение общих обязанностей.</text:p>
      <text:list xml:id="list39380473" text:continue-numbering="true" text:style-name="диалог">
        <text:list-item>
          <text:p text:style-name="P94">Милая, но ты же знаешь, что я не уберу в квартире, как ты! Ты с этим справишься гораздо быстрее, чем я! Ты у меня такая молодец!</text:p>
        </text:list-item>
        <text:list-item>
          <text:p text:style-name="P94">У тебя так здорово получается все планировать, так что я решил дать тебе возможность полностью спланировать эту поездку!</text:p>
        </text:list-item>
        <text:list-item>
          <text:p text:style-name="P94">Никто не сделает это лучше тебя! Не буду мешать!..</text:p>
        </text:list-item>
      </text:list>
      <text:p text:style-name="P3">5. Сглаживание последствий деструктивного (отрицательного) поведения абьюзера.</text:p>
      <text:list xml:id="list39383014" text:continue-numbering="true" text:style-name="диалог">
        <text:list-item>
          <text:p text:style-name="P94">Милая, не обижайся! Я ведь так тебя люблю!</text:p>
        </text:list-item>
        <text:list-item>
          <text:p text:style-name="P94">Я вчера погорячился... Вот тебе цветы!</text:p>
        </text:list-item>
        <text:list-item>
          <text:p text:style-name="P94">Я без тебя не смогу! Ты мне очень нужна! Не бросай меня! Я не знаю, что буду без тебя (такой хорошей) делать!</text:p>
        </text:list-item>
      </text:list>
      <text:p text:style-name="P3">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и останется в выигрыше.</text:p>
      <text:p text:style-name="P3">Вспомните, какие подарки вам дарил ваш партнер. С чем они у вас ассоциируются? Если большинство из них связано у вас с негативными воспоминаниями, то вас активно подкупают и задабривают, чтоб вы меньше сопротивлялись.</text:p>
      <text:p text:style-name="P3">То есть, постоянно нажимают на вашу зеленую кнопку!</text:p>
      <text:p text:style-name="P48"><text:soft-page-break/>* * *</text:p>
      <text:p text:style-name="P3">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3">Такие поощрения не есть плюшки.</text:p>
      <text:p text:style-name="P3">Вы поймете это, когда припомните сколько всего сложного, кропотливого или тяжелого вы сделали, пока ваш абьюзер стоял рядышком и говорил вам разные ласковости.</text:p>
      <text:p text:style-name="P3">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3">Чем же отличается положительное подкрепление от проявления внимания и любви к вам?</text:p>
      <text:p text:style-name="P3">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повод (день рождения, годовщина, 8 марта...) или нет.</text:p>
      <text:p text:style-name="P3">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3">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text:soft-page-break/>лать чего-то (не злиться). Задача положительного подкрепления — повысить вероятность этих ваших действий в будущем.</text:p>
      <text:p text:style-name="P3">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и привыкнет избегать ответственности и ничего не делать — эта ноша теперь ваша.</text:p>
      <text:p text:style-name="P3">Он все реже будет вам помогать и все чаще расстраивать вас, зная, что достаточно букетика цветов, чтобы вы забыли о его провинности. Начавшись однажды, манипуляция будет только усиливаться и с каждым разом вы будете прогибаться и подчиняться воле манипулятора.</text:p>
      <text:p text:style-name="P3"><text:span text:style-name="T10">Противостояние</text:span>:</text:p>
      <text:p text:style-name="P3">Помните, действия абьюзера рассчитаны на обеспечение собственного комфорта.</text:p>
      <text:p text:style-name="P3">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text:p>
      <text:p text:style-name="P3">Если он выполнит вашу просьбу — похвалите его. Это будет вашим положительным подкреплением.</text:p>
      <text:list xml:id="list39373111" text:continue-numbering="true" text:style-name="диалог">
        <text:list-item>
          <text:p text:style-name="P94">Спасибо! Я очень рада! Ты приготовил действительно вкусный ужин!</text:p>
        </text:list-item>
        <text:list-item>
          <text:p text:style-name="P94"><text:soft-page-break/>Спасибо! Это действительно важно для меня! Ты мне очень помог!</text:p>
        </text:list-item>
      </text:list>
      <text:p text:style-name="P3">Только не перестарайтесь. Его поступок — поступок, а не подвиг. Он не должен чувствовать себя героем, ибо это, как вы понимаете, может обернуться против вас.</text:p>
      <text:h text:style-name="P77" text:outline-level="4"><text:bookmark-start text:name="Nieustoichivoie_ili_chastichnoie_podkrie"/>Неустойчивое или частичное подкрепление<text:bookmark-end text:name="Nieustoichivoie_ili_chastichnoie_podkrie"/></text:h>
      <text:p text:style-name="P3">Неустойчивое или частичное подкрепление (<text:span text:style-name="T1">оранжевая кнопка</text:span>) — это событие, которое погружает жертву в переживания, связанные с сомнениями и страхом не угодить абьюзеру.</text:p>
      <text:p text:style-name="P17">«Я сомневаюсь в том, что ты сделаешь так, как я хочу.»</text:p>
      <text:p text:style-name="P3">Он оценивает ваши действия, значительно занижая свои оценки вам, поощряя вас стараться лучше, упорствовать, угождать.</text:p>
      <text:list xml:id="list39392110" text:continue-numbering="true" text:style-name="диалог">
        <text:list-item>
          <text:p text:style-name="P94">Ты приготовила замечательный ужин! Вот если бы ты еще и десерт приготовила — цены бы тебе не было!</text:p>
        </text:list-item>
        <text:list-item>
          <text:p text:style-name="P94">Сегодня ты приготовила замечательный ужин! Но вчера ужин был вкуснее.</text:p>
        </text:list-item>
      </text:list>
      <text:p text:style-name="P3">Подобные ситуации, если они есть в ваших отношениях, гласят о том, что абьюзер демонстрирует собственную власть над вами. Такая мотивация сосредоточена на том, чтобы остаться «чистеньким», не более не менее.</text:p>
      <text:p text:style-name="P3">Вместо того, чтобы потребовать отдачи, вы чувствуете свою вину в том, что у вас что-то получилось не так хорошо, как могло бы.</text:p>
      <text:p text:style-name="P3">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3"><text:soft-page-break/>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39403522" text:continue-numbering="true" text:style-name="диалог">
        <text:list-item>
          <text:p text:style-name="P94">Ты прямо статусами из соц-сети заговорила!</text:p>
        </text:list-item>
        <text:list-item>
          <text:p text:style-name="P94">Вау, а что это за платье у тебя такое! Может наденешь что-то другое?</text:p>
        </text:list-item>
        <text:list-item>
          <text:p text:style-name="P94">Тебе бы постричься не помешало... Только вчера была у парикмахера?.. Понятно...</text:p>
        </text:list-item>
      </text:list>
      <text:p text:style-name="P3">Или, например, с вами разговаривают, употребляя сложные термины, заводя тему, в которой вы не разбираетесь. Вы чувствуете себя неловко и глупо...</text:p>
      <text:p text:style-name="P3">Это из-за того, что по теореме эквивалентности при элементарных преобразованиях... Ну ты же понимаешь, о чем я, да?</text:p>
      <text:list xml:id="list39399308" text:continue-numbering="true" text:style-name="диалог">
        <text:list-item>
          <text:p text:style-name="P94">Также во многом это проявляется в быту:</text:p>
        </text:list-item>
        <text:list-item>
          <text:p text:style-name="P94">Ты вчера борщ пересолила, поэтому сегодня готовишь тоже ты.</text:p>
        </text:list-item>
        <text:list-item>
          <text:p text:style-name="P94">Я мыл лапы Рексу, поэтому гулять с ним идешь опять ты.</text:p>
        </text:list-item>
      </text:list>
      <text:p text:style-name="P3">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 что создает видимость его участия.</text:p>
      <text:p text:style-name="P3">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3"><text:soft-page-break/>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P3">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3">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3"><text:span text:style-name="T10">Противостояние</text:span>:</text:p>
      <text:p text:style-name="P3">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39386190" text:continue-numbering="true" text:style-name="диалог">
        <text:list-item>
          <text:p text:style-name="P94">Да, эта то самое платье, в котором я была на нашем свидании неделю назад. Ты еще сказал, что я хорошо выгляжу.</text:p>
        </text:list-item>
        <text:list-item>
          <text:p text:style-name="P94">Ты думаешь, что если скажешь мне пару незнакомых мне слов, я тебя любить больше буду?</text:p>
        </text:list-item>
        <text:list-item>
          <text:p text:style-name="P94"><text:soft-page-break/>Если ты хочешь рыбу на ужин, то ты мог бы сам ее приготовить.</text:p>
        </text:list-item>
        <text:list-item>
          <text:p text:style-name="P94">Не нравится — делай сам.</text:p>
        </text:list-item>
        <text:list-item>
          <text:p text:style-name="P94">Это все потому, что ты не помог мне. Легко говорить, когда ты даже не учавствовал.</text:p>
        </text:list-item>
      </text:list>
      <text:p text:style-name="P3">Вполне справедливо.</text:p>
      <text:p text:style-name="P3">Не берите на себя слишком много! Если это вам нужно — то вперед. Только потом не плачьте, что вас наказали или недооценили.</text:p>
      <text:list xml:id="list39391830" text:continue-numbering="true" text:style-name="диалог">
        <text:list-item>
          <text:p text:style-name="P94">Тебе надо, ты и делай! - услышите вы на все предложения.</text:p>
        </text:list-item>
      </text:list>
      <text:p text:style-name="P3">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Все его силы, как мы уже поняли, направлены на его личный комфорт.</text:p>
      <text:p text:style-name="P3">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text:p>
      <text:p text:style-name="P3">Что касается бытовых вопросов, то тут сложнее, ведь вам придется прекратить проявлять инициативу (она наказуема).</text:p>
      <text:p text:style-name="P3">Все, что вы предложите — надо вам, значит вам и придется это делать. Но, не проявляя инициативу, вы откажетесь от благоустройства жилища, например, от отпусков или развлекательной программы на выходные, чем обрече<text:soft-page-break/>те себя на скукотищу и жизнь не в тех условиях, в каких бы вы хотели жить.</text:p>
      <text:h text:style-name="P77" text:outline-level="4"><text:bookmark-start text:name="Otritsatiel_noie_podkrieplieniie_"/>Отрицательное подкрепление<text:bookmark-end text:name="Otritsatiel_noie_podkrieplieniie_"/></text:h>
      <text:p text:style-name="P3">Отрицательное подкрепление (<text:span text:style-name="T1">красная кнопка</text:span>) также осуществляется при помощи стимулирования жертвы на действия, но, в отличии от положительного и неустойчивого подкрепления, это мотивация путем запугивания.</text:p>
      <text:p text:style-name="P17">«Если ты не сделаешь так, как я хочу, то тебя ждет наказание.»</text:p>
      <text:p text:style-name="P3">Используя отрицательное подкрепление, абьюзер создает угрозу и стимулирует вас на все, что поможет вам избежать этой угрозы.</text:p>
      <text:list xml:id="list39399431" text:continue-numbering="true" text:style-name="диалог">
        <text:list-item>
          <text:p text:style-name="P94">Если ты сейчас пойдешь гулять, то я с тобой не буду разговаривать.</text:p>
        </text:list-item>
        <text:list-item>
          <text:p text:style-name="P94">Если ты купишь это платье, то мы не поедем в отпуск.</text:p>
        </text:list-item>
        <text:list-item>
          <text:p text:style-name="P94">Если ты еще раз так сделаешь — пеняй на себя!</text:p>
        </text:list-item>
        <text:list-item>
          <text:p text:style-name="P94">Если ты выйдешь из квартиры — можешь не возвращаться!</text:p>
        </text:list-item>
      </text:list>
      <text:p text:style-name="P3">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 своему.</text:p>
      <text:p text:style-name="P3">Крики, гнев, приказы, рукоприкладство, ограничение вас денежными средствами, равнодушие, бойкот или исте<text:soft-page-break/>рики со слезам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3"><text:span text:style-name="T10">Противостояние</text:span>:</text:p>
      <text:p text:style-name="P3">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3">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3">Соглашаясь на условия, которые перед вами ставит манипулятор, вы укрепляете его власть над вами, сами действуете не в свою пользу, а в пользу манипулятора. Подчиняясь, вы избежите наказания сейчас, но завтра все повторится с новой, еще большей силой.</text:p>
      <text:p text:style-name="P3"><text:span text:style-name="T9">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P3"><text:soft-page-break/>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ли, что вы уже расстегиваете свою курточку и снимаете обувь... Стоп.</text:p>
      <text:p text:style-name="P3">Вы хотите вы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3">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3">— Объясни мне, по какой причине ты запрещаешь мне это делать (пойти гулять)?</text:p>
      <text:p text:style-name="P3">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беспрекословно соглашаетесь с ним, и не будет ожидать такой вашей реакции. Его ответ может быть каким угодно, например, он может сказать: «Потому, что ты моя девушка/жена...» Или: «Потому, что я так хочу!»</text:p>
      <text:p text:style-name="P3">Оставайтесь спокойной, не повышайте интонацию. Скажите ровно и может даже с улыбкой:</text:p>
      <text:list xml:id="list39385485" text:continue-numbering="true" text:style-name="диалог">
        <text:list-item>
          <text:p text:style-name="P94">Но ты не можешь мне запретить!</text:p>
        </text:list-item>
      </text:list>
      <text:p text:style-name="P3"><text:soft-page-break/>Вы хозяйка собственной жизни и вам решать, что вам делать. Никто, даже ваши родители, не могут вам запретить поступать так, как вам хочется.</text:p>
      <text:p text:style-name="P3">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3">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3">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3">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39399268" text:continue-numbering="true" text:style-name="диалог">
        <text:list-item>
          <text:p text:style-name="P94">Поговорим, когда я вернусь.</text:p>
        </text:list-item>
      </text:list>
      <text:p text:style-name="P3">Вы не должны и не обязаны именно сейчас обсуждать его требования. У вас дела, вас ждут и вам пора. Все <text:soft-page-break/>остальное — его личные проблемы. Пусть разбирается с ними сам. К тому же, время — это еще одно хорошее обстоятельство, которое поможет и вам, и ему успокоиться. Кстати, прерывание разговора всегда идет на пользу, особенно, если это телефонный разговор.</text:p>
      <text:p text:style-name="P3">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ответите, но — когда он сам спросит.</text:p>
      <text:p text:style-name="P3">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3">Будьте готовы и к тому, что ваши попытки противостоять ему могут вызвать в нем море агрессии, которую он направит на вас мощным потоком.</text:p>
      <text:h text:style-name="P77" text:outline-level="4"><text:bookmark-start text:name="Travmiruiushchii_odnorazovyi_opyt_"/>Травмирующий одноразовый опыт<text:bookmark-end text:name="Travmiruiushchii_odnorazovyi_opyt_"/></text:h>
      <text:p text:style-name="P3">Травмирующий одноразовый опыт (<text:span text:style-name="T1">кнопка запуска таймера</text:span>) — это единичное событие, с помощью которого манипулятор подсознательно устанавливает господство и превосходство над своей жертвой.</text:p>
      <text:p text:style-name="P17">«Так будет каждый раз, когда ты сделаешь то, чего я не хочу.»</text:p>
      <text:p text:style-name="P3">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3">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3">Это сопровождалось, мягко говоря, просьбой закрыть рот. Очень мягко говоря. Таких инцидентов больше не происходило на моей памяти. Это бы эксклюзивный случай, который демонстрировал «кто тут главный».</text:p>
      <text:p text:style-name="P3">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3"><text:soft-page-break/>Травмирующим одноразовым опытом может стать внезапное словесное оскорбление, неоправданное повышение тона и даже крик, взрыв злости или гнева, либо же, как в моем случае физический акт проявления силы — все, что является неожиданной агрессивной реакцией с целью напугать.</text:p>
      <text:p text:style-name="P3">Понимание этого факта происходит на уровне ассоциаций. Если дальше, в ходе отношений, манипулятор вас ломает, то такой эпизод в начале отношений дает трещину. Травмирует уверенность жертвы, значимость ее чувств, мнения, право на реакцию и волю проявлять чувства.</text:p>
      <text:p text:style-name="P3"><text:span text:style-name="T10">Противостояние</text:span>:</text:p>
      <text:p text:style-name="P3">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3">Говорить о противостоянии подобному поведению сложно, так как это самое противоречивое поведение. Но это достаточно весомый повод начать свои наблюдения за поведением вашего партнера. Если в ходе ваших отношений подобные эпизоды повторяются — на вашу красную кнопку нажимают, а это значит, что вам пора БЕЖАТЬ, КАК МОЖНО БЫСТРЕЕ И КАК МОЖНО ДАЛЬШЕ! ЛУЧШЕ НЕ БУДЕТ!!!</text:p>
      <text:h text:style-name="P80" text:outline-level="3"><text:bookmark-start text:name="Postoiannyie_zhaloby_"/>Постоянные жалобы<text:bookmark-end text:name="Postoiannyie_zhaloby_"/></text:h>
      <text:p text:style-name="P3">Манипулятора, зачастую, все не устраивает. Он жалуется на свои неудачи, и в его интерпретации виноваты другие. Он считает, что все хотят ему навредить.</text:p>
      <text:p text:style-name="P3">Это проявляется из-за низкой самооценки, которую он компенсирует отрицанием собственной вины или наличием своих ошибок. Неотъемлемая часть этого признака — зависть и страх. Но будьте готовы к тому, что ваша попытка помочь ему и поддержать будет расценена, как попытка взять его под контроль, получить над ним власть.</text:p>
      <text:p text:style-name="P3">Он ни за что не позволит вам копаться в его переживаниях, а лишь отстранится еще больше, обвиняя вас в нарушении его личного пространства. Тем не менее, в случае игнорирования его проблем, вас выставят бездушным и бессердечным человеком, которому плевать на чужие проблемы.</text:p>
      <text:p text:style-name="P3">Причины такого поведения кроятся в недостатке внимания. Он демонстрирует свою боль, рассчитывая на поддержку добродушной половинки, чем держит возле себя жертву.</text:p>
      <text:p text:style-name="P3">Но, чаще всего, жалоба манипулятора — попытка увильнуть от важной темы, от выполнения своих обязательств или оправдать свои ошибки, жалуясь на других людей.</text:p>
      <text:p text:style-name="P3">Пожалуй, я включу сюда еще один момент — жажда внимания. Рассмотрим сразу две формулировки:</text:p>
      <text:list xml:id="list39397405" text:continue-numbering="true" text:style-name="диалог">
        <text:list-item>
          <text:p text:style-name="P94"><text:soft-page-break/>Ты уделяешь мне недостаточно внимания! — упрек.</text:p>
        </text:list-item>
        <text:list-item>
          <text:p text:style-name="P94">Ты должна уделять мне больше внимания! — приказ.</text:p>
        </text:list-item>
      </text:list>
      <text:p text:style-name="P3">В приказном тоне или же в качестве обвинения — это жалоба.</text:p>
      <text:p text:style-name="P3">Вы, в коем-то веке, собрались с подругами — он вам без конца звонит. Вы чем-то заняты, но он вас зовет, а если вы не подходите — обижается...</text:p>
      <text:p text:style-name="P3">Понятное дело, что такие действия с вашей стороны, или хотя бы намек на них — конец света! Вы нарушаете его личное пространство. Но если вы ему нужны, то совершенно не важно, чем вы сейчас заняты — вы обязаны поднять трубку/прибежать по первому зову.</text:p>
      <text:p text:style-name="P3"><text:span text:style-name="T10">Противостояние</text:span>:</text:p>
      <text:p text:style-name="P3">В психологии существует понятие «контрманипуляция». Это, своего рода, техника туманности. Она заключается в ежесекундной адаптации к манипулятору, чтобы защитится от него: в разных ситуациях отвечайте с юмором, иронией, отрицательно или без комментариев.</text:p>
      <text:p text:style-name="P3">Этими приемами, зачастую, пользуются сами манипуляторы, люди невосприимчивые к манипуляциям и делают это они — подсознательно.</text:p>
      <text:p text:style-name="P3">Человеку, для которого такое поведение неестественно, будет сложно приспособится к данной технике. Нужно быть бдительным и прилагать большие усилия, связанные с нервной системой.</text:p>
      <text:p text:style-name="P3">Другими словами, чтобы избавиться от психологического напряжения со стороны манипулятора, нужно самому себя чуть-чуть держать в напряжении. Клин клином вышибает. <text:soft-page-break/>Зато вы будете уверены, что ситуация под вашим контролем.</text:p>
      <text:p text:style-name="P3">Вам понадобится чуток равнодушия и подход с юмором:</text:p>
      <text:list xml:id="list39402212" text:continue-numbering="true" text:style-name="диалог">
        <text:list-item>
          <text:p text:style-name="P94">Болит голова? Выпей таблетку. Вон там лежит...</text:p>
        </text:list-item>
        <text:list-item>
          <text:p text:style-name="P94">Что? Опять злодей-Володя тебе палки в колеса ставит? Вот паразит! Ужинать будешь?</text:p>
        </text:list-item>
        <text:list-item>
          <text:p text:style-name="P94">А? Что? Прости, я не слушала тебя сейчас — задумалась о своем... Повтори, пожалуйста... А нет, стой, я забыла, мне тут позвонить срочно надо!..</text:p>
        </text:list-item>
        <text:list-item>
          <text:p text:style-name="P94">Милый, не могу подойти! Тебе надо — ты и подходи.</text:p>
        </text:list-item>
      </text:list>
      <text:p text:style-name="P3">В любом случае это не супер-сложные дела, чтоб вы летели к нему по первому зову.</text:p>
      <text:p text:style-name="P3">Таким образом, все жалобы абьюзера вы пропускаете мимо себя, не впитывая, как губка весь этот негатив. Вам легче, хоть и пришлось поработать над непринужденностью, но и равнодушной сволочью вас не назовешь.</text:p>
      <text:h text:style-name="P80" text:outline-level="3"><text:bookmark-start text:name="Nieriashlivost__"/>О<text:bookmark-end text:name="Nieriashlivost__"/>тношение к чистоте</text:h>
      <text:p text:style-name="P3">Еще один из признаков абьюза — отношение к чистоте. Если речь идет о крайностях, то это, как вы понимаете, ненормально.</text:p>
      <text:h text:style-name="Heading_20_4" text:outline-level="4"><text:span text:style-name="T13">Патологическая</text:span><text:span text:style-name="T39"> </text:span><text:span text:style-name="T13">н</text:span>еряшливость.</text:h>
      <text:p text:style-name="P3">Там, где появляется абьюзер, там беспорядок. Он крошит, разливает, ломает и проходит мимо, отрицая свою причастность к этому. Он может несколько дней не принимать душ, не чистит зубы и не умывается.</text:p>
      <text:p text:style-name="P3">Он совершенно игнорирует факт наличия своего места у каждой вещи в доме. Он не следит ни за своим внешним видом, ни за чистотой вокруг себя (разольет, испачкает, накрошит — пройдет мимо), при этом отрицает свою причастность к беспорядку и совершенно не видит в этом проблему.</text:p>
      <text:p text:style-name="P3">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Если вы девушка, то может вызывать у вас чувство стыда перед окружающими за неспособность позаботиться о своем мужчине.</text:p>
      <text:p text:style-name="P3"><text:span text:style-name="T10">Противостояние</text:span>:</text:p>
      <text:p text:style-name="P3"><text:soft-page-break/>Если речь идет о банальной лени, помните, в быту есть вид труда, который называется самообслуживанием. Ваш партнер, как взрослый человек, может, должен и обязан мыть за собой, следить за чистотой своей одежды, следить за своей внешностью и гигиеной собственного тела.</text:p>
      <text:p text:style-name="P3">Он должен суметь самостоятельно сходить в магазин и понимать перечень необходимых продуктов. Он должен суметь приготовить еду. Никто не имеет право предъявлять вам претензии по поводу дел, относящихся к самообслуживанию!</text:p>
      <text:p text:style-name="P3">Когда я жила в общежитии, мы нашей неряшке 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облила мою одежду йодом).</text:p>
      <text:p text:style-name="P3">Попробуйте осторожно намекать, например, если он закинул одежду в которой был на пикнике в шкаф к чистым вещам:</text:p>
      <text:list xml:id="list39381161" text:continue-numbering="true" text:style-name="диалог">
        <text:list-item>
          <text:p text:style-name="P94">Фу, чем это так пахнет? Дорогой, это что, от тебя? Да ты у меня вонючка!</text:p>
        </text:list-item>
      </text:list>
      <text:p text:style-name="P3">Если человек совершенно игнорирует наличие проблемы, то, как советуют специалисты, дабы избавиться от данного симптома психопатологии, необходимо обратиться к психиатру.</text:p>
      <text:h text:style-name="P77" text:outline-level="4">Патологическое стремление к чистоте</text:h>
      <text:p text:style-name="P3">Лично я знаю три пары, в которых патологическое стремление к чистоте имело место быть. Во всех случаях патологическое стремление к чистоте было со стороны мужчины. Из них две пары распались.</text:p>
      <text:p text:style-name="P3">Вы сделали ремонт — теперь вы вынуждены мыть белую плитку либо светлый линолеум каждый день. Либо — вы наказаны. Вы помыли посуду. Хорошо. Оставили пару капель на раковине — вы наказаны. Пылинка на полке или пушинка на одежде, складка на поглаженной рубашке — вы наказаны...</text:p>
      <text:p text:style-name="P3">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3">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15">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15">Когда стремление к чистоте становится фобией, идеей фикс, то это обстоятельство способно здорово трепать нер<text:soft-page-break/>вы партнеру. Это уже можно расценивать, как бытовую тиранию.</text:p>
      <text:p text:style-name="P15">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text:p>
      <text:p text:style-name="P15">В отношениях с маниакальным чистюлей этого недостаточно.</text:p>
      <text:p text:style-name="P15">Проявление такого рода отношения к чистоте может быть признаком невроза или даже психоза. Обсессивно-компульсивное расстройсво. Если обратить внимание на поведение абьюзера в целом, можно заметить, что чистота — это не единственная сфера, где проявляется это отклонение.</text:p>
      <text:p text:style-name="P15">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15">Также, чрезмерная приверженность к чистоте может свидетельствовать о наличии таких качеств, как:</text:p>
      <text:list xml:id="list2717064768767342760" text:style-name="L4">
        <text:list-item>
          <text:p text:style-name="P139"><text:span text:style-name="T32">закомплексованность и неуверенность в себе</text:span><text:span text:style-name="T31">.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01"><text:span text:style-name="T12">сексуальная неудовлетворенность</text:span><text:span text:style-name="T11">, как считал Фрейд, хотя многие современные </text:span><text:span text:style-name="T11">психоаналитики </text:span><text:soft-page-break/><text:span text:style-name="T11">склонны считать, что неудовлетворенность необязательно должна быть сексуальной;</text:span></text:p>
        </text:list-item>
        <text:list-item>
          <text:p text:style-name="P99"><text:span text:style-name="T8">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99"><text:span text:style-name="T8">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99"><text:span text:style-name="T8">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15">Но что же делать вам, если именно от вас требуют идеальной чистоты в доме?</text:p>
      <text:p text:style-name="P16">Противостояние<text:span text:style-name="T11">:</text:span></text:p>
      <text:p text:style-name="P15">Подобные отклонения, как говорят различные источники, требуют серьезного психотерапевтического вмешательства. Но терапия может помочь, только если больной сам согласен на общение с врачом. Страшно? Конечно страшно, ведь вы понимаете, что заставить вашего партнера пойти на такой шаг будет очень сложно.</text:p>
      <text:p text:style-name="P3"><text:span text:style-name="T11">Вы не слуга! </text:span>Это первое и главное, что нужно усвоить!</text:p>
      <text:p text:style-name="P3">Если ваш партнер хочет видеть идеальный порядок — пусть наводит его сам.</text:p>
      <text:p text:style-name="P3"><text:soft-page-break/>Помните, что всякая чистота относительна. Капля воды на рукомойнике не вырастет в грибковое чудовище и не съест всех, кто в доме. Другое дело, если под диваном полгода лежит кусок пиццы или вонючие носки висят на торшере.</text:p>
      <text:p text:style-name="P3">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3">Надо — делай сам. Точка. Конец предложения.</text:p>
      <text:p text:style-name="P3">Если ваш партнер считает, что имеет право ударить вас за малейшее отклонение от его стандартов, то это должно заставить вас задуматься над разрывом отношений с этим человеком. Лучше не будет.</text:p>
      <text:h text:style-name="P80" text:outline-level="3"><text:bookmark-start text:name="Nieghliekt_"/>Неглект<text:bookmark-end text:name="Nieghliekt_"/></text:h>
      <text:p text:style-name="P3">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3">Как правило, неглект никогда не возникает в начале отношений. Для применения этого метода жертва уже должна находиться в максимальной зависимости.</text:p>
      <text:p text:style-name="P3">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6999635598368566312" text:style-name="L5">
        <text:list-item>
          <text:p text:style-name="P140"><text:span text:style-name="T20">в то время, как вы болеете и вам остро необходима помощь вашего партнера, он, </text:span><text:span text:style-name="T20">например, едет на рыбалку на выходные, оставляя вас в полной беспомощности;</text:span></text:p>
        </text:list-item>
        <text:list-item>
          <text:p text:style-name="P102">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02">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102"><text:soft-page-break/>в случае манипуляций мужчины над женщиной —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02">абьюзер считает, что у вас лишний вес и заставляет вас голодать: «Хватит жрать!»;</text:p>
        </text:list-item>
        <text:list-item>
          <text:p text:style-name="P102">абьюзер создает условия, в которых заставляет вас мерзнуть: «Холодно? Приседай — быстрее согреешься!»;</text:p>
        </text:list-item>
        <text:list-item>
          <text:p text:style-name="P102">абьюзер мешает вам спать: «На том свете выспишься!»;</text:p>
        </text:list-item>
        <text:list-item>
          <text:p text:style-name="P102">абьюзер не разрешает вам проявлять симптомы болезни «Сколько уже можно кашлять?!» и т. д.</text:p>
        </text:list-item>
      </text:list>
      <text:p text:style-name="P3">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3">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ние на этот счет, так как оно, скорее всего, положительное по отношению к обидчику и , соответственно — ошибочное.</text:p>
      <text:p text:style-name="P3"><text:span text:style-name="T10">Противостояние</text:span>:</text:p>
      <text:p text:style-name="P3">У вас должна быть сила воли отказаться от его плюшек. Требуйте от него заботу или ищите ее в другом месте.</text:p>
      <text:list xml:id="list39376450" text:continue-list="list39381161" text:style-name="диалог">
        <text:list-item>
          <text:p text:style-name="P94"><text:soft-page-break/>Раз ты уходишь, тогда мне придется лечь в больницу, но ты должен понимать, что в таком случае мне придется потратить деньги, отложенные тебе на новый спиннинг.</text:p>
        </text:list-item>
        <text:list-item>
          <text:p text:style-name="P94">Алло, доктор? Подскажите, мне можно в моем состоянии заниматься сексом/есть петрушку/пить спиртное? Нет. Хорошо, спасибо за информацию.</text:p>
        </text:list-item>
        <text:list-item>
          <text:p text:style-name="P94">Ты же знаешь, что я на антибиотиках. Ты не хочешь, чтобы я поправилась?</text:p>
        </text:list-item>
        <text:list-item>
          <text:p text:style-name="P94">Если ты считаешь, что мне не стоит употреблять эти лекарства, тогда предложи мне альтернативу. Или ты хочешь, чтоб мне было плохо?</text:p>
        </text:list-item>
      </text:list>
      <text:p text:style-name="P3">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он станет свидетелем этого разговора.</text:p>
      <text:p text:style-name="P3">Это будет ваше преимущество перед ним, ведь доктор, скорее всего, начнет осуждать его методы лечения при вас, и это будет не вашим мнением. Ему вас не в чем будет упрекнуть. Если же он начнет вас обвинять в том, что вы позвонили в скорую без его ведома, то скажите, что вы не хотели его отвлекать от важных дел.</text:p>
      <text:p text:style-name="P3">А теперь забудьте все, что я сказала и БЕГИТЕ! Бегите и прячьтесь. Куда угодно и как угодно! Если вы заметили подобное отношение или, хотя бы, намеки, то вам НЕОБХОДИМО ОБРАТИТЬСЯ ЗА ПОМОЩЬЮ К ПОСТОРОННИМ!!!</text:p>
      <text:p text:style-name="Text_20_body"><text:span text:style-name="T20">Это не шутка, так как </text:span><text:span text:style-name="_31__20_Text"><text:span text:style-name="T20">неглект может стать причиной смерти жертвы</text:span></text:span><text:span text:style-name="T20">. Если у вас, по каким-то причинам, нет </text:span><text:soft-page-break/><text:span text:style-name="T20">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80" text:outline-level="3"><text:bookmark-start text:name="Popytka_vytorghovat____pravo_nalievo____"/>Попытка выторговать право на «лево».<text:line-break/>Принуждение к трио<text:bookmark-end text:name="Popytka_vytorghovat____pravo_nalievo____"/></text:h>
      <text:p text:style-name="P3">Измены. Измены. Измены. Пожалуй этот раздел для меня самый тяжелый. Как лучше — описать прямо и вкратце, или расписать подробно? Как это сделать?</text:p>
      <text:p text:style-name="P3">Для многих измена — это самый настоящий удар. Удар по самолюбию. Жизнь после измены никогда не станет прежней. С этим человеком.</text:p>
      <text:p text:style-name="P3">Бывает, что приедается и хочется разнообразия. У всех бывает. Никто не может гарантировать... даже себе, что спустя года не захочется свеженького, нового чего-то... разнообразия.</text:p>
      <text:p text:style-name="P36">Лично я никогда об этом не задумывалась, но как-то разговорилась с девчонками на эту тему и услышала довольно интересное мнение.</text:p>
      <text:list xml:id="list39382325" text:continue-numbering="true" text:style-name="диалог">
        <text:list-item>
          <text:p text:style-name="P94">Я бы простила измену. — сказала мне одна девушка, которая очень себя любит.</text:p>
        </text:list-item>
        <text:list-item>
          <text:p text:style-name="P94">Как же так? — спросила я. — Это же предательство!</text:p>
        </text:list-item>
      </text:list>
      <text:p text:style-name="P3">Но ответ был очень интересным. Она ответила, что сама не представляет, как это всю жизнь — одно и тоже. </text:p>
      <text:p text:style-name="P40">Ее ответ основывался на том, что она прекра­сно понимает природу измены. Да, на практике, женская полигамия существует. Точнее — на словах. Мы ведь все прекрасно <text:soft-page-break/>понимаем, что говорить легко. Но все это может обернуться очень печально.</text:p>
      <text:p text:style-name="P37">Другая моя подруга много лет состояла в отношениях с парнем. Эта была, по ее словам — настоящая большая любовь... Пока на пороге ее дома не появилась беременная девушка. Да — ребенок от ее благоверного.</text:p>
      <text:p text:style-name="P3">Их отношения распались. Но она до сих пор жалеет своего бывшего — он ее любил. Его ошибка, его слабость не только подпортила ей нервы, но и его жизнь — он был вынужден бросить любимую и зарегистрировать брак с не-любимой.</text:p>
      <text:p text:style-name="P3">Говорить об изменах — все равно, что водить вилами по воде — бессмысленно. Что тут скажешь, когда дело сделано?..</text:p>
      <text:p text:style-name="P3">Я, например, не понимаю, как можно делиться своим мужчиной. Не понимаю, и то, как можно делить себя на нескольких мужчин одновременно. Может дело в мудрости, которой я еще не могу похвастать?</text:p>
      <text:p text:style-name="P3">В любом случае это, я считаю,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3">Так чем же банальная слабость отличается от деструктива?</text:p>
      <text:p text:style-name="P3">Слабость. Не смог устоять.</text:p>
      <text:p text:style-name="P3"><text:soft-page-break/>Такое поведение направлено на угождение себе. Мужчина, изменяя, не задумывается над тем, какие могут быть последствия. Тихо-молча — роман на стороне.</text:p>
      <text:p text:style-name="P3">Пока он держит это в секрете — все, типа, счастливы. Потом, рано или поздно, говно всплывает, он раскаивается и она его прощает, либо же он просто уходит к новой любимой женщине.</text:p>
      <text:p text:style-name="P3">К сожалению, в парах такое встречается очень часто.</text:p>
      <text:p text:style-name="P3">В деструктивных отношениях все происходит несколько иначе.</text:p>
      <text:p text:style-name="P3">Вы несчастны в отношениях с абьюзером — это даже не обсуждается. Но вы, конечно, еще не можете описать ваши отношения, как отношения, которые приносят вам боль.</text:p>
      <text:p text:style-name="P3">Не буду сильно повторяться, только напомню: внушение вам чувства вины за то, что вы не умеете летать изматывает вас, но затмевает в вашем понимании поведение абьюзера. Вы ищите проблему в себе, но не находите. Это изматывает.</text:p>
      <text:p text:style-name="P3">Женщина — это отражение мужчины. Это факт, с которым, кто еще не мирился — пора смириться. Женщина — показатель статуса и поведения мужчины. Рядом с нормальным мужчиной — красивая, счастливая, ухоженная женщина.</text:p>
      <text:p text:style-name="P3">Рядом с недомужчиной — тень красивой, счастливой, ухоженной женщины. Почему? Воздействие на нее, сопровождающееся: «Зачем тебе это надо? Я тебя и такой любить буду.» + «Ты недостаточно какая-то там хорошая» - <text:soft-page-break/>убивает в ней все силы и стремления. Ее душат постоянные упреки и сомнения в ней.</text:p>
      <text:p text:style-name="P3">Так... я обещала не повторяться.</text:p>
      <text:p text:style-name="P3">На «выходе» мы получаем <text:span text:style-name="T1">нечто</text:span>, похожее на ту красавицу-умницу, которая была до. Ей уже не похвастаешься. В пример не поставишь. Ее самооценка растоптана, как и ее женское начало в целом. Да — она вещь, которая изжила свое.</text:p>
      <text:p text:style-name="P3">Уничтожив вашу самооценку, начинается череда упреков, унижений и обвинений, что является неотъемлемой частью деструктивности. Процесс добивания. Он выбрал вас и высказывает свое недовольство вами, чем демонстрирует неуважение к собственному выбору.</text:p>
      <text:p text:style-name="P3">Он выбирает рубашку — ставит на ней пятно. Мозгов не хватает отстирать его и он эту рубашку выбрасывает: «Плохая некачественная рубашка!»</text:p>
      <text:p text:style-name="P3">Он покупает молоко. Забывает про него — оно скисает. Он выливает его: «Отвратительное молоко!»</text:p>
      <text:p text:style-name="P3">Он покупает себе ботинки. Хорошие кожаные качественные ботинки. Занашивает их до дыр и выбрасывает их: «Подделка!»</text:p>
      <text:p text:style-name="P3">Он выбирает женщину. Пользуется ей. Не заботится о ней. Обижает ее, может даже бьет, а потом бросает ее: «Разве это баба?! Вот Машка — вот это баба!»</text:p>
      <text:p text:style-name="P3">И начинается процесс замены.</text:p>
      <text:p text:style-name="P3">Судя из той информации, которую я раскопала, нельзя точно судить, изменял ли мне бывший или нет. Но можно с уверенностью сказать, что это было вопросом времени. Я <text:soft-page-break/>склоняюсь к тому, что изменял. Слишком он низок в своих поступках, и туп во вранье. Но — за руку пойманным не был.</text:p>
      <text:p text:style-name="P3">Если вы не понимаете, к чему я веду, то совсем скоро поймете.</text:p>
      <text:p text:style-name="P3">Из названия понятно, что есть два варианта развития событий в отношениях с недомужчиной — трио и право на измену. О третьем — нормальном — не говорю. Не тот случай. Они могут идти по очереди, а могут и параллельно друг-другу. Но всегда — вы об этом знаете.</text:p>
      <text:p text:style-name="P44">* * *</text:p>
      <text:p text:style-name="P3">Начнем с измены.</text:p>
      <text:p text:style-name="P3">Вся соль в том, что вы о ней знаете. Возможно, он вам рассказывает сам об этих похождениях, возможно, просит у вас разрешения... Да-да, и такое бывает. А возможно, вы его застукали, а он так, как бы не понимая, мол в чем проблема-то — упрекает вас в «делании из мухи слона».</text:p>
      <text:p text:style-name="P3">Беда печаль.</text:p>
      <text:p text:style-name="P3">Как правило, отношения уже, как говорится, не свежие. Что-то уже пережили вместе за какие-то там годы. Близкие, родственные души, которые понимают друг друга... Ну как: вы понимаете его, ведь он — просит вас понимать его. Все. О вас речи не идет.</text:p>
      <text:p text:style-name="P3">Так вот. Вы такие уже родненькие, что он вдруг считает, что имеет право пойти налево. И начинает давить.</text:p>
      <text:h text:style-name="Heading_20_4" text:outline-level="4"><text:soft-page-break/>Вариант 1. <text:s/>Ничто не предвещало беды</text:h>
      <text:p text:style-name="P6">Вы узнаёте об измене либо случайно, либо «типа» случайно. Обязательно в тот момент, когда у вас все хорошо!</text:p>
      <text:p text:style-name="P6">Для вас это удар. Полное опустошение. Вы не можете в это поверить. Слезы-сопли. Крики и отчаянные попытки заставить его объясниться. Вы в шоке.</text:p>
      <text:p text:style-name="P6">А в шоке от того, что он не видит в этом проблемы.</text:p>
      <text:list xml:id="list39386073" text:continue-numbering="true" text:style-name="диалог">
        <text:list-item>
          <text:p text:style-name="P104">Что здесь такого? Я же тебя люблю! А она для меня ничего не значит!</text:p>
        </text:list-item>
        <text:list-item>
          <text:p text:style-name="P104">Ну перепихнулся, ну и что здесь такого?!...</text:p>
        </text:list-item>
      </text:list>
      <text:p text:style-name="P6">Или, как было в моем случае — бросил самым жестоким образом, погулял и вернулся, мол — жить без тебя не могу.</text:p>
      <text:p text:style-name="P6">Все было хорошо, а потом, как вы помните:</text:p>
      <text:list xml:id="list39402865" text:continue-numbering="true" text:style-name="диалог">
        <text:list-item>
          <text:p text:style-name="P104">Не имеет значения, что произошло в тот момент, когда люди были, как бы, не вместе...</text:p>
        </text:list-item>
        <text:list-item>
          <text:p text:style-name="P104">Да, я трахаться хотел! Мне было плохо!..</text:p>
        </text:list-item>
      </text:list>
      <text:p text:style-name="P6">Не можешь простить — дура. Из-за херни, пардон, отношения рушишь. Уходишь? - Не уходи! Я тебя люблю! И так далее...</text:p>
      <text:p text:style-name="P6">А знаете, что самое интересное? Он будет повторять подобные вещи с совершенно спокойным выражением лица. Типа:</text:p>
      <text:list xml:id="list39401548" text:continue-numbering="true" text:style-name="диалог">
        <text:list-item>
          <text:p text:style-name="P104">Подумаешь, кружку разбил. На счастье...</text:p>
        </text:list-item>
      </text:list>
      <text:p text:style-name="P6"><text:soft-page-break/>Он продемонстрирует вам, что ничего такого не произошло. Ни-че-го! А вы поверите. После долгой, подобного рода, обработке.</text:p>
      <text:p text:style-name="P6">Кодирование. Такой метод означает, что вам много-много раз повторят, что это нормально. Что все мужчины полигамны. Что такое случается сплошь и рядом.</text:p>
      <text:p text:style-name="P6">— Ты думаешь, что ты одна такая? Все так живут. Тут даже мириться не с чем. Ерунда это все, а ты себе накручиваешь! Все равно я тебя люблю, дуру! — и даже может обнять и поцеловать нежно-нежно, чтоб вот вообще вас с толку сбить.</text:p>
      <text:h text:style-name="Heading_20_4" text:outline-level="4">Вариант 2. Ну мааам</text:h>
      <text:p text:style-name="P3">О, да! Он пришел просить разрешения. Мол, мы уже так давно вместе: «Мы ведь в современном мире живем! Я ведь мужик! Самец! Мне, мол, надо, и я без этого не могу. Просто хочу, чтоб ты знала! Чтоб все по-честному было... Я же с тобой честен!»</text:p>
      <text:p text:style-name="P3">Он преподнесет это вам, как необходимость для него. Надавит на жалость. Он превознесет эту свою потребность так, что вы сами задумаетесь, может и правда — разрешить?..</text:p>
      <text:p text:style-name="P3">Он будет говорить, что хочет испытать те ощущения, какие у него были с вами. В начале. Когда вы от одного его прикосновения дрожали, когда хотели его очень и каждый день. Может сказать, что ему приелось одно и тоже и он хочет чего-то нового.</text:p>
      <text:p text:style-name="P3"><text:soft-page-break/>Нового тела. Новых ощущений. Новых побед. Но — вас он терять не хочет. Он же любит вас! Сильно любит! Вы дорогой ему человек. И говорит он это, потому что не хочет ЧТОБ ВЫ СТРАДАЛИ! Ваши отношения ведь на доверии строятся...</text:p>
      <text:p text:style-name="P3">Вы только представьте себе, что он говорит это вам вам вслух. Вы это слышите и вам — нужно принять решение. Зачем он это делает? Правильно! Чтобы выйти чистеньким. Вы-то разрешили (если все-таки разрешили), решение приняли, теперь и ответственность за это ваше решение лежит на вас.</text:p>
      <text:p text:style-name="P3">Здорово придумал, да?</text:p>
      <text:p text:style-name="P3">Неа, не прокатит. То, о чем вы сейчас подумали — не прокатит. Он не разрешит вам сделать что-либо подобное. Даже не пытайтесь!</text:p>
      <text:p text:style-name="P3">Нет, ну 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ься...</text:p>
      <text:p text:style-name="P3">Есть конечно и еще один вариант — он вам разрешит. И вот это для вас будет очень плохо.</text:p>
      <text:p text:style-name="P3">Ну, на самом деле, это для вас будет хорошо — весь этот деструктив закончится, ведь он вас обвинит в измене или, чего лучше, в проституции и бросит, неверную! В любом случае он постарается сделать так, что вам будет очень плохо.</text:p>
      <text:p text:style-name="P3">В последнем случае его ответ будет означать самый настоящий конец вашим отношениям. Его согласие на вашу <text:soft-page-break/>«измену» будет свидетельствовать о том, что ему на вас наплевать. И поверьте мне, вас это расстроит больше, чем его измена.</text:p>
      <text:p text:style-name="P3">Ему все равно, кто вас трахает. Кто к вам прикасается. Кто целует. Вы представляете это чувство — полное безразличие к вам, как к женщине. Ну ведь это и логично — вы же что-то вроде декорации, служанки, девочки по вызову в одном лице. Для него.</text:p>
      <text:p text:style-name="P3">Во-первых, он почти уверен, и, скорее всего, прав в том, что вы не сможете на это пойти. Духу не хватит. В ваших щенячьих глазках столько любви к нему, что он, глядя на вас, может даже очень легко согласиться, мол — ок, давай — иди...</text:p>
      <text:p text:style-name="P3">А ведь вы не сможете.</text:p>
      <text:p text:style-name="P3">Вы — его вещь. Вы принадлежите ему. Измените ему — он от вас избавится. Начнете протестовать — он от вас избавиться. Слезы и истерики вызовут в нем отвращение и — он от вас избавиться.</text:p>
      <text:p text:style-name="P3">Хм, кажется я повторяюсь...</text:p>
      <text:p text:style-name="P3">Так вот — это конец.</text:p>
      <text:list xml:id="list39399490" text:continue-numbering="true" text:style-name="диалог">
        <text:list-item>
          <text:p text:style-name="P94">У женщины мужик должен быть один. Только шлюхи трахаются со всеми подряд! — можете услышать вы в ответ.</text:p>
        </text:list-item>
      </text:list>
      <text:p text:style-name="P3">Пусть это вас не удивляет. Он собственник. Ваша просьба может вызвать в нем море возмущений — он же ваш хозяин. Как это, что вами может овладеть кто-то другой!? Только он!</text:p>
      <text:p text:style-name="P3"><text:soft-page-break/>Он ясно даст понять, либо же поставит перед фактом — ему это надо, мол, не нравится — на коридор. Дверь там.</text:p>
      <text:p text:style-name="P3">Он считает свое поведение абсолютно нормальным:</text:p>
      <text:list xml:id="list39377023" text:continue-numbering="true" text:style-name="диалог">
        <text:list-item>
          <text:p text:style-name="P94">А чё?!</text:p>
        </text:list-item>
      </text:list>
      <text:p text:style-name="P3">А вам нельзя! Он найдет кучу аргументов и преподнесет вам это так, что у вас будут связаны руки. Вам запретят делать то, что он сам намерен сделать! Не абсурд ли это?!</text:p>
      <text:p text:style-name="P3">В любом случае решение он уже принял, даже если приходит к вам «советоваться» или, если пока лишь намекает. Так что будьте готовы к тому, что вне зависимости от вашего ответа — он все равно это сделает.</text:p>
      <text:h text:style-name="Heading_20_4" text:outline-level="4">Вариант 3. Я уже взрослый</text:h>
      <text:p text:style-name="P3">Ну и тут тоже в воду смотреть не приходится. Все, как в предыдущем варианте, только с вами, как вы понимаете, советоваться никто не собирается. Но — вы о ней знаете. Об измене.</text:p>
      <text:p text:style-name="P3">Не наверняка, конечно — это было бы слишком просто. Нет. Он сделает так, что вы догадаетесь, но знать точно не будете. Будете ревновать, подозревать, замечать неладное... Очень изощренно!</text:p>
      <text:p text:style-name="P3">Он созванивается и переписывается с новыми пассиями не шифруясь.</text:p>
      <text:list xml:id="list39391845" text:continue-numbering="true" text:style-name="диалог">
        <text:list-item>
          <text:p text:style-name="P104">Это мои подружки!</text:p>
        </text:list-item>
      </text:list>
      <text:p text:style-name="P3"><text:soft-page-break/>Он же уже достаточно взрослый мальчик, чтобы дружить с кем хочет. Коллеги, старые знакомые, новые... И поверьте мне, эти девочки будут ловить его завуалированный флирт и влюбляться. Будут завидовать вам, мол, во какого отхватила!</text:p>
      <text:p text:style-name="P3">Он может использовать триангуляцию — вводить третьего человека в ваши отношения без участия этого человека. Я описывала уже подобные события из примеров моих отношений.</text:p>
      <text:p text:style-name="P3">Вы, конечно же, будете терпеть. А что? Вы уже никчемное существо — вам так внушили. Как и то, что кроме него вы никому не нужны. Поэтому вы довольствуетесь малым — крыша над головой есть, надо только готовить, обстирывать и... не мешать. Только чтоб не бросил любимый!</text:p>
      <text:p text:style-name="P3">Тут мне, к сожалению, добавить больше нечего. Или к счастью...</text:p>
      <text:p text:style-name="P3">В любом случае вам будет больно. Очень больно. Вы его, несомненно, любите. Но этого слишком мало, как и ваших стараний, самоотверженности, жертвенности и незаметности для того, чтобы заслужить его уважение.</text:p>
      <text:h text:style-name="Heading_20_4" text:outline-level="4">Секс втроем</text:h>
      <text:p text:style-name="P3">Но бывает и так, что уважение присутствует. Правда на уровне демонстрации. В таких случаях в делах любовных происходит все несколько иначе. Он начнет заботиться о вас, о ваших отношениях, о вашей интимной жизни...</text:p>
      <text:p text:style-name="P3"><text:soft-page-break/>Это тот редкий случай, когда он проявит находчивость и захочет засунуть в ваши постельные приключения еще одного человека. Прямо в постель. Положить с вами рядышком и отыметь по очереди.</text:p>
      <text:p text:style-name="P3">Да, дальше речь пойдет о трио в постели.</text:p>
      <text:p text:style-name="P3">Мило, не правда ли, когда вашу «поломанную» интимную жизнь пытаются «починить»? А что? Двадцать первый век на дворе! Это уже давно не ново! Подумаешь! Что здесь такого!?</text:p>
      <text:p text:style-name="P3">Он преподнесет такие идеи, как что-то очень любопытное и интересное.</text:p>
      <text:list xml:id="list39379985" text:continue-numbering="true" text:style-name="диалог">
        <text:list-item>
          <text:p text:style-name="P94">Слууушай, а давай... А?!</text:p>
        </text:list-item>
      </text:list>
      <text:p text:style-name="P3">Он даже может это преподнести, как предложение сделать еще один серьезный шаг, перейти на новый уровень.</text:p>
      <text:list xml:id="list39381864" text:continue-numbering="true" text:style-name="диалог">
        <text:list-item>
          <text:p text:style-name="P94">Я думаю, что мы готовы к этому...</text:p>
        </text:list-item>
      </text:list>
      <text:p text:style-name="P3">Вы встречались. Потом начали жить вместе. Теперь «это». Ваши отношения, хотите вы этого или нет — набирают новые обороты.</text:p>
      <text:p text:style-name="P3">Девочка. Конечно третьей должна быть девочка (того же пола, что и жертва). Мужик ведь в постели должен быть один — он. Мне, например, милый говорил, что, возможно, даже участвовать не будет:</text:p>
      <text:list xml:id="list39399679" text:continue-numbering="true" text:style-name="диалог">
        <text:list-item>
          <text:p text:style-name="P94">Я, — говорит. — просто посижу и посмотрю на вас!</text:p>
        </text:list-item>
      </text:list>
      <text:p text:style-name="P3">Весело, да?</text:p>
      <text:p text:style-name="P3">Я, конечно, отшучивалась, говорила, мол, что, мне тоже интересно попробовать... только с мальчиком. У него такие глаза были! Столько возмущений!..</text:p>
      <text:p text:style-name="P3"><text:soft-page-break/>Конечно, ведь девочка в постели — это ничего. Подумаешь, ведь она такая же как и вы. Чем же это должно возмущать?! Этого он никогда не поймет.</text:p>
      <text:p text:style-name="P3">Мало того, просто разговоров ему недостаточно. Он будет настаивать, давать вам задание, мол — найди, какая тебе нравится. Ну конечно, он попытается возложить ответственность на ваши плечи.</text:p>
      <text:p text:style-name="P3">Представьте себе, он в эту девочку влюбится, и третьей будете уже вы, а не она. А он вам скажет что-то вроде: «Ты нашла — вот и сама виновата. Но вкусы у тебя неплохие! Молодец!»</text:p>
      <text:p text:style-name="P44">* * *</text:p>
      <text:p text:style-name="P3">Да, виноваты в любом случае будете вы. При совершенно исключительно любом исходе. Но что же этим своим поведением хочет сказать ваш партнер?</text:p>
      <text:p text:style-name="P3">Он не спрашивает вас о ваших желаниях, о ваших предпочтениях. И не спросит. Он уверен, что вас все устраивает. Ну конечно! Он ведь такой завидный жених. </text:p>
      <text:p text:style-name="P3">Этот нарциссизм во всей своей красе будет проявляться в его отношении... к себе, конечно!</text:p>
      <text:p text:style-name="P3">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text:p>
      <text:p text:style-name="P3">Может быть и так, что вас секс с ним не устраивает. Но — вы любите его, и ваши отношения держатся не на инти<text:soft-page-break/>ме. Но ведь ему все равно. Его решения вашу интимную жизнь разнообразить — направлены лишь на его самоутверждение. Третьей девочкой, о которой он так мечтает, он тоже лишь попользуется... Как и вами. Как и любой вещью.</text:p>
      <text:p text:style-name="P3">Но цель одна — выбить вас из колеи.</text:p>
      <text:p text:style-name="P3">Его отношение к вам материально. Ничего духовного в его чувствах нет. Вы — вещь. Такая же вещь как и все остальные женщины, которые были или будут в его жизни. Для него ваши отношения не святы, не уникальны и не незаменимы. Не стройте иллюзий!</text:p>
      <text:p text:style-name="P3">Все, чего он хочет добиться — это лишить вас уверенности в себе, заставить вас искать проблемы в себе. Как вы поняли, все его действия имеют именно эту цель.</text:p>
      <text:p text:style-name="P3">И вы поверите в это. Вы поверите в то, что вы недостаточно хороши в постели. Будете стараться, но он останется не преклонен и разговоры об изменах/о сексе втроем продолжатся. Вы почувствуете, что теряете его и — начнете стараться еще лучше.</text:p>
      <text:p text:style-name="P3">Возможно даже вы прогнетесь — дабы милому угодить и разрешите ему воплотить в жизнь его заветные сексуальные фантазии. Чего вы этим добьетесь? Вы итак не первая в его жизни, а вторая. А станете третьей. Или уже стали. Нравиться вам ваше место, которое вам так заботливо указали?</text:p>
      <text:p text:style-name="P3">Вы не единственная в его жизни. Вы вообще никто. У вас все плохо. И не у вас обоих, а у вас конкретно. А самое обидно то, что дальше будет только хуже.</text:p>
      <text:p text:style-name="P3"><text:soft-page-break/>Вас активно ломают, прогибают под свои аморальные идеи, садятся вам на голову. И все это прячут за маской нормальности. «Нормальности».</text:p>
      <text:list xml:id="list39394136" text:continue-numbering="true" text:style-name="диалог">
        <text:list-item>
          <text:p text:style-name="P94">Что здесь такого? — слышите вы в ответ на все ваши возмущения.</text:p>
        </text:list-item>
      </text:list>
      <text:p text:style-name="P3">Из вас делают дуру. Продолжают делать. И не остановятся никогда. Как бы вы не сопротивлялись — порог вашего терпения будет подвергнут непрекращающимся испытаниям. Вы никогда не будете уверены, что в ваших отношениях все норм.</text:p>
      <text:p text:style-name="P3">Усвоите это сейчас, избавите себя от этих отношений — все наладится. Не нужно быть пессимистом, но нужно готовиться к любому исходу, раз уж вы попались в сети к абьюзеру.</text:p>
      <text:p text:style-name="P3">Он вам изменит. Согласны вы с этим или нет. Дадите вы разрешения или нет. Узнаете об этом или нет. Он вам изменит. И вы сойдете с ума от боли, которую от вам причинит этим своим поступком.</text:p>
      <text:p text:style-name="P3">Я призываю вас мне поверить. Если он заговорил, намекнул или даже пошутил на это тему — он вам изменит. Можете даже не сомневаться в этом.</text:p>
      <text:p text:style-name="P3">Знаете, я до последнего надеялась, что со мной не произойдет подобное. Это может быть в фильмах, с соседкой Машей, с подругой Светой... Со мной — нет! Никогда!</text:p>
      <text:p text:style-name="P3">Это была Иллюзия с большой буквы! Это было очевидным фактом с самого первого раза, как я стала свидетелем разговора с его его друзьями:</text:p>
      <text:list xml:id="list39387423" text:continue-numbering="true" text:style-name="диалог">
        <text:list-item>
          <text:p text:style-name="P94"><text:soft-page-break/>Измена — это искусство сделать так, чтоб о ней никто не узнал!</text:p>
        </text:list-item>
      </text:list>
      <text:p text:style-name="P3">Он будет планировать это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 Другого слова и не подобрать...</text:p>
      <text:p text:style-name="P3">Вы даже не представляете, какое он будет получать удовольствие, наслаждаясь этим зрелищем. А знаете, что будет потом? Он назовет вас жалким существом и пошлет вас на хуй, рассказывая всем, насколько вы плохая.</text:p>
      <text:p text:style-name="P3">Это еще один метод пошатнуть вашу уверенность в себе. Точнее, уничтожить ее к чертям. Если вы, как и я, не ревнивая, то вам, наверное, было даже смешно от таких попыток «самоутвердиться». А вот если вы, все же, испытывали ревность, то вам, стало быть, тяжко пришлось.</text:p>
      <text:p text:style-name="P3">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3">Не хочу возвышать свои старания или расхваливать себя, но все же я верю, что то, что вы сейчас читаете даст вам ответы. Я их искала сама. Это был мой выход из этого ужасного состояния, в котором я, как и вы, оказалась. Мне было некому ответить на мои вопросы, к сожалению. Но я справилась. А если у меня, у слабачки, получилось, то и у вас получится! Верьте в это, потому что это правда!</text:p>
      <text:h text:style-name="P80" text:outline-level="3">Нарциссизм</text:h>
      <text:p text:style-name="P3">Отношения с нарциссом, как вы понимаете, ничего хорошего жертве не приносят. Кроме опустошения и дискомфорта, у жертвы развиваются комплексы и падает самооценка.</text:p>
      <text:p text:style-name="P3">Нарцисс, как деструктивная личность, не способен к взаимопоощрению. Если мыслить образами, то нарцисс, например, просит вас покрасить волосы в черный, а потом упрекает за то, что вы не блондинка.</text:p>
      <text:p text:style-name="P3">Нарцисс — это очень жестокий манипулятор. Как я уже говорила, действия манипулятора можно описать в трех действиях: Идеализация — обесценивание — утилизация. Где идеализация — это признание вас и ваших достоинств; обесценивание начинается как только деструктив заметил в вас недостатки, при чем это может быть что угодно — от неправильного прикуса до странного почерка, после чего наступает процесс утилизации жертвы, как предмета, который больше не пригодится.</text:p>
      <text:p text:style-name="P3">Выйти из таких отношений, не заработав ни единого комплекса практически нереально.</text:p>
      <text:p text:style-name="P3">Он может сделать вам приятный комплимент, а уже через минуту смешать вас с грязью из-за какой-то мелочи, которую, возможно, сам же и придумал.</text:p>
      <text:list xml:id="list39395016" text:continue-numbering="true" text:style-name="диалог">
        <text:list-item>
          <text:p text:style-name="P94">Ты выйдешь за меня замуж!? — Если бы не твое поведение, мы бы уже давно поженились...</text:p>
        </text:list-item>
      </text:list>
      <text:p text:style-name="P12"><text:soft-page-break/>Целью такого поведения является, конечно же, признание окружающими собственной значимости. <text:s/>Например, если представить планку на уровне плинтуса, то его достижения находятся на том же уровне. Особенность в том, что он, для того, чтобы самоутвердиться за счет вас, опустит вас <text:span text:style-name="T1">ниже </text:span><text:span text:style-name="T53">плинтуса. Его уровень не изменится, но стоит вам поверить в его замечания, он уже стоит на ступеньку выше своей жертвы.</text:span></text:p>
      <text:p text:style-name="P18">Это был чисто гипотетический пример, <text:span text:style-name="T13">однако</text:span> я хочу отметить, что среди нарциссов встречаются невероятно успешные люди.</text:p>
      <text:p text:style-name="P3"><text:span text:style-name="T10">Противостояние</text:span>:</text:p>
      <text:p text:style-name="P3">Перестаньте служить!</text:p>
      <text:p text:style-name="P3">Дайте ему понять, что продолжать такое поведение ему не выгодно. Ограничьте его денежными средствами, если он не работает или мало зарабатывает и не стремится к большему.</text:p>
      <text:p text:style-name="P3">Он будет говорить, что итак целыми днями на работе, и это даже может быть правда. Но вы должны понять, что эти его старания направлены на — его комфорт. Его, а не на комфорт вашей пары.</text:p>
      <text:p text:style-name="P3">Вполне вероятно, что его трудолюбие приносит вашей паре только вред — его постоянно нет дома и он не участвует в бытовых делах, а заработанные средства тратит на свои потребности или развлечения. Он работает, деньги складывает в своем тайничке, и вам от этого никакой выгоды, хотя ваши старания направлены на вас обоих. Или вовсе на него, забывая о себе.</text:p>
      <text:p text:style-name="P3"><text:soft-page-break/>В таком случае вам, вроде бы, не в чем его упрекнуть — он же не шляется где попало! Это тоже тактический ход. Делайте также. Начните тратить свободное время не на обеспечение его или вашего с ним комфорта, а на собственное развитие. Тогда и вас не в чем будет упрекнуть.</text:p>
      <text:p text:style-name="P18">Если же после всех этих приемов ваша деструктивная половинка начнет шевелиться, поощряйте его. Похвала в таких моментах — бальзам на душу и вам и ему. Только не перестарайтесь, иначе он еще год будет вспоминать этот единичный случай, и ставить его в пример, мол: «Не говори мне, что я ничего не делаю...»</text:p>
      <text:h text:style-name="P80" text:outline-level="3"><text:bookmark-start text:name="Pierspiektitsid_"/>Перспектицид<text:bookmark-end text:name="Pierspiektitsid_"/></text:h>
      <text:p text:style-name="P3">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3">Исследователь Массачусетского университета Лиза Аронсон Фонтес описала перспектицид, как «неспособность знать то, что знаешь».</text:p>
      <text:p text:style-name="P38">Перспектицид очень похож с уже знакомым вам методом манипулирования — газлайтингом (<text:span text:style-name="T1">см. «Газлайтинг»</text:span>), но, по своей сути, это отличающиеся понятия.</text:p>
      <text:p text:style-name="P3">Перспектицид (<text:span text:style-name="T1">с англ.</text:span> <text:span text:style-name="T1">perspective</text:span> — точка зрения; окончание <text:span text:style-name="T1">cide</text:span> — убийство) — воздействие на жертву с целью лишения ее собственных мыслей, идей и целей.</text:p>
      <text:p text:style-name="P3">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3">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ужасного метода.</text:p>
      <text:p text:style-name="P3"><text:soft-page-break/>Немаловажным признаком также является полное разрушение личного пространства жертвы. Абьюзер следит за каждым ее шагом (камеры, микрофоны, трекеры).</text:p>
      <text:p text:style-name="P3"><text:span text:style-name="T10">Противостояние</text:span>:</text:p>
      <text:p text:style-name="P3">На самом деле, 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информации.</text:p>
      <text:p text:style-name="P3">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h text:style-name="P80" text:outline-level="3">Сахарное шоу</text:h>
      <text:p text:style-name="P3">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3"><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уже на следующий же день?</text:p>
      <text:list xml:id="list39379078" text:continue-numbering="true" text:style-name="диалог">
        <text:list-item>
          <text:p text:style-name="P94">Меня никто, кроме тебя не понимает!</text:p>
        </text:list-item>
        <text:list-item>
          <text:p text:style-name="P94">Ты лучшее, что со мной случилось в жизни!</text:p>
        </text:list-item>
        <text:list-item>
          <text:p text:style-name="P94">Как я мог так поступать с тобой?! Теперь я все понял!</text:p>
        </text:list-item>
      </text:list>
      <text:p text:style-name="P19">Если ты поймешь, что история заканчивается здесь — да будет так.</text:p>
      <text:p text:style-name="P3">Задумайтесь, почему он сначала делает все, чтоб вы ушли, а потом делает все, чтоб вы вернулись?</text:p>
      <text:p text:style-name="P3">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3"><text:soft-page-break/>Сладкие речи сбивают с толку. Обещания топят лед злости на него. Его самоотверженность говорит вам, что он действительно осознал свои ошибки.</text:p>
      <text:p text:style-name="P3">Это не так. Он показал вам свое лицо, свою сущность. Все что он говорил и делал — правда. Вот такой он и есть. Таким и будет дальше, и, поверьте мне, только хуже.</text:p>
      <text:p text:style-name="P3">Оно вам надо?</text:p>
      <text:p text:style-name="P16">Противостояние<text:span text:style-name="T11">:</text:span></text:p>
      <text:p text:style-name="P15">Не возвращайтесь!</text:p>
      <text:h text:style-name="P80" text:outline-level="3">Манипуляция разрывом<text:bookmark text:name="Zaiavlieniie_o_razryvie_otnoshienii_"/></text:h>
      <text:p text:style-name="P3">У вас все хорошо, или наконец наладилось после последней ссоры, но вдруг вам объявляют, что вас бросают:</text:p>
      <text:list xml:id="list39384092" text:continue-numbering="true" text:style-name="диалог">
        <text:list-item>
          <text:p text:style-name="P94">Так будет лучше для нас.</text:p>
        </text:list-item>
      </text:list>
      <text:p text:style-name="P3">Или:</text:p>
      <text:list xml:id="list393840921" text:continue-numbering="true" text:style-name="диалог">
        <text:list-item>
          <text:p text:style-name="P94">Так больше не может продолжаться, ведь ты...</text:p>
        </text:list-item>
      </text:list>
      <text:p text:style-name="P3">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3">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3">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text:p>
      <text:p text:style-name="P3">Второй тип, как я, и, стало быть — вы, кто поддается влиянию и становится марионеткой. Есть третий тип людей — манипуляторы.</text:p>
      <text:p text:style-name="P3">Первый тип абьюзеру не интересен. Ему не пристало напрягаться. Он, как я уже писала, любит, чтоб само в <text:soft-page-break/>руки шло. Он слишком себялюбив, чтобы прогибаться под кем-то, кто «сложный» для них. Это не его стезя.</text:p>
      <text:p text:style-name="P3">Со вторым типом все понятно.</text:p>
      <text:p text:style-name="P3">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3">Они тоже становятся настоящими, такими, как мы с вами, жертвами. Психическое влияние — это очень сильное оружие.</text:p>
      <text:p text:style-name="P3">Но такой случай — очень редкое явление.</text:p>
      <text:p text:style-name="P44">* * *</text:p>
      <text:p text:style-name="P3">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3">Вы тешите себя иллюзией, что от осознания этого вам станет гораздо легче, но это не так.</text:p>
      <text:p text:style-name="P3">Вспомните, как развивались ваши отношения. Вы уже понимаете, что вашу психику насиловали постепенно. Прошло несколько лет, чтобы вы смогли осознать, что вам с ним плохо и не вы — причина этого «плохо».</text:p>
      <text:p text:style-name="P3">Вам внушали, что нужно быть лучше. И вы снова и снова разрушали себя с его подачи, но — самостоятельно.</text:p>
      <text:p text:style-name="P3"><text:soft-page-break/>Вот так будет и в его следующих отношениях, к сожалению для его новой жертвы.</text:p>
      <text:p text:style-name="P3">Он будет демонстрировать очень сильную любовь к новой ней,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3">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text:p>
      <text:p text:style-name="P3">Ключевое слово — демонстрирует.</text:p>
      <text:p text:style-name="P3">Легче вам не стало, не станет и не стало бы. Все, чего вы добьетесь — это изведете себя еще больше.</text:p>
      <text:p text:style-name="P3"><text:span text:style-name="T10">Противостояние</text:span>:</text:p>
      <text:p text:style-name="P3">Хотите, чтоб вам стало лучше?</text:p>
      <text:p text:style-name="P3">Перестаньте следить за его жизнью. Вы уже знаете, кто это. Вы уже знаете, что он из себя представляет. И вы уже должны были понять, что не вы виноваты.</text:p>
      <text:p text:style-name="P3">Вы все сделали правильно. Вы не истеричка — вы человек, который умеет любить. Вы должны понять, что этим вашим «умением» грубо воспользовались и использовали какое-то время с целью вас уничтожить, как личность.</text:p>
      <text:p text:style-name="P3">Вы хороший человек, такой же, как и новая жертва. Он таких и выбирает — хороших.</text:p>
      <text:p text:style-name="P3"><text:soft-page-break/>Разрыв с абьюзером — освобождение для вас. А его новая жертва... Скажите ей спасибо и пожалейте ее, ведь ее ждет то же самое, что и вас.</text:p>
      <text:p text:style-name="P3">Не осуждайте ее. Она, поверьте мне, ни в чем не виновата. И вы ни в чем не виноваты. Мало того, он тоже ни в чем не виноват. Он такой, и тут уж ничего не поделаешь. А вы должны быть рады, что избавились от него.</text:p>
      <text:p text:style-name="P3">Или вам нравилось то, что вы называли отношениями? Вам нравилось унижаться и прогибаться под человеком, который вас ни капельки не ценит? Сомневаюсь.</text:p>
      <text:p text:style-name="P3">Не проявляйте эмоции. Не показывайте ему их. Они — его главный инструмент.</text:p>
      <text:p text:style-name="P3">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3">Он не должен знать, как прошел ваш день. Отвечайте односложно и абстрактно. На вопросы вместо подробного описания ответьте коротко и сухо. При чем ваше лицо и интонация должны быть такими, как его, когда он оставлял вас в полном замешательстве — равнодушными.</text:p>
      <text:p text:style-name="P3">Это его тактика. И вы должны понимать, что именно так и следует вести себя с манипуляторами впредь. Никаких эмоций.</text:p>
      <text:p text:style-name="P3">А еще лучше — уходите от этих разговоров. Перестаньте идти с ним на контакт. Обрывайте его любые попытки с вами связаться. Поверьте, так будет лучше.</text:p>
      <text:p text:style-name="P63"/>
      <text:h text:style-name="Heading_20_3" text:outline-level="3">Универсальные способы противостояния манипуляции.</text:h>
      <text:p text:style-name="P22">(Перечень автора Сергея Зелинского, известного российского психолога, труды которого я уже цитировала в этой книге, представлен с любезного его разрешения)</text:p>
      <text:p text:style-name="P21">Основываясь на том, что существует несчетное множество способов оказать психологическое давление и такое же множество способов противостоять им, целью для Сергея стала разработка универсальных приемов, каждый из которых помог бы избавиться сразу от нескольких типов манипулятивных влияний.</text:p>
      <text:p text:style-name="P21">Предлагаю вашему вниманию результат его неоценимых трудов!</text:p>
      <text:list xml:id="list39400520" text:continue-list="list39397357" text:style-name="List_20_1">
        <text:list-item text:start-value="1">
          <text:p text:style-name="P113">Недоверие.</text:p>
          <text:p text:style-name="P114">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113">Избегание источников раздражителя.</text:p>
          <text:p text:style-name="P114">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113">Ирония, подход с юмором.</text:p>
          <text:p text:style-name="P114"><text:soft-page-break/>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113">Мнимое непонимание.</text:p>
          <text:p text:style-name="P114">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иваний его неоднозначных выражений, чем оградите себя от напряжения.</text:p>
        </text:list-item>
        <text:list-item>
          <text:p text:style-name="P113">Критичность мышления.</text:p>
          <text:p text:style-name="P114">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113">Возможность выбора.</text:p>
          <text:p text:style-name="P114">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113">Наличие времени на обдумывание.</text:p>
          <text:p text:style-name="P114">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113">Уверенность в себе и больше смелости.</text:p>
          <text:p text:style-name="P114"><text:soft-page-break/>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113">Самодостаточность.</text:p>
          <text:p text:style-name="P92"><text:span text:style-name="T52">C </text:span><text:span text:style-name="T49">чувством </text:span><text:span text:style-name="T51">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востояния предложенной формулой: Не верь. Не бойся. Не проси.</text:span></text:p>
        </text:list-item>
      </text:list>
      <text:h text:style-name="P79" text:outline-level="2">Эпилог</text:h>
      <text:p text:style-name="P15">Ну вот и все. Дело сделано.</text:p>
      <text:p text:style-name="P15">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15">Изначально, именно это стало целью для меня - найти и объяснить себе:</text:p>
      <text:list xml:id="list39395828" text:continue-list="list393840921" text:style-name="диалог">
        <text:list-item>
          <text:p text:style-name="P98">Что это было?</text:p>
        </text:list-item>
        <text:list-item>
          <text:p text:style-name="P98">Почему это произошло со мной?</text:p>
        </text:list-item>
        <text:list-item>
          <text:p text:style-name="P98">За какие такие мои проступки мне причинили столько боли?</text:p>
        </text:list-item>
      </text:list>
      <text:p text:style-name="P15">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3"><text:span text:style-name="T11">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2">это</text:span><text:span text:style-name="T6"> отношениями.</text:span></text:p>
      <text:p text:style-name="P15"><text:soft-page-break/>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15">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15">Я очень надеюсь, что стала для вас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15">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15">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15"><text:soft-page-break/>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45">* * *</text:p>
      <text:p text:style-name="P15">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15">Для них это может стать новым стимулом для оскорблений и высмеивания, а также вызвать множество возмущений и обвинении меня в клевете.</text:p>
      <text:list xml:id="list39371356" text:continue-numbering="true" text:style-name="диалог">
        <text:list-item>
          <text:p text:style-name="P98">Это притянуто за уши;</text:p>
        </text:list-item>
        <text:list-item>
          <text:p text:style-name="P98">Это абсолютная клевета;</text:p>
        </text:list-item>
        <text:list-item>
          <text:p text:style-name="P98">Она все это придумала;</text:p>
        </text:list-item>
        <text:list-item>
          <text:p text:style-name="P98">Это полный бред/абсурд;</text:p>
        </text:list-item>
        <text:list-item>
          <text:p text:style-name="P98">Это не стоит моего внимания;</text:p>
        </text:list-item>
        <text:list-item>
          <text:p text:style-name="P98">Это просто смешно;</text:p>
        </text:list-item>
        <text:list-item>
          <text:p text:style-name="P98">Это еще раз доказывает ее неадекватность;</text:p>
        </text:list-item>
      </text:list>
      <text:p text:style-name="P15">Это очевидно, и я к этому готова. Но в свою очередь хочу сказать — это абсолютная правда без преувеличений и неточностей. К большому моему сожалению.</text:p>
      <text:p text:style-name="P15">Эта книга — плод огромного желания помочь. И, если информация описанная тут поможет хотя бы одному чело<text:soft-page-break/>веку, то я буду этим очень гордиться. Это будет означать, что мои старания не прошли даром, что этот печальный опыт я получила не просто так.</text:p>
      <text:p text:style-name="P45">* * *</text:p>
      <text:p text:style-name="P15">Напоследок не удержусь и нажелаю!</text:p>
      <text:p text:style-name="P15">Я желаю вам быть сильными и любить себя.</text:p>
      <text:p text:style-name="P15">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15">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15">Я желаю вам понимать, что для вас лучше и точно знать, что же приведет вас к счастью!</text:p>
      <text:p text:style-name="P15">Я желаю вам то, чего вы заслуживаете, без поблажек и привилегий!</text:p>
      <text:p text:style-name="P15"><text:span text:style-name="T39">PS: </text:span>О нет! Не нужно! Не делайте этого! Не судите и не осуждайте! Не оценивайте! Если вы не можете удержаться, если все же <text:s/>вам есть, что мне ответить — вы услышали меня, поняли. Правда, каждый по-своему. Если вас переполняют эмоции, значит у вас есть свое мнение — свое собственное видение описанных проблем, и это прекрасно!</text:p>
      <text:p text:style-name="P13">Говорите! Говорите так, чтоб вас услышали! Но не судите и не оценивайте. Ведь ваше мнение такое же крохотное <text:soft-page-break/>и незначительное, такое же великое и важное, такое же бесполезное и необходимое, как и мое.</text:p>
      <text:p text:style-name="P15">Искренне ваша Я. Каминская.</text:p>
      <text:p text:style-name="P65"/>
      <text:p text:style-name="P147">Содержание</text:p>
      <text:p text:style-name="P33"/>
      <text:p text:style-name="P72">Пролог<text:tab/>3</text:p>
      <text:p text:style-name="P73">ЧАСТЬ 1. ФИРМЕННЫЕ ОТНОШЕНИЯ</text:p>
      <text:p text:style-name="P72">Глава 1. Это еще не конец<text:tab/>23</text:p>
      <text:p text:style-name="P72">Глава 2. Таблетка<text:tab/>26</text:p>
      <text:p text:style-name="P72">Глава 3. Останешься?<text:tab/>38</text:p>
      <text:p text:style-name="P72">Глава 4. Зачем платить больше?<text:tab/>42</text:p>
      <text:p text:style-name="P72">Глава 5. Интроверт<text:tab/>47</text:p>
      <text:p text:style-name="P72">Глава 6. Стразики<text:tab/>72</text:p>
      <text:p text:style-name="P72">Глава 7. З — Забота<text:tab/>84</text:p>
      <text:p text:style-name="P72">Глава 8. Сама, котик<text:tab/>101</text:p>
      <text:p text:style-name="P72">Глава 9. Мы так общаемся<text:tab/>116</text:p>
      <text:p text:style-name="P72">Глава 10. Это не я<text:tab/>133</text:p>
      <text:p text:style-name="P72">Глава 11. Трио<text:tab/>154</text:p>
      <text:p text:style-name="P72">Глава 12. Не ной<text:tab/>162</text:p>
      <text:p text:style-name="P72">Глава 13. Неадекватная<text:tab/>171</text:p>
      <text:p text:style-name="P72">Глава 14. Вожак<text:tab/>195</text:p>
      <text:p text:style-name="P72">Глава 15. Ад<text:tab/>213</text:p>
      <text:p text:style-name="P72">Глава 16. Nosce te ipsum<text:tab/>225</text:p>
      <text:p text:style-name="P72">Глава 17. Я все понял<text:tab/>234</text:p>
      <text:p text:style-name="P72">Глава 18. А зачем вам Она?<text:tab/>239</text:p>
      <text:p text:style-name="P72">Глава 19. Я подумаю<text:tab/>246</text:p>
      <text:p text:style-name="P72">Глава 20. Меньше нюансов<text:tab/>251</text:p>
      <text:p text:style-name="P72">Глава 21. Быть честным очень легко!<text:tab/>260</text:p>
      <text:p text:style-name="P72">Глава 22. Гори в аду<text:tab/>303</text:p>
      <text:p text:style-name="P72">Глава 23. Апофеоз отношений с манипулятором<text:tab/>322</text:p>
      <text:p text:style-name="P73">ЧАСТЬ 2. ЧТО-ТО ВРОДЕ СПРАВОЧНИКА</text:p>
      <text:p text:style-name="P72">Глава 24. Причины манипуляции<text:tab/>342</text:p>
      <text:p text:style-name="P72"><text:soft-page-break/>Глава 25. Признаки и последствия манипуляции<text:tab/>362</text:p>
      <text:p text:style-name="P74">Что с ним?<text:tab/>364</text:p>
      <text:p text:style-name="P74">Почему я?<text:tab/>370</text:p>
      <text:p text:style-name="P72">Глава 25. Приемы и противостояние манипуляции<text:tab/>384</text:p>
      <text:p text:style-name="P74">Демонстративное игнорирование собственных</text:p>
      <text:p text:style-name="P74">обязательств<text:tab/>384</text:p>
      <text:p text:style-name="P74">Газлайтинг<text:tab/>386</text:p>
      <text:p text:style-name="P74">Висхолдинг<text:tab/>390</text:p>
      <text:p text:style-name="P74">«Да, но &lt;...&gt;» (в доп. к описанию висхолдинга)<text:tab/>393</text:p>
      <text:p text:style-name="P74">Изоляция жертвы от ее окружения<text:tab/>395</text:p>
      <text:p text:style-name="P74">Пассивная агрессия<text:line-break/>(игнорирование, обида, внезапный бойкот)<text:tab/>398</text:p>
      <text:p text:style-name="P74">Эгоизм. Равнодушие<text:tab/>403</text:p>
      <text:p text:style-name="P74">Игра на ваших эмоциях или психологические</text:p>
      <text:p text:style-name="P74">триггеры<text:tab/>404</text:p>
      <text:p text:style-name="P74">Виктимблейминг<text:tab/>408</text:p>
      <text:p text:style-name="P74">Вам редко уступают или не уступают вообще<text:tab/>413</text:p>
      <text:p text:style-name="P74">Патологическая ложь.<text:line-break/>Введение в болезненное состояние ожидания<text:tab/>418</text:p>
      <text:p text:style-name="P74">Триангуляция<text:tab/>424</text:p>
      <text:p text:style-name="P74">Дабл байнд<text:tab/>427</text:p>
      <text:p text:style-name="P74">Демонстрация (в доп. к описанию дабл байнда)<text:tab/>436</text:p>
      <text:p text:style-name="P70">Демонстрация занятости<text:tab/>436</text:p>
      <text:p text:style-name="P70">Демонстрация любви<text:tab/>440</text:p>
      <text:p text:style-name="P74">Подкрепление.<text:line-break/>Стимуляция на действия<text:tab/>444</text:p>
      <text:p text:style-name="P70">Положительное подкрепление<text:tab/>445</text:p>
      <text:p text:style-name="P70">Неустойчивое или частичное подкрепление<text:tab/>451</text:p>
      <text:p text:style-name="P70">Отрицательное подкрепление<text:tab/>455</text:p>
      <text:p text:style-name="P70">Травмирующий одноразовый опыт<text:tab/>460</text:p>
      <text:p text:style-name="P74">Постоянные жалобы<text:tab/>462</text:p>
      <text:p text:style-name="P74">Отношение к чистоте<text:tab/>465</text:p>
      <text:p text:style-name="P70">Патологическая неряшливость.<text:tab/>465</text:p>
      <text:p text:style-name="P70"><text:soft-page-break/>Патологическое стремление к чистоте<text:tab/>467</text:p>
      <text:p text:style-name="P74">Неглект<text:tab/>471</text:p>
      <text:p text:style-name="P74">Попытка выторговать право на «лево». Принуждение</text:p>
      <text:p text:style-name="P74">к трио<text:tab/>475</text:p>
      <text:p text:style-name="P70">Вариант 1. <text:s/>Ничто не предвещало беды<text:tab/>479</text:p>
      <text:p text:style-name="P70">Вариант 2. Ну мааам<text:tab/>481</text:p>
      <text:p text:style-name="P70">Вариант 3. Я уже взрослый<text:tab/>484</text:p>
      <text:p text:style-name="P70">Секс втроем<text:tab/>485</text:p>
      <text:p text:style-name="P74">Перспектицид<text:tab/>491</text:p>
      <text:p text:style-name="P74">Сахарное шоу<text:tab/>493</text:p>
      <text:p text:style-name="P74">Манипуляция разрывом<text:tab/>495</text:p>
      <text:p text:style-name="P72">Эпилог<text:tab/>499</text:p>
      <table:table table:name="Таблица1" table:style-name="Таблица1">
        <table:table-column table:style-name="Таблица1.A"/>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ext:soft-page-break/>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ext:soft-page-break/>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ext:soft-page-break/>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row>
          <table:table-cell table:style-name="Таблица1.A1" office:value-type="string">
            <text:p text:style-name="P69"/>
          </table:table-cell>
        </table:table-row>
      </table:table>
      <text:p text:style-name="P66"><text:soft-page-break/><text:span text:style-name="Default_20_Paragraph_20_Font"><text:span text:style-name="T21"><text:s text:c="115"/>http://www.psychologos.ru/articles/view/pohvala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font-weight="normal" fo:background-color="transparent"/>
    </style:style>
    <style:style style:name="Heading_20_1" style:display-name="Heading 1" style:family="paragraph" style:parent-style-name="Normal" style:default-outline-level="1" style:class="text" style:master-page-name="">
      <style:paragraph-properties fo:margin-left="0cm" fo:margin-right="0cm" fo:margin-top="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next-style-name="Text_20_body"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center"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next-style-name="Text_20_body"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1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next-style-name="Standard" style:auto-update="true" style:class="extra">
      <style:paragraph-properties fo:line-height="100%"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1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left="2.499cm" fo:margin-right="0cm" fo:margin-top="0cm" fo:margin-bottom="0cm" fo:text-indent="0cm" style:auto-text-indent="false"/>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Границы" style:family="paragraph" style:next-style-name="Text_20_body" style:default-outline-level="" style:list-style-name="">
      <style:paragraph-properties style:shadow="none"/>
    </style:style>
    <style:style style:name="Буквица" style:family="paragraph" style:parent-style-name="Text_20_body" style:next-style-name="Text_20_body"/>
    <style:style style:name="Номер_20_страницы_20_слева" style:display-name="Номер страницы слева" style:family="paragraph" style:parent-style-name="Header_20_left"/>
    <style:style style:name="Номер_20_страницы_20_справа" style:display-name="Номер страницы справа" style:family="paragraph" style:parent-style-name="Header_20_right"/>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rop_20_Caps" style:display-name="Drop Caps" style:family="text">
      <style:text-properties style:font-name="Chaparral Pro Light" fo:font-style="italic" fo:font-weight="250" fo:background-color="transparent"/>
    </style:style>
    <style:style style:name="Graphics" style:family="graphic">
      <style:graphic-properties text:anchor-type="paragraph" svg:x="0cm" svg:y="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0.651cm" fo:margin-left="1.15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75cm" fo:margin-left="1.75cm"/>
        </style:list-level-properties>
      </text:list-level-style-number>
      <text:list-level-style-bullet text:level="3" text:style-name="Strong_20_Emphasis" text:bullet-char="•">
        <style:list-level-properties text:list-level-position-and-space-mode="label-alignment">
          <style:list-level-label-alignment text:label-followed-by="space" fo:text-indent="-0.4cm" fo:margin-left="2.05cm"/>
        </style:list-level-properties>
        <style:text-properties style:font-name="Verdana7"/>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text-indent="-0.3cm" fo:margin-left="1.3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number text:level="1" text:style-name="Strong_20_Emphasis" style:num-suffix="." style:num-format="1">
        <style:list-level-properties text:list-level-position-and-space-mode="label-alignment">
          <style:list-level-label-alignment text:label-followed-by="space" fo:text-indent="-0.651cm" fo:margin-left="1.15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1.401cm"/>
        </style:list-level-properties>
        <style:text-properties style:font-name="Verdana7"/>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Strong_20_Emphasis" style:num-suffix="." style:num-format="A">
        <style:list-level-properties text:list-level-position-and-space-mode="label-alignment">
          <style:list-level-label-alignment text:label-followed-by="space" fo:text-indent="-0.55cm" fo:margin-left="1.05cm"/>
        </style:list-level-properties>
      </text:list-level-style-number>
      <text:list-level-style-number text:level="2" text:style-name="Strong_20_Emphasis" style:num-suffix="." style:num-format="1">
        <style:list-level-properties text:list-level-position-and-space-mode="label-alignment">
          <style:list-level-label-alignment text:label-followed-by="space" fo:text-indent="-0.649cm" fo:margin-left="1.649cm"/>
        </style:list-level-properties>
      </text:list-level-style-number>
      <text:list-level-style-number text:level="3" text:style-name="Strong_20_Emphasis" style:num-suffix=")" style:num-format="a">
        <style:list-level-properties text:list-level-position-and-space-mode="label-alignment">
          <style:list-level-label-alignment text:label-followed-by="space" fo:text-indent="-0.651cm" fo:margin-left="2.1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1"/>
      </text:list-level-style-bullet>
    </text:list-style>
    <text:list-style style:name="список_20_перечисление" style:display-name="список перечисление">
      <text:list-level-style-bullet text:level="1" text:style-name="Bullet_20_Symbols" text:bullet-char="●">
        <style:list-level-properties text:list-level-position-and-space-mode="label-alignment">
          <style:list-level-label-alignment text:label-followed-by="space" fo:text-indent="-0.351cm" fo:margin-left="0.85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4.801cm" fo:page-height="21.001cm" style:num-format="1" style:print-orientation="portrait" fo:margin-top="1cm" fo:margin-bottom="1cm" fo:margin-left="1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4.801cm" fo:page-height="21.001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Номер_20_страницы_20_слева"><text:chapter text:display="name" text:outline-level="3">Эпилог</text:chapter></text:p>
      </style:header-left>
      <style:footer>
        <text:p text:style-name="Footer"/>
      </style:footer>
      <style:footer-left>
        <text:p text:style-name="Footer"><text:page-number text:select-page="current">374</text:page-number></text:p>
      </style:footer-left>
    </style:master-page>
    <style:master-page style:name="Right_20_Page" style:display-name="Right Page" style:page-layout-name="Mpm5" style:next-style-name="Left_20_Page">
      <style:header>
        <text:p text:style-name="MP1"><text:chapter text:display="name" text:outline-level="3">Благодарность</text:chapter> </text:p>
      </style:header>
      <style:footer>
        <text:p text:style-name="Footer"><text:page-number text:select-page="current">565</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Реквием по любви.</dc:title>
    <meta:keyword>nonf_biography</meta:keyword>
    <meta:initial-creator>Янина Каминская</meta:initial-creator>
    <dc:creator>Яна </dc:creator>
    <meta:creation-date>2018-01-14T15:31:00Z</meta:creation-date>
    <dc:date>2018-03-01T19:19:04.37</dc:date>
    <meta:editing-cycles>967</meta:editing-cycles>
    <meta:editing-duration>P24DT12H8M57S</meta:editing-duration>
    <meta:document-statistic meta:table-count="1" meta:image-count="0" meta:object-count="0" meta:page-count="573" meta:paragraph-count="4121" meta:word-count="103187" meta:character-count="643510"/>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